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1">
      <style:text-properties fo:font-weight="bold" style:font-weight-asian="bold" style:font-weight-complex="bold"/>
    </style:style>
    <style:style style:name="ce2" style:family="table-cell" style:parent-style-name="Default" style:data-style-name="N51"/>
    <style:style style:name="ce3" style:family="table-cell" style:parent-style-name="Default" style:data-style-name="N110">
      <style:text-properties fo:font-weight="bold" style:font-weight-asian="bold" style:font-weight-complex="bold"/>
    </style:style>
    <style:style style:name="ce4" style:family="table-cell" style:parent-style-name="Default" style:data-style-name="N110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5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eather - Bureau 2-3-2016" table:style-name="ta1">
        <table:shapes>
          <draw:frame draw:z-index="0" draw:style-name="gr1" draw:text-style-name="P1" svg:width="250.51mm" svg:height="156.98mm" svg:x="86.43mm" svg:y="5.05mm">
            <loext:p draw:notify-on-update-of-ranges="'Weather - Bureau 2-3-2016'.A1:'Weather - Bureau 2-3-2016'.A1 'Weather - Bureau 2-3-2016'.A2:'Weather - Bureau 2-3-2016'.A600 'Weather - Bureau 2-3-2016'.B1:'Weather - Bureau 2-3-2016'.B1 'Weather - Bureau 2-3-2016'.B2:'Weather - Bureau 2-3-2016'.B600 'Weather - Bureau 2-3-2016'.C1:'Weather - Bureau 2-3-2016'.C1 'Weather - Bureau 2-3-2016'.C2:'Weather - Bureau 2-3-2016'.C60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Humidity</text:p>
          </table:table-cell>
          <table:table-cell table:style-name="ce3" office:value-type="string" calcext:value-type="string">
            <text:p>Temperature</text:p>
          </table:table-cell>
        </table:table-row>
        <table:table-row table:style-name="ro1">
          <table:table-cell office:value-type="date" office:date-value="2016-03-02T12:01:10" calcext:value-type="date">
            <text:p>2016-03-02 12:01:10</text:p>
          </table:table-cell>
          <table:table-cell office:value-type="float" office:value="25.6" calcext:value-type="float">
            <text:p>25.6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date" office:date-value="2016-03-02T12:01:40" calcext:value-type="date">
            <text:p>2016-03-02 12:01:40</text:p>
          </table:table-cell>
          <table:table-cell office:value-type="float" office:value="25.5" calcext:value-type="float">
            <text:p>25.5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date" office:date-value="2016-03-02T12:02:10" calcext:value-type="date">
            <text:p>2016-03-02 12:02:10</text:p>
          </table:table-cell>
          <table:table-cell office:value-type="float" office:value="25.6" calcext:value-type="float">
            <text:p>25.6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date" office:date-value="2016-03-02T12:02:41" calcext:value-type="date">
            <text:p>2016-03-02 12:02:41</text:p>
          </table:table-cell>
          <table:table-cell office:value-type="float" office:value="25" calcext:value-type="float">
            <text:p>25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date" office:date-value="2016-03-02T12:03:11" calcext:value-type="date">
            <text:p>2016-03-02 12:03:11</text:p>
          </table:table-cell>
          <table:table-cell office:value-type="float" office:value="24.9" calcext:value-type="float">
            <text:p>24.9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date" office:date-value="2016-03-02T12:03:41" calcext:value-type="date">
            <text:p>2016-03-02 12:03:41</text:p>
          </table:table-cell>
          <table:table-cell office:value-type="float" office:value="24.9" calcext:value-type="float">
            <text:p>24.9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date" office:date-value="2016-03-02T12:04:11" calcext:value-type="date">
            <text:p>2016-03-02 12:04:11</text:p>
          </table:table-cell>
          <table:table-cell office:value-type="float" office:value="24.6" calcext:value-type="float">
            <text:p>24.6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date" office:date-value="2016-03-02T12:05:12" calcext:value-type="date">
            <text:p>2016-03-02 12:05:12</text:p>
          </table:table-cell>
          <table:table-cell office:value-type="float" office:value="24.5" calcext:value-type="float">
            <text:p>24.5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date" office:date-value="2016-03-02T12:06:12" calcext:value-type="date">
            <text:p>2016-03-02 12:06:12</text:p>
          </table:table-cell>
          <table:table-cell office:value-type="float" office:value="24.4" calcext:value-type="float">
            <text:p>24.4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date" office:date-value="2016-03-02T12:06:42" calcext:value-type="date">
            <text:p>2016-03-02 12:06:42</text:p>
          </table:table-cell>
          <table:table-cell office:value-type="float" office:value="24.7" calcext:value-type="float">
            <text:p>24.7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date" office:date-value="2016-03-02T12:07:43" calcext:value-type="date">
            <text:p>2016-03-02 12:07:43</text:p>
          </table:table-cell>
          <table:table-cell office:value-type="float" office:value="24.8" calcext:value-type="float">
            <text:p>24.8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date" office:date-value="2016-03-02T12:08:13" calcext:value-type="date">
            <text:p>2016-03-02 12:08:13</text:p>
          </table:table-cell>
          <table:table-cell office:value-type="float" office:value="25" calcext:value-type="float">
            <text:p>25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date" office:date-value="2016-03-02T12:08:43" calcext:value-type="date">
            <text:p>2016-03-02 12:08:43</text:p>
          </table:table-cell>
          <table:table-cell office:value-type="float" office:value="26.3" calcext:value-type="float">
            <text:p>26.3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date" office:date-value="2016-03-02T12:09:13" calcext:value-type="date">
            <text:p>2016-03-02 12:09:13</text:p>
          </table:table-cell>
          <table:table-cell office:value-type="float" office:value="26.6" calcext:value-type="float">
            <text:p>26.6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2:09:44" calcext:value-type="date">
            <text:p>2016-03-02 12:09:44</text:p>
          </table:table-cell>
          <table:table-cell office:value-type="float" office:value="25.6" calcext:value-type="float">
            <text:p>25.6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2:10:44" calcext:value-type="date">
            <text:p>2016-03-02 12:10:44</text:p>
          </table:table-cell>
          <table:table-cell office:value-type="float" office:value="26.1" calcext:value-type="float">
            <text:p>26.1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2:11:14" calcext:value-type="date">
            <text:p>2016-03-02 12:11:14</text:p>
          </table:table-cell>
          <table:table-cell office:value-type="float" office:value="25.6" calcext:value-type="float">
            <text:p>25.6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2:11:44" calcext:value-type="date">
            <text:p>2016-03-02 12:11:44</text:p>
          </table:table-cell>
          <table:table-cell office:value-type="float" office:value="25.2" calcext:value-type="float">
            <text:p>25.2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2:12:15" calcext:value-type="date">
            <text:p>2016-03-02 12:12:15</text:p>
          </table:table-cell>
          <table:table-cell office:value-type="float" office:value="25" calcext:value-type="float">
            <text:p>25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2:12:45" calcext:value-type="date">
            <text:p>2016-03-02 12:12:45</text:p>
          </table:table-cell>
          <table:table-cell office:value-type="float" office:value="24.6" calcext:value-type="float">
            <text:p>24.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2:13:15" calcext:value-type="date">
            <text:p>2016-03-02 12:13:15</text:p>
          </table:table-cell>
          <table:table-cell office:value-type="float" office:value="24.7" calcext:value-type="float">
            <text:p>24.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2:13:45" calcext:value-type="date">
            <text:p>2016-03-02 12:13:45</text:p>
          </table:table-cell>
          <table:table-cell office:value-type="float" office:value="24.8" calcext:value-type="float">
            <text:p>24.8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2:14:15" calcext:value-type="date">
            <text:p>2016-03-02 12:14:15</text:p>
          </table:table-cell>
          <table:table-cell office:value-type="float" office:value="24.5" calcext:value-type="float">
            <text:p>24.5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2:14:46" calcext:value-type="date">
            <text:p>2016-03-02 12:14:46</text:p>
          </table:table-cell>
          <table:table-cell office:value-type="float" office:value="24.5" calcext:value-type="float">
            <text:p>24.5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2:15:16" calcext:value-type="date">
            <text:p>2016-03-02 12:15:16</text:p>
          </table:table-cell>
          <table:table-cell office:value-type="float" office:value="25.1" calcext:value-type="float">
            <text:p>25.1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2:15:46" calcext:value-type="date">
            <text:p>2016-03-02 12:15:46</text:p>
          </table:table-cell>
          <table:table-cell office:value-type="float" office:value="25.1" calcext:value-type="float">
            <text:p>25.1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2:16:16" calcext:value-type="date">
            <text:p>2016-03-02 12:16:16</text:p>
          </table:table-cell>
          <table:table-cell office:value-type="float" office:value="24.7" calcext:value-type="float">
            <text:p>24.7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2:16:47" calcext:value-type="date">
            <text:p>2016-03-02 12:16:47</text:p>
          </table:table-cell>
          <table:table-cell table:number-columns-repeated="2"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2:17:17" calcext:value-type="date">
            <text:p>2016-03-02 12:17:17</text:p>
          </table:table-cell>
          <table:table-cell office:value-type="float" office:value="24.3" calcext:value-type="float">
            <text:p>24.3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2:17:47" calcext:value-type="date">
            <text:p>2016-03-02 12:17:47</text:p>
          </table:table-cell>
          <table:table-cell office:value-type="float" office:value="24.9" calcext:value-type="float">
            <text:p>24.9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date" office:date-value="2016-03-02T12:18:17" calcext:value-type="date">
            <text:p>2016-03-02 12:18:17</text:p>
          </table:table-cell>
          <table:table-cell office:value-type="float" office:value="24.6" calcext:value-type="float">
            <text:p>24.6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date" office:date-value="2016-03-02T12:18:47" calcext:value-type="date">
            <text:p>2016-03-02 12:18:47</text:p>
          </table:table-cell>
          <table:table-cell office:value-type="float" office:value="24.8" calcext:value-type="float">
            <text:p>24.8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16-03-02T12:19:18" calcext:value-type="date">
            <text:p>2016-03-02 12:19:18</text:p>
          </table:table-cell>
          <table:table-cell office:value-type="float" office:value="25.3" calcext:value-type="float">
            <text:p>25.3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16-03-02T12:19:48" calcext:value-type="date">
            <text:p>2016-03-02 12:19:48</text:p>
          </table:table-cell>
          <table:table-cell office:value-type="float" office:value="24.6" calcext:value-type="float">
            <text:p>24.6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16-03-02T12:20:18" calcext:value-type="date">
            <text:p>2016-03-02 12:20:18</text:p>
          </table:table-cell>
          <table:table-cell table:number-columns-repeated="2" office:value-type="float" office:value="24.5" calcext:value-type="float">
            <text:p>24.5</text:p>
          </table:table-cell>
        </table:table-row>
        <table:table-row table:style-name="ro1">
          <table:table-cell office:value-type="date" office:date-value="2016-03-02T12:20:48" calcext:value-type="date">
            <text:p>2016-03-02 12:20:48</text:p>
          </table:table-cell>
          <table:table-cell office:value-type="float" office:value="24.3" calcext:value-type="float">
            <text:p>24.3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date" office:date-value="2016-03-02T12:21:18" calcext:value-type="date">
            <text:p>2016-03-02 12:21:18</text:p>
          </table:table-cell>
          <table:table-cell office:value-type="float" office:value="25" calcext:value-type="float">
            <text:p>25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date" office:date-value="2016-03-02T12:21:49" calcext:value-type="date">
            <text:p>2016-03-02 12:21:49</text:p>
          </table:table-cell>
          <table:table-cell office:value-type="float" office:value="24.8" calcext:value-type="float">
            <text:p>24.8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2:22:19" calcext:value-type="date">
            <text:p>2016-03-02 12:22:19</text:p>
          </table:table-cell>
          <table:table-cell office:value-type="float" office:value="24.8" calcext:value-type="float">
            <text:p>24.8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2:22:49" calcext:value-type="date">
            <text:p>2016-03-02 12:22:49</text:p>
          </table:table-cell>
          <table:table-cell office:value-type="float" office:value="24.7" calcext:value-type="float">
            <text:p>24.7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2:23:19" calcext:value-type="date">
            <text:p>2016-03-02 12:23:19</text:p>
          </table:table-cell>
          <table:table-cell office:value-type="float" office:value="24.3" calcext:value-type="float">
            <text:p>24.3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2:23:50" calcext:value-type="date">
            <text:p>2016-03-02 12:23:50</text:p>
          </table:table-cell>
          <table:table-cell office:value-type="float" office:value="24.5" calcext:value-type="float">
            <text:p>24.5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2:24:20" calcext:value-type="date">
            <text:p>2016-03-02 12:24:20</text:p>
          </table:table-cell>
          <table:table-cell office:value-type="float" office:value="24.2" calcext:value-type="float">
            <text:p>24.2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date" office:date-value="2016-03-02T12:24:50" calcext:value-type="date">
            <text:p>2016-03-02 12:24:50</text:p>
          </table:table-cell>
          <table:table-cell office:value-type="float" office:value="24.8" calcext:value-type="float">
            <text:p>24.8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date" office:date-value="2016-03-02T12:25:20" calcext:value-type="date">
            <text:p>2016-03-02 12:25:20</text:p>
          </table:table-cell>
          <table:table-cell office:value-type="float" office:value="24.3" calcext:value-type="float">
            <text:p>24.3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date" office:date-value="2016-03-02T12:25:50" calcext:value-type="date">
            <text:p>2016-03-02 12:25:50</text:p>
          </table:table-cell>
          <table:table-cell office:value-type="float" office:value="24.2" calcext:value-type="float">
            <text:p>24.2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date" office:date-value="2016-03-02T12:26:21" calcext:value-type="date">
            <text:p>2016-03-02 12:26:21</text:p>
          </table:table-cell>
          <table:table-cell office:value-type="float" office:value="24.6" calcext:value-type="float">
            <text:p>24.6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date" office:date-value="2016-03-02T12:26:51" calcext:value-type="date">
            <text:p>2016-03-02 12:26:51</text:p>
          </table:table-cell>
          <table:table-cell office:value-type="float" office:value="24.6" calcext:value-type="float">
            <text:p>24.6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2:27:21" calcext:value-type="date">
            <text:p>2016-03-02 12:27:21</text:p>
          </table:table-cell>
          <table:table-cell office:value-type="float" office:value="25" calcext:value-type="float">
            <text:p>25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2:27:51" calcext:value-type="date">
            <text:p>2016-03-02 12:27:51</text:p>
          </table:table-cell>
          <table:table-cell office:value-type="float" office:value="24.4" calcext:value-type="float">
            <text:p>24.4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2:28:21" calcext:value-type="date">
            <text:p>2016-03-02 12:28:21</text:p>
          </table:table-cell>
          <table:table-cell office:value-type="float" office:value="24.2" calcext:value-type="float">
            <text:p>24.2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2:28:52" calcext:value-type="date">
            <text:p>2016-03-02 12:28:52</text:p>
          </table:table-cell>
          <table:table-cell office:value-type="float" office:value="24.1" calcext:value-type="float">
            <text:p>24.1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2:29:22" calcext:value-type="date">
            <text:p>2016-03-02 12:29:22</text:p>
          </table:table-cell>
          <table:table-cell office:value-type="float" office:value="23.8" calcext:value-type="float">
            <text:p>23.8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2:29:52" calcext:value-type="date">
            <text:p>2016-03-02 12:29:52</text:p>
          </table:table-cell>
          <table:table-cell office:value-type="float" office:value="24.5" calcext:value-type="float">
            <text:p>24.5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2:30:22" calcext:value-type="date">
            <text:p>2016-03-02 12:30:22</text:p>
          </table:table-cell>
          <table:table-cell office:value-type="float" office:value="24.3" calcext:value-type="float">
            <text:p>24.3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2:30:53" calcext:value-type="date">
            <text:p>2016-03-02 12:30:53</text:p>
          </table:table-cell>
          <table:table-cell office:value-type="float" office:value="24.4" calcext:value-type="float">
            <text:p>24.4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2:31:23" calcext:value-type="date">
            <text:p>2016-03-02 12:31:23</text:p>
          </table:table-cell>
          <table:table-cell office:value-type="float" office:value="24.4" calcext:value-type="float">
            <text:p>24.4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2:31:53" calcext:value-type="date">
            <text:p>2016-03-02 12:31:53</text:p>
          </table:table-cell>
          <table:table-cell office:value-type="float" office:value="24.2" calcext:value-type="float">
            <text:p>24.2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2:32:23" calcext:value-type="date">
            <text:p>2016-03-02 12:32:23</text:p>
          </table:table-cell>
          <table:table-cell office:value-type="float" office:value="24.5" calcext:value-type="float">
            <text:p>24.5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2:32:53" calcext:value-type="date">
            <text:p>2016-03-02 12:32:53</text:p>
          </table:table-cell>
          <table:table-cell office:value-type="float" office:value="24.2" calcext:value-type="float">
            <text:p>24.2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2:33:24" calcext:value-type="date">
            <text:p>2016-03-02 12:33:24</text:p>
          </table:table-cell>
          <table:table-cell office:value-type="float" office:value="24.5" calcext:value-type="float">
            <text:p>24.5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2:33:54" calcext:value-type="date">
            <text:p>2016-03-02 12:33:54</text:p>
          </table:table-cell>
          <table:table-cell office:value-type="float" office:value="24.4" calcext:value-type="float">
            <text:p>24.4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2:34:24" calcext:value-type="date">
            <text:p>2016-03-02 12:34:24</text:p>
          </table:table-cell>
          <table:table-cell office:value-type="float" office:value="24.2" calcext:value-type="float">
            <text:p>24.2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2:34:54" calcext:value-type="date">
            <text:p>2016-03-02 12:34:54</text:p>
          </table:table-cell>
          <table:table-cell office:value-type="float" office:value="24.7" calcext:value-type="float">
            <text:p>24.7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2:35:24" calcext:value-type="date">
            <text:p>2016-03-02 12:35:24</text:p>
          </table:table-cell>
          <table:table-cell office:value-type="float" office:value="24.4" calcext:value-type="float">
            <text:p>24.4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date" office:date-value="2016-03-02T12:35:55" calcext:value-type="date">
            <text:p>2016-03-02 12:35:55</text:p>
          </table:table-cell>
          <table:table-cell office:value-type="float" office:value="24.1" calcext:value-type="float">
            <text:p>24.1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date" office:date-value="2016-03-02T12:36:25" calcext:value-type="date">
            <text:p>2016-03-02 12:36:25</text:p>
          </table:table-cell>
          <table:table-cell office:value-type="float" office:value="24.1" calcext:value-type="float">
            <text:p>24.1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date" office:date-value="2016-03-02T12:36:55" calcext:value-type="date">
            <text:p>2016-03-02 12:36:55</text:p>
          </table:table-cell>
          <table:table-cell office:value-type="float" office:value="24.2" calcext:value-type="float">
            <text:p>24.2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2:37:25" calcext:value-type="date">
            <text:p>2016-03-02 12:37:25</text:p>
          </table:table-cell>
          <table:table-cell office:value-type="float" office:value="24.3" calcext:value-type="float">
            <text:p>24.3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date" office:date-value="2016-03-02T12:37:56" calcext:value-type="date">
            <text:p>2016-03-02 12:37:56</text:p>
          </table:table-cell>
          <table:table-cell office:value-type="float" office:value="24.5" calcext:value-type="float">
            <text:p>24.5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2:38:26" calcext:value-type="date">
            <text:p>2016-03-02 12:38:26</text:p>
          </table:table-cell>
          <table:table-cell office:value-type="float" office:value="24.6" calcext:value-type="float">
            <text:p>24.6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date" office:date-value="2016-03-02T12:38:56" calcext:value-type="date">
            <text:p>2016-03-02 12:38:56</text:p>
          </table:table-cell>
          <table:table-cell office:value-type="float" office:value="25.3" calcext:value-type="float">
            <text:p>25.3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2:39:26" calcext:value-type="date">
            <text:p>2016-03-02 12:39:26</text:p>
          </table:table-cell>
          <table:table-cell office:value-type="float" office:value="24.8" calcext:value-type="float">
            <text:p>24.8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2:39:56" calcext:value-type="date">
            <text:p>2016-03-02 12:39:56</text:p>
          </table:table-cell>
          <table:table-cell office:value-type="float" office:value="24.8" calcext:value-type="float">
            <text:p>24.8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2:40:27" calcext:value-type="date">
            <text:p>2016-03-02 12:40:27</text:p>
          </table:table-cell>
          <table:table-cell office:value-type="float" office:value="25.7" calcext:value-type="float">
            <text:p>25.7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2:40:57" calcext:value-type="date">
            <text:p>2016-03-02 12:40:57</text:p>
          </table:table-cell>
          <table:table-cell office:value-type="float" office:value="24.8" calcext:value-type="float">
            <text:p>24.8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2:41:27" calcext:value-type="date">
            <text:p>2016-03-02 12:41:27</text:p>
          </table:table-cell>
          <table:table-cell office:value-type="float" office:value="25" calcext:value-type="float">
            <text:p>25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2:41:57" calcext:value-type="date">
            <text:p>2016-03-02 12:41:57</text:p>
          </table:table-cell>
          <table:table-cell office:value-type="float" office:value="25.6" calcext:value-type="float">
            <text:p>25.6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2:42:27" calcext:value-type="date">
            <text:p>2016-03-02 12:42:27</text:p>
          </table:table-cell>
          <table:table-cell table:number-columns-repeated="2"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2:42:58" calcext:value-type="date">
            <text:p>2016-03-02 12:42:58</text:p>
          </table:table-cell>
          <table:table-cell office:value-type="float" office:value="26.1" calcext:value-type="float">
            <text:p>26.1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2:43:28" calcext:value-type="date">
            <text:p>2016-03-02 12:43:28</text:p>
          </table:table-cell>
          <table:table-cell office:value-type="float" office:value="26.5" calcext:value-type="float">
            <text:p>26.5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2:43:58" calcext:value-type="date">
            <text:p>2016-03-02 12:43:58</text:p>
          </table:table-cell>
          <table:table-cell office:value-type="float" office:value="26.6" calcext:value-type="float">
            <text:p>26.6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date" office:date-value="2016-03-02T12:44:28" calcext:value-type="date">
            <text:p>2016-03-02 12:44:28</text:p>
          </table:table-cell>
          <table:table-cell office:value-type="float" office:value="26.6" calcext:value-type="float">
            <text:p>26.6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date" office:date-value="2016-03-02T12:44:58" calcext:value-type="date">
            <text:p>2016-03-02 12:44:58</text:p>
          </table:table-cell>
          <table:table-cell office:value-type="float" office:value="25.9" calcext:value-type="float">
            <text:p>25.9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date" office:date-value="2016-03-02T12:45:29" calcext:value-type="date">
            <text:p>2016-03-02 12:45:29</text:p>
          </table:table-cell>
          <table:table-cell office:value-type="float" office:value="26.7" calcext:value-type="float">
            <text:p>26.7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date" office:date-value="2016-03-02T12:45:59" calcext:value-type="date">
            <text:p>2016-03-02 12:45:59</text:p>
          </table:table-cell>
          <table:table-cell office:value-type="float" office:value="26.7" calcext:value-type="float">
            <text:p>26.7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date" office:date-value="2016-03-02T12:46:29" calcext:value-type="date">
            <text:p>2016-03-02 12:46:29</text:p>
          </table:table-cell>
          <table:table-cell office:value-type="float" office:value="26.4" calcext:value-type="float">
            <text:p>26.4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date" office:date-value="2016-03-02T12:46:59" calcext:value-type="date">
            <text:p>2016-03-02 12:46:59</text:p>
          </table:table-cell>
          <table:table-cell office:value-type="float" office:value="26.6" calcext:value-type="float">
            <text:p>26.6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16-03-02T12:47:30" calcext:value-type="date">
            <text:p>2016-03-02 12:47:30</text:p>
          </table:table-cell>
          <table:table-cell office:value-type="float" office:value="26.5" calcext:value-type="float">
            <text:p>26.5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16-03-02T12:48:00" calcext:value-type="date">
            <text:p>2016-03-02 12:48:00</text:p>
          </table:table-cell>
          <table:table-cell office:value-type="float" office:value="26.5" calcext:value-type="float">
            <text:p>26.5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16-03-02T12:48:30" calcext:value-type="date">
            <text:p>2016-03-02 12:48:30</text:p>
          </table:table-cell>
          <table:table-cell office:value-type="float" office:value="26.7" calcext:value-type="float">
            <text:p>26.7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16-03-02T12:49:00" calcext:value-type="date">
            <text:p>2016-03-02 12:49:00</text:p>
          </table:table-cell>
          <table:table-cell office:value-type="float" office:value="26.5" calcext:value-type="float">
            <text:p>26.5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16-03-02T12:49:30" calcext:value-type="date">
            <text:p>2016-03-02 12:49:30</text:p>
          </table:table-cell>
          <table:table-cell office:value-type="float" office:value="25.8" calcext:value-type="float">
            <text:p>25.8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16-03-02T12:50:01" calcext:value-type="date">
            <text:p>2016-03-02 12:50:01</text:p>
          </table:table-cell>
          <table:table-cell office:value-type="float" office:value="26.5" calcext:value-type="float">
            <text:p>26.5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16-03-02T12:50:31" calcext:value-type="date">
            <text:p>2016-03-02 12:50:31</text:p>
          </table:table-cell>
          <table:table-cell office:value-type="float" office:value="26.3" calcext:value-type="float">
            <text:p>26.3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16-03-02T12:51:01" calcext:value-type="date">
            <text:p>2016-03-02 12:51:01</text:p>
          </table:table-cell>
          <table:table-cell office:value-type="float" office:value="26.3" calcext:value-type="float">
            <text:p>26.3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16-03-02T12:51:31" calcext:value-type="date">
            <text:p>2016-03-02 12:51:31</text:p>
          </table:table-cell>
          <table:table-cell office:value-type="float" office:value="26.1" calcext:value-type="float">
            <text:p>26.1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date" office:date-value="2016-03-02T12:52:01" calcext:value-type="date">
            <text:p>2016-03-02 12:52:01</text:p>
          </table:table-cell>
          <table:table-cell office:value-type="float" office:value="25.2" calcext:value-type="float">
            <text:p>25.2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date" office:date-value="2016-03-02T12:52:32" calcext:value-type="date">
            <text:p>2016-03-02 12:52:32</text:p>
          </table:table-cell>
          <table:table-cell office:value-type="float" office:value="25.8" calcext:value-type="float">
            <text:p>25.8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date" office:date-value="2016-03-02T12:53:02" calcext:value-type="date">
            <text:p>2016-03-02 12:53:02</text:p>
          </table:table-cell>
          <table:table-cell office:value-type="float" office:value="24.4" calcext:value-type="float">
            <text:p>24.4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date" office:date-value="2016-03-02T12:53:32" calcext:value-type="date">
            <text:p>2016-03-02 12:53:32</text:p>
          </table:table-cell>
          <table:table-cell office:value-type="float" office:value="25.9" calcext:value-type="float">
            <text:p>25.9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date" office:date-value="2016-03-02T12:54:02" calcext:value-type="date">
            <text:p>2016-03-02 12:54:02</text:p>
          </table:table-cell>
          <table:table-cell office:value-type="float" office:value="24.7" calcext:value-type="float">
            <text:p>24.7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date" office:date-value="2016-03-02T12:54:33" calcext:value-type="date">
            <text:p>2016-03-02 12:54:33</text:p>
          </table:table-cell>
          <table:table-cell office:value-type="float" office:value="24.9" calcext:value-type="float">
            <text:p>24.9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date" office:date-value="2016-03-02T12:55:03" calcext:value-type="date">
            <text:p>2016-03-02 12:55:03</text:p>
          </table:table-cell>
          <table:table-cell office:value-type="float" office:value="24.8" calcext:value-type="float">
            <text:p>24.8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2:55:33" calcext:value-type="date">
            <text:p>2016-03-02 12:55:33</text:p>
          </table:table-cell>
          <table:table-cell office:value-type="float" office:value="25" calcext:value-type="float">
            <text:p>25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date" office:date-value="2016-03-02T12:56:03" calcext:value-type="date">
            <text:p>2016-03-02 12:56:03</text:p>
          </table:table-cell>
          <table:table-cell office:value-type="float" office:value="25.3" calcext:value-type="float">
            <text:p>25.3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date" office:date-value="2016-03-02T12:56:33" calcext:value-type="date">
            <text:p>2016-03-02 12:56:33</text:p>
          </table:table-cell>
          <table:table-cell office:value-type="float" office:value="24.1" calcext:value-type="float">
            <text:p>24.1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2:57:04" calcext:value-type="date">
            <text:p>2016-03-02 12:57:04</text:p>
          </table:table-cell>
          <table:table-cell office:value-type="float" office:value="25" calcext:value-type="float">
            <text:p>25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2:57:34" calcext:value-type="date">
            <text:p>2016-03-02 12:57:34</text:p>
          </table:table-cell>
          <table:table-cell office:value-type="float" office:value="25.3" calcext:value-type="float">
            <text:p>25.3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2:58:04" calcext:value-type="date">
            <text:p>2016-03-02 12:58:04</text:p>
          </table:table-cell>
          <table:table-cell office:value-type="float" office:value="25.6" calcext:value-type="float">
            <text:p>25.6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2:58:34" calcext:value-type="date">
            <text:p>2016-03-02 12:58:34</text:p>
          </table:table-cell>
          <table:table-cell office:value-type="float" office:value="25" calcext:value-type="float">
            <text:p>25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2:59:04" calcext:value-type="date">
            <text:p>2016-03-02 12:59:04</text:p>
          </table:table-cell>
          <table:table-cell office:value-type="float" office:value="24.6" calcext:value-type="float">
            <text:p>24.6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2:59:35" calcext:value-type="date">
            <text:p>2016-03-02 12:59:35</text:p>
          </table:table-cell>
          <table:table-cell office:value-type="float" office:value="25.6" calcext:value-type="float">
            <text:p>25.6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3:00:05" calcext:value-type="date">
            <text:p>2016-03-02 13:00:05</text:p>
          </table:table-cell>
          <table:table-cell office:value-type="float" office:value="26" calcext:value-type="float">
            <text:p>26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3:00:35" calcext:value-type="date">
            <text:p>2016-03-02 13:00:35</text:p>
          </table:table-cell>
          <table:table-cell office:value-type="float" office:value="26" calcext:value-type="float">
            <text:p>26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3:01:05" calcext:value-type="date">
            <text:p>2016-03-02 13:01:05</text:p>
          </table:table-cell>
          <table:table-cell office:value-type="float" office:value="25.9" calcext:value-type="float">
            <text:p>25.9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3:01:36" calcext:value-type="date">
            <text:p>2016-03-02 13:01:36</text:p>
          </table:table-cell>
          <table:table-cell office:value-type="float" office:value="25.9" calcext:value-type="float">
            <text:p>25.9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3:02:06" calcext:value-type="date">
            <text:p>2016-03-02 13:02:06</text:p>
          </table:table-cell>
          <table:table-cell office:value-type="float" office:value="26.2" calcext:value-type="float">
            <text:p>26.2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3:02:36" calcext:value-type="date">
            <text:p>2016-03-02 13:02:36</text:p>
          </table:table-cell>
          <table:table-cell office:value-type="float" office:value="26.7" calcext:value-type="float">
            <text:p>26.7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3:03:06" calcext:value-type="date">
            <text:p>2016-03-02 13:03:06</text:p>
          </table:table-cell>
          <table:table-cell office:value-type="float" office:value="26.8" calcext:value-type="float">
            <text:p>26.8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3:03:36" calcext:value-type="date">
            <text:p>2016-03-02 13:03:36</text:p>
          </table:table-cell>
          <table:table-cell office:value-type="float" office:value="26.5" calcext:value-type="float">
            <text:p>26.5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3:04:07" calcext:value-type="date">
            <text:p>2016-03-02 13:04:07</text:p>
          </table:table-cell>
          <table:table-cell office:value-type="float" office:value="25.9" calcext:value-type="float">
            <text:p>25.9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3:04:37" calcext:value-type="date">
            <text:p>2016-03-02 13:04:37</text:p>
          </table:table-cell>
          <table:table-cell office:value-type="float" office:value="25" calcext:value-type="float">
            <text:p>25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3:05:07" calcext:value-type="date">
            <text:p>2016-03-02 13:05:07</text:p>
          </table:table-cell>
          <table:table-cell office:value-type="float" office:value="25.1" calcext:value-type="float">
            <text:p>25.1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3:05:37" calcext:value-type="date">
            <text:p>2016-03-02 13:05:37</text:p>
          </table:table-cell>
          <table:table-cell office:value-type="float" office:value="25" calcext:value-type="float">
            <text:p>25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3:06:07" calcext:value-type="date">
            <text:p>2016-03-02 13:06:07</text:p>
          </table:table-cell>
          <table:table-cell office:value-type="float" office:value="24.8" calcext:value-type="float">
            <text:p>24.8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3:06:38" calcext:value-type="date">
            <text:p>2016-03-02 13:06:38</text:p>
          </table:table-cell>
          <table:table-cell office:value-type="float" office:value="24.4" calcext:value-type="float">
            <text:p>24.4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3:07:08" calcext:value-type="date">
            <text:p>2016-03-02 13:07:08</text:p>
          </table:table-cell>
          <table:table-cell office:value-type="float" office:value="25.1" calcext:value-type="float">
            <text:p>25.1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3:07:38" calcext:value-type="date">
            <text:p>2016-03-02 13:07:38</text:p>
          </table:table-cell>
          <table:table-cell office:value-type="float" office:value="25" calcext:value-type="float">
            <text:p>25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3:08:08" calcext:value-type="date">
            <text:p>2016-03-02 13:08:08</text:p>
          </table:table-cell>
          <table:table-cell office:value-type="float" office:value="25" calcext:value-type="float">
            <text:p>25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3:08:38" calcext:value-type="date">
            <text:p>2016-03-02 13:08:38</text:p>
          </table:table-cell>
          <table:table-cell office:value-type="float" office:value="25.2" calcext:value-type="float">
            <text:p>25.2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3:09:09" calcext:value-type="date">
            <text:p>2016-03-02 13:09:09</text:p>
          </table:table-cell>
          <table:table-cell office:value-type="float" office:value="25.4" calcext:value-type="float">
            <text:p>25.4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3:09:39" calcext:value-type="date">
            <text:p>2016-03-02 13:09:39</text:p>
          </table:table-cell>
          <table:table-cell office:value-type="float" office:value="25.9" calcext:value-type="float">
            <text:p>25.9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3:10:09" calcext:value-type="date">
            <text:p>2016-03-02 13:10:09</text:p>
          </table:table-cell>
          <table:table-cell office:value-type="float" office:value="25" calcext:value-type="float">
            <text:p>25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3:10:39" calcext:value-type="date">
            <text:p>2016-03-02 13:10:39</text:p>
          </table:table-cell>
          <table:table-cell office:value-type="float" office:value="24.6" calcext:value-type="float">
            <text:p>24.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3:11:10" calcext:value-type="date">
            <text:p>2016-03-02 13:11:10</text:p>
          </table:table-cell>
          <table:table-cell office:value-type="float" office:value="24.8" calcext:value-type="float">
            <text:p>24.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3:11:40" calcext:value-type="date">
            <text:p>2016-03-02 13:11:40</text:p>
          </table:table-cell>
          <table:table-cell office:value-type="float" office:value="24.3" calcext:value-type="float">
            <text:p>24.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3:12:10" calcext:value-type="date">
            <text:p>2016-03-02 13:12:10</text:p>
          </table:table-cell>
          <table:table-cell office:value-type="float" office:value="24.1" calcext:value-type="float">
            <text:p>24.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3:12:40" calcext:value-type="date">
            <text:p>2016-03-02 13:12:40</text:p>
          </table:table-cell>
          <table:table-cell office:value-type="float" office:value="24.8" calcext:value-type="float">
            <text:p>24.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3:13:10" calcext:value-type="date">
            <text:p>2016-03-02 13:13:10</text:p>
          </table:table-cell>
          <table:table-cell office:value-type="float" office:value="25.6" calcext:value-type="float">
            <text:p>25.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3:13:41" calcext:value-type="date">
            <text:p>2016-03-02 13:13:41</text:p>
          </table:table-cell>
          <table:table-cell office:value-type="float" office:value="25.3" calcext:value-type="float">
            <text:p>25.3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3:14:11" calcext:value-type="date">
            <text:p>2016-03-02 13:14:11</text:p>
          </table:table-cell>
          <table:table-cell office:value-type="float" office:value="25.8" calcext:value-type="float">
            <text:p>25.8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3:14:41" calcext:value-type="date">
            <text:p>2016-03-02 13:14:41</text:p>
          </table:table-cell>
          <table:table-cell office:value-type="float" office:value="25.5" calcext:value-type="float">
            <text:p>25.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3:15:11" calcext:value-type="date">
            <text:p>2016-03-02 13:15:11</text:p>
          </table:table-cell>
          <table:table-cell office:value-type="float" office:value="26.1" calcext:value-type="float">
            <text:p>26.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3:15:41" calcext:value-type="date">
            <text:p>2016-03-02 13:15:41</text:p>
          </table:table-cell>
          <table:table-cell office:value-type="float" office:value="25.9" calcext:value-type="float">
            <text:p>25.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3:16:12" calcext:value-type="date">
            <text:p>2016-03-02 13:16:12</text:p>
          </table:table-cell>
          <table:table-cell office:value-type="float" office:value="26.4" calcext:value-type="float">
            <text:p>26.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3:16:42" calcext:value-type="date">
            <text:p>2016-03-02 13:16:42</text:p>
          </table:table-cell>
          <table:table-cell office:value-type="float" office:value="25.6" calcext:value-type="float">
            <text:p>25.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3:17:12" calcext:value-type="date">
            <text:p>2016-03-02 13:17:12</text:p>
          </table:table-cell>
          <table:table-cell office:value-type="float" office:value="26.6" calcext:value-type="float">
            <text:p>26.6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3:17:42" calcext:value-type="date">
            <text:p>2016-03-02 13:17:42</text:p>
          </table:table-cell>
          <table:table-cell office:value-type="float" office:value="26.2" calcext:value-type="float">
            <text:p>26.2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3:18:13" calcext:value-type="date">
            <text:p>2016-03-02 13:18:13</text:p>
          </table:table-cell>
          <table:table-cell office:value-type="float" office:value="26.6" calcext:value-type="float">
            <text:p>26.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3:18:43" calcext:value-type="date">
            <text:p>2016-03-02 13:18:43</text:p>
          </table:table-cell>
          <table:table-cell office:value-type="float" office:value="26.4" calcext:value-type="float">
            <text:p>26.4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3:19:13" calcext:value-type="date">
            <text:p>2016-03-02 13:19:13</text:p>
          </table:table-cell>
          <table:table-cell office:value-type="float" office:value="26.5" calcext:value-type="float">
            <text:p>26.5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3:19:43" calcext:value-type="date">
            <text:p>2016-03-02 13:19:43</text:p>
          </table:table-cell>
          <table:table-cell office:value-type="float" office:value="26.8" calcext:value-type="float">
            <text:p>26.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3:20:13" calcext:value-type="date">
            <text:p>2016-03-02 13:20:13</text:p>
          </table:table-cell>
          <table:table-cell office:value-type="float" office:value="26.7" calcext:value-type="float">
            <text:p>26.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3:20:44" calcext:value-type="date">
            <text:p>2016-03-02 13:20:44</text:p>
          </table:table-cell>
          <table:table-cell office:value-type="float" office:value="26.6" calcext:value-type="float">
            <text:p>26.6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3:21:14" calcext:value-type="date">
            <text:p>2016-03-02 13:21:14</text:p>
          </table:table-cell>
          <table:table-cell office:value-type="float" office:value="26.7" calcext:value-type="float">
            <text:p>26.7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3:21:44" calcext:value-type="date">
            <text:p>2016-03-02 13:21:44</text:p>
          </table:table-cell>
          <table:table-cell office:value-type="float" office:value="26.7" calcext:value-type="float">
            <text:p>26.7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3:22:14" calcext:value-type="date">
            <text:p>2016-03-02 13:22:14</text:p>
          </table:table-cell>
          <table:table-cell office:value-type="float" office:value="26" calcext:value-type="float">
            <text:p>26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3:22:44" calcext:value-type="date">
            <text:p>2016-03-02 13:22:44</text:p>
          </table:table-cell>
          <table:table-cell office:value-type="float" office:value="25.7" calcext:value-type="float">
            <text:p>25.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3:23:15" calcext:value-type="date">
            <text:p>2016-03-02 13:23:15</text:p>
          </table:table-cell>
          <table:table-cell office:value-type="float" office:value="26.5" calcext:value-type="float">
            <text:p>26.5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3:23:45" calcext:value-type="date">
            <text:p>2016-03-02 13:23:45</text:p>
          </table:table-cell>
          <table:table-cell office:value-type="float" office:value="26.7" calcext:value-type="float">
            <text:p>26.7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3:24:15" calcext:value-type="date">
            <text:p>2016-03-02 13:24:15</text:p>
          </table:table-cell>
          <table:table-cell office:value-type="float" office:value="26.6" calcext:value-type="float">
            <text:p>26.6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3:24:45" calcext:value-type="date">
            <text:p>2016-03-02 13:24:45</text:p>
          </table:table-cell>
          <table:table-cell office:value-type="float" office:value="26.4" calcext:value-type="float">
            <text:p>26.4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3:25:16" calcext:value-type="date">
            <text:p>2016-03-02 13:25:16</text:p>
          </table:table-cell>
          <table:table-cell office:value-type="float" office:value="26.3" calcext:value-type="float">
            <text:p>26.3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3:25:46" calcext:value-type="date">
            <text:p>2016-03-02 13:25:46</text:p>
          </table:table-cell>
          <table:table-cell office:value-type="float" office:value="26" calcext:value-type="float">
            <text:p>26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3:26:16" calcext:value-type="date">
            <text:p>2016-03-02 13:26:16</text:p>
          </table:table-cell>
          <table:table-cell office:value-type="float" office:value="26" calcext:value-type="float">
            <text:p>26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3:26:46" calcext:value-type="date">
            <text:p>2016-03-02 13:26:46</text:p>
          </table:table-cell>
          <table:table-cell office:value-type="float" office:value="25.9" calcext:value-type="float">
            <text:p>25.9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3:27:16" calcext:value-type="date">
            <text:p>2016-03-02 13:27:16</text:p>
          </table:table-cell>
          <table:table-cell office:value-type="float" office:value="24.3" calcext:value-type="float">
            <text:p>24.3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3:27:47" calcext:value-type="date">
            <text:p>2016-03-02 13:27:47</text:p>
          </table:table-cell>
          <table:table-cell office:value-type="float" office:value="26.2" calcext:value-type="float">
            <text:p>26.2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3:28:17" calcext:value-type="date">
            <text:p>2016-03-02 13:28:17</text:p>
          </table:table-cell>
          <table:table-cell office:value-type="float" office:value="25.8" calcext:value-type="float">
            <text:p>25.8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3:28:47" calcext:value-type="date">
            <text:p>2016-03-02 13:28:47</text:p>
          </table:table-cell>
          <table:table-cell office:value-type="float" office:value="26.1" calcext:value-type="float">
            <text:p>26.1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3:29:17" calcext:value-type="date">
            <text:p>2016-03-02 13:29:17</text:p>
          </table:table-cell>
          <table:table-cell office:value-type="float" office:value="25.3" calcext:value-type="float">
            <text:p>25.3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29:47" calcext:value-type="date">
            <text:p>2016-03-02 13:29:47</text:p>
          </table:table-cell>
          <table:table-cell office:value-type="float" office:value="26.2" calcext:value-type="float">
            <text:p>26.2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30:18" calcext:value-type="date">
            <text:p>2016-03-02 13:30:18</text:p>
          </table:table-cell>
          <table:table-cell office:value-type="float" office:value="26.7" calcext:value-type="float">
            <text:p>26.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30:48" calcext:value-type="date">
            <text:p>2016-03-02 13:30:48</text:p>
          </table:table-cell>
          <table:table-cell office:value-type="float" office:value="26.7" calcext:value-type="float">
            <text:p>26.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31:18" calcext:value-type="date">
            <text:p>2016-03-02 13:31:18</text:p>
          </table:table-cell>
          <table:table-cell office:value-type="float" office:value="26.7" calcext:value-type="float">
            <text:p>26.7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3:31:48" calcext:value-type="date">
            <text:p>2016-03-02 13:31:48</text:p>
          </table:table-cell>
          <table:table-cell office:value-type="float" office:value="26.7" calcext:value-type="float">
            <text:p>26.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32:19" calcext:value-type="date">
            <text:p>2016-03-02 13:32:19</text:p>
          </table:table-cell>
          <table:table-cell office:value-type="float" office:value="26.7" calcext:value-type="float">
            <text:p>26.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32:49" calcext:value-type="date">
            <text:p>2016-03-02 13:32:49</text:p>
          </table:table-cell>
          <table:table-cell office:value-type="float" office:value="26.6" calcext:value-type="float">
            <text:p>26.6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33:19" calcext:value-type="date">
            <text:p>2016-03-02 13:33:19</text:p>
          </table:table-cell>
          <table:table-cell office:value-type="float" office:value="25.7" calcext:value-type="float">
            <text:p>25.7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3:33:49" calcext:value-type="date">
            <text:p>2016-03-02 13:33:49</text:p>
          </table:table-cell>
          <table:table-cell office:value-type="float" office:value="26.5" calcext:value-type="float">
            <text:p>26.5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34:19" calcext:value-type="date">
            <text:p>2016-03-02 13:34:19</text:p>
          </table:table-cell>
          <table:table-cell office:value-type="float" office:value="26.7" calcext:value-type="float">
            <text:p>26.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34:50" calcext:value-type="date">
            <text:p>2016-03-02 13:34:50</text:p>
          </table:table-cell>
          <table:table-cell office:value-type="float" office:value="26.6" calcext:value-type="float">
            <text:p>26.6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35:20" calcext:value-type="date">
            <text:p>2016-03-02 13:35:20</text:p>
          </table:table-cell>
          <table:table-cell office:value-type="float" office:value="26.7" calcext:value-type="float">
            <text:p>26.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35:50" calcext:value-type="date">
            <text:p>2016-03-02 13:35:50</text:p>
          </table:table-cell>
          <table:table-cell office:value-type="float" office:value="26.8" calcext:value-type="float">
            <text:p>26.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36:20" calcext:value-type="date">
            <text:p>2016-03-02 13:36:20</text:p>
          </table:table-cell>
          <table:table-cell office:value-type="float" office:value="26.8" calcext:value-type="float">
            <text:p>26.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36:50" calcext:value-type="date">
            <text:p>2016-03-02 13:36:50</text:p>
          </table:table-cell>
          <table:table-cell office:value-type="float" office:value="26.8" calcext:value-type="float">
            <text:p>26.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37:21" calcext:value-type="date">
            <text:p>2016-03-02 13:37:21</text:p>
          </table:table-cell>
          <table:table-cell office:value-type="float" office:value="26.8" calcext:value-type="float">
            <text:p>26.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37:51" calcext:value-type="date">
            <text:p>2016-03-02 13:37:51</text:p>
          </table:table-cell>
          <table:table-cell office:value-type="float" office:value="26.8" calcext:value-type="float">
            <text:p>26.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38:21" calcext:value-type="date">
            <text:p>2016-03-02 13:38:21</text:p>
          </table:table-cell>
          <table:table-cell office:value-type="float" office:value="26.8" calcext:value-type="float">
            <text:p>26.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38:51" calcext:value-type="date">
            <text:p>2016-03-02 13:38:51</text:p>
          </table:table-cell>
          <table:table-cell office:value-type="float" office:value="26.8" calcext:value-type="float">
            <text:p>26.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39:21" calcext:value-type="date">
            <text:p>2016-03-02 13:39:21</text:p>
          </table:table-cell>
          <table:table-cell office:value-type="float" office:value="26.9" calcext:value-type="float">
            <text:p>26.9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39:52" calcext:value-type="date">
            <text:p>2016-03-02 13:39:52</text:p>
          </table:table-cell>
          <table:table-cell office:value-type="float" office:value="26.9" calcext:value-type="float">
            <text:p>26.9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40:22" calcext:value-type="date">
            <text:p>2016-03-02 13:40:22</text:p>
          </table:table-cell>
          <table:table-cell office:value-type="float" office:value="26.9" calcext:value-type="float">
            <text:p>26.9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40:52" calcext:value-type="date">
            <text:p>2016-03-02 13:40:52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41:22" calcext:value-type="date">
            <text:p>2016-03-02 13:41:22</text:p>
          </table:table-cell>
          <table:table-cell office:value-type="float" office:value="26.9" calcext:value-type="float">
            <text:p>26.9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41:53" calcext:value-type="date">
            <text:p>2016-03-02 13:41:53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42:23" calcext:value-type="date">
            <text:p>2016-03-02 13:42:23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42:53" calcext:value-type="date">
            <text:p>2016-03-02 13:42:53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43:23" calcext:value-type="date">
            <text:p>2016-03-02 13:43:23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43:53" calcext:value-type="date">
            <text:p>2016-03-02 13:43:53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44:24" calcext:value-type="date">
            <text:p>2016-03-02 13:44:24</text:p>
          </table:table-cell>
          <table:table-cell office:value-type="float" office:value="26.9" calcext:value-type="float">
            <text:p>26.9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44:54" calcext:value-type="date">
            <text:p>2016-03-02 13:44:54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45:24" calcext:value-type="date">
            <text:p>2016-03-02 13:45:24</text:p>
          </table:table-cell>
          <table:table-cell office:value-type="float" office:value="27.1" calcext:value-type="float">
            <text:p>27.1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45:54" calcext:value-type="date">
            <text:p>2016-03-02 13:45:54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46:24" calcext:value-type="date">
            <text:p>2016-03-02 13:46:24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46:55" calcext:value-type="date">
            <text:p>2016-03-02 13:46:55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47:25" calcext:value-type="date">
            <text:p>2016-03-02 13:47:25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47:55" calcext:value-type="date">
            <text:p>2016-03-02 13:47:55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48:25" calcext:value-type="date">
            <text:p>2016-03-02 13:48:25</text:p>
          </table:table-cell>
          <table:table-cell office:value-type="float" office:value="27.1" calcext:value-type="float">
            <text:p>27.1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48:56" calcext:value-type="date">
            <text:p>2016-03-02 13:48:56</text:p>
          </table:table-cell>
          <table:table-cell office:value-type="float" office:value="27.1" calcext:value-type="float">
            <text:p>27.1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49:26" calcext:value-type="date">
            <text:p>2016-03-02 13:49:26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49:56" calcext:value-type="date">
            <text:p>2016-03-02 13:49:56</text:p>
          </table:table-cell>
          <table:table-cell office:value-type="float" office:value="27.1" calcext:value-type="float">
            <text:p>27.1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50:26" calcext:value-type="date">
            <text:p>2016-03-02 13:50:26</text:p>
          </table:table-cell>
          <table:table-cell office:value-type="float" office:value="27.1" calcext:value-type="float">
            <text:p>27.1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50:56" calcext:value-type="date">
            <text:p>2016-03-02 13:50:56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51:27" calcext:value-type="date">
            <text:p>2016-03-02 13:51:27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51:57" calcext:value-type="date">
            <text:p>2016-03-02 13:51:57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52:27" calcext:value-type="date">
            <text:p>2016-03-02 13:52:27</text:p>
          </table:table-cell>
          <table:table-cell office:value-type="float" office:value="27.1" calcext:value-type="float">
            <text:p>27.1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52:57" calcext:value-type="date">
            <text:p>2016-03-02 13:52:57</text:p>
          </table:table-cell>
          <table:table-cell office:value-type="float" office:value="27.1" calcext:value-type="float">
            <text:p>27.1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53:27" calcext:value-type="date">
            <text:p>2016-03-02 13:53:27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53:58" calcext:value-type="date">
            <text:p>2016-03-02 13:53:58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54:28" calcext:value-type="date">
            <text:p>2016-03-02 13:54:28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54:58" calcext:value-type="date">
            <text:p>2016-03-02 13:54:58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55:28" calcext:value-type="date">
            <text:p>2016-03-02 13:55:28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55:58" calcext:value-type="date">
            <text:p>2016-03-02 13:55:58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56:29" calcext:value-type="date">
            <text:p>2016-03-02 13:56:29</text:p>
          </table:table-cell>
          <table:table-cell office:value-type="float" office:value="26.9" calcext:value-type="float">
            <text:p>26.9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56:59" calcext:value-type="date">
            <text:p>2016-03-02 13:56:59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57:29" calcext:value-type="date">
            <text:p>2016-03-02 13:57:29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57:59" calcext:value-type="date">
            <text:p>2016-03-02 13:57:59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58:30" calcext:value-type="date">
            <text:p>2016-03-02 13:58:30</text:p>
          </table:table-cell>
          <table:table-cell office:value-type="float" office:value="26.9" calcext:value-type="float">
            <text:p>26.9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3:59:00" calcext:value-type="date">
            <text:p>2016-03-02 13:59:00</text:p>
          </table:table-cell>
          <table:table-cell office:value-type="float" office:value="26.9" calcext:value-type="float">
            <text:p>26.9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3:59:30" calcext:value-type="date">
            <text:p>2016-03-02 13:59:30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4:00:00" calcext:value-type="date">
            <text:p>2016-03-02 14:00:00</text:p>
          </table:table-cell>
          <table:table-cell office:value-type="float" office:value="26.9" calcext:value-type="float">
            <text:p>26.9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4:00:30" calcext:value-type="date">
            <text:p>2016-03-02 14:00:30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4:01:01" calcext:value-type="date">
            <text:p>2016-03-02 14:01:01</text:p>
          </table:table-cell>
          <table:table-cell office:value-type="float" office:value="26.9" calcext:value-type="float">
            <text:p>26.9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4:01:31" calcext:value-type="date">
            <text:p>2016-03-02 14:01:31</text:p>
          </table:table-cell>
          <table:table-cell office:value-type="float" office:value="26.9" calcext:value-type="float">
            <text:p>26.9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4:02:01" calcext:value-type="date">
            <text:p>2016-03-02 14:02:01</text:p>
          </table:table-cell>
          <table:table-cell office:value-type="float" office:value="26.8" calcext:value-type="float">
            <text:p>26.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4:02:31" calcext:value-type="date">
            <text:p>2016-03-02 14:02:31</text:p>
          </table:table-cell>
          <table:table-cell office:value-type="float" office:value="26.9" calcext:value-type="float">
            <text:p>26.9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4:03:01" calcext:value-type="date">
            <text:p>2016-03-02 14:03:01</text:p>
          </table:table-cell>
          <table:table-cell office:value-type="float" office:value="26.9" calcext:value-type="float">
            <text:p>26.9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4:03:32" calcext:value-type="date">
            <text:p>2016-03-02 14:03:32</text:p>
          </table:table-cell>
          <table:table-cell office:value-type="float" office:value="26.5" calcext:value-type="float">
            <text:p>26.5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4:04:02" calcext:value-type="date">
            <text:p>2016-03-02 14:04:02</text:p>
          </table:table-cell>
          <table:table-cell office:value-type="float" office:value="26.8" calcext:value-type="float">
            <text:p>26.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4:04:32" calcext:value-type="date">
            <text:p>2016-03-02 14:04:32</text:p>
          </table:table-cell>
          <table:table-cell office:value-type="float" office:value="25.3" calcext:value-type="float">
            <text:p>25.3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4:05:02" calcext:value-type="date">
            <text:p>2016-03-02 14:05:02</text:p>
          </table:table-cell>
          <table:table-cell office:value-type="float" office:value="26.8" calcext:value-type="float">
            <text:p>26.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4:05:33" calcext:value-type="date">
            <text:p>2016-03-02 14:05:33</text:p>
          </table:table-cell>
          <table:table-cell office:value-type="float" office:value="26.9" calcext:value-type="float">
            <text:p>26.9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4:06:03" calcext:value-type="date">
            <text:p>2016-03-02 14:06:03</text:p>
          </table:table-cell>
          <table:table-cell office:value-type="float" office:value="26.6" calcext:value-type="float">
            <text:p>26.6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4:06:33" calcext:value-type="date">
            <text:p>2016-03-02 14:06:33</text:p>
          </table:table-cell>
          <table:table-cell office:value-type="float" office:value="26.8" calcext:value-type="float">
            <text:p>26.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4:07:03" calcext:value-type="date">
            <text:p>2016-03-02 14:07:03</text:p>
          </table:table-cell>
          <table:table-cell office:value-type="float" office:value="26.8" calcext:value-type="float">
            <text:p>26.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4:07:33" calcext:value-type="date">
            <text:p>2016-03-02 14:07:33</text:p>
          </table:table-cell>
          <table:table-cell office:value-type="float" office:value="26.8" calcext:value-type="float">
            <text:p>26.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4:08:04" calcext:value-type="date">
            <text:p>2016-03-02 14:08:04</text:p>
          </table:table-cell>
          <table:table-cell office:value-type="float" office:value="26.9" calcext:value-type="float">
            <text:p>26.9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4:08:34" calcext:value-type="date">
            <text:p>2016-03-02 14:08:34</text:p>
          </table:table-cell>
          <table:table-cell office:value-type="float" office:value="26.8" calcext:value-type="float">
            <text:p>26.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4:09:04" calcext:value-type="date">
            <text:p>2016-03-02 14:09:04</text:p>
          </table:table-cell>
          <table:table-cell office:value-type="float" office:value="26.8" calcext:value-type="float">
            <text:p>26.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4:09:34" calcext:value-type="date">
            <text:p>2016-03-02 14:09:34</text:p>
          </table:table-cell>
          <table:table-cell office:value-type="float" office:value="26.9" calcext:value-type="float">
            <text:p>26.9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4:10:04" calcext:value-type="date">
            <text:p>2016-03-02 14:10:04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4:10:35" calcext:value-type="date">
            <text:p>2016-03-02 14:10:35</text:p>
          </table:table-cell>
          <table:table-cell office:value-type="float" office:value="26.9" calcext:value-type="float">
            <text:p>26.9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date" office:date-value="2016-03-02T14:11:05" calcext:value-type="date">
            <text:p>2016-03-02 14:11:05</text:p>
          </table:table-cell>
          <table:table-cell office:value-type="float" office:value="27" calcext:value-type="float">
            <text:p>27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date" office:date-value="2016-03-02T14:11:35" calcext:value-type="date">
            <text:p>2016-03-02 14:11:35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4:12:05" calcext:value-type="date">
            <text:p>2016-03-02 14:12:05</text:p>
          </table:table-cell>
          <table:table-cell office:value-type="float" office:value="27" calcext:value-type="float">
            <text:p>27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date" office:date-value="2016-03-02T14:12:36" calcext:value-type="date">
            <text:p>2016-03-02 14:12:36</text:p>
          </table:table-cell>
          <table:table-cell office:value-type="float" office:value="27" calcext:value-type="float">
            <text:p>27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date" office:date-value="2016-03-02T14:13:06" calcext:value-type="date">
            <text:p>2016-03-02 14:13:06</text:p>
          </table:table-cell>
          <table:table-cell office:value-type="float" office:value="27" calcext:value-type="float">
            <text:p>27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date" office:date-value="2016-03-02T14:13:36" calcext:value-type="date">
            <text:p>2016-03-02 14:13:36</text:p>
          </table:table-cell>
          <table:table-cell office:value-type="float" office:value="27" calcext:value-type="float">
            <text:p>27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date" office:date-value="2016-03-02T14:14:06" calcext:value-type="date">
            <text:p>2016-03-02 14:14:06</text:p>
          </table:table-cell>
          <table:table-cell office:value-type="float" office:value="27.1" calcext:value-type="float">
            <text:p>27.1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date" office:date-value="2016-03-02T14:14:36" calcext:value-type="date">
            <text:p>2016-03-02 14:14:36</text:p>
          </table:table-cell>
          <table:table-cell office:value-type="float" office:value="27.1" calcext:value-type="float">
            <text:p>27.1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date" office:date-value="2016-03-02T14:15:07" calcext:value-type="date">
            <text:p>2016-03-02 14:15:07</text:p>
          </table:table-cell>
          <table:table-cell office:value-type="float" office:value="26.8" calcext:value-type="float">
            <text:p>26.8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date" office:date-value="2016-03-02T14:15:37" calcext:value-type="date">
            <text:p>2016-03-02 14:15:37</text:p>
          </table:table-cell>
          <table:table-cell office:value-type="float" office:value="26.9" calcext:value-type="float">
            <text:p>26.9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date" office:date-value="2016-03-02T14:16:07" calcext:value-type="date">
            <text:p>2016-03-02 14:16:07</text:p>
          </table:table-cell>
          <table:table-cell office:value-type="float" office:value="27.2" calcext:value-type="float">
            <text:p>27.2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date" office:date-value="2016-03-02T14:16:37" calcext:value-type="date">
            <text:p>2016-03-02 14:16:37</text:p>
          </table:table-cell>
          <table:table-cell office:value-type="float" office:value="27.3" calcext:value-type="float">
            <text:p>27.3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date" office:date-value="2016-03-02T14:17:07" calcext:value-type="date">
            <text:p>2016-03-02 14:17:07</text:p>
          </table:table-cell>
          <table:table-cell office:value-type="float" office:value="27.3" calcext:value-type="float">
            <text:p>27.3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date" office:date-value="2016-03-02T14:17:38" calcext:value-type="date">
            <text:p>2016-03-02 14:17:38</text:p>
          </table:table-cell>
          <table:table-cell office:value-type="float" office:value="27.1" calcext:value-type="float">
            <text:p>27.1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date" office:date-value="2016-03-02T14:18:08" calcext:value-type="date">
            <text:p>2016-03-02 14:18:08</text:p>
          </table:table-cell>
          <table:table-cell office:value-type="float" office:value="27.3" calcext:value-type="float">
            <text:p>27.3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date" office:date-value="2016-03-02T14:18:38" calcext:value-type="date">
            <text:p>2016-03-02 14:18:38</text:p>
          </table:table-cell>
          <table:table-cell office:value-type="float" office:value="27.3" calcext:value-type="float">
            <text:p>27.3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date" office:date-value="2016-03-02T14:19:08" calcext:value-type="date">
            <text:p>2016-03-02 14:19:08</text:p>
          </table:table-cell>
          <table:table-cell office:value-type="float" office:value="26.6" calcext:value-type="float">
            <text:p>26.6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date" office:date-value="2016-03-02T14:19:38" calcext:value-type="date">
            <text:p>2016-03-02 14:19:38</text:p>
          </table:table-cell>
          <table:table-cell office:value-type="float" office:value="27.1" calcext:value-type="float">
            <text:p>27.1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date" office:date-value="2016-03-02T14:20:09" calcext:value-type="date">
            <text:p>2016-03-02 14:20:09</text:p>
          </table:table-cell>
          <table:table-cell office:value-type="float" office:value="27.3" calcext:value-type="float">
            <text:p>27.3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date" office:date-value="2016-03-02T14:20:39" calcext:value-type="date">
            <text:p>2016-03-02 14:20:39</text:p>
          </table:table-cell>
          <table:table-cell office:value-type="float" office:value="27.2" calcext:value-type="float">
            <text:p>27.2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date" office:date-value="2016-03-02T14:21:09" calcext:value-type="date">
            <text:p>2016-03-02 14:21:09</text:p>
          </table:table-cell>
          <table:table-cell office:value-type="float" office:value="26.8" calcext:value-type="float">
            <text:p>26.8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date" office:date-value="2016-03-02T14:21:39" calcext:value-type="date">
            <text:p>2016-03-02 14:21:39</text:p>
          </table:table-cell>
          <table:table-cell office:value-type="float" office:value="27.3" calcext:value-type="float">
            <text:p>27.3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date" office:date-value="2016-03-02T14:22:10" calcext:value-type="date">
            <text:p>2016-03-02 14:22:10</text:p>
          </table:table-cell>
          <table:table-cell office:value-type="float" office:value="27.4" calcext:value-type="float">
            <text:p>27.4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date" office:date-value="2016-03-02T14:22:40" calcext:value-type="date">
            <text:p>2016-03-02 14:22:40</text:p>
          </table:table-cell>
          <table:table-cell office:value-type="float" office:value="27.4" calcext:value-type="float">
            <text:p>27.4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date" office:date-value="2016-03-02T14:23:10" calcext:value-type="date">
            <text:p>2016-03-02 14:23:10</text:p>
          </table:table-cell>
          <table:table-cell office:value-type="float" office:value="27.5" calcext:value-type="float">
            <text:p>27.5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date" office:date-value="2016-03-02T14:23:40" calcext:value-type="date">
            <text:p>2016-03-02 14:23:40</text:p>
          </table:table-cell>
          <table:table-cell office:value-type="float" office:value="27.5" calcext:value-type="float">
            <text:p>27.5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date" office:date-value="2016-03-02T14:24:10" calcext:value-type="date">
            <text:p>2016-03-02 14:24:10</text:p>
          </table:table-cell>
          <table:table-cell office:value-type="float" office:value="27.5" calcext:value-type="float">
            <text:p>27.5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date" office:date-value="2016-03-02T14:24:41" calcext:value-type="date">
            <text:p>2016-03-02 14:24:41</text:p>
          </table:table-cell>
          <table:table-cell office:value-type="float" office:value="27.3" calcext:value-type="float">
            <text:p>27.3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date" office:date-value="2016-03-02T14:25:11" calcext:value-type="date">
            <text:p>2016-03-02 14:25:11</text:p>
          </table:table-cell>
          <table:table-cell office:value-type="float" office:value="27.5" calcext:value-type="float">
            <text:p>27.5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date" office:date-value="2016-03-02T14:25:41" calcext:value-type="date">
            <text:p>2016-03-02 14:25:41</text:p>
          </table:table-cell>
          <table:table-cell office:value-type="float" office:value="27.4" calcext:value-type="float">
            <text:p>27.4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date" office:date-value="2016-03-02T14:26:11" calcext:value-type="date">
            <text:p>2016-03-02 14:26:11</text:p>
          </table:table-cell>
          <table:table-cell office:value-type="float" office:value="27.4" calcext:value-type="float">
            <text:p>27.4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date" office:date-value="2016-03-02T14:26:41" calcext:value-type="date">
            <text:p>2016-03-02 14:26:41</text:p>
          </table:table-cell>
          <table:table-cell office:value-type="float" office:value="27.1" calcext:value-type="float">
            <text:p>27.1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date" office:date-value="2016-03-02T14:27:12" calcext:value-type="date">
            <text:p>2016-03-02 14:27:12</text:p>
          </table:table-cell>
          <table:table-cell office:value-type="float" office:value="26.7" calcext:value-type="float">
            <text:p>26.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4:27:42" calcext:value-type="date">
            <text:p>2016-03-02 14:27:42</text:p>
          </table:table-cell>
          <table:table-cell office:value-type="float" office:value="27.4" calcext:value-type="float">
            <text:p>27.4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4:28:12" calcext:value-type="date">
            <text:p>2016-03-02 14:28:12</text:p>
          </table:table-cell>
          <table:table-cell office:value-type="float" office:value="27.5" calcext:value-type="float">
            <text:p>27.5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4:28:42" calcext:value-type="date">
            <text:p>2016-03-02 14:28:42</text:p>
          </table:table-cell>
          <table:table-cell office:value-type="float" office:value="26.9" calcext:value-type="float">
            <text:p>26.9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4:29:13" calcext:value-type="date">
            <text:p>2016-03-02 14:29:13</text:p>
          </table:table-cell>
          <table:table-cell office:value-type="float" office:value="26.1" calcext:value-type="float">
            <text:p>26.1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4:29:43" calcext:value-type="date">
            <text:p>2016-03-02 14:29:43</text:p>
          </table:table-cell>
          <table:table-cell office:value-type="float" office:value="25.6" calcext:value-type="float">
            <text:p>25.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4:30:13" calcext:value-type="date">
            <text:p>2016-03-02 14:30:13</text:p>
          </table:table-cell>
          <table:table-cell office:value-type="float" office:value="25.8" calcext:value-type="float">
            <text:p>25.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4:30:43" calcext:value-type="date">
            <text:p>2016-03-02 14:30:43</text:p>
          </table:table-cell>
          <table:table-cell office:value-type="float" office:value="26.1" calcext:value-type="float">
            <text:p>26.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4:31:13" calcext:value-type="date">
            <text:p>2016-03-02 14:31:13</text:p>
          </table:table-cell>
          <table:table-cell office:value-type="float" office:value="26.1" calcext:value-type="float">
            <text:p>26.1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4:31:44" calcext:value-type="date">
            <text:p>2016-03-02 14:31:44</text:p>
          </table:table-cell>
          <table:table-cell office:value-type="float" office:value="25.8" calcext:value-type="float">
            <text:p>25.8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4:32:14" calcext:value-type="date">
            <text:p>2016-03-02 14:32:14</text:p>
          </table:table-cell>
          <table:table-cell office:value-type="float" office:value="24.8" calcext:value-type="float">
            <text:p>24.8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4:32:44" calcext:value-type="date">
            <text:p>2016-03-02 14:32:44</text:p>
          </table:table-cell>
          <table:table-cell office:value-type="float" office:value="25.9" calcext:value-type="float">
            <text:p>25.9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4:33:14" calcext:value-type="date">
            <text:p>2016-03-02 14:33:14</text:p>
          </table:table-cell>
          <table:table-cell office:value-type="float" office:value="25.5" calcext:value-type="float">
            <text:p>25.5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4:33:44" calcext:value-type="date">
            <text:p>2016-03-02 14:33:44</text:p>
          </table:table-cell>
          <table:table-cell office:value-type="float" office:value="25.8" calcext:value-type="float">
            <text:p>25.8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4:34:15" calcext:value-type="date">
            <text:p>2016-03-02 14:34:15</text:p>
          </table:table-cell>
          <table:table-cell office:value-type="float" office:value="25.6" calcext:value-type="float">
            <text:p>25.6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4:34:45" calcext:value-type="date">
            <text:p>2016-03-02 14:34:45</text:p>
          </table:table-cell>
          <table:table-cell office:value-type="float" office:value="26" calcext:value-type="float">
            <text:p>26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date" office:date-value="2016-03-02T14:35:15" calcext:value-type="date">
            <text:p>2016-03-02 14:35:15</text:p>
          </table:table-cell>
          <table:table-cell office:value-type="float" office:value="25.7" calcext:value-type="float">
            <text:p>25.7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date" office:date-value="2016-03-02T14:35:45" calcext:value-type="date">
            <text:p>2016-03-02 14:35:45</text:p>
          </table:table-cell>
          <table:table-cell office:value-type="float" office:value="25.6" calcext:value-type="float">
            <text:p>25.6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date" office:date-value="2016-03-02T14:36:16" calcext:value-type="date">
            <text:p>2016-03-02 14:36:16</text:p>
          </table:table-cell>
          <table:table-cell office:value-type="float" office:value="25.4" calcext:value-type="float">
            <text:p>25.4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date" office:date-value="2016-03-02T14:36:46" calcext:value-type="date">
            <text:p>2016-03-02 14:36:46</text:p>
          </table:table-cell>
          <table:table-cell office:value-type="float" office:value="25.4" calcext:value-type="float">
            <text:p>25.4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16-03-02T14:37:16" calcext:value-type="date">
            <text:p>2016-03-02 14:37:16</text:p>
          </table:table-cell>
          <table:table-cell office:value-type="float" office:value="25.3" calcext:value-type="float">
            <text:p>25.3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16-03-02T14:37:46" calcext:value-type="date">
            <text:p>2016-03-02 14:37:46</text:p>
          </table:table-cell>
          <table:table-cell office:value-type="float" office:value="25.5" calcext:value-type="float">
            <text:p>25.5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16-03-02T14:38:16" calcext:value-type="date">
            <text:p>2016-03-02 14:38:16</text:p>
          </table:table-cell>
          <table:table-cell office:value-type="float" office:value="25.6" calcext:value-type="float">
            <text:p>25.6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16-03-02T14:38:47" calcext:value-type="date">
            <text:p>2016-03-02 14:38:47</text:p>
          </table:table-cell>
          <table:table-cell office:value-type="float" office:value="25.4" calcext:value-type="float">
            <text:p>25.4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date" office:date-value="2016-03-02T14:39:17" calcext:value-type="date">
            <text:p>2016-03-02 14:39:17</text:p>
          </table:table-cell>
          <table:table-cell office:value-type="float" office:value="25.9" calcext:value-type="float">
            <text:p>25.9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date" office:date-value="2016-03-02T14:39:47" calcext:value-type="date">
            <text:p>2016-03-02 14:39:47</text:p>
          </table:table-cell>
          <table:table-cell office:value-type="float" office:value="25.1" calcext:value-type="float">
            <text:p>25.1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date" office:date-value="2016-03-02T14:40:17" calcext:value-type="date">
            <text:p>2016-03-02 14:40:17</text:p>
          </table:table-cell>
          <table:table-cell office:value-type="float" office:value="25.8" calcext:value-type="float">
            <text:p>25.8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4:40:47" calcext:value-type="date">
            <text:p>2016-03-02 14:40:47</text:p>
          </table:table-cell>
          <table:table-cell office:value-type="float" office:value="26.1" calcext:value-type="float">
            <text:p>26.1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4:41:18" calcext:value-type="date">
            <text:p>2016-03-02 14:41:18</text:p>
          </table:table-cell>
          <table:table-cell office:value-type="float" office:value="25.8" calcext:value-type="float">
            <text:p>25.8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4:41:48" calcext:value-type="date">
            <text:p>2016-03-02 14:41:48</text:p>
          </table:table-cell>
          <table:table-cell office:value-type="float" office:value="25.6" calcext:value-type="float">
            <text:p>25.6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4:42:18" calcext:value-type="date">
            <text:p>2016-03-02 14:42:18</text:p>
          </table:table-cell>
          <table:table-cell office:value-type="float" office:value="25.5" calcext:value-type="float">
            <text:p>25.5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4:42:48" calcext:value-type="date">
            <text:p>2016-03-02 14:42:48</text:p>
          </table:table-cell>
          <table:table-cell office:value-type="float" office:value="25.2" calcext:value-type="float">
            <text:p>25.2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4:43:19" calcext:value-type="date">
            <text:p>2016-03-02 14:43:19</text:p>
          </table:table-cell>
          <table:table-cell office:value-type="float" office:value="25.6" calcext:value-type="float">
            <text:p>25.6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4:43:49" calcext:value-type="date">
            <text:p>2016-03-02 14:43:49</text:p>
          </table:table-cell>
          <table:table-cell office:value-type="float" office:value="25.8" calcext:value-type="float">
            <text:p>25.8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date" office:date-value="2016-03-02T14:44:19" calcext:value-type="date">
            <text:p>2016-03-02 14:44:19</text:p>
          </table:table-cell>
          <table:table-cell office:value-type="float" office:value="25.9" calcext:value-type="float">
            <text:p>25.9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date" office:date-value="2016-03-02T14:44:49" calcext:value-type="date">
            <text:p>2016-03-02 14:44:49</text:p>
          </table:table-cell>
          <table:table-cell office:value-type="float" office:value="26" calcext:value-type="float">
            <text:p>26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date" office:date-value="2016-03-02T14:45:19" calcext:value-type="date">
            <text:p>2016-03-02 14:45:19</text:p>
          </table:table-cell>
          <table:table-cell office:value-type="float" office:value="25.9" calcext:value-type="float">
            <text:p>25.9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4:45:50" calcext:value-type="date">
            <text:p>2016-03-02 14:45:50</text:p>
          </table:table-cell>
          <table:table-cell office:value-type="float" office:value="25.9" calcext:value-type="float">
            <text:p>25.9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4:46:20" calcext:value-type="date">
            <text:p>2016-03-02 14:46:20</text:p>
          </table:table-cell>
          <table:table-cell office:value-type="float" office:value="25.6" calcext:value-type="float">
            <text:p>25.6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4:46:50" calcext:value-type="date">
            <text:p>2016-03-02 14:46:50</text:p>
          </table:table-cell>
          <table:table-cell office:value-type="float" office:value="26.1" calcext:value-type="float">
            <text:p>26.1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4:47:20" calcext:value-type="date">
            <text:p>2016-03-02 14:47:20</text:p>
          </table:table-cell>
          <table:table-cell office:value-type="float" office:value="26.2" calcext:value-type="float">
            <text:p>26.2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4:47:50" calcext:value-type="date">
            <text:p>2016-03-02 14:47:50</text:p>
          </table:table-cell>
          <table:table-cell office:value-type="float" office:value="26.2" calcext:value-type="float">
            <text:p>26.2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4:48:21" calcext:value-type="date">
            <text:p>2016-03-02 14:48:21</text:p>
          </table:table-cell>
          <table:table-cell office:value-type="float" office:value="25.9" calcext:value-type="float">
            <text:p>25.9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4:48:51" calcext:value-type="date">
            <text:p>2016-03-02 14:48:51</text:p>
          </table:table-cell>
          <table:table-cell office:value-type="float" office:value="26" calcext:value-type="float">
            <text:p>26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4:49:21" calcext:value-type="date">
            <text:p>2016-03-02 14:49:21</text:p>
          </table:table-cell>
          <table:table-cell office:value-type="float" office:value="26" calcext:value-type="float">
            <text:p>26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4:49:51" calcext:value-type="date">
            <text:p>2016-03-02 14:49:51</text:p>
          </table:table-cell>
          <table:table-cell office:value-type="float" office:value="25.4" calcext:value-type="float">
            <text:p>25.4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4:50:21" calcext:value-type="date">
            <text:p>2016-03-02 14:50:21</text:p>
          </table:table-cell>
          <table:table-cell office:value-type="float" office:value="26.7" calcext:value-type="float">
            <text:p>26.7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4:50:52" calcext:value-type="date">
            <text:p>2016-03-02 14:50:52</text:p>
          </table:table-cell>
          <table:table-cell office:value-type="float" office:value="26.1" calcext:value-type="float">
            <text:p>26.1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4:51:22" calcext:value-type="date">
            <text:p>2016-03-02 14:51:22</text:p>
          </table:table-cell>
          <table:table-cell office:value-type="float" office:value="26.4" calcext:value-type="float">
            <text:p>26.4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4:51:52" calcext:value-type="date">
            <text:p>2016-03-02 14:51:52</text:p>
          </table:table-cell>
          <table:table-cell office:value-type="float" office:value="26.7" calcext:value-type="float">
            <text:p>26.7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4:52:22" calcext:value-type="date">
            <text:p>2016-03-02 14:52:22</text:p>
          </table:table-cell>
          <table:table-cell office:value-type="float" office:value="26.2" calcext:value-type="float">
            <text:p>26.2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4:52:53" calcext:value-type="date">
            <text:p>2016-03-02 14:52:53</text:p>
          </table:table-cell>
          <table:table-cell office:value-type="float" office:value="26" calcext:value-type="float">
            <text:p>26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16-03-02T14:53:23" calcext:value-type="date">
            <text:p>2016-03-02 14:53:23</text:p>
          </table:table-cell>
          <table:table-cell office:value-type="float" office:value="25.8" calcext:value-type="float">
            <text:p>25.8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date" office:date-value="2016-03-02T14:53:53" calcext:value-type="date">
            <text:p>2016-03-02 14:53:53</text:p>
          </table:table-cell>
          <table:table-cell office:value-type="float" office:value="26" calcext:value-type="float">
            <text:p>26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date" office:date-value="2016-03-02T14:54:23" calcext:value-type="date">
            <text:p>2016-03-02 14:54:23</text:p>
          </table:table-cell>
          <table:table-cell office:value-type="float" office:value="26.1" calcext:value-type="float">
            <text:p>26.1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date" office:date-value="2016-03-02T14:55:24" calcext:value-type="date">
            <text:p>2016-03-02 14:55:24</text:p>
          </table:table-cell>
          <table:table-cell office:value-type="float" office:value="25.4" calcext:value-type="float">
            <text:p>25.4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date" office:date-value="2016-03-02T14:55:54" calcext:value-type="date">
            <text:p>2016-03-02 14:55:54</text:p>
          </table:table-cell>
          <table:table-cell office:value-type="float" office:value="25.8" calcext:value-type="float">
            <text:p>25.8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date" office:date-value="2016-03-02T14:56:24" calcext:value-type="date">
            <text:p>2016-03-02 14:56:24</text:p>
          </table:table-cell>
          <table:table-cell office:value-type="float" office:value="25.4" calcext:value-type="float">
            <text:p>25.4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4:56:54" calcext:value-type="date">
            <text:p>2016-03-02 14:56:54</text:p>
          </table:table-cell>
          <table:table-cell office:value-type="float" office:value="25.4" calcext:value-type="float">
            <text:p>25.4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4:57:24" calcext:value-type="date">
            <text:p>2016-03-02 14:57:24</text:p>
          </table:table-cell>
          <table:table-cell office:value-type="float" office:value="25.8" calcext:value-type="float">
            <text:p>25.8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4:57:55" calcext:value-type="date">
            <text:p>2016-03-02 14:57:55</text:p>
          </table:table-cell>
          <table:table-cell office:value-type="float" office:value="25" calcext:value-type="float">
            <text:p>25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4:58:25" calcext:value-type="date">
            <text:p>2016-03-02 14:58:25</text:p>
          </table:table-cell>
          <table:table-cell office:value-type="float" office:value="25.5" calcext:value-type="float">
            <text:p>25.5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4:58:55" calcext:value-type="date">
            <text:p>2016-03-02 14:58:55</text:p>
          </table:table-cell>
          <table:table-cell office:value-type="float" office:value="25.4" calcext:value-type="float">
            <text:p>25.4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4:59:25" calcext:value-type="date">
            <text:p>2016-03-02 14:59:25</text:p>
          </table:table-cell>
          <table:table-cell office:value-type="float" office:value="25.7" calcext:value-type="float">
            <text:p>25.7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date" office:date-value="2016-03-02T14:59:56" calcext:value-type="date">
            <text:p>2016-03-02 14:59:56</text:p>
          </table:table-cell>
          <table:table-cell office:value-type="float" office:value="25.6" calcext:value-type="float">
            <text:p>25.6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date" office:date-value="2016-03-02T15:00:26" calcext:value-type="date">
            <text:p>2016-03-02 15:00:26</text:p>
          </table:table-cell>
          <table:table-cell office:value-type="float" office:value="25.5" calcext:value-type="float">
            <text:p>25.5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date" office:date-value="2016-03-02T15:00:56" calcext:value-type="date">
            <text:p>2016-03-02 15:00:56</text:p>
          </table:table-cell>
          <table:table-cell office:value-type="float" office:value="25.4" calcext:value-type="float">
            <text:p>25.4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date" office:date-value="2016-03-02T15:01:26" calcext:value-type="date">
            <text:p>2016-03-02 15:01:26</text:p>
          </table:table-cell>
          <table:table-cell office:value-type="float" office:value="25.7" calcext:value-type="float">
            <text:p>25.7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date" office:date-value="2016-03-02T15:01:56" calcext:value-type="date">
            <text:p>2016-03-02 15:01:56</text:p>
          </table:table-cell>
          <table:table-cell office:value-type="float" office:value="25.9" calcext:value-type="float">
            <text:p>25.9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16-03-02T15:02:27" calcext:value-type="date">
            <text:p>2016-03-02 15:02:27</text:p>
          </table:table-cell>
          <table:table-cell office:value-type="float" office:value="26" calcext:value-type="float">
            <text:p>26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16-03-02T15:02:57" calcext:value-type="date">
            <text:p>2016-03-02 15:02:57</text:p>
          </table:table-cell>
          <table:table-cell office:value-type="float" office:value="25.7" calcext:value-type="float">
            <text:p>25.7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16-03-02T15:03:27" calcext:value-type="date">
            <text:p>2016-03-02 15:03:27</text:p>
          </table:table-cell>
          <table:table-cell office:value-type="float" office:value="26.1" calcext:value-type="float">
            <text:p>26.1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16-03-02T15:03:57" calcext:value-type="date">
            <text:p>2016-03-02 15:03:57</text:p>
          </table:table-cell>
          <table:table-cell office:value-type="float" office:value="26" calcext:value-type="float">
            <text:p>26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16-03-02T15:04:27" calcext:value-type="date">
            <text:p>2016-03-02 15:04:27</text:p>
          </table:table-cell>
          <table:table-cell office:value-type="float" office:value="26.2" calcext:value-type="float">
            <text:p>26.2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16-03-02T15:04:58" calcext:value-type="date">
            <text:p>2016-03-02 15:04:58</text:p>
          </table:table-cell>
          <table:table-cell office:value-type="float" office:value="26.6" calcext:value-type="float">
            <text:p>26.6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16-03-02T15:05:28" calcext:value-type="date">
            <text:p>2016-03-02 15:05:28</text:p>
          </table:table-cell>
          <table:table-cell office:value-type="float" office:value="26.5" calcext:value-type="float">
            <text:p>26.5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16-03-02T15:05:58" calcext:value-type="date">
            <text:p>2016-03-02 15:05:58</text:p>
          </table:table-cell>
          <table:table-cell office:value-type="float" office:value="26" calcext:value-type="float">
            <text:p>26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date" office:date-value="2016-03-02T15:06:28" calcext:value-type="date">
            <text:p>2016-03-02 15:06:28</text:p>
          </table:table-cell>
          <table:table-cell office:value-type="float" office:value="25.9" calcext:value-type="float">
            <text:p>25.9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date" office:date-value="2016-03-02T15:06:59" calcext:value-type="date">
            <text:p>2016-03-02 15:06:59</text:p>
          </table:table-cell>
          <table:table-cell office:value-type="float" office:value="26" calcext:value-type="float">
            <text:p>26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date" office:date-value="2016-03-02T15:07:29" calcext:value-type="date">
            <text:p>2016-03-02 15:07:29</text:p>
          </table:table-cell>
          <table:table-cell office:value-type="float" office:value="26" calcext:value-type="float">
            <text:p>26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date" office:date-value="2016-03-02T15:07:59" calcext:value-type="date">
            <text:p>2016-03-02 15:07:59</text:p>
          </table:table-cell>
          <table:table-cell office:value-type="float" office:value="25.6" calcext:value-type="float">
            <text:p>25.6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date" office:date-value="2016-03-02T15:08:29" calcext:value-type="date">
            <text:p>2016-03-02 15:08:29</text:p>
          </table:table-cell>
          <table:table-cell office:value-type="float" office:value="26.1" calcext:value-type="float">
            <text:p>26.1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date" office:date-value="2016-03-02T15:08:59" calcext:value-type="date">
            <text:p>2016-03-02 15:08:59</text:p>
          </table:table-cell>
          <table:table-cell office:value-type="float" office:value="26.4" calcext:value-type="float">
            <text:p>26.4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date" office:date-value="2016-03-02T15:09:30" calcext:value-type="date">
            <text:p>2016-03-02 15:09:30</text:p>
          </table:table-cell>
          <table:table-cell office:value-type="float" office:value="26.1" calcext:value-type="float">
            <text:p>26.1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5:10:00" calcext:value-type="date">
            <text:p>2016-03-02 15:10:00</text:p>
          </table:table-cell>
          <table:table-cell office:value-type="float" office:value="25.8" calcext:value-type="float">
            <text:p>25.8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5:10:30" calcext:value-type="date">
            <text:p>2016-03-02 15:10:30</text:p>
          </table:table-cell>
          <table:table-cell office:value-type="float" office:value="25.4" calcext:value-type="float">
            <text:p>25.4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5:11:00" calcext:value-type="date">
            <text:p>2016-03-02 15:11:00</text:p>
          </table:table-cell>
          <table:table-cell office:value-type="float" office:value="25.1" calcext:value-type="float">
            <text:p>25.1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5:11:30" calcext:value-type="date">
            <text:p>2016-03-02 15:11:30</text:p>
          </table:table-cell>
          <table:table-cell office:value-type="float" office:value="25.4" calcext:value-type="float">
            <text:p>25.4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5:12:01" calcext:value-type="date">
            <text:p>2016-03-02 15:12:01</text:p>
          </table:table-cell>
          <table:table-cell office:value-type="float" office:value="26" calcext:value-type="float">
            <text:p>26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5:12:31" calcext:value-type="date">
            <text:p>2016-03-02 15:12:31</text:p>
          </table:table-cell>
          <table:table-cell office:value-type="float" office:value="26" calcext:value-type="float">
            <text:p>26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5:13:01" calcext:value-type="date">
            <text:p>2016-03-02 15:13:01</text:p>
          </table:table-cell>
          <table:table-cell office:value-type="float" office:value="25.9" calcext:value-type="float">
            <text:p>25.9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5:13:31" calcext:value-type="date">
            <text:p>2016-03-02 15:13:31</text:p>
          </table:table-cell>
          <table:table-cell office:value-type="float" office:value="26.1" calcext:value-type="float">
            <text:p>26.1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5:14:01" calcext:value-type="date">
            <text:p>2016-03-02 15:14:01</text:p>
          </table:table-cell>
          <table:table-cell office:value-type="float" office:value="25.6" calcext:value-type="float">
            <text:p>25.6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5:14:32" calcext:value-type="date">
            <text:p>2016-03-02 15:14:32</text:p>
          </table:table-cell>
          <table:table-cell office:value-type="float" office:value="25.5" calcext:value-type="float">
            <text:p>25.5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15:02" calcext:value-type="date">
            <text:p>2016-03-02 15:15:02</text:p>
          </table:table-cell>
          <table:table-cell office:value-type="float" office:value="25.9" calcext:value-type="float">
            <text:p>25.9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15:32" calcext:value-type="date">
            <text:p>2016-03-02 15:15:32</text:p>
          </table:table-cell>
          <table:table-cell office:value-type="float" office:value="25.8" calcext:value-type="float">
            <text:p>25.8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16:02" calcext:value-type="date">
            <text:p>2016-03-02 15:16:02</text:p>
          </table:table-cell>
          <table:table-cell office:value-type="float" office:value="25.4" calcext:value-type="float">
            <text:p>25.4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16:33" calcext:value-type="date">
            <text:p>2016-03-02 15:16:33</text:p>
          </table:table-cell>
          <table:table-cell office:value-type="float" office:value="26.1" calcext:value-type="float">
            <text:p>26.1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17:03" calcext:value-type="date">
            <text:p>2016-03-02 15:17:03</text:p>
          </table:table-cell>
          <table:table-cell office:value-type="float" office:value="26.2" calcext:value-type="float">
            <text:p>26.2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17:33" calcext:value-type="date">
            <text:p>2016-03-02 15:17:33</text:p>
          </table:table-cell>
          <table:table-cell office:value-type="float" office:value="25.6" calcext:value-type="float">
            <text:p>25.6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18:03" calcext:value-type="date">
            <text:p>2016-03-02 15:18:03</text:p>
          </table:table-cell>
          <table:table-cell office:value-type="float" office:value="25.9" calcext:value-type="float">
            <text:p>25.9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18:33" calcext:value-type="date">
            <text:p>2016-03-02 15:18:33</text:p>
          </table:table-cell>
          <table:table-cell office:value-type="float" office:value="25.9" calcext:value-type="float">
            <text:p>25.9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19:04" calcext:value-type="date">
            <text:p>2016-03-02 15:19:04</text:p>
          </table:table-cell>
          <table:table-cell office:value-type="float" office:value="26.1" calcext:value-type="float">
            <text:p>26.1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19:34" calcext:value-type="date">
            <text:p>2016-03-02 15:19:34</text:p>
          </table:table-cell>
          <table:table-cell office:value-type="float" office:value="26.1" calcext:value-type="float">
            <text:p>26.1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20:04" calcext:value-type="date">
            <text:p>2016-03-02 15:20:04</text:p>
          </table:table-cell>
          <table:table-cell office:value-type="float" office:value="26.4" calcext:value-type="float">
            <text:p>26.4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20:34" calcext:value-type="date">
            <text:p>2016-03-02 15:20:34</text:p>
          </table:table-cell>
          <table:table-cell office:value-type="float" office:value="26.5" calcext:value-type="float">
            <text:p>26.5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21:04" calcext:value-type="date">
            <text:p>2016-03-02 15:21:04</text:p>
          </table:table-cell>
          <table:table-cell office:value-type="float" office:value="26.6" calcext:value-type="float">
            <text:p>26.6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21:35" calcext:value-type="date">
            <text:p>2016-03-02 15:21:35</text:p>
          </table:table-cell>
          <table:table-cell office:value-type="float" office:value="27" calcext:value-type="float">
            <text:p>27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22:05" calcext:value-type="date">
            <text:p>2016-03-02 15:22:05</text:p>
          </table:table-cell>
          <table:table-cell office:value-type="float" office:value="26.8" calcext:value-type="float">
            <text:p>26.8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22:35" calcext:value-type="date">
            <text:p>2016-03-02 15:22:35</text:p>
          </table:table-cell>
          <table:table-cell office:value-type="float" office:value="27.5" calcext:value-type="float">
            <text:p>27.5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23:05" calcext:value-type="date">
            <text:p>2016-03-02 15:23:05</text:p>
          </table:table-cell>
          <table:table-cell office:value-type="float" office:value="27.9" calcext:value-type="float">
            <text:p>27.9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23:36" calcext:value-type="date">
            <text:p>2016-03-02 15:23:36</text:p>
          </table:table-cell>
          <table:table-cell office:value-type="float" office:value="28.1" calcext:value-type="float">
            <text:p>28.1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24:06" calcext:value-type="date">
            <text:p>2016-03-02 15:24:06</text:p>
          </table:table-cell>
          <table:table-cell office:value-type="float" office:value="27.9" calcext:value-type="float">
            <text:p>27.9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24:36" calcext:value-type="date">
            <text:p>2016-03-02 15:24:36</text:p>
          </table:table-cell>
          <table:table-cell office:value-type="float" office:value="27.6" calcext:value-type="float">
            <text:p>27.6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25:06" calcext:value-type="date">
            <text:p>2016-03-02 15:25:06</text:p>
          </table:table-cell>
          <table:table-cell office:value-type="float" office:value="27.6" calcext:value-type="float">
            <text:p>27.6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25:36" calcext:value-type="date">
            <text:p>2016-03-02 15:25:36</text:p>
          </table:table-cell>
          <table:table-cell office:value-type="float" office:value="27.8" calcext:value-type="float">
            <text:p>27.8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26:07" calcext:value-type="date">
            <text:p>2016-03-02 15:26:07</text:p>
          </table:table-cell>
          <table:table-cell office:value-type="float" office:value="28.1" calcext:value-type="float">
            <text:p>28.1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26:37" calcext:value-type="date">
            <text:p>2016-03-02 15:26:37</text:p>
          </table:table-cell>
          <table:table-cell office:value-type="float" office:value="27.1" calcext:value-type="float">
            <text:p>27.1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27:07" calcext:value-type="date">
            <text:p>2016-03-02 15:27:07</text:p>
          </table:table-cell>
          <table:table-cell office:value-type="float" office:value="28.2" calcext:value-type="float">
            <text:p>28.2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27:37" calcext:value-type="date">
            <text:p>2016-03-02 15:27:37</text:p>
          </table:table-cell>
          <table:table-cell office:value-type="float" office:value="28.4" calcext:value-type="float">
            <text:p>28.4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28:07" calcext:value-type="date">
            <text:p>2016-03-02 15:28:07</text:p>
          </table:table-cell>
          <table:table-cell office:value-type="float" office:value="28.3" calcext:value-type="float">
            <text:p>28.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5:28:38" calcext:value-type="date">
            <text:p>2016-03-02 15:28:38</text:p>
          </table:table-cell>
          <table:table-cell office:value-type="float" office:value="27.7" calcext:value-type="float">
            <text:p>27.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5:29:08" calcext:value-type="date">
            <text:p>2016-03-02 15:29:08</text:p>
          </table:table-cell>
          <table:table-cell office:value-type="float" office:value="27.5" calcext:value-type="float">
            <text:p>27.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5:29:38" calcext:value-type="date">
            <text:p>2016-03-02 15:29:38</text:p>
          </table:table-cell>
          <table:table-cell office:value-type="float" office:value="27.7" calcext:value-type="float">
            <text:p>27.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5:30:08" calcext:value-type="date">
            <text:p>2016-03-02 15:30:08</text:p>
          </table:table-cell>
          <table:table-cell office:value-type="float" office:value="27.8" calcext:value-type="float">
            <text:p>27.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5:30:39" calcext:value-type="date">
            <text:p>2016-03-02 15:30:39</text:p>
          </table:table-cell>
          <table:table-cell office:value-type="float" office:value="28.4" calcext:value-type="float">
            <text:p>28.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5:31:09" calcext:value-type="date">
            <text:p>2016-03-02 15:31:09</text:p>
          </table:table-cell>
          <table:table-cell office:value-type="float" office:value="28.4" calcext:value-type="float">
            <text:p>28.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5:31:39" calcext:value-type="date">
            <text:p>2016-03-02 15:31:39</text:p>
          </table:table-cell>
          <table:table-cell office:value-type="float" office:value="28.5" calcext:value-type="float">
            <text:p>28.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5:32:09" calcext:value-type="date">
            <text:p>2016-03-02 15:32:09</text:p>
          </table:table-cell>
          <table:table-cell office:value-type="float" office:value="28.5" calcext:value-type="float">
            <text:p>28.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5:32:39" calcext:value-type="date">
            <text:p>2016-03-02 15:32:39</text:p>
          </table:table-cell>
          <table:table-cell office:value-type="float" office:value="28.5" calcext:value-type="float">
            <text:p>28.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5:33:10" calcext:value-type="date">
            <text:p>2016-03-02 15:33:10</text:p>
          </table:table-cell>
          <table:table-cell office:value-type="float" office:value="28.4" calcext:value-type="float">
            <text:p>28.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5:33:40" calcext:value-type="date">
            <text:p>2016-03-02 15:33:40</text:p>
          </table:table-cell>
          <table:table-cell office:value-type="float" office:value="28.6" calcext:value-type="float">
            <text:p>28.6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34:10" calcext:value-type="date">
            <text:p>2016-03-02 15:34:10</text:p>
          </table:table-cell>
          <table:table-cell office:value-type="float" office:value="28.5" calcext:value-type="float">
            <text:p>28.5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34:40" calcext:value-type="date">
            <text:p>2016-03-02 15:34:40</text:p>
          </table:table-cell>
          <table:table-cell office:value-type="float" office:value="28.5" calcext:value-type="float">
            <text:p>28.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5:35:10" calcext:value-type="date">
            <text:p>2016-03-02 15:35:10</text:p>
          </table:table-cell>
          <table:table-cell office:value-type="float" office:value="28.2" calcext:value-type="float">
            <text:p>28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5:35:41" calcext:value-type="date">
            <text:p>2016-03-02 15:35:41</text:p>
          </table:table-cell>
          <table:table-cell office:value-type="float" office:value="28.5" calcext:value-type="float">
            <text:p>28.5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36:11" calcext:value-type="date">
            <text:p>2016-03-02 15:36:11</text:p>
          </table:table-cell>
          <table:table-cell office:value-type="float" office:value="28.4" calcext:value-type="float">
            <text:p>28.4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36:41" calcext:value-type="date">
            <text:p>2016-03-02 15:36:41</text:p>
          </table:table-cell>
          <table:table-cell office:value-type="float" office:value="28.3" calcext:value-type="float">
            <text:p>28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37:11" calcext:value-type="date">
            <text:p>2016-03-02 15:37:11</text:p>
          </table:table-cell>
          <table:table-cell office:value-type="float" office:value="28.5" calcext:value-type="float">
            <text:p>28.5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37:41" calcext:value-type="date">
            <text:p>2016-03-02 15:37:41</text:p>
          </table:table-cell>
          <table:table-cell office:value-type="float" office:value="28.5" calcext:value-type="float">
            <text:p>28.5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38:12" calcext:value-type="date">
            <text:p>2016-03-02 15:38:12</text:p>
          </table:table-cell>
          <table:table-cell office:value-type="float" office:value="28.5" calcext:value-type="float">
            <text:p>28.5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38:42" calcext:value-type="date">
            <text:p>2016-03-02 15:38:42</text:p>
          </table:table-cell>
          <table:table-cell office:value-type="float" office:value="28.4" calcext:value-type="float">
            <text:p>28.4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39:12" calcext:value-type="date">
            <text:p>2016-03-02 15:39:12</text:p>
          </table:table-cell>
          <table:table-cell office:value-type="float" office:value="28.4" calcext:value-type="float">
            <text:p>28.4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39:42" calcext:value-type="date">
            <text:p>2016-03-02 15:39:42</text:p>
          </table:table-cell>
          <table:table-cell office:value-type="float" office:value="28.2" calcext:value-type="float">
            <text:p>28.2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40:13" calcext:value-type="date">
            <text:p>2016-03-02 15:40:13</text:p>
          </table:table-cell>
          <table:table-cell office:value-type="float" office:value="28.3" calcext:value-type="float">
            <text:p>28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40:43" calcext:value-type="date">
            <text:p>2016-03-02 15:40:43</text:p>
          </table:table-cell>
          <table:table-cell office:value-type="float" office:value="28.2" calcext:value-type="float">
            <text:p>28.2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41:13" calcext:value-type="date">
            <text:p>2016-03-02 15:41:13</text:p>
          </table:table-cell>
          <table:table-cell office:value-type="float" office:value="27.8" calcext:value-type="float">
            <text:p>27.8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41:43" calcext:value-type="date">
            <text:p>2016-03-02 15:41:43</text:p>
          </table:table-cell>
          <table:table-cell office:value-type="float" office:value="28.3" calcext:value-type="float">
            <text:p>28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42:13" calcext:value-type="date">
            <text:p>2016-03-02 15:42:13</text:p>
          </table:table-cell>
          <table:table-cell office:value-type="float" office:value="28.3" calcext:value-type="float">
            <text:p>28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42:44" calcext:value-type="date">
            <text:p>2016-03-02 15:42:44</text:p>
          </table:table-cell>
          <table:table-cell office:value-type="float" office:value="28.1" calcext:value-type="float">
            <text:p>28.1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43:14" calcext:value-type="date">
            <text:p>2016-03-02 15:43:14</text:p>
          </table:table-cell>
          <table:table-cell office:value-type="float" office:value="28.1" calcext:value-type="float">
            <text:p>28.1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43:44" calcext:value-type="date">
            <text:p>2016-03-02 15:43:44</text:p>
          </table:table-cell>
          <table:table-cell office:value-type="float" office:value="28.1" calcext:value-type="float">
            <text:p>28.1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50:17" calcext:value-type="date">
            <text:p>2016-03-02 15:50:17</text:p>
          </table:table-cell>
          <table:table-cell office:value-type="float" office:value="28.3" calcext:value-type="float">
            <text:p>28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50:47" calcext:value-type="date">
            <text:p>2016-03-02 15:50:47</text:p>
          </table:table-cell>
          <table:table-cell office:value-type="float" office:value="28.3" calcext:value-type="float">
            <text:p>28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51:17" calcext:value-type="date">
            <text:p>2016-03-02 15:51:17</text:p>
          </table:table-cell>
          <table:table-cell office:value-type="float" office:value="28.2" calcext:value-type="float">
            <text:p>28.2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51:47" calcext:value-type="date">
            <text:p>2016-03-02 15:51:47</text:p>
          </table:table-cell>
          <table:table-cell office:value-type="float" office:value="28.3" calcext:value-type="float">
            <text:p>28.3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5:52:18" calcext:value-type="date">
            <text:p>2016-03-02 15:52:18</text:p>
          </table:table-cell>
          <table:table-cell office:value-type="float" office:value="28.1" calcext:value-type="float">
            <text:p>28.1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52:48" calcext:value-type="date">
            <text:p>2016-03-02 15:52:48</text:p>
          </table:table-cell>
          <table:table-cell office:value-type="float" office:value="28.2" calcext:value-type="float">
            <text:p>28.2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53:18" calcext:value-type="date">
            <text:p>2016-03-02 15:53:18</text:p>
          </table:table-cell>
          <table:table-cell office:value-type="float" office:value="27.8" calcext:value-type="float">
            <text:p>27.8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53:48" calcext:value-type="date">
            <text:p>2016-03-02 15:53:48</text:p>
          </table:table-cell>
          <table:table-cell office:value-type="float" office:value="28.1" calcext:value-type="float">
            <text:p>28.1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5:54:19" calcext:value-type="date">
            <text:p>2016-03-02 15:54:19</text:p>
          </table:table-cell>
          <table:table-cell office:value-type="float" office:value="27.5" calcext:value-type="float">
            <text:p>27.5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54:49" calcext:value-type="date">
            <text:p>2016-03-02 15:54:49</text:p>
          </table:table-cell>
          <table:table-cell office:value-type="float" office:value="28.2" calcext:value-type="float">
            <text:p>28.2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5:55:19" calcext:value-type="date">
            <text:p>2016-03-02 15:55:19</text:p>
          </table:table-cell>
          <table:table-cell office:value-type="float" office:value="28.3" calcext:value-type="float">
            <text:p>28.3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5:55:49" calcext:value-type="date">
            <text:p>2016-03-02 15:55:49</text:p>
          </table:table-cell>
          <table:table-cell office:value-type="float" office:value="28.2" calcext:value-type="float">
            <text:p>28.2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5:56:19" calcext:value-type="date">
            <text:p>2016-03-02 15:56:19</text:p>
          </table:table-cell>
          <table:table-cell office:value-type="float" office:value="28.2" calcext:value-type="float">
            <text:p>28.2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5:56:50" calcext:value-type="date">
            <text:p>2016-03-02 15:56:50</text:p>
          </table:table-cell>
          <table:table-cell office:value-type="float" office:value="28.1" calcext:value-type="float">
            <text:p>28.1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57:20" calcext:value-type="date">
            <text:p>2016-03-02 15:57:20</text:p>
          </table:table-cell>
          <table:table-cell office:value-type="float" office:value="28.2" calcext:value-type="float">
            <text:p>28.2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57:50" calcext:value-type="date">
            <text:p>2016-03-02 15:57:50</text:p>
          </table:table-cell>
          <table:table-cell office:value-type="float" office:value="28.2" calcext:value-type="float">
            <text:p>28.2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16-03-02T15:58:20" calcext:value-type="date">
            <text:p>2016-03-02 15:58:20</text:p>
          </table:table-cell>
          <table:table-cell office:value-type="float" office:value="28.2" calcext:value-type="float">
            <text:p>28.2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58:50" calcext:value-type="date">
            <text:p>2016-03-02 15:58:50</text:p>
          </table:table-cell>
          <table:table-cell office:value-type="float" office:value="28.3" calcext:value-type="float">
            <text:p>28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59:21" calcext:value-type="date">
            <text:p>2016-03-02 15:59:21</text:p>
          </table:table-cell>
          <table:table-cell office:value-type="float" office:value="28" calcext:value-type="float">
            <text:p>28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5:59:51" calcext:value-type="date">
            <text:p>2016-03-02 15:59:51</text:p>
          </table:table-cell>
          <table:table-cell office:value-type="float" office:value="28.3" calcext:value-type="float">
            <text:p>28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00:21" calcext:value-type="date">
            <text:p>2016-03-02 16:00:21</text:p>
          </table:table-cell>
          <table:table-cell office:value-type="float" office:value="28.2" calcext:value-type="float">
            <text:p>28.2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00:51" calcext:value-type="date">
            <text:p>2016-03-02 16:00:51</text:p>
          </table:table-cell>
          <table:table-cell office:value-type="float" office:value="28.3" calcext:value-type="float">
            <text:p>28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01:22" calcext:value-type="date">
            <text:p>2016-03-02 16:01:22</text:p>
          </table:table-cell>
          <table:table-cell office:value-type="float" office:value="28.3" calcext:value-type="float">
            <text:p>28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01:52" calcext:value-type="date">
            <text:p>2016-03-02 16:01:52</text:p>
          </table:table-cell>
          <table:table-cell office:value-type="float" office:value="28.4" calcext:value-type="float">
            <text:p>28.4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02:22" calcext:value-type="date">
            <text:p>2016-03-02 16:02:22</text:p>
          </table:table-cell>
          <table:table-cell office:value-type="float" office:value="28.3" calcext:value-type="float">
            <text:p>28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02:52" calcext:value-type="date">
            <text:p>2016-03-02 16:02:52</text:p>
          </table:table-cell>
          <table:table-cell office:value-type="float" office:value="28.4" calcext:value-type="float">
            <text:p>28.4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03:22" calcext:value-type="date">
            <text:p>2016-03-02 16:03:22</text:p>
          </table:table-cell>
          <table:table-cell office:value-type="float" office:value="28.4" calcext:value-type="float">
            <text:p>28.4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03:53" calcext:value-type="date">
            <text:p>2016-03-02 16:03:53</text:p>
          </table:table-cell>
          <table:table-cell office:value-type="float" office:value="28.3" calcext:value-type="float">
            <text:p>28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04:23" calcext:value-type="date">
            <text:p>2016-03-02 16:04:23</text:p>
          </table:table-cell>
          <table:table-cell office:value-type="float" office:value="28.3" calcext:value-type="float">
            <text:p>28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04:53" calcext:value-type="date">
            <text:p>2016-03-02 16:04:53</text:p>
          </table:table-cell>
          <table:table-cell office:value-type="float" office:value="28.3" calcext:value-type="float">
            <text:p>28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05:23" calcext:value-type="date">
            <text:p>2016-03-02 16:05:23</text:p>
          </table:table-cell>
          <table:table-cell office:value-type="float" office:value="28.3" calcext:value-type="float">
            <text:p>28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05:53" calcext:value-type="date">
            <text:p>2016-03-02 16:05:53</text:p>
          </table:table-cell>
          <table:table-cell office:value-type="float" office:value="28.3" calcext:value-type="float">
            <text:p>28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06:24" calcext:value-type="date">
            <text:p>2016-03-02 16:06:24</text:p>
          </table:table-cell>
          <table:table-cell office:value-type="float" office:value="28.3" calcext:value-type="float">
            <text:p>28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06:54" calcext:value-type="date">
            <text:p>2016-03-02 16:06:54</text:p>
          </table:table-cell>
          <table:table-cell office:value-type="float" office:value="28.2" calcext:value-type="float">
            <text:p>28.2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07:24" calcext:value-type="date">
            <text:p>2016-03-02 16:07:24</text:p>
          </table:table-cell>
          <table:table-cell office:value-type="float" office:value="28.2" calcext:value-type="float">
            <text:p>28.2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07:54" calcext:value-type="date">
            <text:p>2016-03-02 16:07:54</text:p>
          </table:table-cell>
          <table:table-cell office:value-type="float" office:value="27.9" calcext:value-type="float">
            <text:p>27.9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08:24" calcext:value-type="date">
            <text:p>2016-03-02 16:08:24</text:p>
          </table:table-cell>
          <table:table-cell office:value-type="float" office:value="27.9" calcext:value-type="float">
            <text:p>27.9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08:55" calcext:value-type="date">
            <text:p>2016-03-02 16:08:55</text:p>
          </table:table-cell>
          <table:table-cell office:value-type="float" office:value="28.3" calcext:value-type="float">
            <text:p>28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09:25" calcext:value-type="date">
            <text:p>2016-03-02 16:09:25</text:p>
          </table:table-cell>
          <table:table-cell office:value-type="float" office:value="28.3" calcext:value-type="float">
            <text:p>28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09:55" calcext:value-type="date">
            <text:p>2016-03-02 16:09:55</text:p>
          </table:table-cell>
          <table:table-cell office:value-type="float" office:value="28.2" calcext:value-type="float">
            <text:p>28.2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10:25" calcext:value-type="date">
            <text:p>2016-03-02 16:10:25</text:p>
          </table:table-cell>
          <table:table-cell office:value-type="float" office:value="28.2" calcext:value-type="float">
            <text:p>28.2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10:56" calcext:value-type="date">
            <text:p>2016-03-02 16:10:56</text:p>
          </table:table-cell>
          <table:table-cell office:value-type="float" office:value="28" calcext:value-type="float">
            <text:p>28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11:26" calcext:value-type="date">
            <text:p>2016-03-02 16:11:26</text:p>
          </table:table-cell>
          <table:table-cell office:value-type="float" office:value="28.2" calcext:value-type="float">
            <text:p>28.2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11:56" calcext:value-type="date">
            <text:p>2016-03-02 16:11:56</text:p>
          </table:table-cell>
          <table:table-cell office:value-type="float" office:value="27.8" calcext:value-type="float">
            <text:p>27.8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12:26" calcext:value-type="date">
            <text:p>2016-03-02 16:12:26</text:p>
          </table:table-cell>
          <table:table-cell office:value-type="float" office:value="26.6" calcext:value-type="float">
            <text:p>26.6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12:56" calcext:value-type="date">
            <text:p>2016-03-02 16:12:56</text:p>
          </table:table-cell>
          <table:table-cell office:value-type="float" office:value="27.5" calcext:value-type="float">
            <text:p>27.5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13:27" calcext:value-type="date">
            <text:p>2016-03-02 16:13:27</text:p>
          </table:table-cell>
          <table:table-cell office:value-type="float" office:value="28.1" calcext:value-type="float">
            <text:p>28.1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13:57" calcext:value-type="date">
            <text:p>2016-03-02 16:13:57</text:p>
          </table:table-cell>
          <table:table-cell office:value-type="float" office:value="27.5" calcext:value-type="float">
            <text:p>27.5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14:27" calcext:value-type="date">
            <text:p>2016-03-02 16:14:27</text:p>
          </table:table-cell>
          <table:table-cell office:value-type="float" office:value="27.9" calcext:value-type="float">
            <text:p>27.9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14:57" calcext:value-type="date">
            <text:p>2016-03-02 16:14:57</text:p>
          </table:table-cell>
          <table:table-cell office:value-type="float" office:value="27.2" calcext:value-type="float">
            <text:p>27.2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15:27" calcext:value-type="date">
            <text:p>2016-03-02 16:15:27</text:p>
          </table:table-cell>
          <table:table-cell office:value-type="float" office:value="27.6" calcext:value-type="float">
            <text:p>27.6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15:58" calcext:value-type="date">
            <text:p>2016-03-02 16:15:58</text:p>
          </table:table-cell>
          <table:table-cell office:value-type="float" office:value="28.3" calcext:value-type="float">
            <text:p>28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16:28" calcext:value-type="date">
            <text:p>2016-03-02 16:16:28</text:p>
          </table:table-cell>
          <table:table-cell office:value-type="float" office:value="28.3" calcext:value-type="float">
            <text:p>28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16:58" calcext:value-type="date">
            <text:p>2016-03-02 16:16:58</text:p>
          </table:table-cell>
          <table:table-cell office:value-type="float" office:value="28.2" calcext:value-type="float">
            <text:p>28.2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17:28" calcext:value-type="date">
            <text:p>2016-03-02 16:17:28</text:p>
          </table:table-cell>
          <table:table-cell office:value-type="float" office:value="28.1" calcext:value-type="float">
            <text:p>28.1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17:59" calcext:value-type="date">
            <text:p>2016-03-02 16:17:59</text:p>
          </table:table-cell>
          <table:table-cell office:value-type="float" office:value="28.3" calcext:value-type="float">
            <text:p>28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18:29" calcext:value-type="date">
            <text:p>2016-03-02 16:18:29</text:p>
          </table:table-cell>
          <table:table-cell office:value-type="float" office:value="27.7" calcext:value-type="float">
            <text:p>27.7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18:59" calcext:value-type="date">
            <text:p>2016-03-02 16:18:59</text:p>
          </table:table-cell>
          <table:table-cell office:value-type="float" office:value="28.2" calcext:value-type="float">
            <text:p>28.2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19:29" calcext:value-type="date">
            <text:p>2016-03-02 16:19:29</text:p>
          </table:table-cell>
          <table:table-cell office:value-type="float" office:value="28.3" calcext:value-type="float">
            <text:p>28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19:59" calcext:value-type="date">
            <text:p>2016-03-02 16:19:59</text:p>
          </table:table-cell>
          <table:table-cell office:value-type="float" office:value="28.4" calcext:value-type="float">
            <text:p>28.4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20:30" calcext:value-type="date">
            <text:p>2016-03-02 16:20:30</text:p>
          </table:table-cell>
          <table:table-cell office:value-type="float" office:value="28.3" calcext:value-type="float">
            <text:p>28.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6:21:00" calcext:value-type="date">
            <text:p>2016-03-02 16:21:00</text:p>
          </table:table-cell>
          <table:table-cell office:value-type="float" office:value="28.3" calcext:value-type="float">
            <text:p>28.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6:21:30" calcext:value-type="date">
            <text:p>2016-03-02 16:21:30</text:p>
          </table:table-cell>
          <table:table-cell office:value-type="float" office:value="28.4" calcext:value-type="float">
            <text:p>28.4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22:00" calcext:value-type="date">
            <text:p>2016-03-02 16:22:00</text:p>
          </table:table-cell>
          <table:table-cell office:value-type="float" office:value="28.2" calcext:value-type="float">
            <text:p>28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6:22:30" calcext:value-type="date">
            <text:p>2016-03-02 16:22:30</text:p>
          </table:table-cell>
          <table:table-cell office:value-type="float" office:value="28.1" calcext:value-type="float">
            <text:p>28.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6:23:01" calcext:value-type="date">
            <text:p>2016-03-02 16:23:01</text:p>
          </table:table-cell>
          <table:table-cell office:value-type="float" office:value="28.4" calcext:value-type="float">
            <text:p>28.4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23:31" calcext:value-type="date">
            <text:p>2016-03-02 16:23:31</text:p>
          </table:table-cell>
          <table:table-cell office:value-type="float" office:value="28.3" calcext:value-type="float">
            <text:p>28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24:01" calcext:value-type="date">
            <text:p>2016-03-02 16:24:01</text:p>
          </table:table-cell>
          <table:table-cell office:value-type="float" office:value="28.4" calcext:value-type="float">
            <text:p>28.4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24:31" calcext:value-type="date">
            <text:p>2016-03-02 16:24:31</text:p>
          </table:table-cell>
          <table:table-cell office:value-type="float" office:value="28.3" calcext:value-type="float">
            <text:p>28.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6:25:02" calcext:value-type="date">
            <text:p>2016-03-02 16:25:02</text:p>
          </table:table-cell>
          <table:table-cell office:value-type="float" office:value="28.3" calcext:value-type="float">
            <text:p>28.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6:25:32" calcext:value-type="date">
            <text:p>2016-03-02 16:25:32</text:p>
          </table:table-cell>
          <table:table-cell office:value-type="float" office:value="28.3" calcext:value-type="float">
            <text:p>28.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6:26:02" calcext:value-type="date">
            <text:p>2016-03-02 16:26:02</text:p>
          </table:table-cell>
          <table:table-cell office:value-type="float" office:value="28.3" calcext:value-type="float">
            <text:p>28.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6:26:32" calcext:value-type="date">
            <text:p>2016-03-02 16:26:32</text:p>
          </table:table-cell>
          <table:table-cell office:value-type="float" office:value="28.3" calcext:value-type="float">
            <text:p>28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date" office:date-value="2016-03-02T16:27:33" calcext:value-type="date">
            <text:p>2016-03-02 16:27:33</text:p>
          </table:table-cell>
          <table:table-cell office:value-type="float" office:value="28.2" calcext:value-type="float">
            <text:p>28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6:28:03" calcext:value-type="date">
            <text:p>2016-03-02 16:28:03</text:p>
          </table:table-cell>
          <table:table-cell office:value-type="float" office:value="28.4" calcext:value-type="float">
            <text:p>28.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6:28:33" calcext:value-type="date">
            <text:p>2016-03-02 16:28:33</text:p>
          </table:table-cell>
          <table:table-cell office:value-type="float" office:value="28.2" calcext:value-type="float">
            <text:p>28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6:29:03" calcext:value-type="date">
            <text:p>2016-03-02 16:29:03</text:p>
          </table:table-cell>
          <table:table-cell office:value-type="float" office:value="28.2" calcext:value-type="float">
            <text:p>28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6:29:33" calcext:value-type="date">
            <text:p>2016-03-02 16:29:33</text:p>
          </table:table-cell>
          <table:table-cell office:value-type="float" office:value="28.2" calcext:value-type="float">
            <text:p>28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6:30:04" calcext:value-type="date">
            <text:p>2016-03-02 16:30:04</text:p>
          </table:table-cell>
          <table:table-cell office:value-type="float" office:value="27.4" calcext:value-type="float">
            <text:p>27.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6:30:34" calcext:value-type="date">
            <text:p>2016-03-02 16:30:34</text:p>
          </table:table-cell>
          <table:table-cell office:value-type="float" office:value="27.9" calcext:value-type="float">
            <text:p>27.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6:31:04" calcext:value-type="date">
            <text:p>2016-03-02 16:31:04</text:p>
          </table:table-cell>
          <table:table-cell office:value-type="float" office:value="28.1" calcext:value-type="float">
            <text:p>28.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6:31:34" calcext:value-type="date">
            <text:p>2016-03-02 16:31:34</text:p>
          </table:table-cell>
          <table:table-cell office:value-type="float" office:value="26.7" calcext:value-type="float">
            <text:p>26.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6:32:04" calcext:value-type="date">
            <text:p>2016-03-02 16:32:04</text:p>
          </table:table-cell>
          <table:table-cell office:value-type="float" office:value="26.8" calcext:value-type="float">
            <text:p>26.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6:32:35" calcext:value-type="date">
            <text:p>2016-03-02 16:32:35</text:p>
          </table:table-cell>
          <table:table-cell office:value-type="float" office:value="27.9" calcext:value-type="float">
            <text:p>27.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6:33:05" calcext:value-type="date">
            <text:p>2016-03-02 16:33:05</text:p>
          </table:table-cell>
          <table:table-cell office:value-type="float" office:value="28.2" calcext:value-type="float">
            <text:p>28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6:33:35" calcext:value-type="date">
            <text:p>2016-03-02 16:33:35</text:p>
          </table:table-cell>
          <table:table-cell office:value-type="float" office:value="28.2" calcext:value-type="float">
            <text:p>28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6:34:05" calcext:value-type="date">
            <text:p>2016-03-02 16:34:05</text:p>
          </table:table-cell>
          <table:table-cell office:value-type="float" office:value="27.5" calcext:value-type="float">
            <text:p>27.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6:34:36" calcext:value-type="date">
            <text:p>2016-03-02 16:34:36</text:p>
          </table:table-cell>
          <table:table-cell office:value-type="float" office:value="28.2" calcext:value-type="float">
            <text:p>28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6:35:06" calcext:value-type="date">
            <text:p>2016-03-02 16:35:06</text:p>
          </table:table-cell>
          <table:table-cell office:value-type="float" office:value="28.2" calcext:value-type="float">
            <text:p>28.2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6:35:36" calcext:value-type="date">
            <text:p>2016-03-02 16:35:36</text:p>
          </table:table-cell>
          <table:table-cell office:value-type="float" office:value="28.2" calcext:value-type="float">
            <text:p>28.2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6:36:06" calcext:value-type="date">
            <text:p>2016-03-02 16:36:06</text:p>
          </table:table-cell>
          <table:table-cell office:value-type="float" office:value="28.4" calcext:value-type="float">
            <text:p>28.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3-02T16:53:44" calcext:value-type="date">
            <text:p>2016-03-02 16:53:44</text:p>
          </table:table-cell>
          <table:table-cell office:value-type="float" office:value="26.6" calcext:value-type="float">
            <text:p>26.6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16-03-02T16:54:14" calcext:value-type="date">
            <text:p>2016-03-02 16:54:14</text:p>
          </table:table-cell>
          <table:table-cell office:value-type="float" office:value="25.9" calcext:value-type="float">
            <text:p>25.9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6:54:44" calcext:value-type="date">
            <text:p>2016-03-02 16:54:44</text:p>
          </table:table-cell>
          <table:table-cell office:value-type="float" office:value="26.3" calcext:value-type="float">
            <text:p>26.3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6:55:14" calcext:value-type="date">
            <text:p>2016-03-02 16:55:14</text:p>
          </table:table-cell>
          <table:table-cell office:value-type="float" office:value="26.5" calcext:value-type="float">
            <text:p>26.5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6:55:44" calcext:value-type="date">
            <text:p>2016-03-02 16:55:44</text:p>
          </table:table-cell>
          <table:table-cell office:value-type="float" office:value="25.6" calcext:value-type="float">
            <text:p>25.6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6:56:15" calcext:value-type="date">
            <text:p>2016-03-02 16:56:15</text:p>
          </table:table-cell>
          <table:table-cell office:value-type="float" office:value="26" calcext:value-type="float">
            <text:p>26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6:56:45" calcext:value-type="date">
            <text:p>2016-03-02 16:56:45</text:p>
          </table:table-cell>
          <table:table-cell office:value-type="float" office:value="26.1" calcext:value-type="float">
            <text:p>26.1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6:57:15" calcext:value-type="date">
            <text:p>2016-03-02 16:57:15</text:p>
          </table:table-cell>
          <table:table-cell office:value-type="float" office:value="25.9" calcext:value-type="float">
            <text:p>25.9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6:57:45" calcext:value-type="date">
            <text:p>2016-03-02 16:57:45</text:p>
          </table:table-cell>
          <table:table-cell office:value-type="float" office:value="26.4" calcext:value-type="float">
            <text:p>26.4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6:58:16" calcext:value-type="date">
            <text:p>2016-03-02 16:58:16</text:p>
          </table:table-cell>
          <table:table-cell office:value-type="float" office:value="26.8" calcext:value-type="float">
            <text:p>26.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6:58:46" calcext:value-type="date">
            <text:p>2016-03-02 16:58:46</text:p>
          </table:table-cell>
          <table:table-cell office:value-type="float" office:value="27.6" calcext:value-type="float">
            <text:p>27.6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16-03-02T17:00:16" calcext:value-type="date">
            <text:p>2016-03-02 17:00:16</text:p>
          </table:table-cell>
          <table:table-cell office:value-type="float" office:value="26.8" calcext:value-type="float">
            <text:p>26.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 table:number-rows-repeated="104803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eather - SaD" table:style-name="ta1">
        <table:shapes>
          <draw:frame draw:z-index="0" draw:style-name="gr1" draw:text-style-name="P1" svg:width="250.51mm" svg:height="156.98mm" svg:x="87.82mm" svg:y="2.66mm">
            <loext:p draw:notify-on-update-of-ranges="'Weather - SaD'.A2:'Weather - SaD'.A250 'Weather - SaD'.B1:'Weather - SaD'.B1 'Weather - SaD'.B2:'Weather - SaD'.B250 'Weather - SaD'.C1:'Weather - SaD'.C1 'Weather - SaD'.C2:'Weather - SaD'.C2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Humidity</text:p>
          </table:table-cell>
          <table:table-cell table:style-name="ce3" office:value-type="string" calcext:value-type="string">
            <text:p>Temperature</text:p>
          </table:table-cell>
        </table:table-row>
        <table:table-row table:style-name="ro1">
          <table:table-cell office:value-type="date" office:date-value="2016-03-02T11:10:02" calcext:value-type="date">
            <text:p>2016-03-02 11:10:02</text:p>
          </table:table-cell>
          <table:table-cell office:value-type="float" office:value="20.2" calcext:value-type="float">
            <text:p>20.2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10:32" calcext:value-type="date">
            <text:p>2016-03-02 11:10:32</text:p>
          </table:table-cell>
          <table:table-cell office:value-type="float" office:value="20" calcext:value-type="float">
            <text:p>20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11:03" calcext:value-type="date">
            <text:p>2016-03-02 11:11:03</text:p>
          </table:table-cell>
          <table:table-cell office:value-type="float" office:value="20.2" calcext:value-type="float">
            <text:p>20.2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11:33" calcext:value-type="date">
            <text:p>2016-03-02 11:11:33</text:p>
          </table:table-cell>
          <table:table-cell office:value-type="float" office:value="20.2" calcext:value-type="float">
            <text:p>20.2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12:03" calcext:value-type="date">
            <text:p>2016-03-02 11:12:03</text:p>
          </table:table-cell>
          <table:table-cell office:value-type="float" office:value="20.3" calcext:value-type="float">
            <text:p>20.3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12:33" calcext:value-type="date">
            <text:p>2016-03-02 11:12:33</text:p>
          </table:table-cell>
          <table:table-cell office:value-type="float" office:value="20.2" calcext:value-type="float">
            <text:p>20.2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13:03" calcext:value-type="date">
            <text:p>2016-03-02 11:13:03</text:p>
          </table:table-cell>
          <table:table-cell office:value-type="float" office:value="20.2" calcext:value-type="float">
            <text:p>20.2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13:34" calcext:value-type="date">
            <text:p>2016-03-02 11:13:34</text:p>
          </table:table-cell>
          <table:table-cell office:value-type="float" office:value="20.4" calcext:value-type="float">
            <text:p>20.4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14:04" calcext:value-type="date">
            <text:p>2016-03-02 11:14:04</text:p>
          </table:table-cell>
          <table:table-cell office:value-type="float" office:value="20.5" calcext:value-type="float">
            <text:p>20.5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14:34" calcext:value-type="date">
            <text:p>2016-03-02 11:14:34</text:p>
          </table:table-cell>
          <table:table-cell office:value-type="float" office:value="20.4" calcext:value-type="float">
            <text:p>20.4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date" office:date-value="2016-03-02T11:15:04" calcext:value-type="date">
            <text:p>2016-03-02 11:15:04</text:p>
          </table:table-cell>
          <table:table-cell office:value-type="float" office:value="20.7" calcext:value-type="float">
            <text:p>20.7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15:35" calcext:value-type="date">
            <text:p>2016-03-02 11:15:35</text:p>
          </table:table-cell>
          <table:table-cell office:value-type="float" office:value="20.5" calcext:value-type="float">
            <text:p>20.5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16:05" calcext:value-type="date">
            <text:p>2016-03-02 11:16:05</text:p>
          </table:table-cell>
          <table:table-cell office:value-type="float" office:value="20.6" calcext:value-type="float">
            <text:p>20.6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16:35" calcext:value-type="date">
            <text:p>2016-03-02 11:16:35</text:p>
          </table:table-cell>
          <table:table-cell office:value-type="float" office:value="20.7" calcext:value-type="float">
            <text:p>20.7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17:05" calcext:value-type="date">
            <text:p>2016-03-02 11:17:05</text:p>
          </table:table-cell>
          <table:table-cell office:value-type="float" office:value="20.7" calcext:value-type="float">
            <text:p>20.7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17:35" calcext:value-type="date">
            <text:p>2016-03-02 11:17:35</text:p>
          </table:table-cell>
          <table:table-cell office:value-type="float" office:value="20.8" calcext:value-type="float">
            <text:p>20.8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18:06" calcext:value-type="date">
            <text:p>2016-03-02 11:18:06</text:p>
          </table:table-cell>
          <table:table-cell office:value-type="float" office:value="20.8" calcext:value-type="float">
            <text:p>20.8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18:36" calcext:value-type="date">
            <text:p>2016-03-02 11:18:36</text:p>
          </table:table-cell>
          <table:table-cell office:value-type="float" office:value="20.8" calcext:value-type="float">
            <text:p>20.8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19:06" calcext:value-type="date">
            <text:p>2016-03-02 11:19:06</text:p>
          </table:table-cell>
          <table:table-cell office:value-type="float" office:value="20.9" calcext:value-type="float">
            <text:p>20.9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19:36" calcext:value-type="date">
            <text:p>2016-03-02 11:19:36</text:p>
          </table:table-cell>
          <table:table-cell office:value-type="float" office:value="21" calcext:value-type="float">
            <text:p>21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20:06" calcext:value-type="date">
            <text:p>2016-03-02 11:20:06</text:p>
          </table:table-cell>
          <table:table-cell office:value-type="float" office:value="20.6" calcext:value-type="float">
            <text:p>20.6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20:37" calcext:value-type="date">
            <text:p>2016-03-02 11:20:37</text:p>
          </table:table-cell>
          <table:table-cell office:value-type="float" office:value="20.4" calcext:value-type="float">
            <text:p>20.4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21:07" calcext:value-type="date">
            <text:p>2016-03-02 11:21:07</text:p>
          </table:table-cell>
          <table:table-cell office:value-type="float" office:value="20.7" calcext:value-type="float">
            <text:p>20.7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21:37" calcext:value-type="date">
            <text:p>2016-03-02 11:21:37</text:p>
          </table:table-cell>
          <table:table-cell office:value-type="float" office:value="20.5" calcext:value-type="float">
            <text:p>20.5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22:07" calcext:value-type="date">
            <text:p>2016-03-02 11:22:07</text:p>
          </table:table-cell>
          <table:table-cell office:value-type="float" office:value="20.7" calcext:value-type="float">
            <text:p>20.7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22:37" calcext:value-type="date">
            <text:p>2016-03-02 11:22:37</text:p>
          </table:table-cell>
          <table:table-cell office:value-type="float" office:value="20.6" calcext:value-type="float">
            <text:p>20.6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23:08" calcext:value-type="date">
            <text:p>2016-03-02 11:23:08</text:p>
          </table:table-cell>
          <table:table-cell office:value-type="float" office:value="20.8" calcext:value-type="float">
            <text:p>20.8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23:38" calcext:value-type="date">
            <text:p>2016-03-02 11:23:38</text:p>
          </table:table-cell>
          <table:table-cell office:value-type="float" office:value="20.7" calcext:value-type="float">
            <text:p>20.7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24:08" calcext:value-type="date">
            <text:p>2016-03-02 11:24:08</text:p>
          </table:table-cell>
          <table:table-cell office:value-type="float" office:value="20.8" calcext:value-type="float">
            <text:p>20.8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24:38" calcext:value-type="date">
            <text:p>2016-03-02 11:24:38</text:p>
          </table:table-cell>
          <table:table-cell office:value-type="float" office:value="20.6" calcext:value-type="float">
            <text:p>20.6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25:09" calcext:value-type="date">
            <text:p>2016-03-02 11:25:09</text:p>
          </table:table-cell>
          <table:table-cell office:value-type="float" office:value="20.4" calcext:value-type="float">
            <text:p>20.4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25:39" calcext:value-type="date">
            <text:p>2016-03-02 11:25:39</text:p>
          </table:table-cell>
          <table:table-cell office:value-type="float" office:value="20.6" calcext:value-type="float">
            <text:p>20.6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26:09" calcext:value-type="date">
            <text:p>2016-03-02 11:26:09</text:p>
          </table:table-cell>
          <table:table-cell office:value-type="float" office:value="20.7" calcext:value-type="float">
            <text:p>20.7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26:39" calcext:value-type="date">
            <text:p>2016-03-02 11:26:39</text:p>
          </table:table-cell>
          <table:table-cell office:value-type="float" office:value="20.7" calcext:value-type="float">
            <text:p>20.7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27:09" calcext:value-type="date">
            <text:p>2016-03-02 11:27:09</text:p>
          </table:table-cell>
          <table:table-cell office:value-type="float" office:value="20.6" calcext:value-type="float">
            <text:p>20.6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27:40" calcext:value-type="date">
            <text:p>2016-03-02 11:27:40</text:p>
          </table:table-cell>
          <table:table-cell office:value-type="float" office:value="20.6" calcext:value-type="float">
            <text:p>20.6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28:10" calcext:value-type="date">
            <text:p>2016-03-02 11:28:10</text:p>
          </table:table-cell>
          <table:table-cell office:value-type="float" office:value="20.4" calcext:value-type="float">
            <text:p>20.4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28:40" calcext:value-type="date">
            <text:p>2016-03-02 11:28:40</text:p>
          </table:table-cell>
          <table:table-cell office:value-type="float" office:value="20.5" calcext:value-type="float">
            <text:p>20.5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29:10" calcext:value-type="date">
            <text:p>2016-03-02 11:29:10</text:p>
          </table:table-cell>
          <table:table-cell office:value-type="float" office:value="20.5" calcext:value-type="float">
            <text:p>20.5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29:41" calcext:value-type="date">
            <text:p>2016-03-02 11:29:41</text:p>
          </table:table-cell>
          <table:table-cell office:value-type="float" office:value="20.5" calcext:value-type="float">
            <text:p>20.5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30:11" calcext:value-type="date">
            <text:p>2016-03-02 11:30:11</text:p>
          </table:table-cell>
          <table:table-cell office:value-type="float" office:value="20.7" calcext:value-type="float">
            <text:p>20.7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30:41" calcext:value-type="date">
            <text:p>2016-03-02 11:30:41</text:p>
          </table:table-cell>
          <table:table-cell office:value-type="float" office:value="20.5" calcext:value-type="float">
            <text:p>20.5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31:11" calcext:value-type="date">
            <text:p>2016-03-02 11:31:11</text:p>
          </table:table-cell>
          <table:table-cell office:value-type="float" office:value="20.4" calcext:value-type="float">
            <text:p>20.4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date" office:date-value="2016-03-02T11:31:41" calcext:value-type="date">
            <text:p>2016-03-02 11:31:41</text:p>
          </table:table-cell>
          <table:table-cell office:value-type="float" office:value="20.6" calcext:value-type="float">
            <text:p>20.6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32:12" calcext:value-type="date">
            <text:p>2016-03-02 11:32:12</text:p>
          </table:table-cell>
          <table:table-cell office:value-type="float" office:value="20.8" calcext:value-type="float">
            <text:p>20.8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32:42" calcext:value-type="date">
            <text:p>2016-03-02 11:32:42</text:p>
          </table:table-cell>
          <table:table-cell office:value-type="float" office:value="20.7" calcext:value-type="float">
            <text:p>20.7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date" office:date-value="2016-03-02T11:33:12" calcext:value-type="date">
            <text:p>2016-03-02 11:33:12</text:p>
          </table:table-cell>
          <table:table-cell office:value-type="float" office:value="20.7" calcext:value-type="float">
            <text:p>20.7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date" office:date-value="2016-03-02T11:33:42" calcext:value-type="date">
            <text:p>2016-03-02 11:33:42</text:p>
          </table:table-cell>
          <table:table-cell office:value-type="float" office:value="20.7" calcext:value-type="float">
            <text:p>20.7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date" office:date-value="2016-03-02T11:34:12" calcext:value-type="date">
            <text:p>2016-03-02 11:34:12</text:p>
          </table:table-cell>
          <table:table-cell office:value-type="float" office:value="20.6" calcext:value-type="float">
            <text:p>20.6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date" office:date-value="2016-03-02T11:34:43" calcext:value-type="date">
            <text:p>2016-03-02 11:34:43</text:p>
          </table:table-cell>
          <table:table-cell office:value-type="float" office:value="20.6" calcext:value-type="float">
            <text:p>20.6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date" office:date-value="2016-03-02T11:35:13" calcext:value-type="date">
            <text:p>2016-03-02 11:35:13</text:p>
          </table:table-cell>
          <table:table-cell office:value-type="float" office:value="20.8" calcext:value-type="float">
            <text:p>20.8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date" office:date-value="2016-03-02T11:35:43" calcext:value-type="date">
            <text:p>2016-03-02 11:35:43</text:p>
          </table:table-cell>
          <table:table-cell office:value-type="float" office:value="21" calcext:value-type="float">
            <text:p>21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date" office:date-value="2016-03-02T11:36:13" calcext:value-type="date">
            <text:p>2016-03-02 11:36:13</text:p>
          </table:table-cell>
          <table:table-cell office:value-type="float" office:value="21" calcext:value-type="float">
            <text:p>21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date" office:date-value="2016-03-02T11:36:43" calcext:value-type="date">
            <text:p>2016-03-02 11:36:43</text:p>
          </table:table-cell>
          <table:table-cell office:value-type="float" office:value="21" calcext:value-type="float">
            <text:p>21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date" office:date-value="2016-03-02T11:37:14" calcext:value-type="date">
            <text:p>2016-03-02 11:37:14</text:p>
          </table:table-cell>
          <table:table-cell office:value-type="float" office:value="21.1" calcext:value-type="float">
            <text:p>21.1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date" office:date-value="2016-03-02T11:37:44" calcext:value-type="date">
            <text:p>2016-03-02 11:37:44</text:p>
          </table:table-cell>
          <table:table-cell office:value-type="float" office:value="21.1" calcext:value-type="float">
            <text:p>21.1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date" office:date-value="2016-03-02T11:38:14" calcext:value-type="date">
            <text:p>2016-03-02 11:38:14</text:p>
          </table:table-cell>
          <table:table-cell office:value-type="float" office:value="21.1" calcext:value-type="float">
            <text:p>21.1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date" office:date-value="2016-03-02T11:38:44" calcext:value-type="date">
            <text:p>2016-03-02 11:38:44</text:p>
          </table:table-cell>
          <table:table-cell office:value-type="float" office:value="21.2" calcext:value-type="float">
            <text:p>21.2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date" office:date-value="2016-03-02T11:39:15" calcext:value-type="date">
            <text:p>2016-03-02 11:39:15</text:p>
          </table:table-cell>
          <table:table-cell office:value-type="float" office:value="21.2" calcext:value-type="float">
            <text:p>21.2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date" office:date-value="2016-03-02T11:39:45" calcext:value-type="date">
            <text:p>2016-03-02 11:39:45</text:p>
          </table:table-cell>
          <table:table-cell office:value-type="float" office:value="21.3" calcext:value-type="float">
            <text:p>21.3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date" office:date-value="2016-03-02T11:40:15" calcext:value-type="date">
            <text:p>2016-03-02 11:40:15</text:p>
          </table:table-cell>
          <table:table-cell office:value-type="float" office:value="21.3" calcext:value-type="float">
            <text:p>21.3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date" office:date-value="2016-03-02T11:40:45" calcext:value-type="date">
            <text:p>2016-03-02 11:40:45</text:p>
          </table:table-cell>
          <table:table-cell office:value-type="float" office:value="21.2" calcext:value-type="float">
            <text:p>21.2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date" office:date-value="2016-03-02T11:41:15" calcext:value-type="date">
            <text:p>2016-03-02 11:41:15</text:p>
          </table:table-cell>
          <table:table-cell office:value-type="float" office:value="21.2" calcext:value-type="float">
            <text:p>21.2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date" office:date-value="2016-03-02T11:41:46" calcext:value-type="date">
            <text:p>2016-03-02 11:41:46</text:p>
          </table:table-cell>
          <table:table-cell office:value-type="float" office:value="21.2" calcext:value-type="float">
            <text:p>21.2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date" office:date-value="2016-03-02T11:42:16" calcext:value-type="date">
            <text:p>2016-03-02 11:42:16</text:p>
          </table:table-cell>
          <table:table-cell office:value-type="float" office:value="21.2" calcext:value-type="float">
            <text:p>21.2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date" office:date-value="2016-03-02T11:42:46" calcext:value-type="date">
            <text:p>2016-03-02 11:42:46</text:p>
          </table:table-cell>
          <table:table-cell office:value-type="float" office:value="21.3" calcext:value-type="float">
            <text:p>21.3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date" office:date-value="2016-03-02T11:43:16" calcext:value-type="date">
            <text:p>2016-03-02 11:43:16</text:p>
          </table:table-cell>
          <table:table-cell office:value-type="float" office:value="21.4" calcext:value-type="float">
            <text:p>21.4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date" office:date-value="2016-03-02T11:43:46" calcext:value-type="date">
            <text:p>2016-03-02 11:43:46</text:p>
          </table:table-cell>
          <table:table-cell office:value-type="float" office:value="21.2" calcext:value-type="float">
            <text:p>21.2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date" office:date-value="2016-03-02T11:44:17" calcext:value-type="date">
            <text:p>2016-03-02 11:44:17</text:p>
          </table:table-cell>
          <table:table-cell office:value-type="float" office:value="21.1" calcext:value-type="float">
            <text:p>21.1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date" office:date-value="2016-03-02T11:44:47" calcext:value-type="date">
            <text:p>2016-03-02 11:44:47</text:p>
          </table:table-cell>
          <table:table-cell office:value-type="float" office:value="21.2" calcext:value-type="float">
            <text:p>21.2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date" office:date-value="2016-03-02T11:45:17" calcext:value-type="date">
            <text:p>2016-03-02 11:45:17</text:p>
          </table:table-cell>
          <table:table-cell office:value-type="float" office:value="21.1" calcext:value-type="float">
            <text:p>21.1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date" office:date-value="2016-03-02T11:45:47" calcext:value-type="date">
            <text:p>2016-03-02 11:45:47</text:p>
          </table:table-cell>
          <table:table-cell office:value-type="float" office:value="21" calcext:value-type="float">
            <text:p>21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date" office:date-value="2016-03-02T11:46:18" calcext:value-type="date">
            <text:p>2016-03-02 11:46:18</text:p>
          </table:table-cell>
          <table:table-cell office:value-type="float" office:value="21.2" calcext:value-type="float">
            <text:p>21.2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date" office:date-value="2016-03-02T11:46:48" calcext:value-type="date">
            <text:p>2016-03-02 11:46:48</text:p>
          </table:table-cell>
          <table:table-cell office:value-type="float" office:value="21" calcext:value-type="float">
            <text:p>21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date" office:date-value="2016-03-02T11:47:18" calcext:value-type="date">
            <text:p>2016-03-02 11:47:18</text:p>
          </table:table-cell>
          <table:table-cell office:value-type="float" office:value="21" calcext:value-type="float">
            <text:p>21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date" office:date-value="2016-03-02T11:47:48" calcext:value-type="date">
            <text:p>2016-03-02 11:47:48</text:p>
          </table:table-cell>
          <table:table-cell office:value-type="float" office:value="21" calcext:value-type="float">
            <text:p>21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date" office:date-value="2016-03-02T11:48:18" calcext:value-type="date">
            <text:p>2016-03-02 11:48:18</text:p>
          </table:table-cell>
          <table:table-cell office:value-type="float" office:value="21.3" calcext:value-type="float">
            <text:p>21.3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date" office:date-value="2016-03-02T11:48:49" calcext:value-type="date">
            <text:p>2016-03-02 11:48:49</text:p>
          </table:table-cell>
          <table:table-cell office:value-type="float" office:value="21.4" calcext:value-type="float">
            <text:p>21.4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date" office:date-value="2016-03-02T11:49:19" calcext:value-type="date">
            <text:p>2016-03-02 11:49:19</text:p>
          </table:table-cell>
          <table:table-cell office:value-type="float" office:value="21.3" calcext:value-type="float">
            <text:p>21.3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date" office:date-value="2016-03-02T11:49:49" calcext:value-type="date">
            <text:p>2016-03-02 11:49:49</text:p>
          </table:table-cell>
          <table:table-cell office:value-type="float" office:value="21.2" calcext:value-type="float">
            <text:p>21.2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date" office:date-value="2016-03-02T11:50:19" calcext:value-type="date">
            <text:p>2016-03-02 11:50:19</text:p>
          </table:table-cell>
          <table:table-cell office:value-type="float" office:value="21.2" calcext:value-type="float">
            <text:p>21.2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date" office:date-value="2016-03-02T11:50:49" calcext:value-type="date">
            <text:p>2016-03-02 11:50:49</text:p>
          </table:table-cell>
          <table:table-cell office:value-type="float" office:value="21.2" calcext:value-type="float">
            <text:p>21.2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date" office:date-value="2016-03-02T11:51:20" calcext:value-type="date">
            <text:p>2016-03-02 11:51:20</text:p>
          </table:table-cell>
          <table:table-cell office:value-type="float" office:value="22" calcext:value-type="float">
            <text:p>22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date" office:date-value="2016-03-02T11:51:50" calcext:value-type="date">
            <text:p>2016-03-02 11:51:50</text:p>
          </table:table-cell>
          <table:table-cell office:value-type="float" office:value="21.3" calcext:value-type="float">
            <text:p>21.3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date" office:date-value="2016-03-02T11:52:20" calcext:value-type="date">
            <text:p>2016-03-02 11:52:20</text:p>
          </table:table-cell>
          <table:table-cell office:value-type="float" office:value="21.2" calcext:value-type="float">
            <text:p>21.2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date" office:date-value="2016-03-02T11:52:50" calcext:value-type="date">
            <text:p>2016-03-02 11:52:50</text:p>
          </table:table-cell>
          <table:table-cell office:value-type="float" office:value="21.7" calcext:value-type="float">
            <text:p>21.7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date" office:date-value="2016-03-02T11:53:20" calcext:value-type="date">
            <text:p>2016-03-02 11:53:20</text:p>
          </table:table-cell>
          <table:table-cell office:value-type="float" office:value="21.5" calcext:value-type="float">
            <text:p>21.5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date" office:date-value="2016-03-02T11:53:51" calcext:value-type="date">
            <text:p>2016-03-02 11:53:51</text:p>
          </table:table-cell>
          <table:table-cell office:value-type="float" office:value="21.5" calcext:value-type="float">
            <text:p>21.5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date" office:date-value="2016-03-02T11:54:21" calcext:value-type="date">
            <text:p>2016-03-02 11:54:21</text:p>
          </table:table-cell>
          <table:table-cell office:value-type="float" office:value="21.4" calcext:value-type="float">
            <text:p>21.4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date" office:date-value="2016-03-02T11:54:51" calcext:value-type="date">
            <text:p>2016-03-02 11:54:51</text:p>
          </table:table-cell>
          <table:table-cell office:value-type="float" office:value="21.6" calcext:value-type="float">
            <text:p>21.6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 table:number-rows-repeated="104848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eather - Salon" table:style-name="ta1">
        <table:shapes>
          <draw:frame draw:z-index="0" draw:style-name="gr1" draw:text-style-name="P1" svg:width="250.51mm" svg:height="156.98mm" svg:x="87.82mm" svg:y="2.66mm">
            <loext:p draw:notify-on-update-of-ranges="'Weather - Salon'.A1:'Weather - Salon'.A1 'Weather - Salon'.A2:'Weather - Salon'.A250 'Weather - Salon'.B1:'Weather - Salon'.B1 'Weather - Salon'.B2:'Weather - Salon'.B250 'Weather - Salon'.C1:'Weather - Salon'.C1 'Weather - Salon'.C2:'Weather - Salon'.C2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Humidity</text:p>
          </table:table-cell>
          <table:table-cell table:style-name="ce3" office:value-type="string" calcext:value-type="string">
            <text:p>Temperature</text:p>
          </table:table-cell>
        </table:table-row>
        <table:table-row table:style-name="ro1">
          <table:table-cell office:value-type="date" office:date-value="2016-03-01T19:15:03" calcext:value-type="date">
            <text:p>2016-03-01 19:15:03</text:p>
          </table:table-cell>
          <table:table-cell office:value-type="float" office:value="19.9" calcext:value-type="float">
            <text:p>19.9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15:33" calcext:value-type="date">
            <text:p>2016-03-01 19:15:33</text:p>
          </table:table-cell>
          <table:table-cell office:value-type="float" office:value="20.6" calcext:value-type="float">
            <text:p>20.6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16:03" calcext:value-type="date">
            <text:p>2016-03-01 19:16:03</text:p>
          </table:table-cell>
          <table:table-cell office:value-type="float" office:value="20.3" calcext:value-type="float">
            <text:p>20.3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16:34" calcext:value-type="date">
            <text:p>2016-03-01 19:16:34</text:p>
          </table:table-cell>
          <table:table-cell office:value-type="float" office:value="20.7" calcext:value-type="float">
            <text:p>20.7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17:04" calcext:value-type="date">
            <text:p>2016-03-01 19:17:04</text:p>
          </table:table-cell>
          <table:table-cell office:value-type="float" office:value="20.3" calcext:value-type="float">
            <text:p>20.3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17:34" calcext:value-type="date">
            <text:p>2016-03-01 19:17:34</text:p>
          </table:table-cell>
          <table:table-cell office:value-type="float" office:value="20.4" calcext:value-type="float">
            <text:p>20.4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18:04" calcext:value-type="date">
            <text:p>2016-03-01 19:18:04</text:p>
          </table:table-cell>
          <table:table-cell office:value-type="float" office:value="20.4" calcext:value-type="float">
            <text:p>20.4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18:55" calcext:value-type="date">
            <text:p>2016-03-01 19:18:55</text:p>
          </table:table-cell>
          <table:table-cell office:value-type="float" office:value="20.5" calcext:value-type="float">
            <text:p>20.5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19:19:25" calcext:value-type="date">
            <text:p>2016-03-01 19:19:25</text:p>
          </table:table-cell>
          <table:table-cell office:value-type="float" office:value="20.5" calcext:value-type="float">
            <text:p>20.5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19:55" calcext:value-type="date">
            <text:p>2016-03-01 19:19:55</text:p>
          </table:table-cell>
          <table:table-cell office:value-type="float" office:value="20.4" calcext:value-type="float">
            <text:p>20.4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20:25" calcext:value-type="date">
            <text:p>2016-03-01 19:20:25</text:p>
          </table:table-cell>
          <table:table-cell office:value-type="float" office:value="20.4" calcext:value-type="float">
            <text:p>20.4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20:56" calcext:value-type="date">
            <text:p>2016-03-01 19:20:56</text:p>
          </table:table-cell>
          <table:table-cell office:value-type="float" office:value="20.4" calcext:value-type="float">
            <text:p>20.4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21:26" calcext:value-type="date">
            <text:p>2016-03-01 19:21:26</text:p>
          </table:table-cell>
          <table:table-cell office:value-type="float" office:value="20.4" calcext:value-type="float">
            <text:p>20.4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21:56" calcext:value-type="date">
            <text:p>2016-03-01 19:21:56</text:p>
          </table:table-cell>
          <table:table-cell office:value-type="float" office:value="20.6" calcext:value-type="float">
            <text:p>20.6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22:26" calcext:value-type="date">
            <text:p>2016-03-01 19:22:26</text:p>
          </table:table-cell>
          <table:table-cell office:value-type="float" office:value="20.4" calcext:value-type="float">
            <text:p>20.4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22:57" calcext:value-type="date">
            <text:p>2016-03-01 19:22:57</text:p>
          </table:table-cell>
          <table:table-cell office:value-type="float" office:value="20.2" calcext:value-type="float">
            <text:p>20.2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23:27" calcext:value-type="date">
            <text:p>2016-03-01 19:23:27</text:p>
          </table:table-cell>
          <table:table-cell office:value-type="float" office:value="20.3" calcext:value-type="float">
            <text:p>20.3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29:29" calcext:value-type="date">
            <text:p>2016-03-01 19:29:29</text:p>
          </table:table-cell>
          <table:table-cell office:value-type="float" office:value="21.1" calcext:value-type="float">
            <text:p>21.1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date" office:date-value="2016-03-01T19:29:59" calcext:value-type="date">
            <text:p>2016-03-01 19:29:59</text:p>
          </table:table-cell>
          <table:table-cell office:value-type="float" office:value="20.2" calcext:value-type="float">
            <text:p>20.2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date" office:date-value="2016-03-01T19:30:30" calcext:value-type="date">
            <text:p>2016-03-01 19:30:30</text:p>
          </table:table-cell>
          <table:table-cell office:value-type="float" office:value="19.9" calcext:value-type="float">
            <text:p>19.9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date" office:date-value="2016-03-01T19:31:00" calcext:value-type="date">
            <text:p>2016-03-01 19:31:0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6-03-01T19:31:30" calcext:value-type="date">
            <text:p>2016-03-01 19:31:30</text:p>
          </table:table-cell>
          <table:table-cell office:value-type="float" office:value="19.8" calcext:value-type="float">
            <text:p>19.8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date" office:date-value="2016-03-01T19:32:00" calcext:value-type="date">
            <text:p>2016-03-01 19:32:00</text:p>
          </table:table-cell>
          <table:table-cell office:value-type="float" office:value="19.9" calcext:value-type="float">
            <text:p>19.9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date" office:date-value="2016-03-01T19:32:31" calcext:value-type="date">
            <text:p>2016-03-01 19:32:31</text:p>
          </table:table-cell>
          <table:table-cell office:value-type="float" office:value="20.2" calcext:value-type="float">
            <text:p>20.2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date" office:date-value="2016-03-01T19:33:01" calcext:value-type="date">
            <text:p>2016-03-01 19:33:01</text:p>
          </table:table-cell>
          <table:table-cell office:value-type="float" office:value="20.1" calcext:value-type="float">
            <text:p>20.1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date" office:date-value="2016-03-01T19:33:31" calcext:value-type="date">
            <text:p>2016-03-01 19:33:31</text:p>
          </table:table-cell>
          <table:table-cell office:value-type="float" office:value="19.9" calcext:value-type="float">
            <text:p>19.9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date" office:date-value="2016-03-01T19:34:01" calcext:value-type="date">
            <text:p>2016-03-01 19:34:01</text:p>
          </table:table-cell>
          <table:table-cell office:value-type="float" office:value="20.1" calcext:value-type="float">
            <text:p>20.1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date" office:date-value="2016-03-01T19:34:31" calcext:value-type="date">
            <text:p>2016-03-01 19:34:31</text:p>
          </table:table-cell>
          <table:table-cell office:value-type="float" office:value="20.4" calcext:value-type="float">
            <text:p>20.4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date" office:date-value="2016-03-01T19:35:02" calcext:value-type="date">
            <text:p>2016-03-01 19:35:02</text:p>
          </table:table-cell>
          <table:table-cell office:value-type="float" office:value="20.4" calcext:value-type="float">
            <text:p>20.4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date" office:date-value="2016-03-01T19:35:32" calcext:value-type="date">
            <text:p>2016-03-01 19:35:32</text:p>
          </table:table-cell>
          <table:table-cell office:value-type="float" office:value="22.4" calcext:value-type="float">
            <text:p>22.4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date" office:date-value="2016-03-01T19:36:02" calcext:value-type="date">
            <text:p>2016-03-01 19:36:02</text:p>
          </table:table-cell>
          <table:table-cell office:value-type="float" office:value="22.4" calcext:value-type="float">
            <text:p>22.4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date" office:date-value="2016-03-01T19:36:32" calcext:value-type="date">
            <text:p>2016-03-01 19:36:32</text:p>
          </table:table-cell>
          <table:table-cell office:value-type="float" office:value="22.3" calcext:value-type="float">
            <text:p>22.3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37:02" calcext:value-type="date">
            <text:p>2016-03-01 19:37:02</text:p>
          </table:table-cell>
          <table:table-cell office:value-type="float" office:value="22.2" calcext:value-type="float">
            <text:p>22.2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37:33" calcext:value-type="date">
            <text:p>2016-03-01 19:37:33</text:p>
          </table:table-cell>
          <table:table-cell office:value-type="float" office:value="22.7" calcext:value-type="float">
            <text:p>22.7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date" office:date-value="2016-03-01T19:38:03" calcext:value-type="date">
            <text:p>2016-03-01 19:38:03</text:p>
          </table:table-cell>
          <table:table-cell office:value-type="float" office:value="22.3" calcext:value-type="float">
            <text:p>22.3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38:33" calcext:value-type="date">
            <text:p>2016-03-01 19:38:33</text:p>
          </table:table-cell>
          <table:table-cell office:value-type="float" office:value="22.4" calcext:value-type="float">
            <text:p>22.4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39:03" calcext:value-type="date">
            <text:p>2016-03-01 19:39:03</text:p>
          </table:table-cell>
          <table:table-cell office:value-type="float" office:value="22.1" calcext:value-type="float">
            <text:p>22.1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39:34" calcext:value-type="date">
            <text:p>2016-03-01 19:39:34</text:p>
          </table:table-cell>
          <table:table-cell office:value-type="float" office:value="22.3" calcext:value-type="float">
            <text:p>22.3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40:04" calcext:value-type="date">
            <text:p>2016-03-01 19:40:04</text:p>
          </table:table-cell>
          <table:table-cell office:value-type="float" office:value="22.4" calcext:value-type="float">
            <text:p>22.4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40:34" calcext:value-type="date">
            <text:p>2016-03-01 19:40:34</text:p>
          </table:table-cell>
          <table:table-cell office:value-type="float" office:value="22.3" calcext:value-type="float">
            <text:p>22.3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41:04" calcext:value-type="date">
            <text:p>2016-03-01 19:41:04</text:p>
          </table:table-cell>
          <table:table-cell office:value-type="float" office:value="22.1" calcext:value-type="float">
            <text:p>22.1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19:41:34" calcext:value-type="date">
            <text:p>2016-03-01 19:41:34</text:p>
          </table:table-cell>
          <table:table-cell office:value-type="float" office:value="22.2" calcext:value-type="float">
            <text:p>22.2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19:42:05" calcext:value-type="date">
            <text:p>2016-03-01 19:42:05</text:p>
          </table:table-cell>
          <table:table-cell office:value-type="float" office:value="22.2" calcext:value-type="float">
            <text:p>22.2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19:42:35" calcext:value-type="date">
            <text:p>2016-03-01 19:42:35</text:p>
          </table:table-cell>
          <table:table-cell office:value-type="float" office:value="21.9" calcext:value-type="float">
            <text:p>21.9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19:43:05" calcext:value-type="date">
            <text:p>2016-03-01 19:43:05</text:p>
          </table:table-cell>
          <table:table-cell office:value-type="float" office:value="21.8" calcext:value-type="float">
            <text:p>21.8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43:35" calcext:value-type="date">
            <text:p>2016-03-01 19:43:35</text:p>
          </table:table-cell>
          <table:table-cell office:value-type="float" office:value="21.9" calcext:value-type="float">
            <text:p>21.9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44:36" calcext:value-type="date">
            <text:p>2016-03-01 19:44:36</text:p>
          </table:table-cell>
          <table:table-cell office:value-type="float" office:value="22.2" calcext:value-type="float">
            <text:p>22.2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date" office:date-value="2016-03-01T19:45:06" calcext:value-type="date">
            <text:p>2016-03-01 19:45:06</text:p>
          </table:table-cell>
          <table:table-cell office:value-type="float" office:value="22.1" calcext:value-type="float">
            <text:p>22.1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date" office:date-value="2016-03-01T19:45:36" calcext:value-type="date">
            <text:p>2016-03-01 19:45:36</text:p>
          </table:table-cell>
          <table:table-cell table:number-columns-repeated="2" office:value-type="float" office:value="21.8" calcext:value-type="float">
            <text:p>21.8</text:p>
          </table:table-cell>
        </table:table-row>
        <table:table-row table:style-name="ro1">
          <table:table-cell office:value-type="date" office:date-value="2016-03-01T19:46:06" calcext:value-type="date">
            <text:p>2016-03-01 19:46:06</text:p>
          </table:table-cell>
          <table:table-cell office:value-type="float" office:value="21.7" calcext:value-type="float">
            <text:p>21.7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date" office:date-value="2016-03-01T19:46:36" calcext:value-type="date">
            <text:p>2016-03-01 19:46:36</text:p>
          </table:table-cell>
          <table:table-cell office:value-type="float" office:value="22.2" calcext:value-type="float">
            <text:p>22.2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date" office:date-value="2016-03-01T19:47:07" calcext:value-type="date">
            <text:p>2016-03-01 19:47:07</text:p>
          </table:table-cell>
          <table:table-cell table:number-columns-repeated="2" office:value-type="float" office:value="21.9" calcext:value-type="float">
            <text:p>21.9</text:p>
          </table:table-cell>
        </table:table-row>
        <table:table-row table:style-name="ro1">
          <table:table-cell office:value-type="date" office:date-value="2016-03-01T19:47:37" calcext:value-type="date">
            <text:p>2016-03-01 19:47:37</text:p>
          </table:table-cell>
          <table:table-cell table:number-columns-repeated="2" office:value-type="float" office:value="21.9" calcext:value-type="float">
            <text:p>21.9</text:p>
          </table:table-cell>
        </table:table-row>
        <table:table-row table:style-name="ro1">
          <table:table-cell office:value-type="date" office:date-value="2016-03-01T19:48:07" calcext:value-type="date">
            <text:p>2016-03-01 19:48:07</text:p>
          </table:table-cell>
          <table:table-cell office:value-type="float" office:value="22.1" calcext:value-type="float">
            <text:p>22.1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date" office:date-value="2016-03-01T19:48:37" calcext:value-type="date">
            <text:p>2016-03-01 19:48:37</text:p>
          </table:table-cell>
          <table:table-cell office:value-type="float" office:value="21.8" calcext:value-type="float">
            <text:p>21.8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date" office:date-value="2016-03-01T19:49:08" calcext:value-type="date">
            <text:p>2016-03-01 19:49:08</text:p>
          </table:table-cell>
          <table:table-cell table:number-columns-repeated="2" office:value-type="float" office:value="21.9" calcext:value-type="float">
            <text:p>21.9</text:p>
          </table:table-cell>
        </table:table-row>
        <table:table-row table:style-name="ro1">
          <table:table-cell office:value-type="date" office:date-value="2016-03-01T19:49:38" calcext:value-type="date">
            <text:p>2016-03-01 19:49:38</text:p>
          </table:table-cell>
          <table:table-cell office:value-type="float" office:value="22.5" calcext:value-type="float">
            <text:p>22.5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date" office:date-value="2016-03-01T19:50:08" calcext:value-type="date">
            <text:p>2016-03-01 19:50:08</text:p>
          </table:table-cell>
          <table:table-cell office:value-type="float" office:value="21.6" calcext:value-type="float">
            <text:p>21.6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date" office:date-value="2016-03-01T19:50:38" calcext:value-type="date">
            <text:p>2016-03-01 19:50:38</text:p>
          </table:table-cell>
          <table:table-cell office:value-type="float" office:value="22.3" calcext:value-type="float">
            <text:p>22.3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date" office:date-value="2016-03-01T19:51:08" calcext:value-type="date">
            <text:p>2016-03-01 19:51:08</text:p>
          </table:table-cell>
          <table:table-cell office:value-type="float" office:value="22.1" calcext:value-type="float">
            <text:p>22.1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date" office:date-value="2016-03-01T19:51:39" calcext:value-type="date">
            <text:p>2016-03-01 19:51:39</text:p>
          </table:table-cell>
          <table:table-cell office:value-type="float" office:value="21.8" calcext:value-type="float">
            <text:p>21.8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date" office:date-value="2016-03-01T19:52:09" calcext:value-type="date">
            <text:p>2016-03-01 19:52:09</text:p>
          </table:table-cell>
          <table:table-cell table:number-columns-repeated="2" office:value-type="float" office:value="21.9" calcext:value-type="float">
            <text:p>21.9</text:p>
          </table:table-cell>
        </table:table-row>
        <table:table-row table:style-name="ro1">
          <table:table-cell office:value-type="date" office:date-value="2016-03-01T19:52:39" calcext:value-type="date">
            <text:p>2016-03-01 19:52:39</text:p>
          </table:table-cell>
          <table:table-cell office:value-type="float" office:value="21.9" calcext:value-type="float">
            <text:p>21.9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date" office:date-value="2016-03-01T19:53:09" calcext:value-type="date">
            <text:p>2016-03-01 19:53:09</text:p>
          </table:table-cell>
          <table:table-cell office:value-type="float" office:value="22.1" calcext:value-type="float">
            <text:p>22.1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date" office:date-value="2016-03-01T19:53:39" calcext:value-type="date">
            <text:p>2016-03-01 19:53:39</text:p>
          </table:table-cell>
          <table:table-cell table:number-columns-repeated="2" office:value-type="float" office:value="21.8" calcext:value-type="float">
            <text:p>21.8</text:p>
          </table:table-cell>
        </table:table-row>
        <table:table-row table:style-name="ro1">
          <table:table-cell office:value-type="date" office:date-value="2016-03-01T19:54:10" calcext:value-type="date">
            <text:p>2016-03-01 19:54:10</text:p>
          </table:table-cell>
          <table:table-cell office:value-type="float" office:value="22.3" calcext:value-type="float">
            <text:p>22.3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date" office:date-value="2016-03-01T19:54:40" calcext:value-type="date">
            <text:p>2016-03-01 19:54:40</text:p>
          </table:table-cell>
          <table:table-cell office:value-type="float" office:value="22.1" calcext:value-type="float">
            <text:p>22.1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date" office:date-value="2016-03-01T19:55:10" calcext:value-type="date">
            <text:p>2016-03-01 19:55:10</text:p>
          </table:table-cell>
          <table:table-cell office:value-type="float" office:value="22.4" calcext:value-type="float">
            <text:p>22.4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date" office:date-value="2016-03-01T19:55:40" calcext:value-type="date">
            <text:p>2016-03-01 19:55:40</text:p>
          </table:table-cell>
          <table:table-cell office:value-type="float" office:value="22.2" calcext:value-type="float">
            <text:p>22.2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date" office:date-value="2016-03-01T19:56:11" calcext:value-type="date">
            <text:p>2016-03-01 19:56:11</text:p>
          </table:table-cell>
          <table:table-cell office:value-type="float" office:value="22.7" calcext:value-type="float">
            <text:p>22.7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date" office:date-value="2016-03-01T19:56:41" calcext:value-type="date">
            <text:p>2016-03-01 19:56:41</text:p>
          </table:table-cell>
          <table:table-cell office:value-type="float" office:value="22.7" calcext:value-type="float">
            <text:p>22.7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date" office:date-value="2016-03-01T19:57:11" calcext:value-type="date">
            <text:p>2016-03-01 19:57:11</text:p>
          </table:table-cell>
          <table:table-cell office:value-type="float" office:value="22.7" calcext:value-type="float">
            <text:p>22.7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date" office:date-value="2016-03-01T19:57:41" calcext:value-type="date">
            <text:p>2016-03-01 19:57:41</text:p>
          </table:table-cell>
          <table:table-cell office:value-type="float" office:value="22.6" calcext:value-type="float">
            <text:p>22.6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date" office:date-value="2016-03-01T19:58:11" calcext:value-type="date">
            <text:p>2016-03-01 19:58:11</text:p>
          </table:table-cell>
          <table:table-cell office:value-type="float" office:value="22.7" calcext:value-type="float">
            <text:p>22.7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date" office:date-value="2016-03-01T19:58:42" calcext:value-type="date">
            <text:p>2016-03-01 19:58:42</text:p>
          </table:table-cell>
          <table:table-cell office:value-type="float" office:value="22.7" calcext:value-type="float">
            <text:p>22.7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59:12" calcext:value-type="date">
            <text:p>2016-03-01 19:59:12</text:p>
          </table:table-cell>
          <table:table-cell office:value-type="float" office:value="22.7" calcext:value-type="float">
            <text:p>22.7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19:59:42" calcext:value-type="date">
            <text:p>2016-03-01 19:59:42</text:p>
          </table:table-cell>
          <table:table-cell office:value-type="float" office:value="22.7" calcext:value-type="float">
            <text:p>22.7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20:00:12" calcext:value-type="date">
            <text:p>2016-03-01 20:00:12</text:p>
          </table:table-cell>
          <table:table-cell office:value-type="float" office:value="22.8" calcext:value-type="float">
            <text:p>22.8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date" office:date-value="2016-03-01T20:00:42" calcext:value-type="date">
            <text:p>2016-03-01 20:00:42</text:p>
          </table:table-cell>
          <table:table-cell office:value-type="float" office:value="22.5" calcext:value-type="float">
            <text:p>22.5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20:01:13" calcext:value-type="date">
            <text:p>2016-03-01 20:01:13</text:p>
          </table:table-cell>
          <table:table-cell office:value-type="float" office:value="22.1" calcext:value-type="float">
            <text:p>22.1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20:01:43" calcext:value-type="date">
            <text:p>2016-03-01 20:01:43</text:p>
          </table:table-cell>
          <table:table-cell office:value-type="float" office:value="22.6" calcext:value-type="float">
            <text:p>22.6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20:02:13" calcext:value-type="date">
            <text:p>2016-03-01 20:02:13</text:p>
          </table:table-cell>
          <table:table-cell office:value-type="float" office:value="22.4" calcext:value-type="float">
            <text:p>22.4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20:02:43" calcext:value-type="date">
            <text:p>2016-03-01 20:02:43</text:p>
          </table:table-cell>
          <table:table-cell office:value-type="float" office:value="22.4" calcext:value-type="float">
            <text:p>22.4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20:03:13" calcext:value-type="date">
            <text:p>2016-03-01 20:03:13</text:p>
          </table:table-cell>
          <table:table-cell office:value-type="float" office:value="22.6" calcext:value-type="float">
            <text:p>22.6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20:03:44" calcext:value-type="date">
            <text:p>2016-03-01 20:03:44</text:p>
          </table:table-cell>
          <table:table-cell office:value-type="float" office:value="22.4" calcext:value-type="float">
            <text:p>22.4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20:04:14" calcext:value-type="date">
            <text:p>2016-03-01 20:04:14</text:p>
          </table:table-cell>
          <table:table-cell office:value-type="float" office:value="21.9" calcext:value-type="float">
            <text:p>21.9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20:04:44" calcext:value-type="date">
            <text:p>2016-03-01 20:04:44</text:p>
          </table:table-cell>
          <table:table-cell office:value-type="float" office:value="22.2" calcext:value-type="float">
            <text:p>22.2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05:14" calcext:value-type="date">
            <text:p>2016-03-01 20:05:14</text:p>
          </table:table-cell>
          <table:table-cell office:value-type="float" office:value="22.3" calcext:value-type="float">
            <text:p>22.3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05:45" calcext:value-type="date">
            <text:p>2016-03-01 20:05:45</text:p>
          </table:table-cell>
          <table:table-cell office:value-type="float" office:value="22.7" calcext:value-type="float">
            <text:p>22.7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20:06:15" calcext:value-type="date">
            <text:p>2016-03-01 20:06:15</text:p>
          </table:table-cell>
          <table:table-cell office:value-type="float" office:value="22.2" calcext:value-type="float">
            <text:p>22.2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06:45" calcext:value-type="date">
            <text:p>2016-03-01 20:06:45</text:p>
          </table:table-cell>
          <table:table-cell office:value-type="float" office:value="22.1" calcext:value-type="float">
            <text:p>22.1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07:15" calcext:value-type="date">
            <text:p>2016-03-01 20:07:15</text:p>
          </table:table-cell>
          <table:table-cell office:value-type="float" office:value="22.2" calcext:value-type="float">
            <text:p>22.2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07:45" calcext:value-type="date">
            <text:p>2016-03-01 20:07:45</text:p>
          </table:table-cell>
          <table:table-cell office:value-type="float" office:value="22.4" calcext:value-type="float">
            <text:p>22.4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08:16" calcext:value-type="date">
            <text:p>2016-03-01 20:08:16</text:p>
          </table:table-cell>
          <table:table-cell office:value-type="float" office:value="21.9" calcext:value-type="float">
            <text:p>21.9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08:46" calcext:value-type="date">
            <text:p>2016-03-01 20:08:46</text:p>
          </table:table-cell>
          <table:table-cell office:value-type="float" office:value="22.4" calcext:value-type="float">
            <text:p>22.4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09:16" calcext:value-type="date">
            <text:p>2016-03-01 20:09:16</text:p>
          </table:table-cell>
          <table:table-cell office:value-type="float" office:value="21.8" calcext:value-type="float">
            <text:p>21.8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09:46" calcext:value-type="date">
            <text:p>2016-03-01 20:09:46</text:p>
          </table:table-cell>
          <table:table-cell office:value-type="float" office:value="22" calcext:value-type="float">
            <text:p>22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10:16" calcext:value-type="date">
            <text:p>2016-03-01 20:10:16</text:p>
          </table:table-cell>
          <table:table-cell office:value-type="float" office:value="22.2" calcext:value-type="float">
            <text:p>22.2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10:47" calcext:value-type="date">
            <text:p>2016-03-01 20:10:47</text:p>
          </table:table-cell>
          <table:table-cell office:value-type="float" office:value="22.5" calcext:value-type="float">
            <text:p>22.5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11:17" calcext:value-type="date">
            <text:p>2016-03-01 20:11:17</text:p>
          </table:table-cell>
          <table:table-cell office:value-type="float" office:value="22.4" calcext:value-type="float">
            <text:p>22.4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11:47" calcext:value-type="date">
            <text:p>2016-03-01 20:11:47</text:p>
          </table:table-cell>
          <table:table-cell office:value-type="float" office:value="21.7" calcext:value-type="float">
            <text:p>21.7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12:17" calcext:value-type="date">
            <text:p>2016-03-01 20:12:17</text:p>
          </table:table-cell>
          <table:table-cell office:value-type="float" office:value="22" calcext:value-type="float">
            <text:p>22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12:48" calcext:value-type="date">
            <text:p>2016-03-01 20:12:48</text:p>
          </table:table-cell>
          <table:table-cell table:number-columns-repeated="2"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13:18" calcext:value-type="date">
            <text:p>2016-03-01 20:13:18</text:p>
          </table:table-cell>
          <table:table-cell table:number-columns-repeated="2"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13:48" calcext:value-type="date">
            <text:p>2016-03-01 20:13:48</text:p>
          </table:table-cell>
          <table:table-cell office:value-type="float" office:value="21.3" calcext:value-type="float">
            <text:p>21.3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14:18" calcext:value-type="date">
            <text:p>2016-03-01 20:14:18</text:p>
          </table:table-cell>
          <table:table-cell office:value-type="float" office:value="21.2" calcext:value-type="float">
            <text:p>21.2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14:48" calcext:value-type="date">
            <text:p>2016-03-01 20:14:48</text:p>
          </table:table-cell>
          <table:table-cell office:value-type="float" office:value="21.2" calcext:value-type="float">
            <text:p>21.2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15:19" calcext:value-type="date">
            <text:p>2016-03-01 20:15:19</text:p>
          </table:table-cell>
          <table:table-cell office:value-type="float" office:value="21.2" calcext:value-type="float">
            <text:p>21.2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0:15:49" calcext:value-type="date">
            <text:p>2016-03-01 20:15:49</text:p>
          </table:table-cell>
          <table:table-cell office:value-type="float" office:value="21.2" calcext:value-type="float">
            <text:p>21.2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0:16:19" calcext:value-type="date">
            <text:p>2016-03-01 20:16:19</text:p>
          </table:table-cell>
          <table:table-cell office:value-type="float" office:value="21" calcext:value-type="float">
            <text:p>21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0:16:49" calcext:value-type="date">
            <text:p>2016-03-01 20:16:49</text:p>
          </table:table-cell>
          <table:table-cell office:value-type="float" office:value="21.2" calcext:value-type="float">
            <text:p>21.2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0:17:19" calcext:value-type="date">
            <text:p>2016-03-01 20:17:19</text:p>
          </table:table-cell>
          <table:table-cell office:value-type="float" office:value="21.1" calcext:value-type="float">
            <text:p>21.1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0:17:50" calcext:value-type="date">
            <text:p>2016-03-01 20:17:50</text:p>
          </table:table-cell>
          <table:table-cell office:value-type="float" office:value="21.2" calcext:value-type="float">
            <text:p>21.2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0:18:20" calcext:value-type="date">
            <text:p>2016-03-01 20:18:20</text:p>
          </table:table-cell>
          <table:table-cell office:value-type="float" office:value="21.1" calcext:value-type="float">
            <text:p>21.1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18:50" calcext:value-type="date">
            <text:p>2016-03-01 20:18:50</text:p>
          </table:table-cell>
          <table:table-cell office:value-type="float" office:value="21" calcext:value-type="float">
            <text:p>21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0:19:20" calcext:value-type="date">
            <text:p>2016-03-01 20:19:20</text:p>
          </table:table-cell>
          <table:table-cell office:value-type="float" office:value="21.2" calcext:value-type="float">
            <text:p>21.2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0:19:50" calcext:value-type="date">
            <text:p>2016-03-01 20:19:50</text:p>
          </table:table-cell>
          <table:table-cell office:value-type="float" office:value="21.2" calcext:value-type="float">
            <text:p>21.2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0:20:21" calcext:value-type="date">
            <text:p>2016-03-01 20:20:21</text:p>
          </table:table-cell>
          <table:table-cell office:value-type="float" office:value="21.2" calcext:value-type="float">
            <text:p>21.2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0:20:51" calcext:value-type="date">
            <text:p>2016-03-01 20:20:51</text:p>
          </table:table-cell>
          <table:table-cell office:value-type="float" office:value="21.2" calcext:value-type="float">
            <text:p>21.2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0:21:21" calcext:value-type="date">
            <text:p>2016-03-01 20:21:21</text:p>
          </table:table-cell>
          <table:table-cell office:value-type="float" office:value="21.2" calcext:value-type="float">
            <text:p>21.2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21:51" calcext:value-type="date">
            <text:p>2016-03-01 20:21:51</text:p>
          </table:table-cell>
          <table:table-cell office:value-type="float" office:value="21.1" calcext:value-type="float">
            <text:p>21.1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22:22" calcext:value-type="date">
            <text:p>2016-03-01 20:22:22</text:p>
          </table:table-cell>
          <table:table-cell office:value-type="float" office:value="21" calcext:value-type="float">
            <text:p>21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23:22" calcext:value-type="date">
            <text:p>2016-03-01 20:23:22</text:p>
          </table:table-cell>
          <table:table-cell office:value-type="float" office:value="21" calcext:value-type="float">
            <text:p>21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23:52" calcext:value-type="date">
            <text:p>2016-03-01 20:23:52</text:p>
          </table:table-cell>
          <table:table-cell office:value-type="float" office:value="20.8" calcext:value-type="float">
            <text:p>20.8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24:22" calcext:value-type="date">
            <text:p>2016-03-01 20:24:22</text:p>
          </table:table-cell>
          <table:table-cell office:value-type="float" office:value="20.8" calcext:value-type="float">
            <text:p>20.8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24:53" calcext:value-type="date">
            <text:p>2016-03-01 20:24:53</text:p>
          </table:table-cell>
          <table:table-cell office:value-type="float" office:value="20.8" calcext:value-type="float">
            <text:p>20.8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25:23" calcext:value-type="date">
            <text:p>2016-03-01 20:25:23</text:p>
          </table:table-cell>
          <table:table-cell office:value-type="float" office:value="20.8" calcext:value-type="float">
            <text:p>20.8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25:53" calcext:value-type="date">
            <text:p>2016-03-01 20:25:53</text:p>
          </table:table-cell>
          <table:table-cell office:value-type="float" office:value="20.7" calcext:value-type="float">
            <text:p>20.7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26:23" calcext:value-type="date">
            <text:p>2016-03-01 20:26:23</text:p>
          </table:table-cell>
          <table:table-cell office:value-type="float" office:value="21" calcext:value-type="float">
            <text:p>21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26:53" calcext:value-type="date">
            <text:p>2016-03-01 20:26:53</text:p>
          </table:table-cell>
          <table:table-cell office:value-type="float" office:value="21.2" calcext:value-type="float">
            <text:p>21.2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27:24" calcext:value-type="date">
            <text:p>2016-03-01 20:27:24</text:p>
          </table:table-cell>
          <table:table-cell office:value-type="float" office:value="21" calcext:value-type="float">
            <text:p>21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27:54" calcext:value-type="date">
            <text:p>2016-03-01 20:27:54</text:p>
          </table:table-cell>
          <table:table-cell office:value-type="float" office:value="21.4" calcext:value-type="float">
            <text:p>21.4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28:24" calcext:value-type="date">
            <text:p>2016-03-01 20:28:24</text:p>
          </table:table-cell>
          <table:table-cell office:value-type="float" office:value="20.8" calcext:value-type="float">
            <text:p>20.8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28:54" calcext:value-type="date">
            <text:p>2016-03-01 20:28:54</text:p>
          </table:table-cell>
          <table:table-cell office:value-type="float" office:value="20.5" calcext:value-type="float">
            <text:p>20.5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29:24" calcext:value-type="date">
            <text:p>2016-03-01 20:29:24</text:p>
          </table:table-cell>
          <table:table-cell office:value-type="float" office:value="20.8" calcext:value-type="float">
            <text:p>20.8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29:55" calcext:value-type="date">
            <text:p>2016-03-01 20:29:55</text:p>
          </table:table-cell>
          <table:table-cell office:value-type="float" office:value="20.8" calcext:value-type="float">
            <text:p>20.8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30:25" calcext:value-type="date">
            <text:p>2016-03-01 20:30:25</text:p>
          </table:table-cell>
          <table:table-cell office:value-type="float" office:value="20.9" calcext:value-type="float">
            <text:p>20.9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20:30:55" calcext:value-type="date">
            <text:p>2016-03-01 20:30:55</text:p>
          </table:table-cell>
          <table:table-cell office:value-type="float" office:value="20.7" calcext:value-type="float">
            <text:p>20.7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20:31:25" calcext:value-type="date">
            <text:p>2016-03-01 20:31:25</text:p>
          </table:table-cell>
          <table:table-cell office:value-type="float" office:value="21" calcext:value-type="float">
            <text:p>21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20:31:56" calcext:value-type="date">
            <text:p>2016-03-01 20:31:56</text:p>
          </table:table-cell>
          <table:table-cell office:value-type="float" office:value="20.7" calcext:value-type="float">
            <text:p>20.7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32:26" calcext:value-type="date">
            <text:p>2016-03-01 20:32:26</text:p>
          </table:table-cell>
          <table:table-cell office:value-type="float" office:value="20.8" calcext:value-type="float">
            <text:p>20.8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20:32:56" calcext:value-type="date">
            <text:p>2016-03-01 20:32:56</text:p>
          </table:table-cell>
          <table:table-cell office:value-type="float" office:value="20.6" calcext:value-type="float">
            <text:p>20.6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16-03-01T20:33:26" calcext:value-type="date">
            <text:p>2016-03-01 20:33:26</text:p>
          </table:table-cell>
          <table:table-cell office:value-type="float" office:value="20.7" calcext:value-type="float">
            <text:p>20.7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16-03-01T20:54:05" calcext:value-type="date">
            <text:p>2016-03-01 20:54:05</text:p>
          </table:table-cell>
          <table:table-cell office:value-type="float" office:value="20.6" calcext:value-type="float">
            <text:p>20.6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0:54:35" calcext:value-type="date">
            <text:p>2016-03-01 20:54:35</text:p>
          </table:table-cell>
          <table:table-cell office:value-type="float" office:value="20.8" calcext:value-type="float">
            <text:p>20.8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0:55:05" calcext:value-type="date">
            <text:p>2016-03-01 20:55:05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0:55:35" calcext:value-type="date">
            <text:p>2016-03-01 20:55:35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0:56:06" calcext:value-type="date">
            <text:p>2016-03-01 20:56:06</text:p>
          </table:table-cell>
          <table:table-cell office:value-type="float" office:value="20.4" calcext:value-type="float">
            <text:p>20.4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0:56:36" calcext:value-type="date">
            <text:p>2016-03-01 20:56:36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0:57:06" calcext:value-type="date">
            <text:p>2016-03-01 20:57:06</text:p>
          </table:table-cell>
          <table:table-cell office:value-type="float" office:value="20.7" calcext:value-type="float">
            <text:p>20.7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0:57:36" calcext:value-type="date">
            <text:p>2016-03-01 20:57:36</text:p>
          </table:table-cell>
          <table:table-cell office:value-type="float" office:value="20.8" calcext:value-type="float">
            <text:p>20.8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0:58:07" calcext:value-type="date">
            <text:p>2016-03-01 20:58:07</text:p>
          </table:table-cell>
          <table:table-cell office:value-type="float" office:value="20.6" calcext:value-type="float">
            <text:p>20.6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0:58:37" calcext:value-type="date">
            <text:p>2016-03-01 20:58:37</text:p>
          </table:table-cell>
          <table:table-cell office:value-type="float" office:value="20.6" calcext:value-type="float">
            <text:p>20.6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0:59:07" calcext:value-type="date">
            <text:p>2016-03-01 20:59:07</text:p>
          </table:table-cell>
          <table:table-cell office:value-type="float" office:value="20.6" calcext:value-type="float">
            <text:p>20.6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0:59:37" calcext:value-type="date">
            <text:p>2016-03-01 20:59:37</text:p>
          </table:table-cell>
          <table:table-cell office:value-type="float" office:value="20.6" calcext:value-type="float">
            <text:p>20.6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00:07" calcext:value-type="date">
            <text:p>2016-03-01 21:00:07</text:p>
          </table:table-cell>
          <table:table-cell office:value-type="float" office:value="20.6" calcext:value-type="float">
            <text:p>20.6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00:38" calcext:value-type="date">
            <text:p>2016-03-01 21:00:38</text:p>
          </table:table-cell>
          <table:table-cell office:value-type="float" office:value="20.7" calcext:value-type="float">
            <text:p>20.7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01:08" calcext:value-type="date">
            <text:p>2016-03-01 21:01:08</text:p>
          </table:table-cell>
          <table:table-cell office:value-type="float" office:value="20.7" calcext:value-type="float">
            <text:p>20.7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01:38" calcext:value-type="date">
            <text:p>2016-03-01 21:01:38</text:p>
          </table:table-cell>
          <table:table-cell office:value-type="float" office:value="20.7" calcext:value-type="float">
            <text:p>20.7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02:08" calcext:value-type="date">
            <text:p>2016-03-01 21:02:08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02:38" calcext:value-type="date">
            <text:p>2016-03-01 21:02:38</text:p>
          </table:table-cell>
          <table:table-cell office:value-type="float" office:value="20.7" calcext:value-type="float">
            <text:p>20.7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03:09" calcext:value-type="date">
            <text:p>2016-03-01 21:03:09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03:39" calcext:value-type="date">
            <text:p>2016-03-01 21:03:39</text:p>
          </table:table-cell>
          <table:table-cell office:value-type="float" office:value="20.6" calcext:value-type="float">
            <text:p>20.6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04:09" calcext:value-type="date">
            <text:p>2016-03-01 21:04:09</text:p>
          </table:table-cell>
          <table:table-cell office:value-type="float" office:value="20.4" calcext:value-type="float">
            <text:p>20.4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04:39" calcext:value-type="date">
            <text:p>2016-03-01 21:04:39</text:p>
          </table:table-cell>
          <table:table-cell office:value-type="float" office:value="20.4" calcext:value-type="float">
            <text:p>20.4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05:10" calcext:value-type="date">
            <text:p>2016-03-01 21:05:10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05:40" calcext:value-type="date">
            <text:p>2016-03-01 21:05:40</text:p>
          </table:table-cell>
          <table:table-cell office:value-type="float" office:value="20.4" calcext:value-type="float">
            <text:p>20.4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06:10" calcext:value-type="date">
            <text:p>2016-03-01 21:06:10</text:p>
          </table:table-cell>
          <table:table-cell office:value-type="float" office:value="20.4" calcext:value-type="float">
            <text:p>20.4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06:40" calcext:value-type="date">
            <text:p>2016-03-01 21:06:40</text:p>
          </table:table-cell>
          <table:table-cell office:value-type="float" office:value="20.6" calcext:value-type="float">
            <text:p>20.6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07:10" calcext:value-type="date">
            <text:p>2016-03-01 21:07:10</text:p>
          </table:table-cell>
          <table:table-cell office:value-type="float" office:value="20.6" calcext:value-type="float">
            <text:p>20.6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07:41" calcext:value-type="date">
            <text:p>2016-03-01 21:07:41</text:p>
          </table:table-cell>
          <table:table-cell office:value-type="float" office:value="20.2" calcext:value-type="float">
            <text:p>20.2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08:11" calcext:value-type="date">
            <text:p>2016-03-01 21:08:11</text:p>
          </table:table-cell>
          <table:table-cell office:value-type="float" office:value="20.6" calcext:value-type="float">
            <text:p>20.6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08:41" calcext:value-type="date">
            <text:p>2016-03-01 21:08:41</text:p>
          </table:table-cell>
          <table:table-cell office:value-type="float" office:value="20.4" calcext:value-type="float">
            <text:p>20.4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09:11" calcext:value-type="date">
            <text:p>2016-03-01 21:09:11</text:p>
          </table:table-cell>
          <table:table-cell office:value-type="float" office:value="20.4" calcext:value-type="float">
            <text:p>20.4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09:41" calcext:value-type="date">
            <text:p>2016-03-01 21:09:41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10:12" calcext:value-type="date">
            <text:p>2016-03-01 21:10:12</text:p>
          </table:table-cell>
          <table:table-cell office:value-type="float" office:value="20.2" calcext:value-type="float">
            <text:p>20.2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10:42" calcext:value-type="date">
            <text:p>2016-03-01 21:10:42</text:p>
          </table:table-cell>
          <table:table-cell office:value-type="float" office:value="20.4" calcext:value-type="float">
            <text:p>20.4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11:12" calcext:value-type="date">
            <text:p>2016-03-01 21:11:12</text:p>
          </table:table-cell>
          <table:table-cell office:value-type="float" office:value="20.7" calcext:value-type="float">
            <text:p>20.7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11:42" calcext:value-type="date">
            <text:p>2016-03-01 21:11:42</text:p>
          </table:table-cell>
          <table:table-cell office:value-type="float" office:value="20.4" calcext:value-type="float">
            <text:p>20.4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12:12" calcext:value-type="date">
            <text:p>2016-03-01 21:12:12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12:43" calcext:value-type="date">
            <text:p>2016-03-01 21:12:43</text:p>
          </table:table-cell>
          <table:table-cell office:value-type="float" office:value="20.4" calcext:value-type="float">
            <text:p>20.4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13:13" calcext:value-type="date">
            <text:p>2016-03-01 21:13:13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13:43" calcext:value-type="date">
            <text:p>2016-03-01 21:13:43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14:13" calcext:value-type="date">
            <text:p>2016-03-01 21:14:13</text:p>
          </table:table-cell>
          <table:table-cell office:value-type="float" office:value="20.4" calcext:value-type="float">
            <text:p>20.4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14:44" calcext:value-type="date">
            <text:p>2016-03-01 21:14:44</text:p>
          </table:table-cell>
          <table:table-cell office:value-type="float" office:value="20.3" calcext:value-type="float">
            <text:p>20.3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date" office:date-value="2016-03-01T21:15:14" calcext:value-type="date">
            <text:p>2016-03-01 21:15:14</text:p>
          </table:table-cell>
          <table:table-cell office:value-type="float" office:value="20.2" calcext:value-type="float">
            <text:p>20.2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15:44" calcext:value-type="date">
            <text:p>2016-03-01 21:15:44</text:p>
          </table:table-cell>
          <table:table-cell office:value-type="float" office:value="20.3" calcext:value-type="float">
            <text:p>20.3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16:14" calcext:value-type="date">
            <text:p>2016-03-01 21:16:14</text:p>
          </table:table-cell>
          <table:table-cell office:value-type="float" office:value="20.3" calcext:value-type="float">
            <text:p>20.3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16:44" calcext:value-type="date">
            <text:p>2016-03-01 21:16:44</text:p>
          </table:table-cell>
          <table:table-cell office:value-type="float" office:value="20.2" calcext:value-type="float">
            <text:p>20.2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17:15" calcext:value-type="date">
            <text:p>2016-03-01 21:17:15</text:p>
          </table:table-cell>
          <table:table-cell office:value-type="float" office:value="20.1" calcext:value-type="float">
            <text:p>20.1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17:45" calcext:value-type="date">
            <text:p>2016-03-01 21:17:45</text:p>
          </table:table-cell>
          <table:table-cell office:value-type="float" office:value="20.2" calcext:value-type="float">
            <text:p>20.2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18:15" calcext:value-type="date">
            <text:p>2016-03-01 21:18:15</text:p>
          </table:table-cell>
          <table:table-cell office:value-type="float" office:value="20.5" calcext:value-type="float">
            <text:p>20.5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18:45" calcext:value-type="date">
            <text:p>2016-03-01 21:18:45</text:p>
          </table:table-cell>
          <table:table-cell office:value-type="float" office:value="20.3" calcext:value-type="float">
            <text:p>20.3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19:15" calcext:value-type="date">
            <text:p>2016-03-01 21:19:15</text:p>
          </table:table-cell>
          <table:table-cell office:value-type="float" office:value="20.3" calcext:value-type="float">
            <text:p>20.3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19:46" calcext:value-type="date">
            <text:p>2016-03-01 21:19:46</text:p>
          </table:table-cell>
          <table:table-cell office:value-type="float" office:value="20.2" calcext:value-type="float">
            <text:p>20.2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20:16" calcext:value-type="date">
            <text:p>2016-03-01 21:20:16</text:p>
          </table:table-cell>
          <table:table-cell office:value-type="float" office:value="20.2" calcext:value-type="float">
            <text:p>20.2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20:46" calcext:value-type="date">
            <text:p>2016-03-01 21:20:46</text:p>
          </table:table-cell>
          <table:table-cell office:value-type="float" office:value="20.2" calcext:value-type="float">
            <text:p>20.2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21:16" calcext:value-type="date">
            <text:p>2016-03-01 21:21:16</text:p>
          </table:table-cell>
          <table:table-cell office:value-type="float" office:value="20.2" calcext:value-type="float">
            <text:p>20.2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21:46" calcext:value-type="date">
            <text:p>2016-03-01 21:21:46</text:p>
          </table:table-cell>
          <table:table-cell office:value-type="float" office:value="20.2" calcext:value-type="float">
            <text:p>20.2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22:17" calcext:value-type="date">
            <text:p>2016-03-01 21:22:17</text:p>
          </table:table-cell>
          <table:table-cell office:value-type="float" office:value="20.1" calcext:value-type="float">
            <text:p>20.1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22:47" calcext:value-type="date">
            <text:p>2016-03-01 21:22:47</text:p>
          </table:table-cell>
          <table:table-cell office:value-type="float" office:value="20.1" calcext:value-type="float">
            <text:p>20.1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date" office:date-value="2016-03-01T21:23:17" calcext:value-type="date">
            <text:p>2016-03-01 21:23:17</text:p>
          </table:table-cell>
          <table:table-cell office:value-type="float" office:value="20.2" calcext:value-type="float">
            <text:p>20.2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23:47" calcext:value-type="date">
            <text:p>2016-03-01 21:23:47</text:p>
          </table:table-cell>
          <table:table-cell office:value-type="float" office:value="20.3" calcext:value-type="float">
            <text:p>20.3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24:18" calcext:value-type="date">
            <text:p>2016-03-01 21:24:18</text:p>
          </table:table-cell>
          <table:table-cell office:value-type="float" office:value="20.2" calcext:value-type="float">
            <text:p>20.2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date" office:date-value="2016-03-01T21:24:48" calcext:value-type="date">
            <text:p>2016-03-01 21:24:48</text:p>
          </table:table-cell>
          <table:table-cell office:value-type="float" office:value="20.2" calcext:value-type="float">
            <text:p>20.2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date" office:date-value="2016-03-01T21:25:18" calcext:value-type="date">
            <text:p>2016-03-01 21:25:18</text:p>
          </table:table-cell>
          <table:table-cell office:value-type="float" office:value="20.2" calcext:value-type="float">
            <text:p>20.2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date" office:date-value="2016-03-01T21:25:48" calcext:value-type="date">
            <text:p>2016-03-01 21:25:48</text:p>
          </table:table-cell>
          <table:table-cell office:value-type="float" office:value="20.3" calcext:value-type="float">
            <text:p>20.3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26:18" calcext:value-type="date">
            <text:p>2016-03-01 21:26:18</text:p>
          </table:table-cell>
          <table:table-cell office:value-type="float" office:value="20.3" calcext:value-type="float">
            <text:p>20.3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26:49" calcext:value-type="date">
            <text:p>2016-03-01 21:26:49</text:p>
          </table:table-cell>
          <table:table-cell office:value-type="float" office:value="20.3" calcext:value-type="float">
            <text:p>20.3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27:19" calcext:value-type="date">
            <text:p>2016-03-01 21:27:19</text:p>
          </table:table-cell>
          <table:table-cell office:value-type="float" office:value="20.2" calcext:value-type="float">
            <text:p>20.2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27:49" calcext:value-type="date">
            <text:p>2016-03-01 21:27:49</text:p>
          </table:table-cell>
          <table:table-cell office:value-type="float" office:value="20.2" calcext:value-type="float">
            <text:p>20.2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28:19" calcext:value-type="date">
            <text:p>2016-03-01 21:28:19</text:p>
          </table:table-cell>
          <table:table-cell office:value-type="float" office:value="20.2" calcext:value-type="float">
            <text:p>20.2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28:49" calcext:value-type="date">
            <text:p>2016-03-01 21:28:49</text:p>
          </table:table-cell>
          <table:table-cell office:value-type="float" office:value="20.2" calcext:value-type="float">
            <text:p>20.2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29:20" calcext:value-type="date">
            <text:p>2016-03-01 21:29:20</text:p>
          </table:table-cell>
          <table:table-cell office:value-type="float" office:value="20.1" calcext:value-type="float">
            <text:p>20.1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29:50" calcext:value-type="date">
            <text:p>2016-03-01 21:29:50</text:p>
          </table:table-cell>
          <table:table-cell office:value-type="float" office:value="20.2" calcext:value-type="float">
            <text:p>20.2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30:20" calcext:value-type="date">
            <text:p>2016-03-01 21:30:20</text:p>
          </table:table-cell>
          <table:table-cell office:value-type="float" office:value="20.2" calcext:value-type="float">
            <text:p>20.2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30:50" calcext:value-type="date">
            <text:p>2016-03-01 21:30:50</text:p>
          </table:table-cell>
          <table:table-cell office:value-type="float" office:value="20.1" calcext:value-type="float">
            <text:p>20.1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31:21" calcext:value-type="date">
            <text:p>2016-03-01 21:31:21</text:p>
          </table:table-cell>
          <table:table-cell office:value-type="float" office:value="20.1" calcext:value-type="float">
            <text:p>20.1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31:51" calcext:value-type="date">
            <text:p>2016-03-01 21:31:51</text:p>
          </table:table-cell>
          <table:table-cell office:value-type="float" office:value="20.2" calcext:value-type="float">
            <text:p>20.2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32:21" calcext:value-type="date">
            <text:p>2016-03-01 21:32:21</text:p>
          </table:table-cell>
          <table:table-cell office:value-type="float" office:value="20.1" calcext:value-type="float">
            <text:p>20.1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32:51" calcext:value-type="date">
            <text:p>2016-03-01 21:32:51</text:p>
          </table:table-cell>
          <table:table-cell office:value-type="float" office:value="20.1" calcext:value-type="float">
            <text:p>20.1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33:21" calcext:value-type="date">
            <text:p>2016-03-01 21:33:21</text:p>
          </table:table-cell>
          <table:table-cell office:value-type="float" office:value="20.2" calcext:value-type="float">
            <text:p>20.2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33:52" calcext:value-type="date">
            <text:p>2016-03-01 21:33:52</text:p>
          </table:table-cell>
          <table:table-cell office:value-type="float" office:value="20.1" calcext:value-type="float">
            <text:p>20.1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34:22" calcext:value-type="date">
            <text:p>2016-03-01 21:34:22</text:p>
          </table:table-cell>
          <table:table-cell office:value-type="float" office:value="20.2" calcext:value-type="float">
            <text:p>20.2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34:52" calcext:value-type="date">
            <text:p>2016-03-01 21:34:52</text:p>
          </table:table-cell>
          <table:table-cell office:value-type="float" office:value="20.1" calcext:value-type="float">
            <text:p>20.1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16-03-01T21:35:52" calcext:value-type="date">
            <text:p>2016-03-01 21:35:52</text:p>
          </table:table-cell>
          <table:table-cell office:value-type="float" office:value="20.1" calcext:value-type="float">
            <text:p>20.1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 table:number-rows-repeated="10483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eather - bureau" table:style-name="ta1">
        <table:shapes>
          <draw:frame draw:z-index="0" draw:style-name="gr1" draw:text-style-name="P1" svg:width="261.49mm" svg:height="145.03mm" svg:x="75.58mm" svg:y="1.51mm">
            <loext:p draw:notify-on-update-of-ranges="'weather - bureau'.B1:'weather - bureau'.B1 'weather - bureau'.B2:'weather - bureau'.B1000 'weather - bureau'.C1:'weather - bureau'.C1 'weather - bureau'.C2:'weather - bureau'.C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Humidity</text:p>
          </table:table-cell>
          <table:table-cell table:style-name="ce3" office:value-type="string" calcext:value-type="string">
            <text:p>Temperature</text:p>
          </table:table-cell>
          <table:table-cell/>
        </table:table-row>
        <table:table-row table:style-name="ro1">
          <table:table-cell office:value-type="date" office:date-value="2016-03-01T09:52:44" calcext:value-type="date">
            <text:p>2016-03-01 09:52:44</text:p>
          </table:table-cell>
          <table:table-cell office:value-type="float" office:value="18.1" calcext:value-type="float">
            <text:p>18.1</text:p>
          </table:table-cell>
          <table:table-cell office:value-type="float" office:value="22.8" calcext:value-type="float">
            <text:p>22.8</text:p>
          </table:table-cell>
          <table:table-cell/>
        </table:table-row>
        <table:table-row table:style-name="ro1">
          <table:table-cell office:value-type="date" office:date-value="2016-03-01T09:53:04" calcext:value-type="date">
            <text:p>2016-03-01 09:53:04</text:p>
          </table:table-cell>
          <table:table-cell office:value-type="float" office:value="19.4" calcext:value-type="float">
            <text:p>19.4</text:p>
          </table:table-cell>
          <table:table-cell office:value-type="float" office:value="22.8" calcext:value-type="float">
            <text:p>22.8</text:p>
          </table:table-cell>
          <table:table-cell/>
        </table:table-row>
        <table:table-row table:style-name="ro1">
          <table:table-cell office:value-type="date" office:date-value="2016-03-01T10:00:15" calcext:value-type="date">
            <text:p>2016-03-01 10:00:15</text:p>
          </table:table-cell>
          <table:table-cell office:value-type="float" office:value="18.7" calcext:value-type="float">
            <text:p>18.7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0:00:19" calcext:value-type="date">
            <text:p>2016-03-01 10:00:19</text:p>
          </table:table-cell>
          <table:table-cell office:value-type="float" office:value="18.7" calcext:value-type="float">
            <text:p>18.7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0:00:22" calcext:value-type="date">
            <text:p>2016-03-01 10:00:22</text:p>
          </table:table-cell>
          <table:table-cell office:value-type="float" office:value="18.7" calcext:value-type="float">
            <text:p>18.7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0:01:24" calcext:value-type="date">
            <text:p>2016-03-01 10:01:24</text:p>
          </table:table-cell>
          <table:table-cell office:value-type="float" office:value="18.7" calcext:value-type="float">
            <text:p>18.7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0:01:55" calcext:value-type="date">
            <text:p>2016-03-01 10:01:55</text:p>
          </table:table-cell>
          <table:table-cell office:value-type="float" office:value="18.7" calcext:value-type="float">
            <text:p>18.7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0:02:25" calcext:value-type="date">
            <text:p>2016-03-01 10:02:25</text:p>
          </table:table-cell>
          <table:table-cell office:value-type="float" office:value="18.7" calcext:value-type="float">
            <text:p>18.7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0:02:55" calcext:value-type="date">
            <text:p>2016-03-01 10:02:55</text:p>
          </table:table-cell>
          <table:table-cell office:value-type="float" office:value="18.7" calcext:value-type="float">
            <text:p>18.7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0:03:25" calcext:value-type="date">
            <text:p>2016-03-01 10:03:25</text:p>
          </table:table-cell>
          <table:table-cell office:value-type="float" office:value="18.7" calcext:value-type="float">
            <text:p>18.7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0:03:56" calcext:value-type="date">
            <text:p>2016-03-01 10:03:56</text:p>
          </table:table-cell>
          <table:table-cell office:value-type="float" office:value="18.7" calcext:value-type="float">
            <text:p>18.7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0:04:26" calcext:value-type="date">
            <text:p>2016-03-01 10:04:26</text:p>
          </table:table-cell>
          <table:table-cell office:value-type="float" office:value="18.7" calcext:value-type="float">
            <text:p>18.7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0:04:56" calcext:value-type="date">
            <text:p>2016-03-01 10:04:56</text:p>
          </table:table-cell>
          <table:table-cell office:value-type="float" office:value="18.7" calcext:value-type="float">
            <text:p>18.7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0:05:26" calcext:value-type="date">
            <text:p>2016-03-01 10:05:26</text:p>
          </table:table-cell>
          <table:table-cell office:value-type="float" office:value="18.6" calcext:value-type="float">
            <text:p>18.6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0:05:56" calcext:value-type="date">
            <text:p>2016-03-01 10:05:56</text:p>
          </table:table-cell>
          <table:table-cell office:value-type="float" office:value="18.6" calcext:value-type="float">
            <text:p>18.6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0:06:27" calcext:value-type="date">
            <text:p>2016-03-01 10:06:27</text:p>
          </table:table-cell>
          <table:table-cell office:value-type="float" office:value="18.6" calcext:value-type="float">
            <text:p>18.6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0:06:57" calcext:value-type="date">
            <text:p>2016-03-01 10:06:57</text:p>
          </table:table-cell>
          <table:table-cell office:value-type="float" office:value="18.6" calcext:value-type="float">
            <text:p>18.6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0:07:27" calcext:value-type="date">
            <text:p>2016-03-01 10:07:27</text:p>
          </table:table-cell>
          <table:table-cell office:value-type="float" office:value="18.6" calcext:value-type="float">
            <text:p>18.6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0:07:57" calcext:value-type="date">
            <text:p>2016-03-01 10:07:57</text:p>
          </table:table-cell>
          <table:table-cell office:value-type="float" office:value="18.6" calcext:value-type="float">
            <text:p>18.6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0:08:27" calcext:value-type="date">
            <text:p>2016-03-01 10:08:27</text:p>
          </table:table-cell>
          <table:table-cell office:value-type="float" office:value="18.6" calcext:value-type="float">
            <text:p>18.6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0:08:58" calcext:value-type="date">
            <text:p>2016-03-01 10:08:58</text:p>
          </table:table-cell>
          <table:table-cell office:value-type="float" office:value="18.5" calcext:value-type="float">
            <text:p>18.5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0:09:28" calcext:value-type="date">
            <text:p>2016-03-01 10:09:28</text:p>
          </table:table-cell>
          <table:table-cell office:value-type="float" office:value="18.5" calcext:value-type="float">
            <text:p>18.5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0:09:58" calcext:value-type="date">
            <text:p>2016-03-01 10:09:58</text:p>
          </table:table-cell>
          <table:table-cell office:value-type="float" office:value="18.5" calcext:value-type="float">
            <text:p>18.5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0:10:28" calcext:value-type="date">
            <text:p>2016-03-01 10:10:28</text:p>
          </table:table-cell>
          <table:table-cell office:value-type="float" office:value="18.5" calcext:value-type="float">
            <text:p>18.5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0:10:59" calcext:value-type="date">
            <text:p>2016-03-01 10:10:59</text:p>
          </table:table-cell>
          <table:table-cell office:value-type="float" office:value="18.5" calcext:value-type="float">
            <text:p>18.5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0:11:29" calcext:value-type="date">
            <text:p>2016-03-01 10:11:29</text:p>
          </table:table-cell>
          <table:table-cell office:value-type="float" office:value="19.2" calcext:value-type="float">
            <text:p>19.2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0:11:59" calcext:value-type="date">
            <text:p>2016-03-01 10:11:59</text:p>
          </table:table-cell>
          <table:table-cell office:value-type="float" office:value="19.2" calcext:value-type="float">
            <text:p>19.2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0:12:29" calcext:value-type="date">
            <text:p>2016-03-01 10:12:29</text:p>
          </table:table-cell>
          <table:table-cell office:value-type="float" office:value="19.6" calcext:value-type="float">
            <text:p>19.6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0:12:59" calcext:value-type="date">
            <text:p>2016-03-01 10:12:59</text:p>
          </table:table-cell>
          <table:table-cell office:value-type="float" office:value="20.1" calcext:value-type="float">
            <text:p>20.1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0:13:30" calcext:value-type="date">
            <text:p>2016-03-01 10:13:30</text:p>
          </table:table-cell>
          <table:table-cell office:value-type="float" office:value="20.4" calcext:value-type="float">
            <text:p>20.4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0:14:00" calcext:value-type="date">
            <text:p>2016-03-01 10:14:00</text:p>
          </table:table-cell>
          <table:table-cell office:value-type="float" office:value="20.4" calcext:value-type="float">
            <text:p>20.4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0:14:30" calcext:value-type="date">
            <text:p>2016-03-01 10:14:30</text:p>
          </table:table-cell>
          <table:table-cell office:value-type="float" office:value="20.4" calcext:value-type="float">
            <text:p>20.4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0:15:00" calcext:value-type="date">
            <text:p>2016-03-01 10:15:00</text:p>
          </table:table-cell>
          <table:table-cell office:value-type="float" office:value="20.4" calcext:value-type="float">
            <text:p>20.4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0:15:30" calcext:value-type="date">
            <text:p>2016-03-01 10:15:30</text:p>
          </table:table-cell>
          <table:table-cell office:value-type="float" office:value="20.6" calcext:value-type="float">
            <text:p>20.6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0:16:01" calcext:value-type="date">
            <text:p>2016-03-01 10:16:01</text:p>
          </table:table-cell>
          <table:table-cell office:value-type="float" office:value="21.1" calcext:value-type="float">
            <text:p>21.1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0:16:31" calcext:value-type="date">
            <text:p>2016-03-01 10:16:31</text:p>
          </table:table-cell>
          <table:table-cell office:value-type="float" office:value="21.5" calcext:value-type="float">
            <text:p>21.5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0:17:01" calcext:value-type="date">
            <text:p>2016-03-01 10:17:01</text:p>
          </table:table-cell>
          <table:table-cell office:value-type="float" office:value="21.6" calcext:value-type="float">
            <text:p>21.6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0:17:31" calcext:value-type="date">
            <text:p>2016-03-01 10:17:31</text:p>
          </table:table-cell>
          <table:table-cell office:value-type="float" office:value="22" calcext:value-type="float">
            <text:p>22.0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0:18:02" calcext:value-type="date">
            <text:p>2016-03-01 10:18:02</text:p>
          </table:table-cell>
          <table:table-cell office:value-type="float" office:value="21" calcext:value-type="float">
            <text:p>21.0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0:18:32" calcext:value-type="date">
            <text:p>2016-03-01 10:18:32</text:p>
          </table:table-cell>
          <table:table-cell office:value-type="float" office:value="21.5" calcext:value-type="float">
            <text:p>21.5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0:19:02" calcext:value-type="date">
            <text:p>2016-03-01 10:19:02</text:p>
          </table:table-cell>
          <table:table-cell office:value-type="float" office:value="22.3" calcext:value-type="float">
            <text:p>22.3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0:19:32" calcext:value-type="date">
            <text:p>2016-03-01 10:19:32</text:p>
          </table:table-cell>
          <table:table-cell office:value-type="float" office:value="22.3" calcext:value-type="float">
            <text:p>22.3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0:20:02" calcext:value-type="date">
            <text:p>2016-03-01 10:20:02</text:p>
          </table:table-cell>
          <table:table-cell office:value-type="float" office:value="22.5" calcext:value-type="float">
            <text:p>22.5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0:20:33" calcext:value-type="date">
            <text:p>2016-03-01 10:20:33</text:p>
          </table:table-cell>
          <table:table-cell office:value-type="float" office:value="22.7" calcext:value-type="float">
            <text:p>22.7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0:21:03" calcext:value-type="date">
            <text:p>2016-03-01 10:21:03</text:p>
          </table:table-cell>
          <table:table-cell office:value-type="float" office:value="22.5" calcext:value-type="float">
            <text:p>22.5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0:21:33" calcext:value-type="date">
            <text:p>2016-03-01 10:21:33</text:p>
          </table:table-cell>
          <table:table-cell office:value-type="float" office:value="23.1" calcext:value-type="float">
            <text:p>23.1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22:03" calcext:value-type="date">
            <text:p>2016-03-01 10:22:03</text:p>
          </table:table-cell>
          <table:table-cell office:value-type="float" office:value="23.5" calcext:value-type="float">
            <text:p>23.5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0:22:33" calcext:value-type="date">
            <text:p>2016-03-01 10:22:33</text:p>
          </table:table-cell>
          <table:table-cell office:value-type="float" office:value="23.3" calcext:value-type="float">
            <text:p>23.3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23:04" calcext:value-type="date">
            <text:p>2016-03-01 10:23:04</text:p>
          </table:table-cell>
          <table:table-cell office:value-type="float" office:value="24.4" calcext:value-type="float">
            <text:p>24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23:34" calcext:value-type="date">
            <text:p>2016-03-01 10:23:34</text:p>
          </table:table-cell>
          <table:table-cell office:value-type="float" office:value="24" calcext:value-type="float">
            <text:p>24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24:04" calcext:value-type="date">
            <text:p>2016-03-01 10:24:04</text:p>
          </table:table-cell>
          <table:table-cell office:value-type="float" office:value="25.5" calcext:value-type="float">
            <text:p>25.5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24:34" calcext:value-type="date">
            <text:p>2016-03-01 10:24:34</text:p>
          </table:table-cell>
          <table:table-cell office:value-type="float" office:value="26.8" calcext:value-type="float">
            <text:p>26.8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25:04" calcext:value-type="date">
            <text:p>2016-03-01 10:25:04</text:p>
          </table:table-cell>
          <table:table-cell office:value-type="float" office:value="26" calcext:value-type="float">
            <text:p>26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25:35" calcext:value-type="date">
            <text:p>2016-03-01 10:25:35</text:p>
          </table:table-cell>
          <table:table-cell office:value-type="float" office:value="26.2" calcext:value-type="float">
            <text:p>26.2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26:05" calcext:value-type="date">
            <text:p>2016-03-01 10:26:05</text:p>
          </table:table-cell>
          <table:table-cell office:value-type="float" office:value="26.1" calcext:value-type="float">
            <text:p>26.1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26:35" calcext:value-type="date">
            <text:p>2016-03-01 10:26:35</text:p>
          </table:table-cell>
          <table:table-cell office:value-type="float" office:value="26.2" calcext:value-type="float">
            <text:p>26.2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27:05" calcext:value-type="date">
            <text:p>2016-03-01 10:27:05</text:p>
          </table:table-cell>
          <table:table-cell office:value-type="float" office:value="26.1" calcext:value-type="float">
            <text:p>26.1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27:36" calcext:value-type="date">
            <text:p>2016-03-01 10:27:36</text:p>
          </table:table-cell>
          <table:table-cell office:value-type="float" office:value="26.2" calcext:value-type="float">
            <text:p>26.2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28:06" calcext:value-type="date">
            <text:p>2016-03-01 10:28:06</text:p>
          </table:table-cell>
          <table:table-cell office:value-type="float" office:value="27.4" calcext:value-type="float">
            <text:p>27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28:36" calcext:value-type="date">
            <text:p>2016-03-01 10:28:36</text:p>
          </table:table-cell>
          <table:table-cell office:value-type="float" office:value="29.2" calcext:value-type="float">
            <text:p>29.2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29:06" calcext:value-type="date">
            <text:p>2016-03-01 10:29:06</text:p>
          </table:table-cell>
          <table:table-cell office:value-type="float" office:value="28.7" calcext:value-type="float">
            <text:p>28.7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29:36" calcext:value-type="date">
            <text:p>2016-03-01 10:29:36</text:p>
          </table:table-cell>
          <table:table-cell office:value-type="float" office:value="29.1" calcext:value-type="float">
            <text:p>29.1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30:07" calcext:value-type="date">
            <text:p>2016-03-01 10:30:07</text:p>
          </table:table-cell>
          <table:table-cell office:value-type="float" office:value="28.1" calcext:value-type="float">
            <text:p>28.1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30:37" calcext:value-type="date">
            <text:p>2016-03-01 10:30:37</text:p>
          </table:table-cell>
          <table:table-cell office:value-type="float" office:value="28.1" calcext:value-type="float">
            <text:p>28.1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31:07" calcext:value-type="date">
            <text:p>2016-03-01 10:31:07</text:p>
          </table:table-cell>
          <table:table-cell office:value-type="float" office:value="27.9" calcext:value-type="float">
            <text:p>27.9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31:37" calcext:value-type="date">
            <text:p>2016-03-01 10:31:37</text:p>
          </table:table-cell>
          <table:table-cell office:value-type="float" office:value="34.4" calcext:value-type="float">
            <text:p>34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32:07" calcext:value-type="date">
            <text:p>2016-03-01 10:32:07</text:p>
          </table:table-cell>
          <table:table-cell office:value-type="float" office:value="34" calcext:value-type="float">
            <text:p>34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32:38" calcext:value-type="date">
            <text:p>2016-03-01 10:32:38</text:p>
          </table:table-cell>
          <table:table-cell office:value-type="float" office:value="35.5" calcext:value-type="float">
            <text:p>35.5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33:08" calcext:value-type="date">
            <text:p>2016-03-01 10:33:08</text:p>
          </table:table-cell>
          <table:table-cell office:value-type="float" office:value="32.5" calcext:value-type="float">
            <text:p>32.5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33:38" calcext:value-type="date">
            <text:p>2016-03-01 10:33:38</text:p>
          </table:table-cell>
          <table:table-cell office:value-type="float" office:value="32.4" calcext:value-type="float">
            <text:p>32.4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33:38" calcext:value-type="date">
            <text:p>2016-03-01 10:33:38</text:p>
          </table:table-cell>
          <table:table-cell office:value-type="float" office:value="32.4" calcext:value-type="float">
            <text:p>32.4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34:39" calcext:value-type="date">
            <text:p>2016-03-01 10:34:39</text:p>
          </table:table-cell>
          <table:table-cell office:value-type="float" office:value="34.7" calcext:value-type="float">
            <text:p>34.7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35:09" calcext:value-type="date">
            <text:p>2016-03-01 10:35:09</text:p>
          </table:table-cell>
          <table:table-cell office:value-type="float" office:value="35.1" calcext:value-type="float">
            <text:p>35.1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35:39" calcext:value-type="date">
            <text:p>2016-03-01 10:35:39</text:p>
          </table:table-cell>
          <table:table-cell office:value-type="float" office:value="33.9" calcext:value-type="float">
            <text:p>33.9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36:09" calcext:value-type="date">
            <text:p>2016-03-01 10:36:09</text:p>
          </table:table-cell>
          <table:table-cell office:value-type="float" office:value="33.7" calcext:value-type="float">
            <text:p>33.7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36:39" calcext:value-type="date">
            <text:p>2016-03-01 10:36:39</text:p>
          </table:table-cell>
          <table:table-cell office:value-type="float" office:value="32.9" calcext:value-type="float">
            <text:p>32.9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37:10" calcext:value-type="date">
            <text:p>2016-03-01 10:37:10</text:p>
          </table:table-cell>
          <table:table-cell office:value-type="float" office:value="35" calcext:value-type="float">
            <text:p>35.0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37:40" calcext:value-type="date">
            <text:p>2016-03-01 10:37:40</text:p>
          </table:table-cell>
          <table:table-cell office:value-type="float" office:value="36.7" calcext:value-type="float">
            <text:p>36.7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38:10" calcext:value-type="date">
            <text:p>2016-03-01 10:38:10</text:p>
          </table:table-cell>
          <table:table-cell office:value-type="float" office:value="36.4" calcext:value-type="float">
            <text:p>36.4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38:40" calcext:value-type="date">
            <text:p>2016-03-01 10:38:40</text:p>
          </table:table-cell>
          <table:table-cell office:value-type="float" office:value="35.4" calcext:value-type="float">
            <text:p>35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39:10" calcext:value-type="date">
            <text:p>2016-03-01 10:39:10</text:p>
          </table:table-cell>
          <table:table-cell office:value-type="float" office:value="34.2" calcext:value-type="float">
            <text:p>34.2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39:41" calcext:value-type="date">
            <text:p>2016-03-01 10:39:41</text:p>
          </table:table-cell>
          <table:table-cell office:value-type="float" office:value="32.3" calcext:value-type="float">
            <text:p>32.3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40:11" calcext:value-type="date">
            <text:p>2016-03-01 10:40:11</text:p>
          </table:table-cell>
          <table:table-cell office:value-type="float" office:value="35.4" calcext:value-type="float">
            <text:p>35.4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40:41" calcext:value-type="date">
            <text:p>2016-03-01 10:40:41</text:p>
          </table:table-cell>
          <table:table-cell office:value-type="float" office:value="37.3" calcext:value-type="float">
            <text:p>37.3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41:11" calcext:value-type="date">
            <text:p>2016-03-01 10:41:11</text:p>
          </table:table-cell>
          <table:table-cell office:value-type="float" office:value="34.9" calcext:value-type="float">
            <text:p>34.9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41:42" calcext:value-type="date">
            <text:p>2016-03-01 10:41:42</text:p>
          </table:table-cell>
          <table:table-cell office:value-type="float" office:value="32.3" calcext:value-type="float">
            <text:p>32.3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42:12" calcext:value-type="date">
            <text:p>2016-03-01 10:42:12</text:p>
          </table:table-cell>
          <table:table-cell office:value-type="float" office:value="32.1" calcext:value-type="float">
            <text:p>32.1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42:42" calcext:value-type="date">
            <text:p>2016-03-01 10:42:42</text:p>
          </table:table-cell>
          <table:table-cell office:value-type="float" office:value="32.7" calcext:value-type="float">
            <text:p>32.7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43:12" calcext:value-type="date">
            <text:p>2016-03-01 10:43:12</text:p>
          </table:table-cell>
          <table:table-cell office:value-type="float" office:value="31.8" calcext:value-type="float">
            <text:p>31.8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43:42" calcext:value-type="date">
            <text:p>2016-03-01 10:43:42</text:p>
          </table:table-cell>
          <table:table-cell office:value-type="float" office:value="32.1" calcext:value-type="float">
            <text:p>32.1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44:13" calcext:value-type="date">
            <text:p>2016-03-01 10:44:13</text:p>
          </table:table-cell>
          <table:table-cell office:value-type="float" office:value="32.9" calcext:value-type="float">
            <text:p>32.9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44:43" calcext:value-type="date">
            <text:p>2016-03-01 10:44:43</text:p>
          </table:table-cell>
          <table:table-cell office:value-type="float" office:value="31.8" calcext:value-type="float">
            <text:p>31.8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45:13" calcext:value-type="date">
            <text:p>2016-03-01 10:45:13</text:p>
          </table:table-cell>
          <table:table-cell office:value-type="float" office:value="32.5" calcext:value-type="float">
            <text:p>32.5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45:43" calcext:value-type="date">
            <text:p>2016-03-01 10:45:43</text:p>
          </table:table-cell>
          <table:table-cell office:value-type="float" office:value="33.4" calcext:value-type="float">
            <text:p>33.4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46:13" calcext:value-type="date">
            <text:p>2016-03-01 10:46:13</text:p>
          </table:table-cell>
          <table:table-cell office:value-type="float" office:value="34.3" calcext:value-type="float">
            <text:p>34.3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46:44" calcext:value-type="date">
            <text:p>2016-03-01 10:46:44</text:p>
          </table:table-cell>
          <table:table-cell office:value-type="float" office:value="33.5" calcext:value-type="float">
            <text:p>33.5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47:14" calcext:value-type="date">
            <text:p>2016-03-01 10:47:14</text:p>
          </table:table-cell>
          <table:table-cell office:value-type="float" office:value="33.3" calcext:value-type="float">
            <text:p>33.3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47:44" calcext:value-type="date">
            <text:p>2016-03-01 10:47:44</text:p>
          </table:table-cell>
          <table:table-cell office:value-type="float" office:value="32.9" calcext:value-type="float">
            <text:p>32.9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48:14" calcext:value-type="date">
            <text:p>2016-03-01 10:48:14</text:p>
          </table:table-cell>
          <table:table-cell office:value-type="float" office:value="33.3" calcext:value-type="float">
            <text:p>33.3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48:44" calcext:value-type="date">
            <text:p>2016-03-01 10:48:44</text:p>
          </table:table-cell>
          <table:table-cell office:value-type="float" office:value="34.1" calcext:value-type="float">
            <text:p>34.1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49:15" calcext:value-type="date">
            <text:p>2016-03-01 10:49:15</text:p>
          </table:table-cell>
          <table:table-cell office:value-type="float" office:value="38.8" calcext:value-type="float">
            <text:p>38.8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49:45" calcext:value-type="date">
            <text:p>2016-03-01 10:49:45</text:p>
          </table:table-cell>
          <table:table-cell office:value-type="float" office:value="35" calcext:value-type="float">
            <text:p>35.0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50:15" calcext:value-type="date">
            <text:p>2016-03-01 10:50:15</text:p>
          </table:table-cell>
          <table:table-cell office:value-type="float" office:value="33.5" calcext:value-type="float">
            <text:p>33.5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50:45" calcext:value-type="date">
            <text:p>2016-03-01 10:50:45</text:p>
          </table:table-cell>
          <table:table-cell office:value-type="float" office:value="34" calcext:value-type="float">
            <text:p>34.0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51:16" calcext:value-type="date">
            <text:p>2016-03-01 10:51:16</text:p>
          </table:table-cell>
          <table:table-cell office:value-type="float" office:value="34.3" calcext:value-type="float">
            <text:p>34.3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51:46" calcext:value-type="date">
            <text:p>2016-03-01 10:51:46</text:p>
          </table:table-cell>
          <table:table-cell office:value-type="float" office:value="34.5" calcext:value-type="float">
            <text:p>34.5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52:16" calcext:value-type="date">
            <text:p>2016-03-01 10:52:16</text:p>
          </table:table-cell>
          <table:table-cell office:value-type="float" office:value="34.2" calcext:value-type="float">
            <text:p>34.2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52:46" calcext:value-type="date">
            <text:p>2016-03-01 10:52:46</text:p>
          </table:table-cell>
          <table:table-cell office:value-type="float" office:value="34.3" calcext:value-type="float">
            <text:p>34.3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53:16" calcext:value-type="date">
            <text:p>2016-03-01 10:53:16</text:p>
          </table:table-cell>
          <table:table-cell office:value-type="float" office:value="35.3" calcext:value-type="float">
            <text:p>35.3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53:47" calcext:value-type="date">
            <text:p>2016-03-01 10:53:47</text:p>
          </table:table-cell>
          <table:table-cell office:value-type="float" office:value="34.7" calcext:value-type="float">
            <text:p>34.7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54:17" calcext:value-type="date">
            <text:p>2016-03-01 10:54:17</text:p>
          </table:table-cell>
          <table:table-cell office:value-type="float" office:value="34.7" calcext:value-type="float">
            <text:p>34.7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54:47" calcext:value-type="date">
            <text:p>2016-03-01 10:54:47</text:p>
          </table:table-cell>
          <table:table-cell office:value-type="float" office:value="35" calcext:value-type="float">
            <text:p>35.0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55:17" calcext:value-type="date">
            <text:p>2016-03-01 10:55:17</text:p>
          </table:table-cell>
          <table:table-cell office:value-type="float" office:value="35.3" calcext:value-type="float">
            <text:p>35.3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55:47" calcext:value-type="date">
            <text:p>2016-03-01 10:55:47</text:p>
          </table:table-cell>
          <table:table-cell office:value-type="float" office:value="35.6" calcext:value-type="float">
            <text:p>35.6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56:18" calcext:value-type="date">
            <text:p>2016-03-01 10:56:18</text:p>
          </table:table-cell>
          <table:table-cell office:value-type="float" office:value="35.8" calcext:value-type="float">
            <text:p>35.8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56:48" calcext:value-type="date">
            <text:p>2016-03-01 10:56:48</text:p>
          </table:table-cell>
          <table:table-cell office:value-type="float" office:value="36.8" calcext:value-type="float">
            <text:p>36.8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57:18" calcext:value-type="date">
            <text:p>2016-03-01 10:57:18</text:p>
          </table:table-cell>
          <table:table-cell office:value-type="float" office:value="42.3" calcext:value-type="float">
            <text:p>42.3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57:48" calcext:value-type="date">
            <text:p>2016-03-01 10:57:48</text:p>
          </table:table-cell>
          <table:table-cell office:value-type="float" office:value="38.5" calcext:value-type="float">
            <text:p>38.5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58:19" calcext:value-type="date">
            <text:p>2016-03-01 10:58:19</text:p>
          </table:table-cell>
          <table:table-cell office:value-type="float" office:value="37.6" calcext:value-type="float">
            <text:p>37.6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58:49" calcext:value-type="date">
            <text:p>2016-03-01 10:58:49</text:p>
          </table:table-cell>
          <table:table-cell office:value-type="float" office:value="37.1" calcext:value-type="float">
            <text:p>37.1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0:59:19" calcext:value-type="date">
            <text:p>2016-03-01 10:59:19</text:p>
          </table:table-cell>
          <table:table-cell office:value-type="float" office:value="37.9" calcext:value-type="float">
            <text:p>37.9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0:59:49" calcext:value-type="date">
            <text:p>2016-03-01 10:59:49</text:p>
          </table:table-cell>
          <table:table-cell office:value-type="float" office:value="36.9" calcext:value-type="float">
            <text:p>36.9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00:19" calcext:value-type="date">
            <text:p>2016-03-01 11:00:19</text:p>
          </table:table-cell>
          <table:table-cell office:value-type="float" office:value="37.4" calcext:value-type="float">
            <text:p>37.4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00:50" calcext:value-type="date">
            <text:p>2016-03-01 11:00:50</text:p>
          </table:table-cell>
          <table:table-cell office:value-type="float" office:value="37.4" calcext:value-type="float">
            <text:p>37.4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01:20" calcext:value-type="date">
            <text:p>2016-03-01 11:01:20</text:p>
          </table:table-cell>
          <table:table-cell office:value-type="float" office:value="38.2" calcext:value-type="float">
            <text:p>38.2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01:50" calcext:value-type="date">
            <text:p>2016-03-01 11:01:50</text:p>
          </table:table-cell>
          <table:table-cell office:value-type="float" office:value="38.1" calcext:value-type="float">
            <text:p>38.1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02:20" calcext:value-type="date">
            <text:p>2016-03-01 11:02:20</text:p>
          </table:table-cell>
          <table:table-cell office:value-type="float" office:value="38" calcext:value-type="float">
            <text:p>38.0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02:50" calcext:value-type="date">
            <text:p>2016-03-01 11:02:50</text:p>
          </table:table-cell>
          <table:table-cell office:value-type="float" office:value="37.4" calcext:value-type="float">
            <text:p>37.4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03:21" calcext:value-type="date">
            <text:p>2016-03-01 11:03:21</text:p>
          </table:table-cell>
          <table:table-cell office:value-type="float" office:value="38" calcext:value-type="float">
            <text:p>38.0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03:51" calcext:value-type="date">
            <text:p>2016-03-01 11:03:51</text:p>
          </table:table-cell>
          <table:table-cell office:value-type="float" office:value="38.2" calcext:value-type="float">
            <text:p>38.2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04:21" calcext:value-type="date">
            <text:p>2016-03-01 11:04:21</text:p>
          </table:table-cell>
          <table:table-cell office:value-type="float" office:value="38.2" calcext:value-type="float">
            <text:p>38.2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04:51" calcext:value-type="date">
            <text:p>2016-03-01 11:04:51</text:p>
          </table:table-cell>
          <table:table-cell office:value-type="float" office:value="38.2" calcext:value-type="float">
            <text:p>38.2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05:22" calcext:value-type="date">
            <text:p>2016-03-01 11:05:22</text:p>
          </table:table-cell>
          <table:table-cell office:value-type="float" office:value="38" calcext:value-type="float">
            <text:p>38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05:52" calcext:value-type="date">
            <text:p>2016-03-01 11:05:52</text:p>
          </table:table-cell>
          <table:table-cell office:value-type="float" office:value="37.8" calcext:value-type="float">
            <text:p>37.8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06:22" calcext:value-type="date">
            <text:p>2016-03-01 11:06:22</text:p>
          </table:table-cell>
          <table:table-cell office:value-type="float" office:value="38.8" calcext:value-type="float">
            <text:p>38.8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06:52" calcext:value-type="date">
            <text:p>2016-03-01 11:06:52</text:p>
          </table:table-cell>
          <table:table-cell office:value-type="float" office:value="39.2" calcext:value-type="float">
            <text:p>39.2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07:22" calcext:value-type="date">
            <text:p>2016-03-01 11:07:22</text:p>
          </table:table-cell>
          <table:table-cell office:value-type="float" office:value="39.5" calcext:value-type="float">
            <text:p>39.5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07:53" calcext:value-type="date">
            <text:p>2016-03-01 11:07:53</text:p>
          </table:table-cell>
          <table:table-cell office:value-type="float" office:value="39.4" calcext:value-type="float">
            <text:p>39.4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08:23" calcext:value-type="date">
            <text:p>2016-03-01 11:08:23</text:p>
          </table:table-cell>
          <table:table-cell office:value-type="float" office:value="40.2" calcext:value-type="float">
            <text:p>40.2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08:53" calcext:value-type="date">
            <text:p>2016-03-01 11:08:53</text:p>
          </table:table-cell>
          <table:table-cell office:value-type="float" office:value="40" calcext:value-type="float">
            <text:p>40.0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09:23" calcext:value-type="date">
            <text:p>2016-03-01 11:09:23</text:p>
          </table:table-cell>
          <table:table-cell office:value-type="float" office:value="41.4" calcext:value-type="float">
            <text:p>41.4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09:53" calcext:value-type="date">
            <text:p>2016-03-01 11:09:53</text:p>
          </table:table-cell>
          <table:table-cell office:value-type="float" office:value="40.7" calcext:value-type="float">
            <text:p>40.7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10:24" calcext:value-type="date">
            <text:p>2016-03-01 11:10:24</text:p>
          </table:table-cell>
          <table:table-cell office:value-type="float" office:value="40.2" calcext:value-type="float">
            <text:p>40.2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10:54" calcext:value-type="date">
            <text:p>2016-03-01 11:10:54</text:p>
          </table:table-cell>
          <table:table-cell office:value-type="float" office:value="40.4" calcext:value-type="float">
            <text:p>40.4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11:24" calcext:value-type="date">
            <text:p>2016-03-01 11:11:24</text:p>
          </table:table-cell>
          <table:table-cell office:value-type="float" office:value="41" calcext:value-type="float">
            <text:p>41.0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11:54" calcext:value-type="date">
            <text:p>2016-03-01 11:11:54</text:p>
          </table:table-cell>
          <table:table-cell office:value-type="float" office:value="40.7" calcext:value-type="float">
            <text:p>40.7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12:24" calcext:value-type="date">
            <text:p>2016-03-01 11:12:24</text:p>
          </table:table-cell>
          <table:table-cell office:value-type="float" office:value="40.4" calcext:value-type="float">
            <text:p>40.4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12:55" calcext:value-type="date">
            <text:p>2016-03-01 11:12:55</text:p>
          </table:table-cell>
          <table:table-cell office:value-type="float" office:value="40.8" calcext:value-type="float">
            <text:p>40.8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13:25" calcext:value-type="date">
            <text:p>2016-03-01 11:13:25</text:p>
          </table:table-cell>
          <table:table-cell office:value-type="float" office:value="40.3" calcext:value-type="float">
            <text:p>40.3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13:55" calcext:value-type="date">
            <text:p>2016-03-01 11:13:55</text:p>
          </table:table-cell>
          <table:table-cell office:value-type="float" office:value="40.3" calcext:value-type="float">
            <text:p>40.3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14:25" calcext:value-type="date">
            <text:p>2016-03-01 11:14:25</text:p>
          </table:table-cell>
          <table:table-cell office:value-type="float" office:value="41.2" calcext:value-type="float">
            <text:p>41.2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14:56" calcext:value-type="date">
            <text:p>2016-03-01 11:14:56</text:p>
          </table:table-cell>
          <table:table-cell office:value-type="float" office:value="42.6" calcext:value-type="float">
            <text:p>42.6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15:26" calcext:value-type="date">
            <text:p>2016-03-01 11:15:26</text:p>
          </table:table-cell>
          <table:table-cell office:value-type="float" office:value="44.1" calcext:value-type="float">
            <text:p>44.1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15:56" calcext:value-type="date">
            <text:p>2016-03-01 11:15:56</text:p>
          </table:table-cell>
          <table:table-cell office:value-type="float" office:value="44.1" calcext:value-type="float">
            <text:p>44.1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16:26" calcext:value-type="date">
            <text:p>2016-03-01 11:16:26</text:p>
          </table:table-cell>
          <table:table-cell office:value-type="float" office:value="44.1" calcext:value-type="float">
            <text:p>44.1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16:56" calcext:value-type="date">
            <text:p>2016-03-01 11:16:56</text:p>
          </table:table-cell>
          <table:table-cell office:value-type="float" office:value="44.1" calcext:value-type="float">
            <text:p>44.1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17:27" calcext:value-type="date">
            <text:p>2016-03-01 11:17:27</text:p>
          </table:table-cell>
          <table:table-cell office:value-type="float" office:value="44.1" calcext:value-type="float">
            <text:p>44.1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17:57" calcext:value-type="date">
            <text:p>2016-03-01 11:17:57</text:p>
          </table:table-cell>
          <table:table-cell office:value-type="float" office:value="43.3" calcext:value-type="float">
            <text:p>43.3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18:27" calcext:value-type="date">
            <text:p>2016-03-01 11:18:27</text:p>
          </table:table-cell>
          <table:table-cell office:value-type="float" office:value="44.1" calcext:value-type="float">
            <text:p>44.1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18:57" calcext:value-type="date">
            <text:p>2016-03-01 11:18:57</text:p>
          </table:table-cell>
          <table:table-cell office:value-type="float" office:value="44.1" calcext:value-type="float">
            <text:p>44.1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19:27" calcext:value-type="date">
            <text:p>2016-03-01 11:19:27</text:p>
          </table:table-cell>
          <table:table-cell office:value-type="float" office:value="42.5" calcext:value-type="float">
            <text:p>42.5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19:58" calcext:value-type="date">
            <text:p>2016-03-01 11:19:58</text:p>
          </table:table-cell>
          <table:table-cell office:value-type="float" office:value="42.8" calcext:value-type="float">
            <text:p>42.8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20:28" calcext:value-type="date">
            <text:p>2016-03-01 11:20:28</text:p>
          </table:table-cell>
          <table:table-cell office:value-type="float" office:value="42.5" calcext:value-type="float">
            <text:p>42.5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20:58" calcext:value-type="date">
            <text:p>2016-03-01 11:20:58</text:p>
          </table:table-cell>
          <table:table-cell office:value-type="float" office:value="42.4" calcext:value-type="float">
            <text:p>42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21:28" calcext:value-type="date">
            <text:p>2016-03-01 11:21:28</text:p>
          </table:table-cell>
          <table:table-cell office:value-type="float" office:value="41.5" calcext:value-type="float">
            <text:p>41.5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21:59" calcext:value-type="date">
            <text:p>2016-03-01 11:21:59</text:p>
          </table:table-cell>
          <table:table-cell office:value-type="float" office:value="42" calcext:value-type="float">
            <text:p>42.0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22:29" calcext:value-type="date">
            <text:p>2016-03-01 11:22:29</text:p>
          </table:table-cell>
          <table:table-cell office:value-type="float" office:value="42" calcext:value-type="float">
            <text:p>42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22:59" calcext:value-type="date">
            <text:p>2016-03-01 11:22:59</text:p>
          </table:table-cell>
          <table:table-cell office:value-type="float" office:value="41.6" calcext:value-type="float">
            <text:p>41.6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1:23:29" calcext:value-type="date">
            <text:p>2016-03-01 11:23:29</text:p>
          </table:table-cell>
          <table:table-cell office:value-type="float" office:value="41.6" calcext:value-type="float">
            <text:p>41.6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23:59" calcext:value-type="date">
            <text:p>2016-03-01 11:23:59</text:p>
          </table:table-cell>
          <table:table-cell office:value-type="float" office:value="41.4" calcext:value-type="float">
            <text:p>41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24:30" calcext:value-type="date">
            <text:p>2016-03-01 11:24:30</text:p>
          </table:table-cell>
          <table:table-cell office:value-type="float" office:value="41.5" calcext:value-type="float">
            <text:p>41.5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25:00" calcext:value-type="date">
            <text:p>2016-03-01 11:25:00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25:30" calcext:value-type="date">
            <text:p>2016-03-01 11:25:30</text:p>
          </table:table-cell>
          <table:table-cell office:value-type="float" office:value="41.9" calcext:value-type="float">
            <text:p>41.9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26:00" calcext:value-type="date">
            <text:p>2016-03-01 11:26:00</text:p>
          </table:table-cell>
          <table:table-cell office:value-type="float" office:value="41.5" calcext:value-type="float">
            <text:p>41.5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26:30" calcext:value-type="date">
            <text:p>2016-03-01 11:26:30</text:p>
          </table:table-cell>
          <table:table-cell office:value-type="float" office:value="41.3" calcext:value-type="float">
            <text:p>41.3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27:01" calcext:value-type="date">
            <text:p>2016-03-01 11:27:01</text:p>
          </table:table-cell>
          <table:table-cell office:value-type="float" office:value="41.4" calcext:value-type="float">
            <text:p>41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27:31" calcext:value-type="date">
            <text:p>2016-03-01 11:27:31</text:p>
          </table:table-cell>
          <table:table-cell office:value-type="float" office:value="41.1" calcext:value-type="float">
            <text:p>41.1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28:01" calcext:value-type="date">
            <text:p>2016-03-01 11:28:01</text:p>
          </table:table-cell>
          <table:table-cell office:value-type="float" office:value="41.4" calcext:value-type="float">
            <text:p>41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28:31" calcext:value-type="date">
            <text:p>2016-03-01 11:28:31</text:p>
          </table:table-cell>
          <table:table-cell office:value-type="float" office:value="41.2" calcext:value-type="float">
            <text:p>41.2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29:02" calcext:value-type="date">
            <text:p>2016-03-01 11:29:02</text:p>
          </table:table-cell>
          <table:table-cell office:value-type="float" office:value="41.1" calcext:value-type="float">
            <text:p>41.1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29:32" calcext:value-type="date">
            <text:p>2016-03-01 11:29:32</text:p>
          </table:table-cell>
          <table:table-cell office:value-type="float" office:value="40.9" calcext:value-type="float">
            <text:p>40.9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30:02" calcext:value-type="date">
            <text:p>2016-03-01 11:30:02</text:p>
          </table:table-cell>
          <table:table-cell office:value-type="float" office:value="40.9" calcext:value-type="float">
            <text:p>40.9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30:32" calcext:value-type="date">
            <text:p>2016-03-01 11:30:32</text:p>
          </table:table-cell>
          <table:table-cell office:value-type="float" office:value="42" calcext:value-type="float">
            <text:p>42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31:02" calcext:value-type="date">
            <text:p>2016-03-01 11:31:02</text:p>
          </table:table-cell>
          <table:table-cell office:value-type="float" office:value="41.9" calcext:value-type="float">
            <text:p>41.9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31:33" calcext:value-type="date">
            <text:p>2016-03-01 11:31:33</text:p>
          </table:table-cell>
          <table:table-cell office:value-type="float" office:value="41" calcext:value-type="float">
            <text:p>41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32:03" calcext:value-type="date">
            <text:p>2016-03-01 11:32:03</text:p>
          </table:table-cell>
          <table:table-cell office:value-type="float" office:value="40.9" calcext:value-type="float">
            <text:p>40.9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32:33" calcext:value-type="date">
            <text:p>2016-03-01 11:32:33</text:p>
          </table:table-cell>
          <table:table-cell office:value-type="float" office:value="40.9" calcext:value-type="float">
            <text:p>40.9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33:03" calcext:value-type="date">
            <text:p>2016-03-01 11:33:03</text:p>
          </table:table-cell>
          <table:table-cell office:value-type="float" office:value="40.7" calcext:value-type="float">
            <text:p>40.7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33:33" calcext:value-type="date">
            <text:p>2016-03-01 11:33:33</text:p>
          </table:table-cell>
          <table:table-cell office:value-type="float" office:value="40.8" calcext:value-type="float">
            <text:p>40.8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34:04" calcext:value-type="date">
            <text:p>2016-03-01 11:34:04</text:p>
          </table:table-cell>
          <table:table-cell office:value-type="float" office:value="40.7" calcext:value-type="float">
            <text:p>40.7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34:34" calcext:value-type="date">
            <text:p>2016-03-01 11:34:34</text:p>
          </table:table-cell>
          <table:table-cell office:value-type="float" office:value="40.7" calcext:value-type="float">
            <text:p>40.7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35:04" calcext:value-type="date">
            <text:p>2016-03-01 11:35:04</text:p>
          </table:table-cell>
          <table:table-cell office:value-type="float" office:value="40.5" calcext:value-type="float">
            <text:p>40.5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35:34" calcext:value-type="date">
            <text:p>2016-03-01 11:35:34</text:p>
          </table:table-cell>
          <table:table-cell office:value-type="float" office:value="40.4" calcext:value-type="float">
            <text:p>40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36:04" calcext:value-type="date">
            <text:p>2016-03-01 11:36:04</text:p>
          </table:table-cell>
          <table:table-cell office:value-type="float" office:value="40.2" calcext:value-type="float">
            <text:p>40.2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36:35" calcext:value-type="date">
            <text:p>2016-03-01 11:36:35</text:p>
          </table:table-cell>
          <table:table-cell office:value-type="float" office:value="40.4" calcext:value-type="float">
            <text:p>40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37:05" calcext:value-type="date">
            <text:p>2016-03-01 11:37:05</text:p>
          </table:table-cell>
          <table:table-cell office:value-type="float" office:value="40.2" calcext:value-type="float">
            <text:p>40.2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37:35" calcext:value-type="date">
            <text:p>2016-03-01 11:37:35</text:p>
          </table:table-cell>
          <table:table-cell office:value-type="float" office:value="40.2" calcext:value-type="float">
            <text:p>40.2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38:05" calcext:value-type="date">
            <text:p>2016-03-01 11:38:05</text:p>
          </table:table-cell>
          <table:table-cell office:value-type="float" office:value="40" calcext:value-type="float">
            <text:p>40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38:36" calcext:value-type="date">
            <text:p>2016-03-01 11:38:36</text:p>
          </table:table-cell>
          <table:table-cell office:value-type="float" office:value="40.4" calcext:value-type="float">
            <text:p>40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39:06" calcext:value-type="date">
            <text:p>2016-03-01 11:39:06</text:p>
          </table:table-cell>
          <table:table-cell office:value-type="float" office:value="40.3" calcext:value-type="float">
            <text:p>40.3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39:36" calcext:value-type="date">
            <text:p>2016-03-01 11:39:36</text:p>
          </table:table-cell>
          <table:table-cell office:value-type="float" office:value="40.4" calcext:value-type="float">
            <text:p>40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40:06" calcext:value-type="date">
            <text:p>2016-03-01 11:40:06</text:p>
          </table:table-cell>
          <table:table-cell office:value-type="float" office:value="40.3" calcext:value-type="float">
            <text:p>40.3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40:36" calcext:value-type="date">
            <text:p>2016-03-01 11:40:36</text:p>
          </table:table-cell>
          <table:table-cell office:value-type="float" office:value="40.3" calcext:value-type="float">
            <text:p>40.3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41:07" calcext:value-type="date">
            <text:p>2016-03-01 11:41:07</text:p>
          </table:table-cell>
          <table:table-cell office:value-type="float" office:value="40.3" calcext:value-type="float">
            <text:p>40.3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41:37" calcext:value-type="date">
            <text:p>2016-03-01 11:41:37</text:p>
          </table:table-cell>
          <table:table-cell office:value-type="float" office:value="40.3" calcext:value-type="float">
            <text:p>40.3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42:07" calcext:value-type="date">
            <text:p>2016-03-01 11:42:07</text:p>
          </table:table-cell>
          <table:table-cell office:value-type="float" office:value="40.3" calcext:value-type="float">
            <text:p>40.3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42:37" calcext:value-type="date">
            <text:p>2016-03-01 11:42:37</text:p>
          </table:table-cell>
          <table:table-cell office:value-type="float" office:value="40.5" calcext:value-type="float">
            <text:p>40.5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43:38" calcext:value-type="date">
            <text:p>2016-03-01 11:43:38</text:p>
          </table:table-cell>
          <table:table-cell office:value-type="float" office:value="40.5" calcext:value-type="float">
            <text:p>40.5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44:08" calcext:value-type="date">
            <text:p>2016-03-01 11:44:08</text:p>
          </table:table-cell>
          <table:table-cell office:value-type="float" office:value="40.5" calcext:value-type="float">
            <text:p>40.5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44:38" calcext:value-type="date">
            <text:p>2016-03-01 11:44:38</text:p>
          </table:table-cell>
          <table:table-cell office:value-type="float" office:value="40.4" calcext:value-type="float">
            <text:p>40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45:08" calcext:value-type="date">
            <text:p>2016-03-01 11:45:08</text:p>
          </table:table-cell>
          <table:table-cell office:value-type="float" office:value="40.6" calcext:value-type="float">
            <text:p>40.6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45:39" calcext:value-type="date">
            <text:p>2016-03-01 11:45:39</text:p>
          </table:table-cell>
          <table:table-cell office:value-type="float" office:value="40.6" calcext:value-type="float">
            <text:p>40.6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46:09" calcext:value-type="date">
            <text:p>2016-03-01 11:46:09</text:p>
          </table:table-cell>
          <table:table-cell office:value-type="float" office:value="40.7" calcext:value-type="float">
            <text:p>40.7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46:39" calcext:value-type="date">
            <text:p>2016-03-01 11:46:39</text:p>
          </table:table-cell>
          <table:table-cell office:value-type="float" office:value="40.6" calcext:value-type="float">
            <text:p>40.6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47:09" calcext:value-type="date">
            <text:p>2016-03-01 11:47:09</text:p>
          </table:table-cell>
          <table:table-cell office:value-type="float" office:value="40.8" calcext:value-type="float">
            <text:p>40.8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47:39" calcext:value-type="date">
            <text:p>2016-03-01 11:47:39</text:p>
          </table:table-cell>
          <table:table-cell office:value-type="float" office:value="40.9" calcext:value-type="float">
            <text:p>40.9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48:10" calcext:value-type="date">
            <text:p>2016-03-01 11:48:10</text:p>
          </table:table-cell>
          <table:table-cell office:value-type="float" office:value="40.8" calcext:value-type="float">
            <text:p>40.8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48:40" calcext:value-type="date">
            <text:p>2016-03-01 11:48:40</text:p>
          </table:table-cell>
          <table:table-cell office:value-type="float" office:value="40.8" calcext:value-type="float">
            <text:p>40.8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49:10" calcext:value-type="date">
            <text:p>2016-03-01 11:49:10</text:p>
          </table:table-cell>
          <table:table-cell office:value-type="float" office:value="40.4" calcext:value-type="float">
            <text:p>40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49:40" calcext:value-type="date">
            <text:p>2016-03-01 11:49:40</text:p>
          </table:table-cell>
          <table:table-cell office:value-type="float" office:value="40.5" calcext:value-type="float">
            <text:p>40.5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50:10" calcext:value-type="date">
            <text:p>2016-03-01 11:50:10</text:p>
          </table:table-cell>
          <table:table-cell office:value-type="float" office:value="40.3" calcext:value-type="float">
            <text:p>40.3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50:41" calcext:value-type="date">
            <text:p>2016-03-01 11:50:41</text:p>
          </table:table-cell>
          <table:table-cell office:value-type="float" office:value="40" calcext:value-type="float">
            <text:p>40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51:11" calcext:value-type="date">
            <text:p>2016-03-01 11:51:11</text:p>
          </table:table-cell>
          <table:table-cell office:value-type="float" office:value="40.3" calcext:value-type="float">
            <text:p>40.3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51:41" calcext:value-type="date">
            <text:p>2016-03-01 11:51:41</text:p>
          </table:table-cell>
          <table:table-cell office:value-type="float" office:value="40.4" calcext:value-type="float">
            <text:p>40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52:11" calcext:value-type="date">
            <text:p>2016-03-01 11:52:11</text:p>
          </table:table-cell>
          <table:table-cell office:value-type="float" office:value="40.4" calcext:value-type="float">
            <text:p>40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52:42" calcext:value-type="date">
            <text:p>2016-03-01 11:52:42</text:p>
          </table:table-cell>
          <table:table-cell office:value-type="float" office:value="40.2" calcext:value-type="float">
            <text:p>40.2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53:12" calcext:value-type="date">
            <text:p>2016-03-01 11:53:12</text:p>
          </table:table-cell>
          <table:table-cell office:value-type="float" office:value="40.2" calcext:value-type="float">
            <text:p>40.2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53:42" calcext:value-type="date">
            <text:p>2016-03-01 11:53:42</text:p>
          </table:table-cell>
          <table:table-cell office:value-type="float" office:value="40.2" calcext:value-type="float">
            <text:p>40.2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54:12" calcext:value-type="date">
            <text:p>2016-03-01 11:54:12</text:p>
          </table:table-cell>
          <table:table-cell office:value-type="float" office:value="40.2" calcext:value-type="float">
            <text:p>40.2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54:42" calcext:value-type="date">
            <text:p>2016-03-01 11:54:42</text:p>
          </table:table-cell>
          <table:table-cell office:value-type="float" office:value="40" calcext:value-type="float">
            <text:p>40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55:13" calcext:value-type="date">
            <text:p>2016-03-01 11:55:13</text:p>
          </table:table-cell>
          <table:table-cell office:value-type="float" office:value="40.4" calcext:value-type="float">
            <text:p>40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55:43" calcext:value-type="date">
            <text:p>2016-03-01 11:55:43</text:p>
          </table:table-cell>
          <table:table-cell office:value-type="float" office:value="40.1" calcext:value-type="float">
            <text:p>40.1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56:13" calcext:value-type="date">
            <text:p>2016-03-01 11:56:13</text:p>
          </table:table-cell>
          <table:table-cell office:value-type="float" office:value="40.9" calcext:value-type="float">
            <text:p>40.9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56:43" calcext:value-type="date">
            <text:p>2016-03-01 11:56:43</text:p>
          </table:table-cell>
          <table:table-cell office:value-type="float" office:value="40.2" calcext:value-type="float">
            <text:p>40.2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57:13" calcext:value-type="date">
            <text:p>2016-03-01 11:57:13</text:p>
          </table:table-cell>
          <table:table-cell office:value-type="float" office:value="40.2" calcext:value-type="float">
            <text:p>40.2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57:44" calcext:value-type="date">
            <text:p>2016-03-01 11:57:44</text:p>
          </table:table-cell>
          <table:table-cell office:value-type="float" office:value="41" calcext:value-type="float">
            <text:p>41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58:14" calcext:value-type="date">
            <text:p>2016-03-01 11:58:14</text:p>
          </table:table-cell>
          <table:table-cell office:value-type="float" office:value="41.1" calcext:value-type="float">
            <text:p>41.1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58:44" calcext:value-type="date">
            <text:p>2016-03-01 11:58:44</text:p>
          </table:table-cell>
          <table:table-cell office:value-type="float" office:value="40.9" calcext:value-type="float">
            <text:p>40.9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59:14" calcext:value-type="date">
            <text:p>2016-03-01 11:59:14</text:p>
          </table:table-cell>
          <table:table-cell office:value-type="float" office:value="41" calcext:value-type="float">
            <text:p>41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1:59:44" calcext:value-type="date">
            <text:p>2016-03-01 11:59:44</text:p>
          </table:table-cell>
          <table:table-cell office:value-type="float" office:value="40.9" calcext:value-type="float">
            <text:p>40.9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00:15" calcext:value-type="date">
            <text:p>2016-03-01 12:00:15</text:p>
          </table:table-cell>
          <table:table-cell office:value-type="float" office:value="40.8" calcext:value-type="float">
            <text:p>40.8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00:45" calcext:value-type="date">
            <text:p>2016-03-01 12:00:45</text:p>
          </table:table-cell>
          <table:table-cell office:value-type="float" office:value="41" calcext:value-type="float">
            <text:p>41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01:15" calcext:value-type="date">
            <text:p>2016-03-01 12:01:15</text:p>
          </table:table-cell>
          <table:table-cell office:value-type="float" office:value="40.7" calcext:value-type="float">
            <text:p>40.7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01:45" calcext:value-type="date">
            <text:p>2016-03-01 12:01:45</text:p>
          </table:table-cell>
          <table:table-cell office:value-type="float" office:value="40.8" calcext:value-type="float">
            <text:p>40.8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02:16" calcext:value-type="date">
            <text:p>2016-03-01 12:02:16</text:p>
          </table:table-cell>
          <table:table-cell office:value-type="float" office:value="41" calcext:value-type="float">
            <text:p>41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02:46" calcext:value-type="date">
            <text:p>2016-03-01 12:02:46</text:p>
          </table:table-cell>
          <table:table-cell office:value-type="float" office:value="42.5" calcext:value-type="float">
            <text:p>42.5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03:46" calcext:value-type="date">
            <text:p>2016-03-01 12:03:46</text:p>
          </table:table-cell>
          <table:table-cell office:value-type="float" office:value="42.7" calcext:value-type="float">
            <text:p>42.7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13:50" calcext:value-type="date">
            <text:p>2016-03-01 12:13:50</text:p>
          </table:table-cell>
          <table:table-cell office:value-type="float" office:value="41.4" calcext:value-type="float">
            <text:p>41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14:21" calcext:value-type="date">
            <text:p>2016-03-01 12:14:21</text:p>
          </table:table-cell>
          <table:table-cell office:value-type="float" office:value="41.3" calcext:value-type="float">
            <text:p>41.3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14:51" calcext:value-type="date">
            <text:p>2016-03-01 12:14:51</text:p>
          </table:table-cell>
          <table:table-cell office:value-type="float" office:value="41.4" calcext:value-type="float">
            <text:p>41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15:21" calcext:value-type="date">
            <text:p>2016-03-01 12:15:21</text:p>
          </table:table-cell>
          <table:table-cell office:value-type="float" office:value="41.4" calcext:value-type="float">
            <text:p>41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15:51" calcext:value-type="date">
            <text:p>2016-03-01 12:15:51</text:p>
          </table:table-cell>
          <table:table-cell office:value-type="float" office:value="41.4" calcext:value-type="float">
            <text:p>41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16:22" calcext:value-type="date">
            <text:p>2016-03-01 12:16:22</text:p>
          </table:table-cell>
          <table:table-cell office:value-type="float" office:value="41.3" calcext:value-type="float">
            <text:p>41.3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16:52" calcext:value-type="date">
            <text:p>2016-03-01 12:16:52</text:p>
          </table:table-cell>
          <table:table-cell office:value-type="float" office:value="41.5" calcext:value-type="float">
            <text:p>41.5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17:22" calcext:value-type="date">
            <text:p>2016-03-01 12:17:22</text:p>
          </table:table-cell>
          <table:table-cell office:value-type="float" office:value="41.3" calcext:value-type="float">
            <text:p>41.3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17:52" calcext:value-type="date">
            <text:p>2016-03-01 12:17:52</text:p>
          </table:table-cell>
          <table:table-cell office:value-type="float" office:value="41.3" calcext:value-type="float">
            <text:p>41.3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18:22" calcext:value-type="date">
            <text:p>2016-03-01 12:18:22</text:p>
          </table:table-cell>
          <table:table-cell office:value-type="float" office:value="41.5" calcext:value-type="float">
            <text:p>41.5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18:53" calcext:value-type="date">
            <text:p>2016-03-01 12:18:53</text:p>
          </table:table-cell>
          <table:table-cell office:value-type="float" office:value="41.8" calcext:value-type="float">
            <text:p>41.8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19:23" calcext:value-type="date">
            <text:p>2016-03-01 12:19:23</text:p>
          </table:table-cell>
          <table:table-cell office:value-type="float" office:value="41.6" calcext:value-type="float">
            <text:p>41.6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20:23" calcext:value-type="date">
            <text:p>2016-03-01 12:20:23</text:p>
          </table:table-cell>
          <table:table-cell office:value-type="float" office:value="41.6" calcext:value-type="float">
            <text:p>41.6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20:53" calcext:value-type="date">
            <text:p>2016-03-01 12:20:53</text:p>
          </table:table-cell>
          <table:table-cell office:value-type="float" office:value="41.5" calcext:value-type="float">
            <text:p>41.5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21:24" calcext:value-type="date">
            <text:p>2016-03-01 12:21:24</text:p>
          </table:table-cell>
          <table:table-cell office:value-type="float" office:value="41" calcext:value-type="float">
            <text:p>41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21:54" calcext:value-type="date">
            <text:p>2016-03-01 12:21:54</text:p>
          </table:table-cell>
          <table:table-cell office:value-type="float" office:value="41" calcext:value-type="float">
            <text:p>41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22:24" calcext:value-type="date">
            <text:p>2016-03-01 12:22:24</text:p>
          </table:table-cell>
          <table:table-cell office:value-type="float" office:value="41" calcext:value-type="float">
            <text:p>41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22:54" calcext:value-type="date">
            <text:p>2016-03-01 12:22:54</text:p>
          </table:table-cell>
          <table:table-cell office:value-type="float" office:value="41" calcext:value-type="float">
            <text:p>41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23:24" calcext:value-type="date">
            <text:p>2016-03-01 12:23:24</text:p>
          </table:table-cell>
          <table:table-cell office:value-type="float" office:value="41" calcext:value-type="float">
            <text:p>41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23:55" calcext:value-type="date">
            <text:p>2016-03-01 12:23:55</text:p>
          </table:table-cell>
          <table:table-cell office:value-type="float" office:value="41" calcext:value-type="float">
            <text:p>41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24:25" calcext:value-type="date">
            <text:p>2016-03-01 12:24:25</text:p>
          </table:table-cell>
          <table:table-cell office:value-type="float" office:value="41" calcext:value-type="float">
            <text:p>41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24:55" calcext:value-type="date">
            <text:p>2016-03-01 12:24:55</text:p>
          </table:table-cell>
          <table:table-cell office:value-type="float" office:value="41" calcext:value-type="float">
            <text:p>41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25:56" calcext:value-type="date">
            <text:p>2016-03-01 12:25:56</text:p>
          </table:table-cell>
          <table:table-cell office:value-type="float" office:value="41" calcext:value-type="float">
            <text:p>41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26:26" calcext:value-type="date">
            <text:p>2016-03-01 12:26:26</text:p>
          </table:table-cell>
          <table:table-cell office:value-type="float" office:value="41.6" calcext:value-type="float">
            <text:p>41.6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26:56" calcext:value-type="date">
            <text:p>2016-03-01 12:26:56</text:p>
          </table:table-cell>
          <table:table-cell office:value-type="float" office:value="42" calcext:value-type="float">
            <text:p>42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27:26" calcext:value-type="date">
            <text:p>2016-03-01 12:27:26</text:p>
          </table:table-cell>
          <table:table-cell office:value-type="float" office:value="42" calcext:value-type="float">
            <text:p>42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27:56" calcext:value-type="date">
            <text:p>2016-03-01 12:27:56</text:p>
          </table:table-cell>
          <table:table-cell office:value-type="float" office:value="41.8" calcext:value-type="float">
            <text:p>41.8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28:27" calcext:value-type="date">
            <text:p>2016-03-01 12:28:27</text:p>
          </table:table-cell>
          <table:table-cell office:value-type="float" office:value="41.9" calcext:value-type="float">
            <text:p>41.9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28:57" calcext:value-type="date">
            <text:p>2016-03-01 12:28:57</text:p>
          </table:table-cell>
          <table:table-cell office:value-type="float" office:value="41.8" calcext:value-type="float">
            <text:p>41.8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29:27" calcext:value-type="date">
            <text:p>2016-03-01 12:29:27</text:p>
          </table:table-cell>
          <table:table-cell office:value-type="float" office:value="41.8" calcext:value-type="float">
            <text:p>41.8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29:57" calcext:value-type="date">
            <text:p>2016-03-01 12:29:57</text:p>
          </table:table-cell>
          <table:table-cell office:value-type="float" office:value="41.8" calcext:value-type="float">
            <text:p>41.8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30:58" calcext:value-type="date">
            <text:p>2016-03-01 12:30:58</text:p>
          </table:table-cell>
          <table:table-cell office:value-type="float" office:value="41.8" calcext:value-type="float">
            <text:p>41.8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31:28" calcext:value-type="date">
            <text:p>2016-03-01 12:31:28</text:p>
          </table:table-cell>
          <table:table-cell office:value-type="float" office:value="43.2" calcext:value-type="float">
            <text:p>43.2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33:29" calcext:value-type="date">
            <text:p>2016-03-01 12:33:29</text:p>
          </table:table-cell>
          <table:table-cell office:value-type="float" office:value="41.8" calcext:value-type="float">
            <text:p>41.8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33:59" calcext:value-type="date">
            <text:p>2016-03-01 12:33:59</text:p>
          </table:table-cell>
          <table:table-cell office:value-type="float" office:value="41.7" calcext:value-type="float">
            <text:p>41.7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34:59" calcext:value-type="date">
            <text:p>2016-03-01 12:34:59</text:p>
          </table:table-cell>
          <table:table-cell office:value-type="float" office:value="41.8" calcext:value-type="float">
            <text:p>41.8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35:30" calcext:value-type="date">
            <text:p>2016-03-01 12:35:30</text:p>
          </table:table-cell>
          <table:table-cell office:value-type="float" office:value="41.7" calcext:value-type="float">
            <text:p>41.7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36:00" calcext:value-type="date">
            <text:p>2016-03-01 12:36:00</text:p>
          </table:table-cell>
          <table:table-cell office:value-type="float" office:value="41.5" calcext:value-type="float">
            <text:p>41.5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36:30" calcext:value-type="date">
            <text:p>2016-03-01 12:36:30</text:p>
          </table:table-cell>
          <table:table-cell office:value-type="float" office:value="41.6" calcext:value-type="float">
            <text:p>41.6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37:00" calcext:value-type="date">
            <text:p>2016-03-01 12:37:00</text:p>
          </table:table-cell>
          <table:table-cell office:value-type="float" office:value="41.5" calcext:value-type="float">
            <text:p>41.5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37:30" calcext:value-type="date">
            <text:p>2016-03-01 12:37:30</text:p>
          </table:table-cell>
          <table:table-cell office:value-type="float" office:value="41.9" calcext:value-type="float">
            <text:p>41.9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38:01" calcext:value-type="date">
            <text:p>2016-03-01 12:38:01</text:p>
          </table:table-cell>
          <table:table-cell office:value-type="float" office:value="41.7" calcext:value-type="float">
            <text:p>41.7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38:31" calcext:value-type="date">
            <text:p>2016-03-01 12:38:31</text:p>
          </table:table-cell>
          <table:table-cell office:value-type="float" office:value="41.5" calcext:value-type="float">
            <text:p>41.5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39:01" calcext:value-type="date">
            <text:p>2016-03-01 12:39:01</text:p>
          </table:table-cell>
          <table:table-cell office:value-type="float" office:value="41.8" calcext:value-type="float">
            <text:p>41.8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39:31" calcext:value-type="date">
            <text:p>2016-03-01 12:39:31</text:p>
          </table:table-cell>
          <table:table-cell office:value-type="float" office:value="41.5" calcext:value-type="float">
            <text:p>41.5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40:32" calcext:value-type="date">
            <text:p>2016-03-01 12:40:32</text:p>
          </table:table-cell>
          <table:table-cell office:value-type="float" office:value="41.8" calcext:value-type="float">
            <text:p>41.8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41:02" calcext:value-type="date">
            <text:p>2016-03-01 12:41:02</text:p>
          </table:table-cell>
          <table:table-cell office:value-type="float" office:value="42.4" calcext:value-type="float">
            <text:p>42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41:32" calcext:value-type="date">
            <text:p>2016-03-01 12:41:32</text:p>
          </table:table-cell>
          <table:table-cell office:value-type="float" office:value="42.1" calcext:value-type="float">
            <text:p>42.1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42:02" calcext:value-type="date">
            <text:p>2016-03-01 12:42:02</text:p>
          </table:table-cell>
          <table:table-cell office:value-type="float" office:value="41.7" calcext:value-type="float">
            <text:p>41.7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42:33" calcext:value-type="date">
            <text:p>2016-03-01 12:42:33</text:p>
          </table:table-cell>
          <table:table-cell office:value-type="float" office:value="42" calcext:value-type="float">
            <text:p>42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43:33" calcext:value-type="date">
            <text:p>2016-03-01 12:43:33</text:p>
          </table:table-cell>
          <table:table-cell office:value-type="float" office:value="41.8" calcext:value-type="float">
            <text:p>41.8</text:p>
          </table:table-cell>
          <table:table-cell office:value-type="float" office:value="23.7" calcext:value-type="float">
            <text:p>23.7</text:p>
          </table:table-cell>
          <table:table-cell table:style-name="ce5" office:value-type="string" calcext:value-type="string">
            <text:p>Objectif à 55%</text:p>
          </table:table-cell>
        </table:table-row>
        <table:table-row table:style-name="ro1">
          <table:table-cell office:value-type="date" office:date-value="2016-03-01T12:44:03" calcext:value-type="date">
            <text:p>2016-03-01 12:44:03</text:p>
          </table:table-cell>
          <table:table-cell office:value-type="float" office:value="41.9" calcext:value-type="float">
            <text:p>41.9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44:33" calcext:value-type="date">
            <text:p>2016-03-01 12:44:33</text:p>
          </table:table-cell>
          <table:table-cell office:value-type="float" office:value="41.7" calcext:value-type="float">
            <text:p>41.7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45:04" calcext:value-type="date">
            <text:p>2016-03-01 12:45:04</text:p>
          </table:table-cell>
          <table:table-cell office:value-type="float" office:value="43.5" calcext:value-type="float">
            <text:p>43.5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45:34" calcext:value-type="date">
            <text:p>2016-03-01 12:45:34</text:p>
          </table:table-cell>
          <table:table-cell office:value-type="float" office:value="43" calcext:value-type="float">
            <text:p>43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46:04" calcext:value-type="date">
            <text:p>2016-03-01 12:46:04</text:p>
          </table:table-cell>
          <table:table-cell office:value-type="float" office:value="42.8" calcext:value-type="float">
            <text:p>42.8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46:34" calcext:value-type="date">
            <text:p>2016-03-01 12:46:34</text:p>
          </table:table-cell>
          <table:table-cell office:value-type="float" office:value="42.2" calcext:value-type="float">
            <text:p>42.2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47:05" calcext:value-type="date">
            <text:p>2016-03-01 12:47:05</text:p>
          </table:table-cell>
          <table:table-cell office:value-type="float" office:value="41.9" calcext:value-type="float">
            <text:p>41.9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47:35" calcext:value-type="date">
            <text:p>2016-03-01 12:47:35</text:p>
          </table:table-cell>
          <table:table-cell office:value-type="float" office:value="41.6" calcext:value-type="float">
            <text:p>41.6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48:05" calcext:value-type="date">
            <text:p>2016-03-01 12:48:05</text:p>
          </table:table-cell>
          <table:table-cell office:value-type="float" office:value="41.7" calcext:value-type="float">
            <text:p>41.7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48:35" calcext:value-type="date">
            <text:p>2016-03-01 12:48:35</text:p>
          </table:table-cell>
          <table:table-cell office:value-type="float" office:value="41.8" calcext:value-type="float">
            <text:p>41.8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49:05" calcext:value-type="date">
            <text:p>2016-03-01 12:49:05</text:p>
          </table:table-cell>
          <table:table-cell office:value-type="float" office:value="41.7" calcext:value-type="float">
            <text:p>41.7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2:49:36" calcext:value-type="date">
            <text:p>2016-03-01 12:49:36</text:p>
          </table:table-cell>
          <table:table-cell office:value-type="float" office:value="41.6" calcext:value-type="float">
            <text:p>41.6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2:50:06" calcext:value-type="date">
            <text:p>2016-03-01 12:50:06</text:p>
          </table:table-cell>
          <table:table-cell office:value-type="float" office:value="41.6" calcext:value-type="float">
            <text:p>41.6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2:50:36" calcext:value-type="date">
            <text:p>2016-03-01 12:50:36</text:p>
          </table:table-cell>
          <table:table-cell office:value-type="float" office:value="41.5" calcext:value-type="float">
            <text:p>41.5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2:51:06" calcext:value-type="date">
            <text:p>2016-03-01 12:51:06</text:p>
          </table:table-cell>
          <table:table-cell office:value-type="float" office:value="41.4" calcext:value-type="float">
            <text:p>41.4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2:51:36" calcext:value-type="date">
            <text:p>2016-03-01 12:51:36</text:p>
          </table:table-cell>
          <table:table-cell office:value-type="float" office:value="41.4" calcext:value-type="float">
            <text:p>41.4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2:52:07" calcext:value-type="date">
            <text:p>2016-03-01 12:52:07</text:p>
          </table:table-cell>
          <table:table-cell office:value-type="float" office:value="41.4" calcext:value-type="float">
            <text:p>41.4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2:52:37" calcext:value-type="date">
            <text:p>2016-03-01 12:52:37</text:p>
          </table:table-cell>
          <table:table-cell office:value-type="float" office:value="41.3" calcext:value-type="float">
            <text:p>41.3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2:53:07" calcext:value-type="date">
            <text:p>2016-03-01 12:53:07</text:p>
          </table:table-cell>
          <table:table-cell office:value-type="float" office:value="41.3" calcext:value-type="float">
            <text:p>41.3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2:53:37" calcext:value-type="date">
            <text:p>2016-03-01 12:53:37</text:p>
          </table:table-cell>
          <table:table-cell office:value-type="float" office:value="41.2" calcext:value-type="float">
            <text:p>41.2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2:54:07" calcext:value-type="date">
            <text:p>2016-03-01 12:54:07</text:p>
          </table:table-cell>
          <table:table-cell office:value-type="float" office:value="41.1" calcext:value-type="float">
            <text:p>41.1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2:54:38" calcext:value-type="date">
            <text:p>2016-03-01 12:54:38</text:p>
          </table:table-cell>
          <table:table-cell office:value-type="float" office:value="41.2" calcext:value-type="float">
            <text:p>41.2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2:55:08" calcext:value-type="date">
            <text:p>2016-03-01 12:55:08</text:p>
          </table:table-cell>
          <table:table-cell office:value-type="float" office:value="41.1" calcext:value-type="float">
            <text:p>41.1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2:55:38" calcext:value-type="date">
            <text:p>2016-03-01 12:55:38</text:p>
          </table:table-cell>
          <table:table-cell office:value-type="float" office:value="41.2" calcext:value-type="float">
            <text:p>41.2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2:56:08" calcext:value-type="date">
            <text:p>2016-03-01 12:56:08</text:p>
          </table:table-cell>
          <table:table-cell office:value-type="float" office:value="41.5" calcext:value-type="float">
            <text:p>41.5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2:56:39" calcext:value-type="date">
            <text:p>2016-03-01 12:56:39</text:p>
          </table:table-cell>
          <table:table-cell office:value-type="float" office:value="41.6" calcext:value-type="float">
            <text:p>41.6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2:57:09" calcext:value-type="date">
            <text:p>2016-03-01 12:57:09</text:p>
          </table:table-cell>
          <table:table-cell office:value-type="float" office:value="41.4" calcext:value-type="float">
            <text:p>41.4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2:57:39" calcext:value-type="date">
            <text:p>2016-03-01 12:57:39</text:p>
          </table:table-cell>
          <table:table-cell office:value-type="float" office:value="41.9" calcext:value-type="float">
            <text:p>41.9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2:58:09" calcext:value-type="date">
            <text:p>2016-03-01 12:58:09</text:p>
          </table:table-cell>
          <table:table-cell office:value-type="float" office:value="41.8" calcext:value-type="float">
            <text:p>41.8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2:58:39" calcext:value-type="date">
            <text:p>2016-03-01 12:58:39</text:p>
          </table:table-cell>
          <table:table-cell office:value-type="float" office:value="42.4" calcext:value-type="float">
            <text:p>42.4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2:59:10" calcext:value-type="date">
            <text:p>2016-03-01 12:59:10</text:p>
          </table:table-cell>
          <table:table-cell office:value-type="float" office:value="42.4" calcext:value-type="float">
            <text:p>42.4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00:10" calcext:value-type="date">
            <text:p>2016-03-01 13:00:10</text:p>
          </table:table-cell>
          <table:table-cell office:value-type="float" office:value="42.4" calcext:value-type="float">
            <text:p>42.4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00:40" calcext:value-type="date">
            <text:p>2016-03-01 13:00:40</text:p>
          </table:table-cell>
          <table:table-cell office:value-type="float" office:value="42.5" calcext:value-type="float">
            <text:p>42.5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01:10" calcext:value-type="date">
            <text:p>2016-03-01 13:01:10</text:p>
          </table:table-cell>
          <table:table-cell office:value-type="float" office:value="42.4" calcext:value-type="float">
            <text:p>42.4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01:41" calcext:value-type="date">
            <text:p>2016-03-01 13:01:41</text:p>
          </table:table-cell>
          <table:table-cell office:value-type="float" office:value="42.6" calcext:value-type="float">
            <text:p>42.6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02:11" calcext:value-type="date">
            <text:p>2016-03-01 13:02:11</text:p>
          </table:table-cell>
          <table:table-cell office:value-type="float" office:value="42.6" calcext:value-type="float">
            <text:p>42.6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02:41" calcext:value-type="date">
            <text:p>2016-03-01 13:02:41</text:p>
          </table:table-cell>
          <table:table-cell office:value-type="float" office:value="43" calcext:value-type="float">
            <text:p>43.0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03:11" calcext:value-type="date">
            <text:p>2016-03-01 13:03:11</text:p>
          </table:table-cell>
          <table:table-cell office:value-type="float" office:value="42.3" calcext:value-type="float">
            <text:p>42.3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03:42" calcext:value-type="date">
            <text:p>2016-03-01 13:03:42</text:p>
          </table:table-cell>
          <table:table-cell office:value-type="float" office:value="42.9" calcext:value-type="float">
            <text:p>42.9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04:42" calcext:value-type="date">
            <text:p>2016-03-01 13:04:42</text:p>
          </table:table-cell>
          <table:table-cell office:value-type="float" office:value="42.7" calcext:value-type="float">
            <text:p>42.7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05:12" calcext:value-type="date">
            <text:p>2016-03-01 13:05:12</text:p>
          </table:table-cell>
          <table:table-cell office:value-type="float" office:value="42.8" calcext:value-type="float">
            <text:p>42.8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05:42" calcext:value-type="date">
            <text:p>2016-03-01 13:05:42</text:p>
          </table:table-cell>
          <table:table-cell office:value-type="float" office:value="42.4" calcext:value-type="float">
            <text:p>42.4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06:13" calcext:value-type="date">
            <text:p>2016-03-01 13:06:13</text:p>
          </table:table-cell>
          <table:table-cell office:value-type="float" office:value="42.1" calcext:value-type="float">
            <text:p>42.1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06:43" calcext:value-type="date">
            <text:p>2016-03-01 13:06:43</text:p>
          </table:table-cell>
          <table:table-cell office:value-type="float" office:value="42.4" calcext:value-type="float">
            <text:p>42.4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07:13" calcext:value-type="date">
            <text:p>2016-03-01 13:07:13</text:p>
          </table:table-cell>
          <table:table-cell office:value-type="float" office:value="42.7" calcext:value-type="float">
            <text:p>42.7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07:43" calcext:value-type="date">
            <text:p>2016-03-01 13:07:43</text:p>
          </table:table-cell>
          <table:table-cell office:value-type="float" office:value="42.4" calcext:value-type="float">
            <text:p>42.4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08:13" calcext:value-type="date">
            <text:p>2016-03-01 13:08:13</text:p>
          </table:table-cell>
          <table:table-cell office:value-type="float" office:value="42.8" calcext:value-type="float">
            <text:p>42.8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08:44" calcext:value-type="date">
            <text:p>2016-03-01 13:08:44</text:p>
          </table:table-cell>
          <table:table-cell office:value-type="float" office:value="42.2" calcext:value-type="float">
            <text:p>42.2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09:44" calcext:value-type="date">
            <text:p>2016-03-01 13:09:44</text:p>
          </table:table-cell>
          <table:table-cell office:value-type="float" office:value="42" calcext:value-type="float">
            <text:p>42.0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10:14" calcext:value-type="date">
            <text:p>2016-03-01 13:10:14</text:p>
          </table:table-cell>
          <table:table-cell office:value-type="float" office:value="41.9" calcext:value-type="float">
            <text:p>41.9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10:44" calcext:value-type="date">
            <text:p>2016-03-01 13:10:44</text:p>
          </table:table-cell>
          <table:table-cell office:value-type="float" office:value="41.8" calcext:value-type="float">
            <text:p>41.8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11:15" calcext:value-type="date">
            <text:p>2016-03-01 13:11:15</text:p>
          </table:table-cell>
          <table:table-cell office:value-type="float" office:value="41.7" calcext:value-type="float">
            <text:p>41.7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11:45" calcext:value-type="date">
            <text:p>2016-03-01 13:11:45</text:p>
          </table:table-cell>
          <table:table-cell office:value-type="float" office:value="42.1" calcext:value-type="float">
            <text:p>42.1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12:45" calcext:value-type="date">
            <text:p>2016-03-01 13:12:45</text:p>
          </table:table-cell>
          <table:table-cell office:value-type="float" office:value="42.3" calcext:value-type="float">
            <text:p>42.3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13:16" calcext:value-type="date">
            <text:p>2016-03-01 13:13:16</text:p>
          </table:table-cell>
          <table:table-cell office:value-type="float" office:value="41.8" calcext:value-type="float">
            <text:p>41.8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13:46" calcext:value-type="date">
            <text:p>2016-03-01 13:13:46</text:p>
          </table:table-cell>
          <table:table-cell office:value-type="float" office:value="41.7" calcext:value-type="float">
            <text:p>41.7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14:46" calcext:value-type="date">
            <text:p>2016-03-01 13:14:46</text:p>
          </table:table-cell>
          <table:table-cell office:value-type="float" office:value="41.5" calcext:value-type="float">
            <text:p>41.5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15:16" calcext:value-type="date">
            <text:p>2016-03-01 13:15:16</text:p>
          </table:table-cell>
          <table:table-cell office:value-type="float" office:value="42.1" calcext:value-type="float">
            <text:p>42.1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15:47" calcext:value-type="date">
            <text:p>2016-03-01 13:15:47</text:p>
          </table:table-cell>
          <table:table-cell office:value-type="float" office:value="41.9" calcext:value-type="float">
            <text:p>41.9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16:17" calcext:value-type="date">
            <text:p>2016-03-01 13:16:17</text:p>
          </table:table-cell>
          <table:table-cell office:value-type="float" office:value="41.8" calcext:value-type="float">
            <text:p>41.8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16:47" calcext:value-type="date">
            <text:p>2016-03-01 13:16:47</text:p>
          </table:table-cell>
          <table:table-cell office:value-type="float" office:value="41.7" calcext:value-type="float">
            <text:p>41.7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17:17" calcext:value-type="date">
            <text:p>2016-03-01 13:17:17</text:p>
          </table:table-cell>
          <table:table-cell office:value-type="float" office:value="41.6" calcext:value-type="float">
            <text:p>41.6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17:47" calcext:value-type="date">
            <text:p>2016-03-01 13:17:47</text:p>
          </table:table-cell>
          <table:table-cell office:value-type="float" office:value="42.4" calcext:value-type="float">
            <text:p>42.4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18:18" calcext:value-type="date">
            <text:p>2016-03-01 13:18:18</text:p>
          </table:table-cell>
          <table:table-cell office:value-type="float" office:value="41.8" calcext:value-type="float">
            <text:p>41.8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18:48" calcext:value-type="date">
            <text:p>2016-03-01 13:18:48</text:p>
          </table:table-cell>
          <table:table-cell office:value-type="float" office:value="41.7" calcext:value-type="float">
            <text:p>41.7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19:18" calcext:value-type="date">
            <text:p>2016-03-01 13:19:18</text:p>
          </table:table-cell>
          <table:table-cell office:value-type="float" office:value="42" calcext:value-type="float">
            <text:p>42.0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19:48" calcext:value-type="date">
            <text:p>2016-03-01 13:19:48</text:p>
          </table:table-cell>
          <table:table-cell office:value-type="float" office:value="41.8" calcext:value-type="float">
            <text:p>41.8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20:19" calcext:value-type="date">
            <text:p>2016-03-01 13:20:19</text:p>
          </table:table-cell>
          <table:table-cell office:value-type="float" office:value="42.1" calcext:value-type="float">
            <text:p>42.1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20:49" calcext:value-type="date">
            <text:p>2016-03-01 13:20:49</text:p>
          </table:table-cell>
          <table:table-cell office:value-type="float" office:value="41.7" calcext:value-type="float">
            <text:p>41.7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21:19" calcext:value-type="date">
            <text:p>2016-03-01 13:21:19</text:p>
          </table:table-cell>
          <table:table-cell office:value-type="float" office:value="41.8" calcext:value-type="float">
            <text:p>41.8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22:19" calcext:value-type="date">
            <text:p>2016-03-01 13:22:19</text:p>
          </table:table-cell>
          <table:table-cell office:value-type="float" office:value="41.8" calcext:value-type="float">
            <text:p>41.8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22:50" calcext:value-type="date">
            <text:p>2016-03-01 13:22:50</text:p>
          </table:table-cell>
          <table:table-cell office:value-type="float" office:value="41.8" calcext:value-type="float">
            <text:p>41.8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23:20" calcext:value-type="date">
            <text:p>2016-03-01 13:23:20</text:p>
          </table:table-cell>
          <table:table-cell office:value-type="float" office:value="41.6" calcext:value-type="float">
            <text:p>41.6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23:50" calcext:value-type="date">
            <text:p>2016-03-01 13:23:50</text:p>
          </table:table-cell>
          <table:table-cell office:value-type="float" office:value="41.9" calcext:value-type="float">
            <text:p>41.9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24:20" calcext:value-type="date">
            <text:p>2016-03-01 13:24:20</text:p>
          </table:table-cell>
          <table:table-cell office:value-type="float" office:value="41.9" calcext:value-type="float">
            <text:p>41.9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25:21" calcext:value-type="date">
            <text:p>2016-03-01 13:25:21</text:p>
          </table:table-cell>
          <table:table-cell office:value-type="float" office:value="41.9" calcext:value-type="float">
            <text:p>41.9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25:51" calcext:value-type="date">
            <text:p>2016-03-01 13:25:51</text:p>
          </table:table-cell>
          <table:table-cell office:value-type="float" office:value="41.9" calcext:value-type="float">
            <text:p>41.9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26:21" calcext:value-type="date">
            <text:p>2016-03-01 13:26:21</text:p>
          </table:table-cell>
          <table:table-cell office:value-type="float" office:value="41.8" calcext:value-type="float">
            <text:p>41.8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26:51" calcext:value-type="date">
            <text:p>2016-03-01 13:26:51</text:p>
          </table:table-cell>
          <table:table-cell office:value-type="float" office:value="41.7" calcext:value-type="float">
            <text:p>41.7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27:22" calcext:value-type="date">
            <text:p>2016-03-01 13:27:22</text:p>
          </table:table-cell>
          <table:table-cell office:value-type="float" office:value="41.9" calcext:value-type="float">
            <text:p>41.9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27:52" calcext:value-type="date">
            <text:p>2016-03-01 13:27:52</text:p>
          </table:table-cell>
          <table:table-cell office:value-type="float" office:value="42.1" calcext:value-type="float">
            <text:p>42.1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28:22" calcext:value-type="date">
            <text:p>2016-03-01 13:28:22</text:p>
          </table:table-cell>
          <table:table-cell office:value-type="float" office:value="42" calcext:value-type="float">
            <text:p>42.0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28:52" calcext:value-type="date">
            <text:p>2016-03-01 13:28:52</text:p>
          </table:table-cell>
          <table:table-cell office:value-type="float" office:value="41.9" calcext:value-type="float">
            <text:p>41.9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29:22" calcext:value-type="date">
            <text:p>2016-03-01 13:29:22</text:p>
          </table:table-cell>
          <table:table-cell office:value-type="float" office:value="41.9" calcext:value-type="float">
            <text:p>41.9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29:53" calcext:value-type="date">
            <text:p>2016-03-01 13:29:53</text:p>
          </table:table-cell>
          <table:table-cell office:value-type="float" office:value="41.7" calcext:value-type="float">
            <text:p>41.7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30:23" calcext:value-type="date">
            <text:p>2016-03-01 13:30:23</text:p>
          </table:table-cell>
          <table:table-cell office:value-type="float" office:value="41.7" calcext:value-type="float">
            <text:p>41.7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30:53" calcext:value-type="date">
            <text:p>2016-03-01 13:30:53</text:p>
          </table:table-cell>
          <table:table-cell office:value-type="float" office:value="42" calcext:value-type="float">
            <text:p>42.0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31:53" calcext:value-type="date">
            <text:p>2016-03-01 13:31:53</text:p>
          </table:table-cell>
          <table:table-cell office:value-type="float" office:value="41.8" calcext:value-type="float">
            <text:p>41.8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32:24" calcext:value-type="date">
            <text:p>2016-03-01 13:32:24</text:p>
          </table:table-cell>
          <table:table-cell office:value-type="float" office:value="41.9" calcext:value-type="float">
            <text:p>41.9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32:54" calcext:value-type="date">
            <text:p>2016-03-01 13:32:54</text:p>
          </table:table-cell>
          <table:table-cell office:value-type="float" office:value="41.9" calcext:value-type="float">
            <text:p>41.9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33:24" calcext:value-type="date">
            <text:p>2016-03-01 13:33:24</text:p>
          </table:table-cell>
          <table:table-cell office:value-type="float" office:value="41.9" calcext:value-type="float">
            <text:p>41.9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33:54" calcext:value-type="date">
            <text:p>2016-03-01 13:33:54</text:p>
          </table:table-cell>
          <table:table-cell office:value-type="float" office:value="42" calcext:value-type="float">
            <text:p>42.0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34:24" calcext:value-type="date">
            <text:p>2016-03-01 13:34:24</text:p>
          </table:table-cell>
          <table:table-cell office:value-type="float" office:value="42.1" calcext:value-type="float">
            <text:p>42.1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34:55" calcext:value-type="date">
            <text:p>2016-03-01 13:34:55</text:p>
          </table:table-cell>
          <table:table-cell office:value-type="float" office:value="41.9" calcext:value-type="float">
            <text:p>41.9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35:25" calcext:value-type="date">
            <text:p>2016-03-01 13:35:25</text:p>
          </table:table-cell>
          <table:table-cell office:value-type="float" office:value="41.9" calcext:value-type="float">
            <text:p>41.9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35:55" calcext:value-type="date">
            <text:p>2016-03-01 13:35:55</text:p>
          </table:table-cell>
          <table:table-cell office:value-type="float" office:value="42.1" calcext:value-type="float">
            <text:p>42.1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36:25" calcext:value-type="date">
            <text:p>2016-03-01 13:36:25</text:p>
          </table:table-cell>
          <table:table-cell office:value-type="float" office:value="42.2" calcext:value-type="float">
            <text:p>42.2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36:56" calcext:value-type="date">
            <text:p>2016-03-01 13:36:56</text:p>
          </table:table-cell>
          <table:table-cell office:value-type="float" office:value="42.2" calcext:value-type="float">
            <text:p>42.2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37:26" calcext:value-type="date">
            <text:p>2016-03-01 13:37:26</text:p>
          </table:table-cell>
          <table:table-cell office:value-type="float" office:value="42.2" calcext:value-type="float">
            <text:p>42.2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37:56" calcext:value-type="date">
            <text:p>2016-03-01 13:37:56</text:p>
          </table:table-cell>
          <table:table-cell office:value-type="float" office:value="42" calcext:value-type="float">
            <text:p>42.0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38:26" calcext:value-type="date">
            <text:p>2016-03-01 13:38:26</text:p>
          </table:table-cell>
          <table:table-cell office:value-type="float" office:value="42.3" calcext:value-type="float">
            <text:p>42.3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38:56" calcext:value-type="date">
            <text:p>2016-03-01 13:38:56</text:p>
          </table:table-cell>
          <table:table-cell office:value-type="float" office:value="42.1" calcext:value-type="float">
            <text:p>42.1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39:27" calcext:value-type="date">
            <text:p>2016-03-01 13:39:27</text:p>
          </table:table-cell>
          <table:table-cell office:value-type="float" office:value="42.4" calcext:value-type="float">
            <text:p>42.4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39:57" calcext:value-type="date">
            <text:p>2016-03-01 13:39:57</text:p>
          </table:table-cell>
          <table:table-cell office:value-type="float" office:value="42.2" calcext:value-type="float">
            <text:p>42.2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40:27" calcext:value-type="date">
            <text:p>2016-03-01 13:40:27</text:p>
          </table:table-cell>
          <table:table-cell office:value-type="float" office:value="42.6" calcext:value-type="float">
            <text:p>42.6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3:41:27" calcext:value-type="date">
            <text:p>2016-03-01 13:41:27</text:p>
          </table:table-cell>
          <table:table-cell office:value-type="float" office:value="42.1" calcext:value-type="float">
            <text:p>42.1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41:58" calcext:value-type="date">
            <text:p>2016-03-01 13:41:58</text:p>
          </table:table-cell>
          <table:table-cell office:value-type="float" office:value="42.5" calcext:value-type="float">
            <text:p>42.5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42:28" calcext:value-type="date">
            <text:p>2016-03-01 13:42:28</text:p>
          </table:table-cell>
          <table:table-cell office:value-type="float" office:value="42.2" calcext:value-type="float">
            <text:p>42.2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42:58" calcext:value-type="date">
            <text:p>2016-03-01 13:42:58</text:p>
          </table:table-cell>
          <table:table-cell office:value-type="float" office:value="42.3" calcext:value-type="float">
            <text:p>42.3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43:28" calcext:value-type="date">
            <text:p>2016-03-01 13:43:28</text:p>
          </table:table-cell>
          <table:table-cell office:value-type="float" office:value="42.4" calcext:value-type="float">
            <text:p>42.4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43:59" calcext:value-type="date">
            <text:p>2016-03-01 13:43:59</text:p>
          </table:table-cell>
          <table:table-cell office:value-type="float" office:value="42.7" calcext:value-type="float">
            <text:p>42.7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44:29" calcext:value-type="date">
            <text:p>2016-03-01 13:44:29</text:p>
          </table:table-cell>
          <table:table-cell office:value-type="float" office:value="42.3" calcext:value-type="float">
            <text:p>42.3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45:29" calcext:value-type="date">
            <text:p>2016-03-01 13:45:29</text:p>
          </table:table-cell>
          <table:table-cell office:value-type="float" office:value="42.5" calcext:value-type="float">
            <text:p>42.5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45:59" calcext:value-type="date">
            <text:p>2016-03-01 13:45:59</text:p>
          </table:table-cell>
          <table:table-cell office:value-type="float" office:value="42.7" calcext:value-type="float">
            <text:p>42.7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46:30" calcext:value-type="date">
            <text:p>2016-03-01 13:46:30</text:p>
          </table:table-cell>
          <table:table-cell office:value-type="float" office:value="42.8" calcext:value-type="float">
            <text:p>42.8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47:00" calcext:value-type="date">
            <text:p>2016-03-01 13:47:00</text:p>
          </table:table-cell>
          <table:table-cell office:value-type="float" office:value="42.7" calcext:value-type="float">
            <text:p>42.7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47:30" calcext:value-type="date">
            <text:p>2016-03-01 13:47:30</text:p>
          </table:table-cell>
          <table:table-cell office:value-type="float" office:value="42.9" calcext:value-type="float">
            <text:p>42.9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48:00" calcext:value-type="date">
            <text:p>2016-03-01 13:48:00</text:p>
          </table:table-cell>
          <table:table-cell office:value-type="float" office:value="42.9" calcext:value-type="float">
            <text:p>42.9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48:30" calcext:value-type="date">
            <text:p>2016-03-01 13:48:30</text:p>
          </table:table-cell>
          <table:table-cell office:value-type="float" office:value="43.1" calcext:value-type="float">
            <text:p>43.1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49:01" calcext:value-type="date">
            <text:p>2016-03-01 13:49:01</text:p>
          </table:table-cell>
          <table:table-cell office:value-type="float" office:value="42.9" calcext:value-type="float">
            <text:p>42.9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49:31" calcext:value-type="date">
            <text:p>2016-03-01 13:49:31</text:p>
          </table:table-cell>
          <table:table-cell office:value-type="float" office:value="42.9" calcext:value-type="float">
            <text:p>42.9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50:01" calcext:value-type="date">
            <text:p>2016-03-01 13:50:01</text:p>
          </table:table-cell>
          <table:table-cell office:value-type="float" office:value="43" calcext:value-type="float">
            <text:p>43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50:31" calcext:value-type="date">
            <text:p>2016-03-01 13:50:31</text:p>
          </table:table-cell>
          <table:table-cell office:value-type="float" office:value="43.4" calcext:value-type="float">
            <text:p>43.4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51:02" calcext:value-type="date">
            <text:p>2016-03-01 13:51:02</text:p>
          </table:table-cell>
          <table:table-cell office:value-type="float" office:value="43" calcext:value-type="float">
            <text:p>43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52:02" calcext:value-type="date">
            <text:p>2016-03-01 13:52:02</text:p>
          </table:table-cell>
          <table:table-cell office:value-type="float" office:value="43" calcext:value-type="float">
            <text:p>43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52:32" calcext:value-type="date">
            <text:p>2016-03-01 13:52:32</text:p>
          </table:table-cell>
          <table:table-cell office:value-type="float" office:value="43" calcext:value-type="float">
            <text:p>43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53:02" calcext:value-type="date">
            <text:p>2016-03-01 13:53:02</text:p>
          </table:table-cell>
          <table:table-cell office:value-type="float" office:value="43" calcext:value-type="float">
            <text:p>43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53:33" calcext:value-type="date">
            <text:p>2016-03-01 13:53:33</text:p>
          </table:table-cell>
          <table:table-cell office:value-type="float" office:value="43" calcext:value-type="float">
            <text:p>43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54:03" calcext:value-type="date">
            <text:p>2016-03-01 13:54:03</text:p>
          </table:table-cell>
          <table:table-cell office:value-type="float" office:value="43" calcext:value-type="float">
            <text:p>43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54:33" calcext:value-type="date">
            <text:p>2016-03-01 13:54:33</text:p>
          </table:table-cell>
          <table:table-cell office:value-type="float" office:value="43" calcext:value-type="float">
            <text:p>43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55:03" calcext:value-type="date">
            <text:p>2016-03-01 13:55:03</text:p>
          </table:table-cell>
          <table:table-cell office:value-type="float" office:value="43.1" calcext:value-type="float">
            <text:p>43.1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55:33" calcext:value-type="date">
            <text:p>2016-03-01 13:55:33</text:p>
          </table:table-cell>
          <table:table-cell office:value-type="float" office:value="43.1" calcext:value-type="float">
            <text:p>43.1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56:04" calcext:value-type="date">
            <text:p>2016-03-01 13:56:04</text:p>
          </table:table-cell>
          <table:table-cell office:value-type="float" office:value="43.3" calcext:value-type="float">
            <text:p>43.3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56:34" calcext:value-type="date">
            <text:p>2016-03-01 13:56:34</text:p>
          </table:table-cell>
          <table:table-cell office:value-type="float" office:value="43.5" calcext:value-type="float">
            <text:p>43.5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57:04" calcext:value-type="date">
            <text:p>2016-03-01 13:57:04</text:p>
          </table:table-cell>
          <table:table-cell office:value-type="float" office:value="43.4" calcext:value-type="float">
            <text:p>43.4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57:34" calcext:value-type="date">
            <text:p>2016-03-01 13:57:34</text:p>
          </table:table-cell>
          <table:table-cell office:value-type="float" office:value="44" calcext:value-type="float">
            <text:p>44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58:04" calcext:value-type="date">
            <text:p>2016-03-01 13:58:04</text:p>
          </table:table-cell>
          <table:table-cell office:value-type="float" office:value="43.8" calcext:value-type="float">
            <text:p>43.8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58:35" calcext:value-type="date">
            <text:p>2016-03-01 13:58:35</text:p>
          </table:table-cell>
          <table:table-cell office:value-type="float" office:value="43.8" calcext:value-type="float">
            <text:p>43.8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59:05" calcext:value-type="date">
            <text:p>2016-03-01 13:59:05</text:p>
          </table:table-cell>
          <table:table-cell office:value-type="float" office:value="44" calcext:value-type="float">
            <text:p>44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3:59:35" calcext:value-type="date">
            <text:p>2016-03-01 13:59:35</text:p>
          </table:table-cell>
          <table:table-cell office:value-type="float" office:value="44" calcext:value-type="float">
            <text:p>44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4:00:05" calcext:value-type="date">
            <text:p>2016-03-01 14:00:05</text:p>
          </table:table-cell>
          <table:table-cell office:value-type="float" office:value="44" calcext:value-type="float">
            <text:p>44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4:00:36" calcext:value-type="date">
            <text:p>2016-03-01 14:00:36</text:p>
          </table:table-cell>
          <table:table-cell office:value-type="float" office:value="44" calcext:value-type="float">
            <text:p>44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4:01:06" calcext:value-type="date">
            <text:p>2016-03-01 14:01:06</text:p>
          </table:table-cell>
          <table:table-cell office:value-type="float" office:value="44" calcext:value-type="float">
            <text:p>44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4:01:36" calcext:value-type="date">
            <text:p>2016-03-01 14:01:36</text:p>
          </table:table-cell>
          <table:table-cell office:value-type="float" office:value="44" calcext:value-type="float">
            <text:p>44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4:02:06" calcext:value-type="date">
            <text:p>2016-03-01 14:02:06</text:p>
          </table:table-cell>
          <table:table-cell office:value-type="float" office:value="44" calcext:value-type="float">
            <text:p>44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4:02:36" calcext:value-type="date">
            <text:p>2016-03-01 14:02:36</text:p>
          </table:table-cell>
          <table:table-cell office:value-type="float" office:value="44" calcext:value-type="float">
            <text:p>44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4:03:07" calcext:value-type="date">
            <text:p>2016-03-01 14:03:07</text:p>
          </table:table-cell>
          <table:table-cell office:value-type="float" office:value="44" calcext:value-type="float">
            <text:p>44.0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03:37" calcext:value-type="date">
            <text:p>2016-03-01 14:03:37</text:p>
          </table:table-cell>
          <table:table-cell office:value-type="float" office:value="44" calcext:value-type="float">
            <text:p>44.0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04:07" calcext:value-type="date">
            <text:p>2016-03-01 14:04:07</text:p>
          </table:table-cell>
          <table:table-cell office:value-type="float" office:value="44" calcext:value-type="float">
            <text:p>44.0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04:37" calcext:value-type="date">
            <text:p>2016-03-01 14:04:37</text:p>
          </table:table-cell>
          <table:table-cell office:value-type="float" office:value="44" calcext:value-type="float">
            <text:p>44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4:05:07" calcext:value-type="date">
            <text:p>2016-03-01 14:05:07</text:p>
          </table:table-cell>
          <table:table-cell office:value-type="float" office:value="44" calcext:value-type="float">
            <text:p>44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4:05:38" calcext:value-type="date">
            <text:p>2016-03-01 14:05:38</text:p>
          </table:table-cell>
          <table:table-cell office:value-type="float" office:value="44" calcext:value-type="float">
            <text:p>44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4:06:08" calcext:value-type="date">
            <text:p>2016-03-01 14:06:08</text:p>
          </table:table-cell>
          <table:table-cell office:value-type="float" office:value="44" calcext:value-type="float">
            <text:p>44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4:06:38" calcext:value-type="date">
            <text:p>2016-03-01 14:06:38</text:p>
          </table:table-cell>
          <table:table-cell office:value-type="float" office:value="44" calcext:value-type="float">
            <text:p>44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4:07:39" calcext:value-type="date">
            <text:p>2016-03-01 14:07:39</text:p>
          </table:table-cell>
          <table:table-cell office:value-type="float" office:value="44" calcext:value-type="float">
            <text:p>44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4:08:09" calcext:value-type="date">
            <text:p>2016-03-01 14:08:09</text:p>
          </table:table-cell>
          <table:table-cell office:value-type="float" office:value="44" calcext:value-type="float">
            <text:p>44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4:08:39" calcext:value-type="date">
            <text:p>2016-03-01 14:08:39</text:p>
          </table:table-cell>
          <table:table-cell office:value-type="float" office:value="44" calcext:value-type="float">
            <text:p>44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4:09:09" calcext:value-type="date">
            <text:p>2016-03-01 14:09:09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09:39" calcext:value-type="date">
            <text:p>2016-03-01 14:09:39</text:p>
          </table:table-cell>
          <table:table-cell office:value-type="float" office:value="44" calcext:value-type="float">
            <text:p>44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4:10:10" calcext:value-type="date">
            <text:p>2016-03-01 14:10:10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10:40" calcext:value-type="date">
            <text:p>2016-03-01 14:10:40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11:10" calcext:value-type="date">
            <text:p>2016-03-01 14:11:10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11:40" calcext:value-type="date">
            <text:p>2016-03-01 14:11:40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12:10" calcext:value-type="date">
            <text:p>2016-03-01 14:12:10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12:41" calcext:value-type="date">
            <text:p>2016-03-01 14:12:41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13:11" calcext:value-type="date">
            <text:p>2016-03-01 14:13:11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13:41" calcext:value-type="date">
            <text:p>2016-03-01 14:13:41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14:11" calcext:value-type="date">
            <text:p>2016-03-01 14:14:11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14:42" calcext:value-type="date">
            <text:p>2016-03-01 14:14:42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15:12" calcext:value-type="date">
            <text:p>2016-03-01 14:15:12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15:42" calcext:value-type="date">
            <text:p>2016-03-01 14:15:42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16:12" calcext:value-type="date">
            <text:p>2016-03-01 14:16:12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16:42" calcext:value-type="date">
            <text:p>2016-03-01 14:16:42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17:13" calcext:value-type="date">
            <text:p>2016-03-01 14:17:13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17:43" calcext:value-type="date">
            <text:p>2016-03-01 14:17:43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18:13" calcext:value-type="date">
            <text:p>2016-03-01 14:18:13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19:13" calcext:value-type="date">
            <text:p>2016-03-01 14:19:13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19:44" calcext:value-type="date">
            <text:p>2016-03-01 14:19:44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20:14" calcext:value-type="date">
            <text:p>2016-03-01 14:20:14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20:44" calcext:value-type="date">
            <text:p>2016-03-01 14:20:44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21:14" calcext:value-type="date">
            <text:p>2016-03-01 14:21:14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21:44" calcext:value-type="date">
            <text:p>2016-03-01 14:21:44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22:15" calcext:value-type="date">
            <text:p>2016-03-01 14:22:15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22:45" calcext:value-type="date">
            <text:p>2016-03-01 14:22:45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23:15" calcext:value-type="date">
            <text:p>2016-03-01 14:23:15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23:45" calcext:value-type="date">
            <text:p>2016-03-01 14:23:45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24:16" calcext:value-type="date">
            <text:p>2016-03-01 14:24:16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24:46" calcext:value-type="date">
            <text:p>2016-03-01 14:24:46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25:16" calcext:value-type="date">
            <text:p>2016-03-01 14:25:16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25:46" calcext:value-type="date">
            <text:p>2016-03-01 14:25:46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30:48" calcext:value-type="date">
            <text:p>2016-03-01 14:30:48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31:19" calcext:value-type="date">
            <text:p>2016-03-01 14:31:19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31:49" calcext:value-type="date">
            <text:p>2016-03-01 14:31:49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32:19" calcext:value-type="date">
            <text:p>2016-03-01 14:32:19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32:49" calcext:value-type="date">
            <text:p>2016-03-01 14:32:49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33:19" calcext:value-type="date">
            <text:p>2016-03-01 14:33:19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33:50" calcext:value-type="date">
            <text:p>2016-03-01 14:33:50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34:20" calcext:value-type="date">
            <text:p>2016-03-01 14:34:20</text:p>
          </table:table-cell>
          <table:table-cell office:value-type="float" office:value="43.9" calcext:value-type="float">
            <text:p>4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34:50" calcext:value-type="date">
            <text:p>2016-03-01 14:34:50</text:p>
          </table:table-cell>
          <table:table-cell office:value-type="float" office:value="43.8" calcext:value-type="float">
            <text:p>43.8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date" office:date-value="2016-03-01T14:35:20" calcext:value-type="date">
            <text:p>2016-03-01 14:35:20</text:p>
          </table:table-cell>
          <table:table-cell office:value-type="float" office:value="43.8" calcext:value-type="float">
            <text:p>43.8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date" office:date-value="2016-03-01T14:35:50" calcext:value-type="date">
            <text:p>2016-03-01 14:35:50</text:p>
          </table:table-cell>
          <table:table-cell office:value-type="float" office:value="43.8" calcext:value-type="float">
            <text:p>43.8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date" office:date-value="2016-03-01T14:36:21" calcext:value-type="date">
            <text:p>2016-03-01 14:36:21</text:p>
          </table:table-cell>
          <table:table-cell office:value-type="float" office:value="43.8" calcext:value-type="float">
            <text:p>43.8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date" office:date-value="2016-03-01T14:36:51" calcext:value-type="date">
            <text:p>2016-03-01 14:36:51</text:p>
          </table:table-cell>
          <table:table-cell office:value-type="float" office:value="43.8" calcext:value-type="float">
            <text:p>43.8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date" office:date-value="2016-03-01T14:37:21" calcext:value-type="date">
            <text:p>2016-03-01 14:37:21</text:p>
          </table:table-cell>
          <table:table-cell office:value-type="float" office:value="43.8" calcext:value-type="float">
            <text:p>43.8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date" office:date-value="2016-03-01T14:37:51" calcext:value-type="date">
            <text:p>2016-03-01 14:37:51</text:p>
          </table:table-cell>
          <table:table-cell office:value-type="float" office:value="44.3" calcext:value-type="float">
            <text:p>44.3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date" office:date-value="2016-03-01T14:38:22" calcext:value-type="date">
            <text:p>2016-03-01 14:38:22</text:p>
          </table:table-cell>
          <table:table-cell office:value-type="float" office:value="43.8" calcext:value-type="float">
            <text:p>43.8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date" office:date-value="2016-03-01T14:38:52" calcext:value-type="date">
            <text:p>2016-03-01 14:38:52</text:p>
          </table:table-cell>
          <table:table-cell office:value-type="float" office:value="43.8" calcext:value-type="float">
            <text:p>43.8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date" office:date-value="2016-03-01T14:39:22" calcext:value-type="date">
            <text:p>2016-03-01 14:39:22</text:p>
          </table:table-cell>
          <table:table-cell office:value-type="float" office:value="43.8" calcext:value-type="float">
            <text:p>43.8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date" office:date-value="2016-03-01T14:39:52" calcext:value-type="date">
            <text:p>2016-03-01 14:39:52</text:p>
          </table:table-cell>
          <table:table-cell office:value-type="float" office:value="43.8" calcext:value-type="float">
            <text:p>43.8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date" office:date-value="2016-03-01T14:40:22" calcext:value-type="date">
            <text:p>2016-03-01 14:40:22</text:p>
          </table:table-cell>
          <table:table-cell office:value-type="float" office:value="43.8" calcext:value-type="float">
            <text:p>43.8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date" office:date-value="2016-03-01T14:40:53" calcext:value-type="date">
            <text:p>2016-03-01 14:40:53</text:p>
          </table:table-cell>
          <table:table-cell office:value-type="float" office:value="43.8" calcext:value-type="float">
            <text:p>43.8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Humidificateur sortie de mon bureau</text:p>
          </table:table-cell>
        </table:table-row>
        <table:table-row table:style-name="ro1">
          <table:table-cell office:value-type="date" office:date-value="2016-03-01T14:43:24" calcext:value-type="date">
            <text:p>2016-03-01 14:43:24</text:p>
          </table:table-cell>
          <table:table-cell office:value-type="float" office:value="43.8" calcext:value-type="float">
            <text:p>43.8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date" office:date-value="2016-03-01T14:43:54" calcext:value-type="date">
            <text:p>2016-03-01 14:43:54</text:p>
          </table:table-cell>
          <table:table-cell office:value-type="float" office:value="43.8" calcext:value-type="float">
            <text:p>43.8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date" office:date-value="2016-03-01T14:44:24" calcext:value-type="date">
            <text:p>2016-03-01 14:44:24</text:p>
          </table:table-cell>
          <table:table-cell office:value-type="float" office:value="43.8" calcext:value-type="float">
            <text:p>43.8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date" office:date-value="2016-03-01T14:44:54" calcext:value-type="date">
            <text:p>2016-03-01 14:44:54</text:p>
          </table:table-cell>
          <table:table-cell office:value-type="float" office:value="43.8" calcext:value-type="float">
            <text:p>43.8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date" office:date-value="2016-03-01T14:45:24" calcext:value-type="date">
            <text:p>2016-03-01 14:45:24</text:p>
          </table:table-cell>
          <table:table-cell office:value-type="float" office:value="43.8" calcext:value-type="float">
            <text:p>43.8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date" office:date-value="2016-03-01T14:45:55" calcext:value-type="date">
            <text:p>2016-03-01 14:45:55</text:p>
          </table:table-cell>
          <table:table-cell office:value-type="float" office:value="43.7" calcext:value-type="float">
            <text:p>43.7</text:p>
          </table:table-cell>
          <table:table-cell office:value-type="float" office:value="23.2" calcext:value-type="float">
            <text:p>23.2</text:p>
          </table:table-cell>
          <table:table-cell/>
        </table:table-row>
        <table:table-row table:style-name="ro1">
          <table:table-cell office:value-type="date" office:date-value="2016-03-01T14:46:25" calcext:value-type="date">
            <text:p>2016-03-01 14:46:25</text:p>
          </table:table-cell>
          <table:table-cell office:value-type="float" office:value="43.7" calcext:value-type="float">
            <text:p>43.7</text:p>
          </table:table-cell>
          <table:table-cell office:value-type="float" office:value="23.2" calcext:value-type="float">
            <text:p>23.2</text:p>
          </table:table-cell>
          <table:table-cell/>
        </table:table-row>
        <table:table-row table:style-name="ro1">
          <table:table-cell office:value-type="date" office:date-value="2016-03-01T14:46:55" calcext:value-type="date">
            <text:p>2016-03-01 14:46:55</text:p>
          </table:table-cell>
          <table:table-cell office:value-type="float" office:value="43.7" calcext:value-type="float">
            <text:p>43.7</text:p>
          </table:table-cell>
          <table:table-cell office:value-type="float" office:value="23.2" calcext:value-type="float">
            <text:p>23.2</text:p>
          </table:table-cell>
          <table:table-cell/>
        </table:table-row>
        <table:table-row table:style-name="ro1">
          <table:table-cell office:value-type="date" office:date-value="2016-03-01T14:47:25" calcext:value-type="date">
            <text:p>2016-03-01 14:47:25</text:p>
          </table:table-cell>
          <table:table-cell office:value-type="float" office:value="43.7" calcext:value-type="float">
            <text:p>43.7</text:p>
          </table:table-cell>
          <table:table-cell office:value-type="float" office:value="23.2" calcext:value-type="float">
            <text:p>23.2</text:p>
          </table:table-cell>
          <table:table-cell/>
        </table:table-row>
        <table:table-row table:style-name="ro1">
          <table:table-cell office:value-type="date" office:date-value="2016-03-01T14:47:56" calcext:value-type="date">
            <text:p>2016-03-01 14:47:56</text:p>
          </table:table-cell>
          <table:table-cell office:value-type="float" office:value="41" calcext:value-type="float">
            <text:p>41.0</text:p>
          </table:table-cell>
          <table:table-cell office:value-type="float" office:value="23.1" calcext:value-type="float">
            <text:p>23.1</text:p>
          </table:table-cell>
          <table:table-cell/>
        </table:table-row>
        <table:table-row table:style-name="ro1">
          <table:table-cell office:value-type="date" office:date-value="2016-03-01T14:48:26" calcext:value-type="date">
            <text:p>2016-03-01 14:48:26</text:p>
          </table:table-cell>
          <table:table-cell office:value-type="float" office:value="33.1" calcext:value-type="float">
            <text:p>33.1</text:p>
          </table:table-cell>
          <table:table-cell office:value-type="float" office:value="23.1" calcext:value-type="float">
            <text:p>23.1</text:p>
          </table:table-cell>
          <table:table-cell/>
        </table:table-row>
        <table:table-row table:style-name="ro1">
          <table:table-cell office:value-type="date" office:date-value="2016-03-01T14:48:56" calcext:value-type="date">
            <text:p>2016-03-01 14:48:56</text:p>
          </table:table-cell>
          <table:table-cell office:value-type="float" office:value="40.9" calcext:value-type="float">
            <text:p>40.9</text:p>
          </table:table-cell>
          <table:table-cell office:value-type="float" office:value="23.1" calcext:value-type="float">
            <text:p>23.1</text:p>
          </table:table-cell>
          <table:table-cell/>
        </table:table-row>
        <table:table-row table:style-name="ro1">
          <table:table-cell office:value-type="date" office:date-value="2016-03-01T14:49:26" calcext:value-type="date">
            <text:p>2016-03-01 14:49:26</text:p>
          </table:table-cell>
          <table:table-cell office:value-type="float" office:value="35.7" calcext:value-type="float">
            <text:p>35.7</text:p>
          </table:table-cell>
          <table:table-cell office:value-type="float" office:value="23.1" calcext:value-type="float">
            <text:p>23.1</text:p>
          </table:table-cell>
          <table:table-cell/>
        </table:table-row>
        <table:table-row table:style-name="ro1">
          <table:table-cell office:value-type="date" office:date-value="2016-03-01T14:49:56" calcext:value-type="date">
            <text:p>2016-03-01 14:49:56</text:p>
          </table:table-cell>
          <table:table-cell office:value-type="float" office:value="36" calcext:value-type="float">
            <text:p>36.0</text:p>
          </table:table-cell>
          <table:table-cell office:value-type="float" office:value="23.1" calcext:value-type="float">
            <text:p>23.1</text:p>
          </table:table-cell>
          <table:table-cell/>
        </table:table-row>
        <table:table-row table:style-name="ro1">
          <table:table-cell office:value-type="date" office:date-value="2016-03-01T14:50:27" calcext:value-type="date">
            <text:p>2016-03-01 14:50:27</text:p>
          </table:table-cell>
          <table:table-cell office:value-type="float" office:value="37.6" calcext:value-type="float">
            <text:p>37.6</text:p>
          </table:table-cell>
          <table:table-cell office:value-type="float" office:value="23" calcext:value-type="float">
            <text:p>23.0</text:p>
          </table:table-cell>
          <table:table-cell/>
        </table:table-row>
        <table:table-row table:style-name="ro1">
          <table:table-cell office:value-type="date" office:date-value="2016-03-01T14:50:57" calcext:value-type="date">
            <text:p>2016-03-01 14:50:57</text:p>
          </table:table-cell>
          <table:table-cell office:value-type="float" office:value="37.5" calcext:value-type="float">
            <text:p>37.5</text:p>
          </table:table-cell>
          <table:table-cell office:value-type="float" office:value="23" calcext:value-type="float">
            <text:p>23.0</text:p>
          </table:table-cell>
          <table:table-cell/>
        </table:table-row>
        <table:table-row table:style-name="ro1">
          <table:table-cell office:value-type="date" office:date-value="2016-03-01T14:51:27" calcext:value-type="date">
            <text:p>2016-03-01 14:51:27</text:p>
          </table:table-cell>
          <table:table-cell office:value-type="float" office:value="37.2" calcext:value-type="float">
            <text:p>37.2</text:p>
          </table:table-cell>
          <table:table-cell office:value-type="float" office:value="23" calcext:value-type="float">
            <text:p>23.0</text:p>
          </table:table-cell>
          <table:table-cell/>
        </table:table-row>
        <table:table-row table:style-name="ro1">
          <table:table-cell office:value-type="date" office:date-value="2016-03-01T14:51:57" calcext:value-type="date">
            <text:p>2016-03-01 14:51:57</text:p>
          </table:table-cell>
          <table:table-cell office:value-type="float" office:value="37.9" calcext:value-type="float">
            <text:p>37.9</text:p>
          </table:table-cell>
          <table:table-cell office:value-type="float" office:value="23.1" calcext:value-type="float">
            <text:p>23.1</text:p>
          </table:table-cell>
          <table:table-cell/>
        </table:table-row>
        <table:table-row table:style-name="ro1">
          <table:table-cell office:value-type="date" office:date-value="2016-03-01T14:52:27" calcext:value-type="date">
            <text:p>2016-03-01 14:52:27</text:p>
          </table:table-cell>
          <table:table-cell office:value-type="float" office:value="37.6" calcext:value-type="float">
            <text:p>37.6</text:p>
          </table:table-cell>
          <table:table-cell office:value-type="float" office:value="23.1" calcext:value-type="float">
            <text:p>23.1</text:p>
          </table:table-cell>
          <table:table-cell/>
        </table:table-row>
        <table:table-row table:style-name="ro1">
          <table:table-cell office:value-type="date" office:date-value="2016-03-01T14:52:58" calcext:value-type="date">
            <text:p>2016-03-01 14:52:58</text:p>
          </table:table-cell>
          <table:table-cell office:value-type="float" office:value="36.6" calcext:value-type="float">
            <text:p>36.6</text:p>
          </table:table-cell>
          <table:table-cell office:value-type="float" office:value="23.1" calcext:value-type="float">
            <text:p>23.1</text:p>
          </table:table-cell>
          <table:table-cell/>
        </table:table-row>
        <table:table-row table:style-name="ro1">
          <table:table-cell office:value-type="date" office:date-value="2016-03-01T14:53:28" calcext:value-type="date">
            <text:p>2016-03-01 14:53:28</text:p>
          </table:table-cell>
          <table:table-cell office:value-type="float" office:value="36.3" calcext:value-type="float">
            <text:p>36.3</text:p>
          </table:table-cell>
          <table:table-cell office:value-type="float" office:value="23.2" calcext:value-type="float">
            <text:p>23.2</text:p>
          </table:table-cell>
          <table:table-cell/>
        </table:table-row>
        <table:table-row table:style-name="ro1">
          <table:table-cell office:value-type="date" office:date-value="2016-03-01T14:53:58" calcext:value-type="date">
            <text:p>2016-03-01 14:53:58</text:p>
          </table:table-cell>
          <table:table-cell office:value-type="float" office:value="35.2" calcext:value-type="float">
            <text:p>35.2</text:p>
          </table:table-cell>
          <table:table-cell office:value-type="float" office:value="23.2" calcext:value-type="float">
            <text:p>23.2</text:p>
          </table:table-cell>
          <table:table-cell/>
        </table:table-row>
        <table:table-row table:style-name="ro1">
          <table:table-cell office:value-type="date" office:date-value="2016-03-01T14:54:28" calcext:value-type="date">
            <text:p>2016-03-01 14:54:28</text:p>
          </table:table-cell>
          <table:table-cell office:value-type="float" office:value="35.2" calcext:value-type="float">
            <text:p>35.2</text:p>
          </table:table-cell>
          <table:table-cell office:value-type="float" office:value="23.2" calcext:value-type="float">
            <text:p>23.2</text:p>
          </table:table-cell>
          <table:table-cell/>
        </table:table-row>
        <table:table-row table:style-name="ro1">
          <table:table-cell office:value-type="date" office:date-value="2016-03-01T14:54:59" calcext:value-type="date">
            <text:p>2016-03-01 14:54:59</text:p>
          </table:table-cell>
          <table:table-cell office:value-type="float" office:value="34.3" calcext:value-type="float">
            <text:p>34.3</text:p>
          </table:table-cell>
          <table:table-cell office:value-type="float" office:value="23.2" calcext:value-type="float">
            <text:p>23.2</text:p>
          </table:table-cell>
          <table:table-cell/>
        </table:table-row>
        <table:table-row table:style-name="ro1">
          <table:table-cell office:value-type="date" office:date-value="2016-03-01T14:55:29" calcext:value-type="date">
            <text:p>2016-03-01 14:55:29</text:p>
          </table:table-cell>
          <table:table-cell office:value-type="float" office:value="32.5" calcext:value-type="float">
            <text:p>32.5</text:p>
          </table:table-cell>
          <table:table-cell office:value-type="float" office:value="23.2" calcext:value-type="float">
            <text:p>23.2</text:p>
          </table:table-cell>
          <table:table-cell/>
        </table:table-row>
        <table:table-row table:style-name="ro1">
          <table:table-cell office:value-type="date" office:date-value="2016-03-01T14:55:59" calcext:value-type="date">
            <text:p>2016-03-01 14:55:59</text:p>
          </table:table-cell>
          <table:table-cell office:value-type="float" office:value="31.4" calcext:value-type="float">
            <text:p>31.4</text:p>
          </table:table-cell>
          <table:table-cell office:value-type="float" office:value="23.2" calcext:value-type="float">
            <text:p>23.2</text:p>
          </table:table-cell>
          <table:table-cell/>
        </table:table-row>
        <table:table-row table:style-name="ro1">
          <table:table-cell office:value-type="date" office:date-value="2016-03-01T14:56:29" calcext:value-type="date">
            <text:p>2016-03-01 14:56:29</text:p>
          </table:table-cell>
          <table:table-cell office:value-type="float" office:value="30.2" calcext:value-type="float">
            <text:p>30.2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date" office:date-value="2016-03-01T14:56:59" calcext:value-type="date">
            <text:p>2016-03-01 14:56:59</text:p>
          </table:table-cell>
          <table:table-cell office:value-type="float" office:value="31.7" calcext:value-type="float">
            <text:p>31.7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date" office:date-value="2016-03-01T14:57:30" calcext:value-type="date">
            <text:p>2016-03-01 14:57:30</text:p>
          </table:table-cell>
          <table:table-cell office:value-type="float" office:value="32.2" calcext:value-type="float">
            <text:p>32.2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58:00" calcext:value-type="date">
            <text:p>2016-03-01 14:58:00</text:p>
          </table:table-cell>
          <table:table-cell office:value-type="float" office:value="31.4" calcext:value-type="float">
            <text:p>31.4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58:30" calcext:value-type="date">
            <text:p>2016-03-01 14:58:30</text:p>
          </table:table-cell>
          <table:table-cell office:value-type="float" office:value="30.3" calcext:value-type="float">
            <text:p>30.3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59:00" calcext:value-type="date">
            <text:p>2016-03-01 14:59:00</text:p>
          </table:table-cell>
          <table:table-cell office:value-type="float" office:value="30.3" calcext:value-type="float">
            <text:p>30.3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4:59:30" calcext:value-type="date">
            <text:p>2016-03-01 14:59:30</text:p>
          </table:table-cell>
          <table:table-cell office:value-type="float" office:value="30.1" calcext:value-type="float">
            <text:p>30.1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5:00:01" calcext:value-type="date">
            <text:p>2016-03-01 15:00:01</text:p>
          </table:table-cell>
          <table:table-cell office:value-type="float" office:value="29.5" calcext:value-type="float">
            <text:p>29.5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5:00:31" calcext:value-type="date">
            <text:p>2016-03-01 15:00:31</text:p>
          </table:table-cell>
          <table:table-cell office:value-type="float" office:value="30.2" calcext:value-type="float">
            <text:p>30.2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5:01:01" calcext:value-type="date">
            <text:p>2016-03-01 15:01:01</text:p>
          </table:table-cell>
          <table:table-cell office:value-type="float" office:value="30.3" calcext:value-type="float">
            <text:p>30.3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5:01:31" calcext:value-type="date">
            <text:p>2016-03-01 15:01:31</text:p>
          </table:table-cell>
          <table:table-cell office:value-type="float" office:value="29.7" calcext:value-type="float">
            <text:p>29.7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5:02:02" calcext:value-type="date">
            <text:p>2016-03-01 15:02:02</text:p>
          </table:table-cell>
          <table:table-cell office:value-type="float" office:value="28.9" calcext:value-type="float">
            <text:p>28.9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5:03:02" calcext:value-type="date">
            <text:p>2016-03-01 15:03:02</text:p>
          </table:table-cell>
          <table:table-cell office:value-type="float" office:value="29.7" calcext:value-type="float">
            <text:p>29.7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5:03:32" calcext:value-type="date">
            <text:p>2016-03-01 15:03:32</text:p>
          </table:table-cell>
          <table:table-cell office:value-type="float" office:value="29.7" calcext:value-type="float">
            <text:p>29.7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5:04:02" calcext:value-type="date">
            <text:p>2016-03-01 15:04:02</text:p>
          </table:table-cell>
          <table:table-cell office:value-type="float" office:value="29.7" calcext:value-type="float">
            <text:p>29.7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5:04:33" calcext:value-type="date">
            <text:p>2016-03-01 15:04:33</text:p>
          </table:table-cell>
          <table:table-cell office:value-type="float" office:value="29.1" calcext:value-type="float">
            <text:p>29.1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5:05:03" calcext:value-type="date">
            <text:p>2016-03-01 15:05:03</text:p>
          </table:table-cell>
          <table:table-cell office:value-type="float" office:value="29.7" calcext:value-type="float">
            <text:p>29.7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5:05:33" calcext:value-type="date">
            <text:p>2016-03-01 15:05:33</text:p>
          </table:table-cell>
          <table:table-cell office:value-type="float" office:value="29.2" calcext:value-type="float">
            <text:p>29.2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5:06:03" calcext:value-type="date">
            <text:p>2016-03-01 15:06:03</text:p>
          </table:table-cell>
          <table:table-cell office:value-type="float" office:value="29.5" calcext:value-type="float">
            <text:p>29.5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5:06:33" calcext:value-type="date">
            <text:p>2016-03-01 15:06:33</text:p>
          </table:table-cell>
          <table:table-cell office:value-type="float" office:value="29" calcext:value-type="float">
            <text:p>29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5:07:04" calcext:value-type="date">
            <text:p>2016-03-01 15:07:04</text:p>
          </table:table-cell>
          <table:table-cell office:value-type="float" office:value="28.4" calcext:value-type="float">
            <text:p>28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5:07:34" calcext:value-type="date">
            <text:p>2016-03-01 15:07:34</text:p>
          </table:table-cell>
          <table:table-cell office:value-type="float" office:value="27.4" calcext:value-type="float">
            <text:p>27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5:08:04" calcext:value-type="date">
            <text:p>2016-03-01 15:08:04</text:p>
          </table:table-cell>
          <table:table-cell office:value-type="float" office:value="28.3" calcext:value-type="float">
            <text:p>28.3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5:08:34" calcext:value-type="date">
            <text:p>2016-03-01 15:08:34</text:p>
          </table:table-cell>
          <table:table-cell office:value-type="float" office:value="28.6" calcext:value-type="float">
            <text:p>28.6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5:09:04" calcext:value-type="date">
            <text:p>2016-03-01 15:09:04</text:p>
          </table:table-cell>
          <table:table-cell office:value-type="float" office:value="28.6" calcext:value-type="float">
            <text:p>28.6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5:09:35" calcext:value-type="date">
            <text:p>2016-03-01 15:09:35</text:p>
          </table:table-cell>
          <table:table-cell office:value-type="float" office:value="27.3" calcext:value-type="float">
            <text:p>27.3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5:10:05" calcext:value-type="date">
            <text:p>2016-03-01 15:10:05</text:p>
          </table:table-cell>
          <table:table-cell office:value-type="float" office:value="27.9" calcext:value-type="float">
            <text:p>27.9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5:10:35" calcext:value-type="date">
            <text:p>2016-03-01 15:10:35</text:p>
          </table:table-cell>
          <table:table-cell office:value-type="float" office:value="28.4" calcext:value-type="float">
            <text:p>28.4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5:11:05" calcext:value-type="date">
            <text:p>2016-03-01 15:11:05</text:p>
          </table:table-cell>
          <table:table-cell office:value-type="float" office:value="28.5" calcext:value-type="float">
            <text:p>28.5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5:11:36" calcext:value-type="date">
            <text:p>2016-03-01 15:11:36</text:p>
          </table:table-cell>
          <table:table-cell office:value-type="float" office:value="27.5" calcext:value-type="float">
            <text:p>27.5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5:12:06" calcext:value-type="date">
            <text:p>2016-03-01 15:12:06</text:p>
          </table:table-cell>
          <table:table-cell office:value-type="float" office:value="27.9" calcext:value-type="float">
            <text:p>27.9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5:12:36" calcext:value-type="date">
            <text:p>2016-03-01 15:12:36</text:p>
          </table:table-cell>
          <table:table-cell office:value-type="float" office:value="27.8" calcext:value-type="float">
            <text:p>27.8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5:13:06" calcext:value-type="date">
            <text:p>2016-03-01 15:13:06</text:p>
          </table:table-cell>
          <table:table-cell office:value-type="float" office:value="27.5" calcext:value-type="float">
            <text:p>27.5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5:13:36" calcext:value-type="date">
            <text:p>2016-03-01 15:13:36</text:p>
          </table:table-cell>
          <table:table-cell office:value-type="float" office:value="27.3" calcext:value-type="float">
            <text:p>27.3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5:14:07" calcext:value-type="date">
            <text:p>2016-03-01 15:14:07</text:p>
          </table:table-cell>
          <table:table-cell office:value-type="float" office:value="28.1" calcext:value-type="float">
            <text:p>28.1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5:14:37" calcext:value-type="date">
            <text:p>2016-03-01 15:14:37</text:p>
          </table:table-cell>
          <table:table-cell office:value-type="float" office:value="27.7" calcext:value-type="float">
            <text:p>27.7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5:15:07" calcext:value-type="date">
            <text:p>2016-03-01 15:15:07</text:p>
          </table:table-cell>
          <table:table-cell office:value-type="float" office:value="27.6" calcext:value-type="float">
            <text:p>27.6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5:15:37" calcext:value-type="date">
            <text:p>2016-03-01 15:15:37</text:p>
          </table:table-cell>
          <table:table-cell office:value-type="float" office:value="27.6" calcext:value-type="float">
            <text:p>27.6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5:16:07" calcext:value-type="date">
            <text:p>2016-03-01 15:16:07</text:p>
          </table:table-cell>
          <table:table-cell office:value-type="float" office:value="28.1" calcext:value-type="float">
            <text:p>28.1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5:16:38" calcext:value-type="date">
            <text:p>2016-03-01 15:16:38</text:p>
          </table:table-cell>
          <table:table-cell office:value-type="float" office:value="27" calcext:value-type="float">
            <text:p>27.0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5:17:08" calcext:value-type="date">
            <text:p>2016-03-01 15:17:08</text:p>
          </table:table-cell>
          <table:table-cell office:value-type="float" office:value="27.4" calcext:value-type="float">
            <text:p>27.4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5:17:38" calcext:value-type="date">
            <text:p>2016-03-01 15:17:38</text:p>
          </table:table-cell>
          <table:table-cell office:value-type="float" office:value="27.3" calcext:value-type="float">
            <text:p>27.3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5:18:08" calcext:value-type="date">
            <text:p>2016-03-01 15:18:08</text:p>
          </table:table-cell>
          <table:table-cell office:value-type="float" office:value="26.7" calcext:value-type="float">
            <text:p>26.7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5:18:39" calcext:value-type="date">
            <text:p>2016-03-01 15:18:39</text:p>
          </table:table-cell>
          <table:table-cell office:value-type="float" office:value="27.5" calcext:value-type="float">
            <text:p>27.5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5:19:09" calcext:value-type="date">
            <text:p>2016-03-01 15:19:09</text:p>
          </table:table-cell>
          <table:table-cell office:value-type="float" office:value="27.3" calcext:value-type="float">
            <text:p>27.3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5:19:39" calcext:value-type="date">
            <text:p>2016-03-01 15:19:39</text:p>
          </table:table-cell>
          <table:table-cell office:value-type="float" office:value="27" calcext:value-type="float">
            <text:p>27.0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5:20:09" calcext:value-type="date">
            <text:p>2016-03-01 15:20:09</text:p>
          </table:table-cell>
          <table:table-cell office:value-type="float" office:value="27.2" calcext:value-type="float">
            <text:p>27.2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5:20:39" calcext:value-type="date">
            <text:p>2016-03-01 15:20:39</text:p>
          </table:table-cell>
          <table:table-cell office:value-type="float" office:value="27" calcext:value-type="float">
            <text:p>27.0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5:21:10" calcext:value-type="date">
            <text:p>2016-03-01 15:21:10</text:p>
          </table:table-cell>
          <table:table-cell office:value-type="float" office:value="26.8" calcext:value-type="float">
            <text:p>26.8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5:21:40" calcext:value-type="date">
            <text:p>2016-03-01 15:21:40</text:p>
          </table:table-cell>
          <table:table-cell office:value-type="float" office:value="27" calcext:value-type="float">
            <text:p>27.0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5:22:10" calcext:value-type="date">
            <text:p>2016-03-01 15:22:10</text:p>
          </table:table-cell>
          <table:table-cell office:value-type="float" office:value="26.7" calcext:value-type="float">
            <text:p>26.7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5:22:40" calcext:value-type="date">
            <text:p>2016-03-01 15:22:40</text:p>
          </table:table-cell>
          <table:table-cell office:value-type="float" office:value="26.9" calcext:value-type="float">
            <text:p>26.9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5:23:10" calcext:value-type="date">
            <text:p>2016-03-01 15:23:10</text:p>
          </table:table-cell>
          <table:table-cell office:value-type="float" office:value="26.9" calcext:value-type="float">
            <text:p>26.9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5:23:41" calcext:value-type="date">
            <text:p>2016-03-01 15:23:41</text:p>
          </table:table-cell>
          <table:table-cell office:value-type="float" office:value="26.7" calcext:value-type="float">
            <text:p>26.7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5:24:11" calcext:value-type="date">
            <text:p>2016-03-01 15:24:11</text:p>
          </table:table-cell>
          <table:table-cell office:value-type="float" office:value="26.9" calcext:value-type="float">
            <text:p>26.9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5:24:41" calcext:value-type="date">
            <text:p>2016-03-01 15:24:41</text:p>
          </table:table-cell>
          <table:table-cell office:value-type="float" office:value="26.5" calcext:value-type="float">
            <text:p>26.5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5:25:11" calcext:value-type="date">
            <text:p>2016-03-01 15:25:11</text:p>
          </table:table-cell>
          <table:table-cell office:value-type="float" office:value="26.6" calcext:value-type="float">
            <text:p>26.6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5:25:42" calcext:value-type="date">
            <text:p>2016-03-01 15:25:42</text:p>
          </table:table-cell>
          <table:table-cell office:value-type="float" office:value="26.7" calcext:value-type="float">
            <text:p>26.7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5:26:12" calcext:value-type="date">
            <text:p>2016-03-01 15:26:12</text:p>
          </table:table-cell>
          <table:table-cell office:value-type="float" office:value="26.8" calcext:value-type="float">
            <text:p>26.8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5:26:42" calcext:value-type="date">
            <text:p>2016-03-01 15:26:42</text:p>
          </table:table-cell>
          <table:table-cell office:value-type="float" office:value="26.8" calcext:value-type="float">
            <text:p>26.8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5:27:12" calcext:value-type="date">
            <text:p>2016-03-01 15:27:12</text:p>
          </table:table-cell>
          <table:table-cell office:value-type="float" office:value="26" calcext:value-type="float">
            <text:p>26.0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5:27:42" calcext:value-type="date">
            <text:p>2016-03-01 15:27:42</text:p>
          </table:table-cell>
          <table:table-cell office:value-type="float" office:value="26.4" calcext:value-type="float">
            <text:p>26.4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5:28:13" calcext:value-type="date">
            <text:p>2016-03-01 15:28:13</text:p>
          </table:table-cell>
          <table:table-cell office:value-type="float" office:value="26.7" calcext:value-type="float">
            <text:p>26.7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5:28:43" calcext:value-type="date">
            <text:p>2016-03-01 15:28:43</text:p>
          </table:table-cell>
          <table:table-cell office:value-type="float" office:value="26.3" calcext:value-type="float">
            <text:p>26.3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5:29:13" calcext:value-type="date">
            <text:p>2016-03-01 15:29:13</text:p>
          </table:table-cell>
          <table:table-cell office:value-type="float" office:value="26.5" calcext:value-type="float">
            <text:p>26.5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5:29:43" calcext:value-type="date">
            <text:p>2016-03-01 15:29:43</text:p>
          </table:table-cell>
          <table:table-cell office:value-type="float" office:value="26.6" calcext:value-type="float">
            <text:p>26.6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5:30:13" calcext:value-type="date">
            <text:p>2016-03-01 15:30:13</text:p>
          </table:table-cell>
          <table:table-cell office:value-type="float" office:value="26.2" calcext:value-type="float">
            <text:p>26.2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5:30:44" calcext:value-type="date">
            <text:p>2016-03-01 15:30:44</text:p>
          </table:table-cell>
          <table:table-cell office:value-type="float" office:value="26.4" calcext:value-type="float">
            <text:p>26.4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5:31:14" calcext:value-type="date">
            <text:p>2016-03-01 15:31:14</text:p>
          </table:table-cell>
          <table:table-cell office:value-type="float" office:value="26.5" calcext:value-type="float">
            <text:p>26.5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5:31:44" calcext:value-type="date">
            <text:p>2016-03-01 15:31:44</text:p>
          </table:table-cell>
          <table:table-cell office:value-type="float" office:value="25.6" calcext:value-type="float">
            <text:p>25.6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5:32:14" calcext:value-type="date">
            <text:p>2016-03-01 15:32:14</text:p>
          </table:table-cell>
          <table:table-cell office:value-type="float" office:value="25.9" calcext:value-type="float">
            <text:p>25.9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5:32:44" calcext:value-type="date">
            <text:p>2016-03-01 15:32:44</text:p>
          </table:table-cell>
          <table:table-cell office:value-type="float" office:value="26.4" calcext:value-type="float">
            <text:p>26.4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5:33:15" calcext:value-type="date">
            <text:p>2016-03-01 15:33:15</text:p>
          </table:table-cell>
          <table:table-cell office:value-type="float" office:value="26" calcext:value-type="float">
            <text:p>26.0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5:33:45" calcext:value-type="date">
            <text:p>2016-03-01 15:33:45</text:p>
          </table:table-cell>
          <table:table-cell office:value-type="float" office:value="26.1" calcext:value-type="float">
            <text:p>26.1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5:34:15" calcext:value-type="date">
            <text:p>2016-03-01 15:34:15</text:p>
          </table:table-cell>
          <table:table-cell office:value-type="float" office:value="26.4" calcext:value-type="float">
            <text:p>26.4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5:34:45" calcext:value-type="date">
            <text:p>2016-03-01 15:34:45</text:p>
          </table:table-cell>
          <table:table-cell office:value-type="float" office:value="26.2" calcext:value-type="float">
            <text:p>26.2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5:35:16" calcext:value-type="date">
            <text:p>2016-03-01 15:35:16</text:p>
          </table:table-cell>
          <table:table-cell office:value-type="float" office:value="25.6" calcext:value-type="float">
            <text:p>25.6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5:35:46" calcext:value-type="date">
            <text:p>2016-03-01 15:35:46</text:p>
          </table:table-cell>
          <table:table-cell office:value-type="float" office:value="25.5" calcext:value-type="float">
            <text:p>25.5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5:36:16" calcext:value-type="date">
            <text:p>2016-03-01 15:36:16</text:p>
          </table:table-cell>
          <table:table-cell office:value-type="float" office:value="26.1" calcext:value-type="float">
            <text:p>26.1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5:36:46" calcext:value-type="date">
            <text:p>2016-03-01 15:36:46</text:p>
          </table:table-cell>
          <table:table-cell office:value-type="float" office:value="25.6" calcext:value-type="float">
            <text:p>25.6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5:37:16" calcext:value-type="date">
            <text:p>2016-03-01 15:37:16</text:p>
          </table:table-cell>
          <table:table-cell office:value-type="float" office:value="25.4" calcext:value-type="float">
            <text:p>25.4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5:37:47" calcext:value-type="date">
            <text:p>2016-03-01 15:37:47</text:p>
          </table:table-cell>
          <table:table-cell office:value-type="float" office:value="24.6" calcext:value-type="float">
            <text:p>24.6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5:38:17" calcext:value-type="date">
            <text:p>2016-03-01 15:38:17</text:p>
          </table:table-cell>
          <table:table-cell office:value-type="float" office:value="24.9" calcext:value-type="float">
            <text:p>24.9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5:38:47" calcext:value-type="date">
            <text:p>2016-03-01 15:38:47</text:p>
          </table:table-cell>
          <table:table-cell office:value-type="float" office:value="24.4" calcext:value-type="float">
            <text:p>24.4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5:39:17" calcext:value-type="date">
            <text:p>2016-03-01 15:39:17</text:p>
          </table:table-cell>
          <table:table-cell office:value-type="float" office:value="24.4" calcext:value-type="float">
            <text:p>24.4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5:39:47" calcext:value-type="date">
            <text:p>2016-03-01 15:39:47</text:p>
          </table:table-cell>
          <table:table-cell office:value-type="float" office:value="24.5" calcext:value-type="float">
            <text:p>24.5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5:40:18" calcext:value-type="date">
            <text:p>2016-03-01 15:40:18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5:40:48" calcext:value-type="date">
            <text:p>2016-03-01 15:40:48</text:p>
          </table:table-cell>
          <table:table-cell office:value-type="float" office:value="23.7" calcext:value-type="float">
            <text:p>23.7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5:41:18" calcext:value-type="date">
            <text:p>2016-03-01 15:41:18</text:p>
          </table:table-cell>
          <table:table-cell table:number-columns-repeated="2"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5:41:48" calcext:value-type="date">
            <text:p>2016-03-01 15:41:48</text:p>
          </table:table-cell>
          <table:table-cell office:value-type="float" office:value="23.6" calcext:value-type="float">
            <text:p>23.6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5:42:19" calcext:value-type="date">
            <text:p>2016-03-01 15:42:19</text:p>
          </table:table-cell>
          <table:table-cell office:value-type="float" office:value="23.4" calcext:value-type="float">
            <text:p>23.4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5:42:49" calcext:value-type="date">
            <text:p>2016-03-01 15:42:49</text:p>
          </table:table-cell>
          <table:table-cell office:value-type="float" office:value="23.4" calcext:value-type="float">
            <text:p>23.4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5:43:19" calcext:value-type="date">
            <text:p>2016-03-01 15:43:19</text:p>
          </table:table-cell>
          <table:table-cell office:value-type="float" office:value="23.4" calcext:value-type="float">
            <text:p>23.4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5:43:49" calcext:value-type="date">
            <text:p>2016-03-01 15:43:49</text:p>
          </table:table-cell>
          <table:table-cell office:value-type="float" office:value="23.3" calcext:value-type="float">
            <text:p>23.3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5:44:19" calcext:value-type="date">
            <text:p>2016-03-01 15:44:19</text:p>
          </table:table-cell>
          <table:table-cell office:value-type="float" office:value="23.3" calcext:value-type="float">
            <text:p>23.3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5:44:50" calcext:value-type="date">
            <text:p>2016-03-01 15:44:50</text:p>
          </table:table-cell>
          <table:table-cell office:value-type="float" office:value="25.1" calcext:value-type="float">
            <text:p>25.1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5:45:20" calcext:value-type="date">
            <text:p>2016-03-01 15:45:20</text:p>
          </table:table-cell>
          <table:table-cell office:value-type="float" office:value="23.6" calcext:value-type="float">
            <text:p>23.6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5:45:50" calcext:value-type="date">
            <text:p>2016-03-01 15:45:50</text:p>
          </table:table-cell>
          <table:table-cell office:value-type="float" office:value="24.8" calcext:value-type="float">
            <text:p>24.8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5:46:20" calcext:value-type="date">
            <text:p>2016-03-01 15:46:20</text:p>
          </table:table-cell>
          <table:table-cell office:value-type="float" office:value="25.7" calcext:value-type="float">
            <text:p>25.7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5:46:50" calcext:value-type="date">
            <text:p>2016-03-01 15:46:50</text:p>
          </table:table-cell>
          <table:table-cell office:value-type="float" office:value="25.2" calcext:value-type="float">
            <text:p>25.2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5:47:21" calcext:value-type="date">
            <text:p>2016-03-01 15:47:21</text:p>
          </table:table-cell>
          <table:table-cell office:value-type="float" office:value="25.7" calcext:value-type="float">
            <text:p>25.7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5:47:51" calcext:value-type="date">
            <text:p>2016-03-01 15:47:51</text:p>
          </table:table-cell>
          <table:table-cell office:value-type="float" office:value="26.1" calcext:value-type="float">
            <text:p>26.1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5:48:21" calcext:value-type="date">
            <text:p>2016-03-01 15:48:21</text:p>
          </table:table-cell>
          <table:table-cell office:value-type="float" office:value="26.4" calcext:value-type="float">
            <text:p>26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5:48:51" calcext:value-type="date">
            <text:p>2016-03-01 15:48:51</text:p>
          </table:table-cell>
          <table:table-cell office:value-type="float" office:value="26.6" calcext:value-type="float">
            <text:p>26.6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5:49:22" calcext:value-type="date">
            <text:p>2016-03-01 15:49:22</text:p>
          </table:table-cell>
          <table:table-cell office:value-type="float" office:value="26.6" calcext:value-type="float">
            <text:p>26.6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5:49:52" calcext:value-type="date">
            <text:p>2016-03-01 15:49:52</text:p>
          </table:table-cell>
          <table:table-cell office:value-type="float" office:value="26.6" calcext:value-type="float">
            <text:p>26.6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5:50:22" calcext:value-type="date">
            <text:p>2016-03-01 15:50:22</text:p>
          </table:table-cell>
          <table:table-cell office:value-type="float" office:value="26.8" calcext:value-type="float">
            <text:p>26.8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5:50:52" calcext:value-type="date">
            <text:p>2016-03-01 15:50:52</text:p>
          </table:table-cell>
          <table:table-cell office:value-type="float" office:value="27.1" calcext:value-type="float">
            <text:p>27.1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5:51:22" calcext:value-type="date">
            <text:p>2016-03-01 15:51:22</text:p>
          </table:table-cell>
          <table:table-cell office:value-type="float" office:value="27" calcext:value-type="float">
            <text:p>27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5:51:53" calcext:value-type="date">
            <text:p>2016-03-01 15:51:53</text:p>
          </table:table-cell>
          <table:table-cell office:value-type="float" office:value="27" calcext:value-type="float">
            <text:p>27.0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5:52:53" calcext:value-type="date">
            <text:p>2016-03-01 15:52:53</text:p>
          </table:table-cell>
          <table:table-cell office:value-type="float" office:value="26.9" calcext:value-type="float">
            <text:p>26.9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5:53:23" calcext:value-type="date">
            <text:p>2016-03-01 15:53:23</text:p>
          </table:table-cell>
          <table:table-cell office:value-type="float" office:value="27" calcext:value-type="float">
            <text:p>27.0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5:53:53" calcext:value-type="date">
            <text:p>2016-03-01 15:53:53</text:p>
          </table:table-cell>
          <table:table-cell office:value-type="float" office:value="27.1" calcext:value-type="float">
            <text:p>27.1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5:54:24" calcext:value-type="date">
            <text:p>2016-03-01 15:54:24</text:p>
          </table:table-cell>
          <table:table-cell office:value-type="float" office:value="27.3" calcext:value-type="float">
            <text:p>27.3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5:54:54" calcext:value-type="date">
            <text:p>2016-03-01 15:54:54</text:p>
          </table:table-cell>
          <table:table-cell office:value-type="float" office:value="27.2" calcext:value-type="float">
            <text:p>27.2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5:55:24" calcext:value-type="date">
            <text:p>2016-03-01 15:55:24</text:p>
          </table:table-cell>
          <table:table-cell office:value-type="float" office:value="27.3" calcext:value-type="float">
            <text:p>27.3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5:55:54" calcext:value-type="date">
            <text:p>2016-03-01 15:55:54</text:p>
          </table:table-cell>
          <table:table-cell office:value-type="float" office:value="27.4" calcext:value-type="float">
            <text:p>27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5:56:24" calcext:value-type="date">
            <text:p>2016-03-01 15:56:24</text:p>
          </table:table-cell>
          <table:table-cell office:value-type="float" office:value="27.4" calcext:value-type="float">
            <text:p>27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5:56:55" calcext:value-type="date">
            <text:p>2016-03-01 15:56:55</text:p>
          </table:table-cell>
          <table:table-cell office:value-type="float" office:value="27.6" calcext:value-type="float">
            <text:p>27.6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5:57:25" calcext:value-type="date">
            <text:p>2016-03-01 15:57:25</text:p>
          </table:table-cell>
          <table:table-cell office:value-type="float" office:value="27.6" calcext:value-type="float">
            <text:p>27.6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5:57:55" calcext:value-type="date">
            <text:p>2016-03-01 15:57:55</text:p>
          </table:table-cell>
          <table:table-cell office:value-type="float" office:value="27.8" calcext:value-type="float">
            <text:p>27.8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5:58:25" calcext:value-type="date">
            <text:p>2016-03-01 15:58:25</text:p>
          </table:table-cell>
          <table:table-cell office:value-type="float" office:value="27.8" calcext:value-type="float">
            <text:p>27.8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5:58:56" calcext:value-type="date">
            <text:p>2016-03-01 15:58:56</text:p>
          </table:table-cell>
          <table:table-cell office:value-type="float" office:value="27.8" calcext:value-type="float">
            <text:p>27.8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5:59:26" calcext:value-type="date">
            <text:p>2016-03-01 15:59:26</text:p>
          </table:table-cell>
          <table:table-cell office:value-type="float" office:value="28.1" calcext:value-type="float">
            <text:p>28.1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5:59:56" calcext:value-type="date">
            <text:p>2016-03-01 15:59:56</text:p>
          </table:table-cell>
          <table:table-cell office:value-type="float" office:value="28" calcext:value-type="float">
            <text:p>28.0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6:00:26" calcext:value-type="date">
            <text:p>2016-03-01 16:00:26</text:p>
          </table:table-cell>
          <table:table-cell office:value-type="float" office:value="28" calcext:value-type="float">
            <text:p>28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6:00:56" calcext:value-type="date">
            <text:p>2016-03-01 16:00:56</text:p>
          </table:table-cell>
          <table:table-cell office:value-type="float" office:value="28.1" calcext:value-type="float">
            <text:p>28.1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6:01:27" calcext:value-type="date">
            <text:p>2016-03-01 16:01:27</text:p>
          </table:table-cell>
          <table:table-cell office:value-type="float" office:value="28.1" calcext:value-type="float">
            <text:p>28.1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6:01:57" calcext:value-type="date">
            <text:p>2016-03-01 16:01:57</text:p>
          </table:table-cell>
          <table:table-cell office:value-type="float" office:value="28.2" calcext:value-type="float">
            <text:p>28.2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6:02:27" calcext:value-type="date">
            <text:p>2016-03-01 16:02:27</text:p>
          </table:table-cell>
          <table:table-cell office:value-type="float" office:value="28.3" calcext:value-type="float">
            <text:p>28.3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6:02:57" calcext:value-type="date">
            <text:p>2016-03-01 16:02:57</text:p>
          </table:table-cell>
          <table:table-cell office:value-type="float" office:value="28.3" calcext:value-type="float">
            <text:p>28.3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6:03:27" calcext:value-type="date">
            <text:p>2016-03-01 16:03:27</text:p>
          </table:table-cell>
          <table:table-cell office:value-type="float" office:value="28.4" calcext:value-type="float">
            <text:p>28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6:03:58" calcext:value-type="date">
            <text:p>2016-03-01 16:03:58</text:p>
          </table:table-cell>
          <table:table-cell office:value-type="float" office:value="28.4" calcext:value-type="float">
            <text:p>28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6:04:28" calcext:value-type="date">
            <text:p>2016-03-01 16:04:28</text:p>
          </table:table-cell>
          <table:table-cell office:value-type="float" office:value="28.5" calcext:value-type="float">
            <text:p>28.5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6:04:58" calcext:value-type="date">
            <text:p>2016-03-01 16:04:58</text:p>
          </table:table-cell>
          <table:table-cell office:value-type="float" office:value="28.5" calcext:value-type="float">
            <text:p>28.5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6:05:28" calcext:value-type="date">
            <text:p>2016-03-01 16:05:28</text:p>
          </table:table-cell>
          <table:table-cell office:value-type="float" office:value="28.6" calcext:value-type="float">
            <text:p>28.6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6:05:59" calcext:value-type="date">
            <text:p>2016-03-01 16:05:59</text:p>
          </table:table-cell>
          <table:table-cell office:value-type="float" office:value="28.7" calcext:value-type="float">
            <text:p>28.7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6:06:29" calcext:value-type="date">
            <text:p>2016-03-01 16:06:29</text:p>
          </table:table-cell>
          <table:table-cell office:value-type="float" office:value="28.7" calcext:value-type="float">
            <text:p>28.7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6:06:59" calcext:value-type="date">
            <text:p>2016-03-01 16:06:59</text:p>
          </table:table-cell>
          <table:table-cell office:value-type="float" office:value="28.7" calcext:value-type="float">
            <text:p>28.7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6:07:29" calcext:value-type="date">
            <text:p>2016-03-01 16:07:29</text:p>
          </table:table-cell>
          <table:table-cell office:value-type="float" office:value="28.7" calcext:value-type="float">
            <text:p>28.7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6:07:59" calcext:value-type="date">
            <text:p>2016-03-01 16:07:59</text:p>
          </table:table-cell>
          <table:table-cell office:value-type="float" office:value="28.5" calcext:value-type="float">
            <text:p>28.5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6:08:30" calcext:value-type="date">
            <text:p>2016-03-01 16:08:30</text:p>
          </table:table-cell>
          <table:table-cell office:value-type="float" office:value="28.5" calcext:value-type="float">
            <text:p>28.5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6:09:00" calcext:value-type="date">
            <text:p>2016-03-01 16:09:00</text:p>
          </table:table-cell>
          <table:table-cell office:value-type="float" office:value="27.9" calcext:value-type="float">
            <text:p>27.9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6:09:30" calcext:value-type="date">
            <text:p>2016-03-01 16:09:30</text:p>
          </table:table-cell>
          <table:table-cell office:value-type="float" office:value="27.9" calcext:value-type="float">
            <text:p>27.9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6:10:00" calcext:value-type="date">
            <text:p>2016-03-01 16:10:00</text:p>
          </table:table-cell>
          <table:table-cell office:value-type="float" office:value="27.9" calcext:value-type="float">
            <text:p>27.9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6:10:30" calcext:value-type="date">
            <text:p>2016-03-01 16:10:30</text:p>
          </table:table-cell>
          <table:table-cell office:value-type="float" office:value="27.9" calcext:value-type="float">
            <text:p>27.9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6:11:01" calcext:value-type="date">
            <text:p>2016-03-01 16:11:01</text:p>
          </table:table-cell>
          <table:table-cell office:value-type="float" office:value="27.7" calcext:value-type="float">
            <text:p>27.7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6:11:31" calcext:value-type="date">
            <text:p>2016-03-01 16:11:31</text:p>
          </table:table-cell>
          <table:table-cell office:value-type="float" office:value="28.1" calcext:value-type="float">
            <text:p>28.1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6:12:01" calcext:value-type="date">
            <text:p>2016-03-01 16:12:01</text:p>
          </table:table-cell>
          <table:table-cell office:value-type="float" office:value="28.2" calcext:value-type="float">
            <text:p>28.2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6:12:31" calcext:value-type="date">
            <text:p>2016-03-01 16:12:31</text:p>
          </table:table-cell>
          <table:table-cell office:value-type="float" office:value="27.5" calcext:value-type="float">
            <text:p>27.5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6:13:02" calcext:value-type="date">
            <text:p>2016-03-01 16:13:02</text:p>
          </table:table-cell>
          <table:table-cell office:value-type="float" office:value="27.7" calcext:value-type="float">
            <text:p>27.7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6:13:32" calcext:value-type="date">
            <text:p>2016-03-01 16:13:32</text:p>
          </table:table-cell>
          <table:table-cell office:value-type="float" office:value="27.7" calcext:value-type="float">
            <text:p>27.7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6:14:02" calcext:value-type="date">
            <text:p>2016-03-01 16:14:02</text:p>
          </table:table-cell>
          <table:table-cell office:value-type="float" office:value="27.5" calcext:value-type="float">
            <text:p>27.5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6:14:32" calcext:value-type="date">
            <text:p>2016-03-01 16:14:32</text:p>
          </table:table-cell>
          <table:table-cell office:value-type="float" office:value="27.4" calcext:value-type="float">
            <text:p>27.4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6:15:02" calcext:value-type="date">
            <text:p>2016-03-01 16:15:02</text:p>
          </table:table-cell>
          <table:table-cell office:value-type="float" office:value="27.2" calcext:value-type="float">
            <text:p>27.2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6:15:33" calcext:value-type="date">
            <text:p>2016-03-01 16:15:33</text:p>
          </table:table-cell>
          <table:table-cell office:value-type="float" office:value="27.2" calcext:value-type="float">
            <text:p>27.2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6:16:03" calcext:value-type="date">
            <text:p>2016-03-01 16:16:03</text:p>
          </table:table-cell>
          <table:table-cell office:value-type="float" office:value="27.1" calcext:value-type="float">
            <text:p>27.1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6:16:33" calcext:value-type="date">
            <text:p>2016-03-01 16:16:33</text:p>
          </table:table-cell>
          <table:table-cell office:value-type="float" office:value="26.9" calcext:value-type="float">
            <text:p>26.9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6:17:03" calcext:value-type="date">
            <text:p>2016-03-01 16:17:03</text:p>
          </table:table-cell>
          <table:table-cell office:value-type="float" office:value="27" calcext:value-type="float">
            <text:p>27.0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6:17:33" calcext:value-type="date">
            <text:p>2016-03-01 16:17:33</text:p>
          </table:table-cell>
          <table:table-cell office:value-type="float" office:value="26.5" calcext:value-type="float">
            <text:p>26.5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6:18:04" calcext:value-type="date">
            <text:p>2016-03-01 16:18:04</text:p>
          </table:table-cell>
          <table:table-cell office:value-type="float" office:value="26.1" calcext:value-type="float">
            <text:p>26.1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6:18:34" calcext:value-type="date">
            <text:p>2016-03-01 16:18:34</text:p>
          </table:table-cell>
          <table:table-cell office:value-type="float" office:value="26" calcext:value-type="float">
            <text:p>26.0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6:19:04" calcext:value-type="date">
            <text:p>2016-03-01 16:19:04</text:p>
          </table:table-cell>
          <table:table-cell office:value-type="float" office:value="25.7" calcext:value-type="float">
            <text:p>25.7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6:19:34" calcext:value-type="date">
            <text:p>2016-03-01 16:19:34</text:p>
          </table:table-cell>
          <table:table-cell office:value-type="float" office:value="25.8" calcext:value-type="float">
            <text:p>25.8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6:20:04" calcext:value-type="date">
            <text:p>2016-03-01 16:20:04</text:p>
          </table:table-cell>
          <table:table-cell office:value-type="float" office:value="25.6" calcext:value-type="float">
            <text:p>25.6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6:20:35" calcext:value-type="date">
            <text:p>2016-03-01 16:20:35</text:p>
          </table:table-cell>
          <table:table-cell office:value-type="float" office:value="25.2" calcext:value-type="float">
            <text:p>25.2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6:21:05" calcext:value-type="date">
            <text:p>2016-03-01 16:21:05</text:p>
          </table:table-cell>
          <table:table-cell office:value-type="float" office:value="25.5" calcext:value-type="float">
            <text:p>25.5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6:21:35" calcext:value-type="date">
            <text:p>2016-03-01 16:21:35</text:p>
          </table:table-cell>
          <table:table-cell office:value-type="float" office:value="25.5" calcext:value-type="float">
            <text:p>25.5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6:22:05" calcext:value-type="date">
            <text:p>2016-03-01 16:22:05</text:p>
          </table:table-cell>
          <table:table-cell office:value-type="float" office:value="24.8" calcext:value-type="float">
            <text:p>24.8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6:22:36" calcext:value-type="date">
            <text:p>2016-03-01 16:22:36</text:p>
          </table:table-cell>
          <table:table-cell office:value-type="float" office:value="24.8" calcext:value-type="float">
            <text:p>24.8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6:23:06" calcext:value-type="date">
            <text:p>2016-03-01 16:23:06</text:p>
          </table:table-cell>
          <table:table-cell office:value-type="float" office:value="24.8" calcext:value-type="float">
            <text:p>24.8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6:23:36" calcext:value-type="date">
            <text:p>2016-03-01 16:23:36</text:p>
          </table:table-cell>
          <table:table-cell office:value-type="float" office:value="24.7" calcext:value-type="float">
            <text:p>24.7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6:24:06" calcext:value-type="date">
            <text:p>2016-03-01 16:24:06</text:p>
          </table:table-cell>
          <table:table-cell office:value-type="float" office:value="24.9" calcext:value-type="float">
            <text:p>24.9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6:24:36" calcext:value-type="date">
            <text:p>2016-03-01 16:24:36</text:p>
          </table:table-cell>
          <table:table-cell office:value-type="float" office:value="25" calcext:value-type="float">
            <text:p>25.0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6:25:07" calcext:value-type="date">
            <text:p>2016-03-01 16:25:07</text:p>
          </table:table-cell>
          <table:table-cell office:value-type="float" office:value="24.8" calcext:value-type="float">
            <text:p>24.8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6:25:37" calcext:value-type="date">
            <text:p>2016-03-01 16:25:37</text:p>
          </table:table-cell>
          <table:table-cell office:value-type="float" office:value="24.8" calcext:value-type="float">
            <text:p>24.8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6:26:07" calcext:value-type="date">
            <text:p>2016-03-01 16:26:07</text:p>
          </table:table-cell>
          <table:table-cell office:value-type="float" office:value="24.9" calcext:value-type="float">
            <text:p>24.9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6:26:37" calcext:value-type="date">
            <text:p>2016-03-01 16:26:37</text:p>
          </table:table-cell>
          <table:table-cell office:value-type="float" office:value="24.7" calcext:value-type="float">
            <text:p>24.7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6:27:07" calcext:value-type="date">
            <text:p>2016-03-01 16:27:07</text:p>
          </table:table-cell>
          <table:table-cell office:value-type="float" office:value="24.7" calcext:value-type="float">
            <text:p>24.7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6:27:38" calcext:value-type="date">
            <text:p>2016-03-01 16:27:38</text:p>
          </table:table-cell>
          <table:table-cell office:value-type="float" office:value="24.5" calcext:value-type="float">
            <text:p>24.5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6:28:08" calcext:value-type="date">
            <text:p>2016-03-01 16:28:08</text:p>
          </table:table-cell>
          <table:table-cell office:value-type="float" office:value="24.6" calcext:value-type="float">
            <text:p>24.6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6:28:38" calcext:value-type="date">
            <text:p>2016-03-01 16:28:38</text:p>
          </table:table-cell>
          <table:table-cell office:value-type="float" office:value="24.4" calcext:value-type="float">
            <text:p>24.4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6:29:08" calcext:value-type="date">
            <text:p>2016-03-01 16:29:08</text:p>
          </table:table-cell>
          <table:table-cell office:value-type="float" office:value="24.4" calcext:value-type="float">
            <text:p>24.4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6:29:39" calcext:value-type="date">
            <text:p>2016-03-01 16:29:39</text:p>
          </table:table-cell>
          <table:table-cell office:value-type="float" office:value="24.3" calcext:value-type="float">
            <text:p>24.3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6:30:09" calcext:value-type="date">
            <text:p>2016-03-01 16:30:09</text:p>
          </table:table-cell>
          <table:table-cell office:value-type="float" office:value="24.7" calcext:value-type="float">
            <text:p>24.7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6:30:39" calcext:value-type="date">
            <text:p>2016-03-01 16:30:39</text:p>
          </table:table-cell>
          <table:table-cell office:value-type="float" office:value="24.4" calcext:value-type="float">
            <text:p>24.4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6:31:09" calcext:value-type="date">
            <text:p>2016-03-01 16:31:09</text:p>
          </table:table-cell>
          <table:table-cell office:value-type="float" office:value="24.5" calcext:value-type="float">
            <text:p>24.5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6:31:39" calcext:value-type="date">
            <text:p>2016-03-01 16:31:39</text:p>
          </table:table-cell>
          <table:table-cell office:value-type="float" office:value="24.4" calcext:value-type="float">
            <text:p>24.4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6:32:10" calcext:value-type="date">
            <text:p>2016-03-01 16:32:10</text:p>
          </table:table-cell>
          <table:table-cell table:number-columns-repeated="2"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6:32:40" calcext:value-type="date">
            <text:p>2016-03-01 16:32:40</text:p>
          </table:table-cell>
          <table:table-cell table:number-columns-repeated="2"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6:33:10" calcext:value-type="date">
            <text:p>2016-03-01 16:33:10</text:p>
          </table:table-cell>
          <table:table-cell table:number-columns-repeated="2"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6:33:40" calcext:value-type="date">
            <text:p>2016-03-01 16:33:40</text:p>
          </table:table-cell>
          <table:table-cell office:value-type="float" office:value="24.4" calcext:value-type="float">
            <text:p>24.4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6:34:10" calcext:value-type="date">
            <text:p>2016-03-01 16:34:10</text:p>
          </table:table-cell>
          <table:table-cell office:value-type="float" office:value="24.3" calcext:value-type="float">
            <text:p>24.3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6:34:41" calcext:value-type="date">
            <text:p>2016-03-01 16:34:41</text:p>
          </table:table-cell>
          <table:table-cell table:number-columns-repeated="2"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6:35:11" calcext:value-type="date">
            <text:p>2016-03-01 16:35:11</text:p>
          </table:table-cell>
          <table:table-cell office:value-type="float" office:value="24.1" calcext:value-type="float">
            <text:p>24.1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6:35:41" calcext:value-type="date">
            <text:p>2016-03-01 16:35:41</text:p>
          </table:table-cell>
          <table:table-cell office:value-type="float" office:value="24.3" calcext:value-type="float">
            <text:p>24.3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6:36:11" calcext:value-type="date">
            <text:p>2016-03-01 16:36:11</text:p>
          </table:table-cell>
          <table:table-cell office:value-type="float" office:value="24.1" calcext:value-type="float">
            <text:p>24.1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6:36:42" calcext:value-type="date">
            <text:p>2016-03-01 16:36:42</text:p>
          </table:table-cell>
          <table:table-cell table:number-columns-repeated="2"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6:37:12" calcext:value-type="date">
            <text:p>2016-03-01 16:37:12</text:p>
          </table:table-cell>
          <table:table-cell table:number-columns-repeated="2"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6:37:42" calcext:value-type="date">
            <text:p>2016-03-01 16:37:42</text:p>
          </table:table-cell>
          <table:table-cell office:value-type="float" office:value="24.1" calcext:value-type="float">
            <text:p>24.1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6:38:12" calcext:value-type="date">
            <text:p>2016-03-01 16:38:12</text:p>
          </table:table-cell>
          <table:table-cell office:value-type="float" office:value="24.1" calcext:value-type="float">
            <text:p>24.1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6:38:42" calcext:value-type="date">
            <text:p>2016-03-01 16:38:42</text:p>
          </table:table-cell>
          <table:table-cell office:value-type="float" office:value="24.1" calcext:value-type="float">
            <text:p>24.1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6:39:13" calcext:value-type="date">
            <text:p>2016-03-01 16:39:13</text:p>
          </table:table-cell>
          <table:table-cell table:number-columns-repeated="2"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6:39:43" calcext:value-type="date">
            <text:p>2016-03-01 16:39:43</text:p>
          </table:table-cell>
          <table:table-cell office:value-type="float" office:value="24.1" calcext:value-type="float">
            <text:p>24.1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6:40:13" calcext:value-type="date">
            <text:p>2016-03-01 16:40:13</text:p>
          </table:table-cell>
          <table:table-cell office:value-type="float" office:value="24.4" calcext:value-type="float">
            <text:p>24.4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6:40:43" calcext:value-type="date">
            <text:p>2016-03-01 16:40:43</text:p>
          </table:table-cell>
          <table:table-cell office:value-type="float" office:value="24.5" calcext:value-type="float">
            <text:p>24.5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6:41:13" calcext:value-type="date">
            <text:p>2016-03-01 16:41:13</text:p>
          </table:table-cell>
          <table:table-cell office:value-type="float" office:value="24.4" calcext:value-type="float">
            <text:p>24.4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6:41:44" calcext:value-type="date">
            <text:p>2016-03-01 16:41:44</text:p>
          </table:table-cell>
          <table:table-cell office:value-type="float" office:value="24.4" calcext:value-type="float">
            <text:p>24.4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6:42:14" calcext:value-type="date">
            <text:p>2016-03-01 16:42:14</text:p>
          </table:table-cell>
          <table:table-cell office:value-type="float" office:value="24.4" calcext:value-type="float">
            <text:p>24.4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6:42:44" calcext:value-type="date">
            <text:p>2016-03-01 16:42:44</text:p>
          </table:table-cell>
          <table:table-cell office:value-type="float" office:value="24.4" calcext:value-type="float">
            <text:p>24.4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6:43:14" calcext:value-type="date">
            <text:p>2016-03-01 16:43:14</text:p>
          </table:table-cell>
          <table:table-cell office:value-type="float" office:value="24.5" calcext:value-type="float">
            <text:p>24.5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6:43:45" calcext:value-type="date">
            <text:p>2016-03-01 16:43:45</text:p>
          </table:table-cell>
          <table:table-cell office:value-type="float" office:value="24.7" calcext:value-type="float">
            <text:p>24.7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6:44:15" calcext:value-type="date">
            <text:p>2016-03-01 16:44:15</text:p>
          </table:table-cell>
          <table:table-cell office:value-type="float" office:value="24.5" calcext:value-type="float">
            <text:p>24.5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6:44:45" calcext:value-type="date">
            <text:p>2016-03-01 16:44:45</text:p>
          </table:table-cell>
          <table:table-cell office:value-type="float" office:value="24.2" calcext:value-type="float">
            <text:p>24.2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6:45:15" calcext:value-type="date">
            <text:p>2016-03-01 16:45:15</text:p>
          </table:table-cell>
          <table:table-cell office:value-type="float" office:value="24.5" calcext:value-type="float">
            <text:p>24.5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6:45:45" calcext:value-type="date">
            <text:p>2016-03-01 16:45:45</text:p>
          </table:table-cell>
          <table:table-cell office:value-type="float" office:value="24.5" calcext:value-type="float">
            <text:p>24.5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6:46:16" calcext:value-type="date">
            <text:p>2016-03-01 16:46:16</text:p>
          </table:table-cell>
          <table:table-cell office:value-type="float" office:value="24.8" calcext:value-type="float">
            <text:p>24.8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6:46:46" calcext:value-type="date">
            <text:p>2016-03-01 16:46:46</text:p>
          </table:table-cell>
          <table:table-cell office:value-type="float" office:value="24.6" calcext:value-type="float">
            <text:p>24.6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6:47:16" calcext:value-type="date">
            <text:p>2016-03-01 16:47:16</text:p>
          </table:table-cell>
          <table:table-cell office:value-type="float" office:value="24.7" calcext:value-type="float">
            <text:p>24.7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6:47:46" calcext:value-type="date">
            <text:p>2016-03-01 16:47:46</text:p>
          </table:table-cell>
          <table:table-cell office:value-type="float" office:value="24.8" calcext:value-type="float">
            <text:p>24.8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6:48:16" calcext:value-type="date">
            <text:p>2016-03-01 16:48:16</text:p>
          </table:table-cell>
          <table:table-cell office:value-type="float" office:value="24.8" calcext:value-type="float">
            <text:p>24.8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6:48:47" calcext:value-type="date">
            <text:p>2016-03-01 16:48:47</text:p>
          </table:table-cell>
          <table:table-cell office:value-type="float" office:value="24.8" calcext:value-type="float">
            <text:p>24.8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6:49:17" calcext:value-type="date">
            <text:p>2016-03-01 16:49:17</text:p>
          </table:table-cell>
          <table:table-cell office:value-type="float" office:value="25" calcext:value-type="float">
            <text:p>25.0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6:49:47" calcext:value-type="date">
            <text:p>2016-03-01 16:49:47</text:p>
          </table:table-cell>
          <table:table-cell office:value-type="float" office:value="24.8" calcext:value-type="float">
            <text:p>24.8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6:50:17" calcext:value-type="date">
            <text:p>2016-03-01 16:50:17</text:p>
          </table:table-cell>
          <table:table-cell office:value-type="float" office:value="25.1" calcext:value-type="float">
            <text:p>25.1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6:50:47" calcext:value-type="date">
            <text:p>2016-03-01 16:50:47</text:p>
          </table:table-cell>
          <table:table-cell office:value-type="float" office:value="25" calcext:value-type="float">
            <text:p>25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6:51:18" calcext:value-type="date">
            <text:p>2016-03-01 16:51:18</text:p>
          </table:table-cell>
          <table:table-cell office:value-type="float" office:value="25.3" calcext:value-type="float">
            <text:p>25.3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6:51:48" calcext:value-type="date">
            <text:p>2016-03-01 16:51:48</text:p>
          </table:table-cell>
          <table:table-cell office:value-type="float" office:value="25.4" calcext:value-type="float">
            <text:p>25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6:52:18" calcext:value-type="date">
            <text:p>2016-03-01 16:52:18</text:p>
          </table:table-cell>
          <table:table-cell office:value-type="float" office:value="25.5" calcext:value-type="float">
            <text:p>25.5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6:52:48" calcext:value-type="date">
            <text:p>2016-03-01 16:52:48</text:p>
          </table:table-cell>
          <table:table-cell office:value-type="float" office:value="25.6" calcext:value-type="float">
            <text:p>25.6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6:53:19" calcext:value-type="date">
            <text:p>2016-03-01 16:53:19</text:p>
          </table:table-cell>
          <table:table-cell office:value-type="float" office:value="25.6" calcext:value-type="float">
            <text:p>25.6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6:53:49" calcext:value-type="date">
            <text:p>2016-03-01 16:53:49</text:p>
          </table:table-cell>
          <table:table-cell office:value-type="float" office:value="25.5" calcext:value-type="float">
            <text:p>25.5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6:54:19" calcext:value-type="date">
            <text:p>2016-03-01 16:54:19</text:p>
          </table:table-cell>
          <table:table-cell office:value-type="float" office:value="25.9" calcext:value-type="float">
            <text:p>25.9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6:54:49" calcext:value-type="date">
            <text:p>2016-03-01 16:54:49</text:p>
          </table:table-cell>
          <table:table-cell office:value-type="float" office:value="26" calcext:value-type="float">
            <text:p>26.0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6:55:19" calcext:value-type="date">
            <text:p>2016-03-01 16:55:19</text:p>
          </table:table-cell>
          <table:table-cell office:value-type="float" office:value="25.9" calcext:value-type="float">
            <text:p>25.9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6:55:50" calcext:value-type="date">
            <text:p>2016-03-01 16:55:50</text:p>
          </table:table-cell>
          <table:table-cell office:value-type="float" office:value="25.9" calcext:value-type="float">
            <text:p>25.9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6:56:20" calcext:value-type="date">
            <text:p>2016-03-01 16:56:20</text:p>
          </table:table-cell>
          <table:table-cell office:value-type="float" office:value="26.1" calcext:value-type="float">
            <text:p>26.1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6:56:50" calcext:value-type="date">
            <text:p>2016-03-01 16:56:50</text:p>
          </table:table-cell>
          <table:table-cell office:value-type="float" office:value="26.1" calcext:value-type="float">
            <text:p>26.1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6:57:20" calcext:value-type="date">
            <text:p>2016-03-01 16:57:20</text:p>
          </table:table-cell>
          <table:table-cell office:value-type="float" office:value="25.8" calcext:value-type="float">
            <text:p>25.8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6:57:50" calcext:value-type="date">
            <text:p>2016-03-01 16:57:50</text:p>
          </table:table-cell>
          <table:table-cell office:value-type="float" office:value="26.1" calcext:value-type="float">
            <text:p>26.1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6:58:21" calcext:value-type="date">
            <text:p>2016-03-01 16:58:21</text:p>
          </table:table-cell>
          <table:table-cell office:value-type="float" office:value="26" calcext:value-type="float">
            <text:p>26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6:58:51" calcext:value-type="date">
            <text:p>2016-03-01 16:58:51</text:p>
          </table:table-cell>
          <table:table-cell office:value-type="float" office:value="25.8" calcext:value-type="float">
            <text:p>25.8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6:59:21" calcext:value-type="date">
            <text:p>2016-03-01 16:59:21</text:p>
          </table:table-cell>
          <table:table-cell office:value-type="float" office:value="25.4" calcext:value-type="float">
            <text:p>25.4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6:59:51" calcext:value-type="date">
            <text:p>2016-03-01 16:59:51</text:p>
          </table:table-cell>
          <table:table-cell office:value-type="float" office:value="24" calcext:value-type="float">
            <text:p>24.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7:00:22" calcext:value-type="date">
            <text:p>2016-03-01 17:00:22</text:p>
          </table:table-cell>
          <table:table-cell office:value-type="float" office:value="24.1" calcext:value-type="float">
            <text:p>24.1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7:00:52" calcext:value-type="date">
            <text:p>2016-03-01 17:00:52</text:p>
          </table:table-cell>
          <table:table-cell office:value-type="float" office:value="24.1" calcext:value-type="float">
            <text:p>24.1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7:01:22" calcext:value-type="date">
            <text:p>2016-03-01 17:01:22</text:p>
          </table:table-cell>
          <table:table-cell office:value-type="float" office:value="24.5" calcext:value-type="float">
            <text:p>24.5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7:01:52" calcext:value-type="date">
            <text:p>2016-03-01 17:01:52</text:p>
          </table:table-cell>
          <table:table-cell office:value-type="float" office:value="24.2" calcext:value-type="float">
            <text:p>24.2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7:02:22" calcext:value-type="date">
            <text:p>2016-03-01 17:02:22</text:p>
          </table:table-cell>
          <table:table-cell office:value-type="float" office:value="24.6" calcext:value-type="float">
            <text:p>24.6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7:02:53" calcext:value-type="date">
            <text:p>2016-03-01 17:02:53</text:p>
          </table:table-cell>
          <table:table-cell office:value-type="float" office:value="24.3" calcext:value-type="float">
            <text:p>24.3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7:03:23" calcext:value-type="date">
            <text:p>2016-03-01 17:03:23</text:p>
          </table:table-cell>
          <table:table-cell office:value-type="float" office:value="24.1" calcext:value-type="float">
            <text:p>24.1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7:03:53" calcext:value-type="date">
            <text:p>2016-03-01 17:03:53</text:p>
          </table:table-cell>
          <table:table-cell office:value-type="float" office:value="24.1" calcext:value-type="float">
            <text:p>24.1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7:04:23" calcext:value-type="date">
            <text:p>2016-03-01 17:04:23</text:p>
          </table:table-cell>
          <table:table-cell office:value-type="float" office:value="24.5" calcext:value-type="float">
            <text:p>24.5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7:04:53" calcext:value-type="date">
            <text:p>2016-03-01 17:04:53</text:p>
          </table:table-cell>
          <table:table-cell office:value-type="float" office:value="24.6" calcext:value-type="float">
            <text:p>24.6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7:05:24" calcext:value-type="date">
            <text:p>2016-03-01 17:05:24</text:p>
          </table:table-cell>
          <table:table-cell office:value-type="float" office:value="24.1" calcext:value-type="float">
            <text:p>24.1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7:05:54" calcext:value-type="date">
            <text:p>2016-03-01 17:05:54</text:p>
          </table:table-cell>
          <table:table-cell office:value-type="float" office:value="24.6" calcext:value-type="float">
            <text:p>24.6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7:06:24" calcext:value-type="date">
            <text:p>2016-03-01 17:06:24</text:p>
          </table:table-cell>
          <table:table-cell office:value-type="float" office:value="24.6" calcext:value-type="float">
            <text:p>24.6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7:06:54" calcext:value-type="date">
            <text:p>2016-03-01 17:06:54</text:p>
          </table:table-cell>
          <table:table-cell office:value-type="float" office:value="26" calcext:value-type="float">
            <text:p>26.0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7:07:25" calcext:value-type="date">
            <text:p>2016-03-01 17:07:25</text:p>
          </table:table-cell>
          <table:table-cell office:value-type="float" office:value="25.8" calcext:value-type="float">
            <text:p>25.8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7:07:55" calcext:value-type="date">
            <text:p>2016-03-01 17:07:55</text:p>
          </table:table-cell>
          <table:table-cell office:value-type="float" office:value="25.8" calcext:value-type="float">
            <text:p>25.8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7:08:25" calcext:value-type="date">
            <text:p>2016-03-01 17:08:25</text:p>
          </table:table-cell>
          <table:table-cell office:value-type="float" office:value="25.6" calcext:value-type="float">
            <text:p>25.6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umidicateur dans passage, shoot dans mon bureau</text:p>
          </table:table-cell>
        </table:table-row>
        <table:table-row table:style-name="ro1">
          <table:table-cell office:value-type="date" office:date-value="2016-03-01T17:08:55" calcext:value-type="date">
            <text:p>2016-03-01 17:08:55</text:p>
          </table:table-cell>
          <table:table-cell office:value-type="float" office:value="25.5" calcext:value-type="float">
            <text:p>25.5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7:09:25" calcext:value-type="date">
            <text:p>2016-03-01 17:09:25</text:p>
          </table:table-cell>
          <table:table-cell office:value-type="float" office:value="25.4" calcext:value-type="float">
            <text:p>25.4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7:09:56" calcext:value-type="date">
            <text:p>2016-03-01 17:09:56</text:p>
          </table:table-cell>
          <table:table-cell office:value-type="float" office:value="24.8" calcext:value-type="float">
            <text:p>24.8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7:10:26" calcext:value-type="date">
            <text:p>2016-03-01 17:10:26</text:p>
          </table:table-cell>
          <table:table-cell office:value-type="float" office:value="24.7" calcext:value-type="float">
            <text:p>24.7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7:10:56" calcext:value-type="date">
            <text:p>2016-03-01 17:10:56</text:p>
          </table:table-cell>
          <table:table-cell office:value-type="float" office:value="25.3" calcext:value-type="float">
            <text:p>25.3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7:11:26" calcext:value-type="date">
            <text:p>2016-03-01 17:11:26</text:p>
          </table:table-cell>
          <table:table-cell office:value-type="float" office:value="24.6" calcext:value-type="float">
            <text:p>24.6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7:11:56" calcext:value-type="date">
            <text:p>2016-03-01 17:11:56</text:p>
          </table:table-cell>
          <table:table-cell office:value-type="float" office:value="24.5" calcext:value-type="float">
            <text:p>24.5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7:12:27" calcext:value-type="date">
            <text:p>2016-03-01 17:12:27</text:p>
          </table:table-cell>
          <table:table-cell office:value-type="float" office:value="25" calcext:value-type="float">
            <text:p>25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7:12:57" calcext:value-type="date">
            <text:p>2016-03-01 17:12:57</text:p>
          </table:table-cell>
          <table:table-cell office:value-type="float" office:value="25.1" calcext:value-type="float">
            <text:p>25.1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7:13:27" calcext:value-type="date">
            <text:p>2016-03-01 17:13:27</text:p>
          </table:table-cell>
          <table:table-cell office:value-type="float" office:value="24.3" calcext:value-type="float">
            <text:p>24.3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7:13:57" calcext:value-type="date">
            <text:p>2016-03-01 17:13:57</text:p>
          </table:table-cell>
          <table:table-cell office:value-type="float" office:value="24.4" calcext:value-type="float">
            <text:p>24.4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7:14:27" calcext:value-type="date">
            <text:p>2016-03-01 17:14:27</text:p>
          </table:table-cell>
          <table:table-cell office:value-type="float" office:value="24.7" calcext:value-type="float">
            <text:p>24.7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7:14:58" calcext:value-type="date">
            <text:p>2016-03-01 17:14:58</text:p>
          </table:table-cell>
          <table:table-cell office:value-type="float" office:value="24.6" calcext:value-type="float">
            <text:p>24.6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7:15:28" calcext:value-type="date">
            <text:p>2016-03-01 17:15:28</text:p>
          </table:table-cell>
          <table:table-cell office:value-type="float" office:value="24.7" calcext:value-type="float">
            <text:p>24.7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7:15:58" calcext:value-type="date">
            <text:p>2016-03-01 17:15:58</text:p>
          </table:table-cell>
          <table:table-cell office:value-type="float" office:value="24.4" calcext:value-type="float">
            <text:p>24.4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7:16:28" calcext:value-type="date">
            <text:p>2016-03-01 17:16:28</text:p>
          </table:table-cell>
          <table:table-cell office:value-type="float" office:value="24.7" calcext:value-type="float">
            <text:p>24.7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7:16:59" calcext:value-type="date">
            <text:p>2016-03-01 17:16:59</text:p>
          </table:table-cell>
          <table:table-cell office:value-type="float" office:value="24.1" calcext:value-type="float">
            <text:p>24.1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7:17:29" calcext:value-type="date">
            <text:p>2016-03-01 17:17:29</text:p>
          </table:table-cell>
          <table:table-cell office:value-type="float" office:value="24" calcext:value-type="float">
            <text:p>24.0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7:17:59" calcext:value-type="date">
            <text:p>2016-03-01 17:17:59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7:18:29" calcext:value-type="date">
            <text:p>2016-03-01 17:18:29</text:p>
          </table:table-cell>
          <table:table-cell table:number-columns-repeated="2"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7:18:59" calcext:value-type="date">
            <text:p>2016-03-01 17:18:59</text:p>
          </table:table-cell>
          <table:table-cell office:value-type="float" office:value="24.2" calcext:value-type="float">
            <text:p>24.2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7:19:30" calcext:value-type="date">
            <text:p>2016-03-01 17:19:30</text:p>
          </table:table-cell>
          <table:table-cell office:value-type="float" office:value="24.1" calcext:value-type="float">
            <text:p>24.1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7:20:00" calcext:value-type="date">
            <text:p>2016-03-01 17:20:00</text:p>
          </table:table-cell>
          <table:table-cell office:value-type="float" office:value="24.4" calcext:value-type="float">
            <text:p>24.4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7:20:30" calcext:value-type="date">
            <text:p>2016-03-01 17:20:30</text:p>
          </table:table-cell>
          <table:table-cell office:value-type="float" office:value="24.4" calcext:value-type="float">
            <text:p>24.4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7:21:00" calcext:value-type="date">
            <text:p>2016-03-01 17:21:00</text:p>
          </table:table-cell>
          <table:table-cell office:value-type="float" office:value="24.6" calcext:value-type="float">
            <text:p>24.6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7:21:30" calcext:value-type="date">
            <text:p>2016-03-01 17:21:30</text:p>
          </table:table-cell>
          <table:table-cell office:value-type="float" office:value="24.2" calcext:value-type="float">
            <text:p>24.2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7:22:01" calcext:value-type="date">
            <text:p>2016-03-01 17:22:01</text:p>
          </table:table-cell>
          <table:table-cell table:number-columns-repeated="2"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7:22:31" calcext:value-type="date">
            <text:p>2016-03-01 17:22:31</text:p>
          </table:table-cell>
          <table:table-cell office:value-type="float" office:value="23.6" calcext:value-type="float">
            <text:p>23.6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7:23:01" calcext:value-type="date">
            <text:p>2016-03-01 17:23:01</text:p>
          </table:table-cell>
          <table:table-cell office:value-type="float" office:value="25" calcext:value-type="float">
            <text:p>25.0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7:23:31" calcext:value-type="date">
            <text:p>2016-03-01 17:23:31</text:p>
          </table:table-cell>
          <table:table-cell office:value-type="float" office:value="24.3" calcext:value-type="float">
            <text:p>24.3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7:24:02" calcext:value-type="date">
            <text:p>2016-03-01 17:24:02</text:p>
          </table:table-cell>
          <table:table-cell table:number-columns-repeated="2"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7:24:32" calcext:value-type="date">
            <text:p>2016-03-01 17:24:32</text:p>
          </table:table-cell>
          <table:table-cell office:value-type="float" office:value="24.2" calcext:value-type="float">
            <text:p>24.2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7:25:02" calcext:value-type="date">
            <text:p>2016-03-01 17:25:02</text:p>
          </table:table-cell>
          <table:table-cell office:value-type="float" office:value="24.7" calcext:value-type="float">
            <text:p>24.7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7:25:32" calcext:value-type="date">
            <text:p>2016-03-01 17:25:32</text:p>
          </table:table-cell>
          <table:table-cell office:value-type="float" office:value="24.4" calcext:value-type="float">
            <text:p>24.4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7:26:02" calcext:value-type="date">
            <text:p>2016-03-01 17:26:02</text:p>
          </table:table-cell>
          <table:table-cell table:number-columns-repeated="2"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7:26:33" calcext:value-type="date">
            <text:p>2016-03-01 17:26:33</text:p>
          </table:table-cell>
          <table:table-cell office:value-type="float" office:value="24" calcext:value-type="float">
            <text:p>24.0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7:27:03" calcext:value-type="date">
            <text:p>2016-03-01 17:27:03</text:p>
          </table:table-cell>
          <table:table-cell table:number-columns-repeated="2"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7:27:33" calcext:value-type="date">
            <text:p>2016-03-01 17:27:33</text:p>
          </table:table-cell>
          <table:table-cell office:value-type="float" office:value="24" calcext:value-type="float">
            <text:p>24.0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7:28:03" calcext:value-type="date">
            <text:p>2016-03-01 17:28:03</text:p>
          </table:table-cell>
          <table:table-cell office:value-type="float" office:value="24.4" calcext:value-type="float">
            <text:p>24.4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7:28:33" calcext:value-type="date">
            <text:p>2016-03-01 17:28:33</text:p>
          </table:table-cell>
          <table:table-cell table:number-columns-repeated="2"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7:29:04" calcext:value-type="date">
            <text:p>2016-03-01 17:29:04</text:p>
          </table:table-cell>
          <table:table-cell office:value-type="float" office:value="24.7" calcext:value-type="float">
            <text:p>24.7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7:29:34" calcext:value-type="date">
            <text:p>2016-03-01 17:29:34</text:p>
          </table:table-cell>
          <table:table-cell table:number-columns-repeated="2"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7:30:04" calcext:value-type="date">
            <text:p>2016-03-01 17:30:04</text:p>
          </table:table-cell>
          <table:table-cell office:value-type="float" office:value="24.1" calcext:value-type="float">
            <text:p>24.1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7:30:34" calcext:value-type="date">
            <text:p>2016-03-01 17:30:34</text:p>
          </table:table-cell>
          <table:table-cell table:number-columns-repeated="2"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7:31:05" calcext:value-type="date">
            <text:p>2016-03-01 17:31:05</text:p>
          </table:table-cell>
          <table:table-cell office:value-type="float" office:value="23.8" calcext:value-type="float">
            <text:p>23.8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7:31:35" calcext:value-type="date">
            <text:p>2016-03-01 17:31:35</text:p>
          </table:table-cell>
          <table:table-cell office:value-type="float" office:value="23.6" calcext:value-type="float">
            <text:p>23.6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7:32:05" calcext:value-type="date">
            <text:p>2016-03-01 17:32:05</text:p>
          </table:table-cell>
          <table:table-cell office:value-type="float" office:value="23.9" calcext:value-type="float">
            <text:p>23.9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7:32:35" calcext:value-type="date">
            <text:p>2016-03-01 17:32:35</text:p>
          </table:table-cell>
          <table:table-cell office:value-type="float" office:value="24.8" calcext:value-type="float">
            <text:p>24.8</text:p>
          </table:table-cell>
          <table:table-cell office:value-type="float" office:value="24.3" calcext:value-type="float">
            <text:p>24.3</text:p>
          </table:table-cell>
          <table:table-cell/>
        </table:table-row>
        <table:table-row table:style-name="ro1">
          <table:table-cell office:value-type="date" office:date-value="2016-03-01T17:33:05" calcext:value-type="date">
            <text:p>2016-03-01 17:33:05</text:p>
          </table:table-cell>
          <table:table-cell office:value-type="float" office:value="24.6" calcext:value-type="float">
            <text:p>24.6</text:p>
          </table:table-cell>
          <table:table-cell office:value-type="float" office:value="24.3" calcext:value-type="float">
            <text:p>24.3</text:p>
          </table:table-cell>
          <table:table-cell/>
        </table:table-row>
        <table:table-row table:style-name="ro1">
          <table:table-cell office:value-type="date" office:date-value="2016-03-01T17:33:36" calcext:value-type="date">
            <text:p>2016-03-01 17:33:36</text:p>
          </table:table-cell>
          <table:table-cell table:number-columns-repeated="2" office:value-type="float" office:value="24.3" calcext:value-type="float">
            <text:p>24.3</text:p>
          </table:table-cell>
          <table:table-cell/>
        </table:table-row>
        <table:table-row table:style-name="ro1">
          <table:table-cell office:value-type="date" office:date-value="2016-03-01T17:34:06" calcext:value-type="date">
            <text:p>2016-03-01 17:34:06</text:p>
          </table:table-cell>
          <table:table-cell office:value-type="float" office:value="24.4" calcext:value-type="float">
            <text:p>24.4</text:p>
          </table:table-cell>
          <table:table-cell office:value-type="float" office:value="24.3" calcext:value-type="float">
            <text:p>24.3</text:p>
          </table:table-cell>
          <table:table-cell/>
        </table:table-row>
        <table:table-row table:style-name="ro1">
          <table:table-cell office:value-type="date" office:date-value="2016-03-01T17:34:36" calcext:value-type="date">
            <text:p>2016-03-01 17:34:36</text:p>
          </table:table-cell>
          <table:table-cell office:value-type="float" office:value="23.7" calcext:value-type="float">
            <text:p>23.7</text:p>
          </table:table-cell>
          <table:table-cell office:value-type="float" office:value="24.3" calcext:value-type="float">
            <text:p>24.3</text:p>
          </table:table-cell>
          <table:table-cell/>
        </table:table-row>
        <table:table-row table:style-name="ro1">
          <table:table-cell office:value-type="date" office:date-value="2016-03-01T17:35:06" calcext:value-type="date">
            <text:p>2016-03-01 17:35:06</text:p>
          </table:table-cell>
          <table:table-cell office:value-type="float" office:value="24.2" calcext:value-type="float">
            <text:p>24.2</text:p>
          </table:table-cell>
          <table:table-cell office:value-type="float" office:value="24.3" calcext:value-type="float">
            <text:p>24.3</text:p>
          </table:table-cell>
          <table:table-cell/>
        </table:table-row>
        <table:table-row table:style-name="ro1">
          <table:table-cell office:value-type="date" office:date-value="2016-03-01T17:35:36" calcext:value-type="date">
            <text:p>2016-03-01 17:35:36</text:p>
          </table:table-cell>
          <table:table-cell office:value-type="float" office:value="24.1" calcext:value-type="float">
            <text:p>24.1</text:p>
          </table:table-cell>
          <table:table-cell office:value-type="float" office:value="24.4" calcext:value-type="float">
            <text:p>24.4</text:p>
          </table:table-cell>
          <table:table-cell/>
        </table:table-row>
        <table:table-row table:style-name="ro1">
          <table:table-cell office:value-type="date" office:date-value="2016-03-01T17:36:07" calcext:value-type="date">
            <text:p>2016-03-01 17:36:07</text:p>
          </table:table-cell>
          <table:table-cell office:value-type="float" office:value="24.1" calcext:value-type="float">
            <text:p>24.1</text:p>
          </table:table-cell>
          <table:table-cell office:value-type="float" office:value="24.4" calcext:value-type="float">
            <text:p>24.4</text:p>
          </table:table-cell>
          <table:table-cell/>
        </table:table-row>
        <table:table-row table:style-name="ro1">
          <table:table-cell office:value-type="date" office:date-value="2016-03-01T17:36:37" calcext:value-type="date">
            <text:p>2016-03-01 17:36:37</text:p>
          </table:table-cell>
          <table:table-cell office:value-type="float" office:value="23.7" calcext:value-type="float">
            <text:p>23.7</text:p>
          </table:table-cell>
          <table:table-cell office:value-type="float" office:value="24.4" calcext:value-type="float">
            <text:p>24.4</text:p>
          </table:table-cell>
          <table:table-cell/>
        </table:table-row>
        <table:table-row table:style-name="ro1">
          <table:table-cell office:value-type="date" office:date-value="2016-03-01T17:37:07" calcext:value-type="date">
            <text:p>2016-03-01 17:37:07</text:p>
          </table:table-cell>
          <table:table-cell office:value-type="float" office:value="24.1" calcext:value-type="float">
            <text:p>24.1</text:p>
          </table:table-cell>
          <table:table-cell office:value-type="float" office:value="24.4" calcext:value-type="float">
            <text:p>24.4</text:p>
          </table:table-cell>
          <table:table-cell/>
        </table:table-row>
        <table:table-row table:style-name="ro1">
          <table:table-cell office:value-type="date" office:date-value="2016-03-01T17:37:37" calcext:value-type="date">
            <text:p>2016-03-01 17:37:37</text:p>
          </table:table-cell>
          <table:table-cell office:value-type="float" office:value="24" calcext:value-type="float">
            <text:p>24.0</text:p>
          </table:table-cell>
          <table:table-cell office:value-type="float" office:value="24.4" calcext:value-type="float">
            <text:p>24.4</text:p>
          </table:table-cell>
          <table:table-cell/>
        </table:table-row>
        <table:table-row table:style-name="ro1">
          <table:table-cell office:value-type="date" office:date-value="2016-03-01T17:38:07" calcext:value-type="date">
            <text:p>2016-03-01 17:38:07</text:p>
          </table:table-cell>
          <table:table-cell office:value-type="float" office:value="24" calcext:value-type="float">
            <text:p>24.0</text:p>
          </table:table-cell>
          <table:table-cell office:value-type="float" office:value="24.4" calcext:value-type="float">
            <text:p>24.4</text:p>
          </table:table-cell>
          <table:table-cell/>
        </table:table-row>
        <table:table-row table:style-name="ro1">
          <table:table-cell office:value-type="date" office:date-value="2016-03-01T17:38:38" calcext:value-type="date">
            <text:p>2016-03-01 17:38:38</text:p>
          </table:table-cell>
          <table:table-cell office:value-type="float" office:value="24.2" calcext:value-type="float">
            <text:p>24.2</text:p>
          </table:table-cell>
          <table:table-cell office:value-type="float" office:value="24.4" calcext:value-type="float">
            <text:p>24.4</text:p>
          </table:table-cell>
          <table:table-cell/>
        </table:table-row>
        <table:table-row table:style-name="ro1">
          <table:table-cell office:value-type="date" office:date-value="2016-03-01T17:39:08" calcext:value-type="date">
            <text:p>2016-03-01 17:39:08</text:p>
          </table:table-cell>
          <table:table-cell office:value-type="float" office:value="23.3" calcext:value-type="float">
            <text:p>23.3</text:p>
          </table:table-cell>
          <table:table-cell office:value-type="float" office:value="24.4" calcext:value-type="float">
            <text:p>24.4</text:p>
          </table:table-cell>
          <table:table-cell/>
        </table:table-row>
        <table:table-row table:style-name="ro1">
          <table:table-cell office:value-type="date" office:date-value="2016-03-01T17:39:38" calcext:value-type="date">
            <text:p>2016-03-01 17:39:38</text:p>
          </table:table-cell>
          <table:table-cell office:value-type="float" office:value="24.1" calcext:value-type="float">
            <text:p>24.1</text:p>
          </table:table-cell>
          <table:table-cell office:value-type="float" office:value="24.4" calcext:value-type="float">
            <text:p>24.4</text:p>
          </table:table-cell>
          <table:table-cell/>
        </table:table-row>
        <table:table-row table:style-name="ro1">
          <table:table-cell office:value-type="date" office:date-value="2016-03-01T17:40:08" calcext:value-type="date">
            <text:p>2016-03-01 17:40:08</text:p>
          </table:table-cell>
          <table:table-cell office:value-type="float" office:value="23.1" calcext:value-type="float">
            <text:p>23.1</text:p>
          </table:table-cell>
          <table:table-cell office:value-type="float" office:value="24.4" calcext:value-type="float">
            <text:p>24.4</text:p>
          </table:table-cell>
          <table:table-cell/>
        </table:table-row>
        <table:table-row table:style-name="ro1">
          <table:table-cell office:value-type="date" office:date-value="2016-03-01T17:40:39" calcext:value-type="date">
            <text:p>2016-03-01 17:40:39</text:p>
          </table:table-cell>
          <table:table-cell office:value-type="float" office:value="22.5" calcext:value-type="float">
            <text:p>22.5</text:p>
          </table:table-cell>
          <table:table-cell office:value-type="float" office:value="24.4" calcext:value-type="float">
            <text:p>24.4</text:p>
          </table:table-cell>
          <table:table-cell/>
        </table:table-row>
        <table:table-row table:style-name="ro1">
          <table:table-cell office:value-type="date" office:date-value="2016-03-01T17:41:09" calcext:value-type="date">
            <text:p>2016-03-01 17:41:09</text:p>
          </table:table-cell>
          <table:table-cell office:value-type="float" office:value="22.1" calcext:value-type="float">
            <text:p>22.1</text:p>
          </table:table-cell>
          <table:table-cell office:value-type="float" office:value="24.4" calcext:value-type="float">
            <text:p>24.4</text:p>
          </table:table-cell>
          <table:table-cell/>
        </table:table-row>
        <table:table-row table:style-name="ro1">
          <table:table-cell office:value-type="date" office:date-value="2016-03-01T17:41:39" calcext:value-type="date">
            <text:p>2016-03-01 17:41:39</text:p>
          </table:table-cell>
          <table:table-cell office:value-type="float" office:value="22.1" calcext:value-type="float">
            <text:p>22.1</text:p>
          </table:table-cell>
          <table:table-cell office:value-type="float" office:value="24.3" calcext:value-type="float">
            <text:p>24.3</text:p>
          </table:table-cell>
          <table:table-cell/>
        </table:table-row>
        <table:table-row table:style-name="ro1">
          <table:table-cell office:value-type="date" office:date-value="2016-03-01T17:42:09" calcext:value-type="date">
            <text:p>2016-03-01 17:42:09</text:p>
          </table:table-cell>
          <table:table-cell office:value-type="float" office:value="22.3" calcext:value-type="float">
            <text:p>22.3</text:p>
          </table:table-cell>
          <table:table-cell office:value-type="float" office:value="24.3" calcext:value-type="float">
            <text:p>24.3</text:p>
          </table:table-cell>
          <table:table-cell/>
        </table:table-row>
        <table:table-row table:style-name="ro1">
          <table:table-cell office:value-type="date" office:date-value="2016-03-01T17:42:39" calcext:value-type="date">
            <text:p>2016-03-01 17:42:39</text:p>
          </table:table-cell>
          <table:table-cell office:value-type="float" office:value="21.8" calcext:value-type="float">
            <text:p>21.8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7:43:10" calcext:value-type="date">
            <text:p>2016-03-01 17:43:10</text:p>
          </table:table-cell>
          <table:table-cell office:value-type="float" office:value="22.1" calcext:value-type="float">
            <text:p>22.1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7:43:40" calcext:value-type="date">
            <text:p>2016-03-01 17:43:40</text:p>
          </table:table-cell>
          <table:table-cell office:value-type="float" office:value="22.1" calcext:value-type="float">
            <text:p>22.1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7:44:10" calcext:value-type="date">
            <text:p>2016-03-01 17:44:10</text:p>
          </table:table-cell>
          <table:table-cell office:value-type="float" office:value="22.9" calcext:value-type="float">
            <text:p>22.9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7:44:40" calcext:value-type="date">
            <text:p>2016-03-01 17:44:40</text:p>
          </table:table-cell>
          <table:table-cell office:value-type="float" office:value="23.1" calcext:value-type="float">
            <text:p>23.1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7:45:10" calcext:value-type="date">
            <text:p>2016-03-01 17:45:10</text:p>
          </table:table-cell>
          <table:table-cell office:value-type="float" office:value="23" calcext:value-type="float">
            <text:p>23.0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7:45:41" calcext:value-type="date">
            <text:p>2016-03-01 17:45:41</text:p>
          </table:table-cell>
          <table:table-cell office:value-type="float" office:value="24" calcext:value-type="float">
            <text:p>24.0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7:46:11" calcext:value-type="date">
            <text:p>2016-03-01 17:46:11</text:p>
          </table:table-cell>
          <table:table-cell office:value-type="float" office:value="23.4" calcext:value-type="float">
            <text:p>23.4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date" office:date-value="2016-03-01T17:46:41" calcext:value-type="date">
            <text:p>2016-03-01 17:46:41</text:p>
          </table:table-cell>
          <table:table-cell table:number-columns-repeated="2"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7:47:11" calcext:value-type="date">
            <text:p>2016-03-01 17:47:11</text:p>
          </table:table-cell>
          <table:table-cell office:value-type="float" office:value="22.8" calcext:value-type="float">
            <text:p>22.8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7:47:42" calcext:value-type="date">
            <text:p>2016-03-01 17:47:42</text:p>
          </table:table-cell>
          <table:table-cell office:value-type="float" office:value="24" calcext:value-type="float">
            <text:p>24.0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7:48:12" calcext:value-type="date">
            <text:p>2016-03-01 17:48:12</text:p>
          </table:table-cell>
          <table:table-cell office:value-type="float" office:value="22.5" calcext:value-type="float">
            <text:p>22.5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7:48:42" calcext:value-type="date">
            <text:p>2016-03-01 17:48:42</text:p>
          </table:table-cell>
          <table:table-cell office:value-type="float" office:value="23.1" calcext:value-type="float">
            <text:p>23.1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7:49:12" calcext:value-type="date">
            <text:p>2016-03-01 17:49:12</text:p>
          </table:table-cell>
          <table:table-cell office:value-type="float" office:value="24.7" calcext:value-type="float">
            <text:p>24.7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7:49:42" calcext:value-type="date">
            <text:p>2016-03-01 17:49:42</text:p>
          </table:table-cell>
          <table:table-cell office:value-type="float" office:value="24.9" calcext:value-type="float">
            <text:p>24.9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7:50:13" calcext:value-type="date">
            <text:p>2016-03-01 17:50:13</text:p>
          </table:table-cell>
          <table:table-cell office:value-type="float" office:value="24.7" calcext:value-type="float">
            <text:p>24.7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7:50:43" calcext:value-type="date">
            <text:p>2016-03-01 17:50:43</text:p>
          </table:table-cell>
          <table:table-cell office:value-type="float" office:value="25.6" calcext:value-type="float">
            <text:p>25.6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7:51:13" calcext:value-type="date">
            <text:p>2016-03-01 17:51:13</text:p>
          </table:table-cell>
          <table:table-cell office:value-type="float" office:value="25.2" calcext:value-type="float">
            <text:p>25.2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7:51:43" calcext:value-type="date">
            <text:p>2016-03-01 17:51:43</text:p>
          </table:table-cell>
          <table:table-cell office:value-type="float" office:value="24.4" calcext:value-type="float">
            <text:p>24.4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date" office:date-value="2016-03-01T17:52:13" calcext:value-type="date">
            <text:p>2016-03-01 17:52:13</text:p>
          </table:table-cell>
          <table:table-cell office:value-type="float" office:value="25.1" calcext:value-type="float">
            <text:p>25.1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7:52:44" calcext:value-type="date">
            <text:p>2016-03-01 17:52:44</text:p>
          </table:table-cell>
          <table:table-cell office:value-type="float" office:value="24.9" calcext:value-type="float">
            <text:p>24.9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7:53:14" calcext:value-type="date">
            <text:p>2016-03-01 17:53:14</text:p>
          </table:table-cell>
          <table:table-cell office:value-type="float" office:value="25.3" calcext:value-type="float">
            <text:p>25.3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7:53:44" calcext:value-type="date">
            <text:p>2016-03-01 17:53:44</text:p>
          </table:table-cell>
          <table:table-cell office:value-type="float" office:value="25.3" calcext:value-type="float">
            <text:p>25.3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7:54:14" calcext:value-type="date">
            <text:p>2016-03-01 17:54:14</text:p>
          </table:table-cell>
          <table:table-cell office:value-type="float" office:value="25.6" calcext:value-type="float">
            <text:p>25.6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7:54:45" calcext:value-type="date">
            <text:p>2016-03-01 17:54:45</text:p>
          </table:table-cell>
          <table:table-cell office:value-type="float" office:value="25" calcext:value-type="float">
            <text:p>25.0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7:55:15" calcext:value-type="date">
            <text:p>2016-03-01 17:55:15</text:p>
          </table:table-cell>
          <table:table-cell office:value-type="float" office:value="25.4" calcext:value-type="float">
            <text:p>25.4</text:p>
          </table:table-cell>
          <table:table-cell office:value-type="float" office:value="24" calcext:value-type="float">
            <text:p>24.0</text:p>
          </table:table-cell>
          <table:table-cell/>
        </table:table-row>
        <table:table-row table:style-name="ro1">
          <table:table-cell office:value-type="date" office:date-value="2016-03-01T17:55:45" calcext:value-type="date">
            <text:p>2016-03-01 17:55:45</text:p>
          </table:table-cell>
          <table:table-cell office:value-type="float" office:value="25.3" calcext:value-type="float">
            <text:p>25.3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7:56:15" calcext:value-type="date">
            <text:p>2016-03-01 17:56:15</text:p>
          </table:table-cell>
          <table:table-cell office:value-type="float" office:value="25.3" calcext:value-type="float">
            <text:p>25.3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7:56:45" calcext:value-type="date">
            <text:p>2016-03-01 17:56:45</text:p>
          </table:table-cell>
          <table:table-cell office:value-type="float" office:value="24.8" calcext:value-type="float">
            <text:p>24.8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7:57:16" calcext:value-type="date">
            <text:p>2016-03-01 17:57:16</text:p>
          </table:table-cell>
          <table:table-cell office:value-type="float" office:value="25.5" calcext:value-type="float">
            <text:p>25.5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7:57:46" calcext:value-type="date">
            <text:p>2016-03-01 17:57:46</text:p>
          </table:table-cell>
          <table:table-cell office:value-type="float" office:value="25.5" calcext:value-type="float">
            <text:p>25.5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7:58:16" calcext:value-type="date">
            <text:p>2016-03-01 17:58:16</text:p>
          </table:table-cell>
          <table:table-cell office:value-type="float" office:value="25.5" calcext:value-type="float">
            <text:p>25.5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7:58:46" calcext:value-type="date">
            <text:p>2016-03-01 17:58:46</text:p>
          </table:table-cell>
          <table:table-cell office:value-type="float" office:value="25.7" calcext:value-type="float">
            <text:p>25.7</text:p>
          </table:table-cell>
          <table:table-cell office:value-type="float" office:value="23.9" calcext:value-type="float">
            <text:p>23.9</text:p>
          </table:table-cell>
          <table:table-cell/>
        </table:table-row>
        <table:table-row table:style-name="ro1">
          <table:table-cell office:value-type="date" office:date-value="2016-03-01T17:59:16" calcext:value-type="date">
            <text:p>2016-03-01 17:59:16</text:p>
          </table:table-cell>
          <table:table-cell office:value-type="float" office:value="25.6" calcext:value-type="float">
            <text:p>25.6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7:59:47" calcext:value-type="date">
            <text:p>2016-03-01 17:59:47</text:p>
          </table:table-cell>
          <table:table-cell office:value-type="float" office:value="25" calcext:value-type="float">
            <text:p>25.0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8:00:17" calcext:value-type="date">
            <text:p>2016-03-01 18:00:17</text:p>
          </table:table-cell>
          <table:table-cell office:value-type="float" office:value="23.5" calcext:value-type="float">
            <text:p>23.5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8:00:47" calcext:value-type="date">
            <text:p>2016-03-01 18:00:47</text:p>
          </table:table-cell>
          <table:table-cell office:value-type="float" office:value="25.4" calcext:value-type="float">
            <text:p>25.4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8:01:17" calcext:value-type="date">
            <text:p>2016-03-01 18:01:17</text:p>
          </table:table-cell>
          <table:table-cell office:value-type="float" office:value="25.9" calcext:value-type="float">
            <text:p>25.9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8:01:48" calcext:value-type="date">
            <text:p>2016-03-01 18:01:48</text:p>
          </table:table-cell>
          <table:table-cell office:value-type="float" office:value="25.5" calcext:value-type="float">
            <text:p>25.5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date" office:date-value="2016-03-01T18:02:18" calcext:value-type="date">
            <text:p>2016-03-01 18:02:18</text:p>
          </table:table-cell>
          <table:table-cell office:value-type="float" office:value="25.4" calcext:value-type="float">
            <text:p>25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8:02:48" calcext:value-type="date">
            <text:p>2016-03-01 18:02:48</text:p>
          </table:table-cell>
          <table:table-cell office:value-type="float" office:value="25.4" calcext:value-type="float">
            <text:p>25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8:03:18" calcext:value-type="date">
            <text:p>2016-03-01 18:03:18</text:p>
          </table:table-cell>
          <table:table-cell office:value-type="float" office:value="25.6" calcext:value-type="float">
            <text:p>25.6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8:03:48" calcext:value-type="date">
            <text:p>2016-03-01 18:03:48</text:p>
          </table:table-cell>
          <table:table-cell office:value-type="float" office:value="25" calcext:value-type="float">
            <text:p>25.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8:04:19" calcext:value-type="date">
            <text:p>2016-03-01 18:04:19</text:p>
          </table:table-cell>
          <table:table-cell office:value-type="float" office:value="24.5" calcext:value-type="float">
            <text:p>24.5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date" office:date-value="2016-03-01T18:04:49" calcext:value-type="date">
            <text:p>2016-03-01 18:04:49</text:p>
          </table:table-cell>
          <table:table-cell office:value-type="float" office:value="24" calcext:value-type="float">
            <text:p>24.0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8:05:19" calcext:value-type="date">
            <text:p>2016-03-01 18:05:19</text:p>
          </table:table-cell>
          <table:table-cell office:value-type="float" office:value="24.1" calcext:value-type="float">
            <text:p>24.1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8:05:49" calcext:value-type="date">
            <text:p>2016-03-01 18:05:49</text:p>
          </table:table-cell>
          <table:table-cell office:value-type="float" office:value="24.7" calcext:value-type="float">
            <text:p>24.7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8:06:19" calcext:value-type="date">
            <text:p>2016-03-01 18:06:19</text:p>
          </table:table-cell>
          <table:table-cell office:value-type="float" office:value="23.4" calcext:value-type="float">
            <text:p>23.4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8:06:50" calcext:value-type="date">
            <text:p>2016-03-01 18:06:50</text:p>
          </table:table-cell>
          <table:table-cell office:value-type="float" office:value="23.1" calcext:value-type="float">
            <text:p>23.1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8:07:20" calcext:value-type="date">
            <text:p>2016-03-01 18:07:20</text:p>
          </table:table-cell>
          <table:table-cell office:value-type="float" office:value="23.8" calcext:value-type="float">
            <text:p>23.8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8:07:50" calcext:value-type="date">
            <text:p>2016-03-01 18:07:50</text:p>
          </table:table-cell>
          <table:table-cell office:value-type="float" office:value="24.6" calcext:value-type="float">
            <text:p>24.6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8:08:20" calcext:value-type="date">
            <text:p>2016-03-01 18:08:20</text:p>
          </table:table-cell>
          <table:table-cell office:value-type="float" office:value="24.8" calcext:value-type="float">
            <text:p>24.8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8:08:50" calcext:value-type="date">
            <text:p>2016-03-01 18:08:50</text:p>
          </table:table-cell>
          <table:table-cell office:value-type="float" office:value="24.2" calcext:value-type="float">
            <text:p>24.2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8:09:21" calcext:value-type="date">
            <text:p>2016-03-01 18:09:21</text:p>
          </table:table-cell>
          <table:table-cell office:value-type="float" office:value="24.5" calcext:value-type="float">
            <text:p>24.5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8:09:51" calcext:value-type="date">
            <text:p>2016-03-01 18:09:51</text:p>
          </table:table-cell>
          <table:table-cell office:value-type="float" office:value="24.1" calcext:value-type="float">
            <text:p>24.1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date" office:date-value="2016-03-01T18:10:21" calcext:value-type="date">
            <text:p>2016-03-01 18:10:21</text:p>
          </table:table-cell>
          <table:table-cell office:value-type="float" office:value="24.5" calcext:value-type="float">
            <text:p>24.5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8:10:51" calcext:value-type="date">
            <text:p>2016-03-01 18:10:51</text:p>
          </table:table-cell>
          <table:table-cell office:value-type="float" office:value="26.1" calcext:value-type="float">
            <text:p>26.1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8:11:22" calcext:value-type="date">
            <text:p>2016-03-01 18:11:22</text:p>
          </table:table-cell>
          <table:table-cell office:value-type="float" office:value="24.9" calcext:value-type="float">
            <text:p>24.9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8:11:52" calcext:value-type="date">
            <text:p>2016-03-01 18:11:52</text:p>
          </table:table-cell>
          <table:table-cell office:value-type="float" office:value="23.9" calcext:value-type="float">
            <text:p>23.9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8:12:52" calcext:value-type="date">
            <text:p>2016-03-01 18:12:52</text:p>
          </table:table-cell>
          <table:table-cell office:value-type="float" office:value="23.8" calcext:value-type="float">
            <text:p>23.8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8:13:22" calcext:value-type="date">
            <text:p>2016-03-01 18:13:22</text:p>
          </table:table-cell>
          <table:table-cell office:value-type="float" office:value="24.3" calcext:value-type="float">
            <text:p>24.3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8:13:53" calcext:value-type="date">
            <text:p>2016-03-01 18:13:53</text:p>
          </table:table-cell>
          <table:table-cell office:value-type="float" office:value="23.8" calcext:value-type="float">
            <text:p>23.8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8:14:23" calcext:value-type="date">
            <text:p>2016-03-01 18:14:23</text:p>
          </table:table-cell>
          <table:table-cell table:number-columns-repeated="2"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8:14:53" calcext:value-type="date">
            <text:p>2016-03-01 18:14:53</text:p>
          </table:table-cell>
          <table:table-cell office:value-type="float" office:value="24.1" calcext:value-type="float">
            <text:p>24.1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8:15:23" calcext:value-type="date">
            <text:p>2016-03-01 18:15:23</text:p>
          </table:table-cell>
          <table:table-cell office:value-type="float" office:value="24.5" calcext:value-type="float">
            <text:p>24.5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8:15:53" calcext:value-type="date">
            <text:p>2016-03-01 18:15:53</text:p>
          </table:table-cell>
          <table:table-cell office:value-type="float" office:value="23.8" calcext:value-type="float">
            <text:p>23.8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8:16:24" calcext:value-type="date">
            <text:p>2016-03-01 18:16:24</text:p>
          </table:table-cell>
          <table:table-cell office:value-type="float" office:value="24.3" calcext:value-type="float">
            <text:p>24.3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8:16:54" calcext:value-type="date">
            <text:p>2016-03-01 18:16:54</text:p>
          </table:table-cell>
          <table:table-cell office:value-type="float" office:value="23.3" calcext:value-type="float">
            <text:p>23.3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8:17:24" calcext:value-type="date">
            <text:p>2016-03-01 18:17:24</text:p>
          </table:table-cell>
          <table:table-cell office:value-type="float" office:value="23.6" calcext:value-type="float">
            <text:p>23.6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8:17:54" calcext:value-type="date">
            <text:p>2016-03-01 18:17:54</text:p>
          </table:table-cell>
          <table:table-cell office:value-type="float" office:value="23.7" calcext:value-type="float">
            <text:p>23.7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date" office:date-value="2016-03-01T18:18:25" calcext:value-type="date">
            <text:p>2016-03-01 18:18:25</text:p>
          </table:table-cell>
          <table:table-cell office:value-type="float" office:value="23.7" calcext:value-type="float">
            <text:p>23.7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8:18:55" calcext:value-type="date">
            <text:p>2016-03-01 18:18:55</text:p>
          </table:table-cell>
          <table:table-cell office:value-type="float" office:value="23.9" calcext:value-type="float">
            <text:p>2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8:19:25" calcext:value-type="date">
            <text:p>2016-03-01 18:19:25</text:p>
          </table:table-cell>
          <table:table-cell office:value-type="float" office:value="24.1" calcext:value-type="float">
            <text:p>24.1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8:19:55" calcext:value-type="date">
            <text:p>2016-03-01 18:19:55</text:p>
          </table:table-cell>
          <table:table-cell office:value-type="float" office:value="23" calcext:value-type="float">
            <text:p>23.0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8:20:25" calcext:value-type="date">
            <text:p>2016-03-01 18:20:25</text:p>
          </table:table-cell>
          <table:table-cell office:value-type="float" office:value="23.6" calcext:value-type="float">
            <text:p>23.6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8:20:56" calcext:value-type="date">
            <text:p>2016-03-01 18:20:56</text:p>
          </table:table-cell>
          <table:table-cell office:value-type="float" office:value="23.9" calcext:value-type="float">
            <text:p>23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8:21:26" calcext:value-type="date">
            <text:p>2016-03-01 18:21:26</text:p>
          </table:table-cell>
          <table:table-cell office:value-type="float" office:value="23.5" calcext:value-type="float">
            <text:p>23.5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8:21:56" calcext:value-type="date">
            <text:p>2016-03-01 18:21:56</text:p>
          </table:table-cell>
          <table:table-cell office:value-type="float" office:value="23.6" calcext:value-type="float">
            <text:p>23.6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8:22:26" calcext:value-type="date">
            <text:p>2016-03-01 18:22:26</text:p>
          </table:table-cell>
          <table:table-cell office:value-type="float" office:value="23.1" calcext:value-type="float">
            <text:p>23.1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8:22:56" calcext:value-type="date">
            <text:p>2016-03-01 18:22:56</text:p>
          </table:table-cell>
          <table:table-cell office:value-type="float" office:value="24.6" calcext:value-type="float">
            <text:p>24.6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8:23:27" calcext:value-type="date">
            <text:p>2016-03-01 18:23:27</text:p>
          </table:table-cell>
          <table:table-cell office:value-type="float" office:value="24.1" calcext:value-type="float">
            <text:p>24.1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8:23:57" calcext:value-type="date">
            <text:p>2016-03-01 18:23:57</text:p>
          </table:table-cell>
          <table:table-cell office:value-type="float" office:value="24.3" calcext:value-type="float">
            <text:p>24.3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8:24:27" calcext:value-type="date">
            <text:p>2016-03-01 18:24:27</text:p>
          </table:table-cell>
          <table:table-cell office:value-type="float" office:value="24.1" calcext:value-type="float">
            <text:p>24.1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8:24:57" calcext:value-type="date">
            <text:p>2016-03-01 18:24:57</text:p>
          </table:table-cell>
          <table:table-cell office:value-type="float" office:value="24.2" calcext:value-type="float">
            <text:p>24.2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8:25:28" calcext:value-type="date">
            <text:p>2016-03-01 18:25:28</text:p>
          </table:table-cell>
          <table:table-cell office:value-type="float" office:value="24" calcext:value-type="float">
            <text:p>24.0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8:25:58" calcext:value-type="date">
            <text:p>2016-03-01 18:25:58</text:p>
          </table:table-cell>
          <table:table-cell office:value-type="float" office:value="24.1" calcext:value-type="float">
            <text:p>24.1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8:26:28" calcext:value-type="date">
            <text:p>2016-03-01 18:26:28</text:p>
          </table:table-cell>
          <table:table-cell office:value-type="float" office:value="23.8" calcext:value-type="float">
            <text:p>23.8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8:26:58" calcext:value-type="date">
            <text:p>2016-03-01 18:26:58</text:p>
          </table:table-cell>
          <table:table-cell office:value-type="float" office:value="24.8" calcext:value-type="float">
            <text:p>24.8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8:27:28" calcext:value-type="date">
            <text:p>2016-03-01 18:27:28</text:p>
          </table:table-cell>
          <table:table-cell office:value-type="float" office:value="24.5" calcext:value-type="float">
            <text:p>24.5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8:27:59" calcext:value-type="date">
            <text:p>2016-03-01 18:27:59</text:p>
          </table:table-cell>
          <table:table-cell office:value-type="float" office:value="23.9" calcext:value-type="float">
            <text:p>23.9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date" office:date-value="2016-03-01T18:28:29" calcext:value-type="date">
            <text:p>2016-03-01 18:28:29</text:p>
          </table:table-cell>
          <table:table-cell office:value-type="float" office:value="25.6" calcext:value-type="float">
            <text:p>25.6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8:28:59" calcext:value-type="date">
            <text:p>2016-03-01 18:28:59</text:p>
          </table:table-cell>
          <table:table-cell office:value-type="float" office:value="24" calcext:value-type="float">
            <text:p>24.0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date" office:date-value="2016-03-01T18:29:29" calcext:value-type="date">
            <text:p>2016-03-01 18:29:29</text:p>
          </table:table-cell>
          <table:table-cell office:value-type="float" office:value="23.9" calcext:value-type="float">
            <text:p>23.9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date" office:date-value="2016-03-01T18:29:59" calcext:value-type="date">
            <text:p>2016-03-01 18:29:59</text:p>
          </table:table-cell>
          <table:table-cell office:value-type="float" office:value="24.1" calcext:value-type="float">
            <text:p>24.1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date" office:date-value="2016-03-01T18:30:30" calcext:value-type="date">
            <text:p>2016-03-01 18:30:30</text:p>
          </table:table-cell>
          <table:table-cell office:value-type="float" office:value="24.4" calcext:value-type="float">
            <text:p>24.4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date" office:date-value="2016-03-01T18:31:00" calcext:value-type="date">
            <text:p>2016-03-01 18:31:00</text:p>
          </table:table-cell>
          <table:table-cell office:value-type="float" office:value="24.1" calcext:value-type="float">
            <text:p>24.1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date" office:date-value="2016-03-01T18:31:30" calcext:value-type="date">
            <text:p>2016-03-01 18:31:30</text:p>
          </table:table-cell>
          <table:table-cell office:value-type="float" office:value="24.3" calcext:value-type="float">
            <text:p>24.3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date" office:date-value="2016-03-01T18:32:00" calcext:value-type="date">
            <text:p>2016-03-01 18:32:00</text:p>
          </table:table-cell>
          <table:table-cell office:value-type="float" office:value="26.3" calcext:value-type="float">
            <text:p>26.3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date" office:date-value="2016-03-01T18:34:01" calcext:value-type="date">
            <text:p>2016-03-01 18:34:01</text:p>
          </table:table-cell>
          <table:table-cell office:value-type="float" office:value="25.9" calcext:value-type="float">
            <text:p>25.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8:35:02" calcext:value-type="date">
            <text:p>2016-03-01 18:35:02</text:p>
          </table:table-cell>
          <table:table-cell office:value-type="float" office:value="25.8" calcext:value-type="float">
            <text:p>25.8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date" office:date-value="2016-03-01T18:37:33" calcext:value-type="date">
            <text:p>2016-03-01 18:37:33</text:p>
          </table:table-cell>
          <table:table-cell office:value-type="float" office:value="25.7" calcext:value-type="float">
            <text:p>25.7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 table:number-rows-repeated="104761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5" table:style-name="ta1">
        <table:table-column table:style-name="co7" table:default-cell-style-name="ce6"/>
        <table:table-column table:style-name="co2" table:number-columns-repeated="2" table:default-cell-style-name="Default"/>
        <table:table-row table:style-name="ro1">
          <table:table-cell office:value-type="date" office:date-value="2016-03-02T12:01:10" calcext:value-type="date">
            <text:p>2016-03-02 12:01</text:p>
          </table:table-cell>
          <table:table-cell office:value-type="float" office:value="25.6" calcext:value-type="float">
            <text:p>25.6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date" office:date-value="2016-03-02T12:01:40" calcext:value-type="date">
            <text:p>2016-03-02 12:01</text:p>
          </table:table-cell>
          <table:table-cell office:value-type="float" office:value="25.5" calcext:value-type="float">
            <text:p>25.5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date" office:date-value="2016-03-02T12:02:10" calcext:value-type="date">
            <text:p>2016-03-02 12:02</text:p>
          </table:table-cell>
          <table:table-cell office:value-type="float" office:value="25.6" calcext:value-type="float">
            <text:p>25.6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date" office:date-value="2016-03-02T12:02:41" calcext:value-type="date">
            <text:p>2016-03-02 12:02</text:p>
          </table:table-cell>
          <table:table-cell office:value-type="float" office:value="25" calcext:value-type="float">
            <text:p>25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date" office:date-value="2016-03-02T12:03:11" calcext:value-type="date">
            <text:p>2016-03-02 12:03</text:p>
          </table:table-cell>
          <table:table-cell office:value-type="float" office:value="24.9" calcext:value-type="float">
            <text:p>24.9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date" office:date-value="2016-03-02T12:03:41" calcext:value-type="date">
            <text:p>2016-03-02 12:03</text:p>
          </table:table-cell>
          <table:table-cell office:value-type="float" office:value="24.9" calcext:value-type="float">
            <text:p>24.9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date" office:date-value="2016-03-02T12:04:11" calcext:value-type="date">
            <text:p>2016-03-02 12:04</text:p>
          </table:table-cell>
          <table:table-cell office:value-type="float" office:value="24.6" calcext:value-type="float">
            <text:p>24.6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date" office:date-value="2016-03-02T12:05:12" calcext:value-type="date">
            <text:p>2016-03-02 12:05</text:p>
          </table:table-cell>
          <table:table-cell office:value-type="float" office:value="24.5" calcext:value-type="float">
            <text:p>24.5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date" office:date-value="2016-03-02T12:06:12" calcext:value-type="date">
            <text:p>2016-03-02 12:06</text:p>
          </table:table-cell>
          <table:table-cell office:value-type="float" office:value="24.4" calcext:value-type="float">
            <text:p>24.4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date" office:date-value="2016-03-02T12:06:42" calcext:value-type="date">
            <text:p>2016-03-02 12:06</text:p>
          </table:table-cell>
          <table:table-cell office:value-type="float" office:value="24.7" calcext:value-type="float">
            <text:p>24.7</text:p>
          </table:table-cell>
          <table:table-cell office:value-type="float" office:value="23.6" calcext:value-type="float">
            <text:p>23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00-00-00</text:date>, <text:time style:data-style-name="N2" text:time-value="10:16:23.329228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2T17:00:37.671332547</dc:date>
    <meta:editing-duration>PT4H25M11S</meta:editing-duration>
    <meta:editing-cycles>23</meta:editing-cycles>
    <meta:generator>LibreOffice/5.0.5.2$Linux_X86_64 LibreOffice_project/00m0$Build-2</meta:generator>
    <meta:document-statistic meta:table-count="5" meta:cell-count="55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minimum="18" chart:maximum="45" chart:origin="0" chart:interval-major="1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symbol-type="none" chart:link-data-style-to-source="true"/>
      <style:graphic-properties svg:stroke-width="0.03cm" svg:stroke-color="#579d1c" svg:stroke-opacity="80%" draw:fill-color="#579d1c" draw:opacity="8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4" loext:regression-period="25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004586" svg:stroke-opacity="75%"/>
    </style:style>
    <style:style style:name="ch11" style:family="chart" style:data-style-name="N11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15cm" svg:height="14.504cm" xlink:href=".." xlink:type="simple" chart:class="chart:line" chart:style-name="ch1">
        <chart:title svg:x="11.325cm" svg:y="0.426cm" chart:style-name="ch2">
          <text:p>Humidity &amp; Temp</text:p>
        </chart:title>
        <chart:legend svg:x="20.724cm" svg:y="0cm" style:legend-expansion="custom" chartooo:width="5.425cm" chartooo:height="1.594cm" style:legend-expansion-aspect-ratio="3.40338770388959" chart:style-name="ch3"/>
        <chart:plot-area chart:style-name="ch4" table:cell-range-address="'weather - bureau'.B1:'weather - bureau'.C1000" chart:data-source-has-labels="row" svg:x="1.534cm" svg:y="1.521cm" svg:width="24.093cm" svg:height="12.693cm">
          <chartooo:coordinate-region svg:x="2.446cm" svg:y="1.642cm" svg:width="23.181cm" svg:height="11.57cm"/>
          <chart:axis chart:dimension="x" chart:name="primary-x" chart:style-name="ch5"/>
          <chart:axis chart:dimension="y" chart:name="primary-y" chart:style-name="ch6">
            <chart:title svg:x="0.451cm" svg:y="9.551cm" chart:style-name="ch7">
              <text:p>*celscius &amp; % humidity</text:p>
            </chart:title>
            <chart:grid chart:style-name="ch8" chart:class="major"/>
          </chart:axis>
          <chart:series chart:style-name="ch9" chart:values-cell-range-address="'weather - bureau'.B2:'weather - bureau'.B1000" chart:label-cell-address="'weather - bureau'.B1:'weather - bureau'.B1" chart:class="chart:line">
            <chart:regression-curve chart:style-name="ch10"/>
            <chart:data-point chart:repeated="999"/>
          </chart:series>
          <chart:series chart:style-name="ch11" chart:values-cell-range-address="'weather - bureau'.C2:'weather - bureau'.C1000" chart:label-cell-address="'weather - bureau'.C1:'weather - bureau'.C1" chart:class="chart:line">
            <chart:data-point chart:repeated="9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umidity</text:p>
                <draw:g>
                  <svg:desc>'weather - bureau'.B1:'weather - bureau'.B1</svg:desc>
                </draw:g>
              </table:table-cell>
              <table:table-cell office:value-type="string">
                <text:p>Temperature</text:p>
                <draw:g>
                  <svg:desc>'weather - bureau'.C1:'weather - bureau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1">
                <text:p>18.1</text:p>
                <draw:g>
                  <svg:desc>'weather - bureau'.B2:'weather - bureau'.B1000</svg:desc>
                </draw:g>
              </table:table-cell>
              <table:table-cell office:value-type="float" office:value="22.8">
                <text:p>22.8</text:p>
                <draw:g>
                  <svg:desc>'weather - bureau'.C2:'weather - bureau'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4">
                <text:p>19.4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7">
                <text:p>18.7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7">
                <text:p>18.7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7">
                <text:p>18.7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7">
                <text:p>18.7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7">
                <text:p>18.7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7">
                <text:p>18.7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7">
                <text:p>18.7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7">
                <text:p>18.7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7">
                <text:p>18.7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7">
                <text:p>18.7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7">
                <text:p>18.7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6">
                <text:p>18.6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.6">
                <text:p>18.6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6">
                <text:p>18.6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6">
                <text:p>18.6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6">
                <text:p>18.6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6">
                <text:p>18.6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6">
                <text:p>18.6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5">
                <text:p>18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.5">
                <text:p>18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.5">
                <text:p>18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5">
                <text:p>18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5">
                <text:p>18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2">
                <text:p>19.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2">
                <text:p>19.2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6">
                <text:p>19.6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.1">
                <text:p>20.1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.4">
                <text:p>20.4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4">
                <text:p>20.4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4">
                <text:p>20.4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4">
                <text:p>20.4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6">
                <text:p>20.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.1">
                <text:p>21.1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.5">
                <text:p>21.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.6">
                <text:p>21.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">
                <text:p>22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">
                <text:p>21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.5">
                <text:p>21.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.3">
                <text:p>22.3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3">
                <text:p>22.3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.5">
                <text:p>22.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7">
                <text:p>22.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5">
                <text:p>22.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1">
                <text:p>23.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5">
                <text:p>23.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3">
                <text:p>23.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4">
                <text:p>24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5">
                <text:p>25.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.8">
                <text:p>26.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2">
                <text:p>26.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.1">
                <text:p>26.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.2">
                <text:p>26.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.1">
                <text:p>26.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.2">
                <text:p>26.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.4">
                <text:p>27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2">
                <text:p>29.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.7">
                <text:p>28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.1">
                <text:p>29.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.1">
                <text:p>28.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.1">
                <text:p>28.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.9">
                <text:p>27.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.4">
                <text:p>34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">
                <text:p>3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.5">
                <text:p>35.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.5">
                <text:p>32.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.4">
                <text:p>32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.4">
                <text:p>32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.7">
                <text:p>34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.1">
                <text:p>35.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.9">
                <text:p>33.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.7">
                <text:p>33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.9">
                <text:p>32.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">
                <text:p>3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.7">
                <text:p>36.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.4">
                <text:p>36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.4">
                <text:p>35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.2">
                <text:p>34.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.3">
                <text:p>32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.4">
                <text:p>35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.3">
                <text:p>37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.9">
                <text:p>34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.3">
                <text:p>32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.1">
                <text:p>32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.7">
                <text:p>32.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.8">
                <text:p>31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.1">
                <text:p>32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.9">
                <text:p>32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.8">
                <text:p>31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.5">
                <text:p>32.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.4">
                <text:p>33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.3">
                <text:p>34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.5">
                <text:p>33.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.3">
                <text:p>33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.9">
                <text:p>32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.3">
                <text:p>33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.1">
                <text:p>34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.8">
                <text:p>38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">
                <text:p>3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.5">
                <text:p>33.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">
                <text:p>3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.3">
                <text:p>34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.5">
                <text:p>34.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.2">
                <text:p>34.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.3">
                <text:p>34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.3">
                <text:p>35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.7">
                <text:p>34.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.7">
                <text:p>34.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">
                <text:p>3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.3">
                <text:p>35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.6">
                <text:p>35.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.8">
                <text:p>35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.8">
                <text:p>36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.3">
                <text:p>42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8.5">
                <text:p>38.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.6">
                <text:p>37.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7.1">
                <text:p>37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.9">
                <text:p>37.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.9">
                <text:p>36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.4">
                <text:p>37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.4">
                <text:p>37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.2">
                <text:p>38.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.1">
                <text:p>38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">
                <text:p>3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.4">
                <text:p>37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">
                <text:p>3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.2">
                <text:p>38.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.2">
                <text:p>38.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.2">
                <text:p>38.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">
                <text:p>3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.8">
                <text:p>37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.8">
                <text:p>38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.2">
                <text:p>39.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.5">
                <text:p>39.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.4">
                <text:p>39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.2">
                <text:p>40.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">
                <text:p>40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.4">
                <text:p>41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.7">
                <text:p>40.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.2">
                <text:p>40.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.4">
                <text:p>40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">
                <text:p>4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0.7">
                <text:p>40.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0.4">
                <text:p>40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0.8">
                <text:p>40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.3">
                <text:p>40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.3">
                <text:p>40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.2">
                <text:p>41.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.6">
                <text:p>42.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4.1">
                <text:p>44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.1">
                <text:p>44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4.1">
                <text:p>44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.1">
                <text:p>44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.1">
                <text:p>44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.3">
                <text:p>43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.1">
                <text:p>44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.1">
                <text:p>44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.5">
                <text:p>42.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.8">
                <text:p>42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.5">
                <text:p>42.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.4">
                <text:p>42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.5">
                <text:p>41.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">
                <text:p>4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">
                <text:p>4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.6">
                <text:p>41.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1.6">
                <text:p>41.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1.4">
                <text:p>41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.5">
                <text:p>41.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.6">
                <text:p>43.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.9">
                <text:p>41.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.5">
                <text:p>41.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.3">
                <text:p>41.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.4">
                <text:p>41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.1">
                <text:p>41.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.4">
                <text:p>41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.2">
                <text:p>41.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.1">
                <text:p>41.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.9">
                <text:p>40.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.9">
                <text:p>40.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">
                <text:p>4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.9">
                <text:p>41.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">
                <text:p>4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.9">
                <text:p>40.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.9">
                <text:p>40.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.7">
                <text:p>40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.8">
                <text:p>40.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.7">
                <text:p>40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.7">
                <text:p>40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.5">
                <text:p>40.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.4">
                <text:p>40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.2">
                <text:p>40.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.4">
                <text:p>40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.2">
                <text:p>40.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.2">
                <text:p>40.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">
                <text:p>40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.4">
                <text:p>40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.3">
                <text:p>40.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.4">
                <text:p>40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.3">
                <text:p>40.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.3">
                <text:p>40.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.3">
                <text:p>40.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.3">
                <text:p>40.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.3">
                <text:p>40.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.5">
                <text:p>40.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.5">
                <text:p>40.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.5">
                <text:p>40.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.4">
                <text:p>40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.6">
                <text:p>40.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.6">
                <text:p>40.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0.7">
                <text:p>40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.6">
                <text:p>40.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.8">
                <text:p>40.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.9">
                <text:p>40.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.8">
                <text:p>40.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.8">
                <text:p>40.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0.4">
                <text:p>40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.5">
                <text:p>40.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.3">
                <text:p>40.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">
                <text:p>40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.3">
                <text:p>40.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.4">
                <text:p>40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.4">
                <text:p>40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.2">
                <text:p>40.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.2">
                <text:p>40.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.2">
                <text:p>40.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.2">
                <text:p>40.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">
                <text:p>40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0.4">
                <text:p>40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.1">
                <text:p>40.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0.9">
                <text:p>40.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.2">
                <text:p>40.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0.2">
                <text:p>40.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1">
                <text:p>4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1.1">
                <text:p>41.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.9">
                <text:p>40.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1">
                <text:p>4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0.9">
                <text:p>40.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.8">
                <text:p>40.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1">
                <text:p>4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.7">
                <text:p>40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.8">
                <text:p>40.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1">
                <text:p>4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.5">
                <text:p>42.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2.7">
                <text:p>42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1.4">
                <text:p>41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1.3">
                <text:p>41.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1.4">
                <text:p>41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1.4">
                <text:p>41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1.4">
                <text:p>41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1.3">
                <text:p>41.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1.5">
                <text:p>41.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1.3">
                <text:p>41.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1.3">
                <text:p>41.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1.5">
                <text:p>41.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.8">
                <text:p>41.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.6">
                <text:p>41.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1.6">
                <text:p>41.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.5">
                <text:p>41.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">
                <text:p>4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">
                <text:p>4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1">
                <text:p>4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1">
                <text:p>4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1">
                <text:p>4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1">
                <text:p>4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1">
                <text:p>4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1">
                <text:p>4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1">
                <text:p>4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1.6">
                <text:p>41.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">
                <text:p>4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2">
                <text:p>4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1.8">
                <text:p>41.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1.9">
                <text:p>41.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1.8">
                <text:p>41.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1.8">
                <text:p>41.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1.8">
                <text:p>41.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1.8">
                <text:p>41.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3.2">
                <text:p>43.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1.8">
                <text:p>41.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1.7">
                <text:p>41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1.8">
                <text:p>41.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1.7">
                <text:p>41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1.5">
                <text:p>41.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1.6">
                <text:p>41.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1.5">
                <text:p>41.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1.9">
                <text:p>41.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1.7">
                <text:p>41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1.5">
                <text:p>41.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1.8">
                <text:p>41.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1.5">
                <text:p>41.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1.8">
                <text:p>41.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2.4">
                <text:p>42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2.1">
                <text:p>42.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1.7">
                <text:p>41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2">
                <text:p>4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1.8">
                <text:p>41.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1.9">
                <text:p>41.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1.7">
                <text:p>41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3.5">
                <text:p>43.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3">
                <text:p>4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2.8">
                <text:p>42.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2.2">
                <text:p>42.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1.9">
                <text:p>41.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1.6">
                <text:p>41.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1.7">
                <text:p>41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1.8">
                <text:p>41.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1.7">
                <text:p>41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1.6">
                <text:p>41.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1.6">
                <text:p>41.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1.5">
                <text:p>41.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1.4">
                <text:p>41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1.4">
                <text:p>41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1.4">
                <text:p>41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.3">
                <text:p>41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1.3">
                <text:p>41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1.2">
                <text:p>41.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.1">
                <text:p>41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1.2">
                <text:p>41.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1.1">
                <text:p>41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.2">
                <text:p>41.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.5">
                <text:p>41.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1.6">
                <text:p>41.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1.4">
                <text:p>41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1.9">
                <text:p>41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1.8">
                <text:p>41.8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.4">
                <text:p>42.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.4">
                <text:p>42.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2.4">
                <text:p>42.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.5">
                <text:p>42.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2.4">
                <text:p>42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2.6">
                <text:p>42.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2.6">
                <text:p>42.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3">
                <text:p>4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2.3">
                <text:p>42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2.9">
                <text:p>42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2.7">
                <text:p>42.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2.8">
                <text:p>42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2.4">
                <text:p>42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2.1">
                <text:p>42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2.4">
                <text:p>42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2.7">
                <text:p>42.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2.4">
                <text:p>42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2.8">
                <text:p>42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2.2">
                <text:p>42.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2">
                <text:p>4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.9">
                <text:p>41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.8">
                <text:p>41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.7">
                <text:p>41.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.1">
                <text:p>42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.3">
                <text:p>42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1.8">
                <text:p>41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1.7">
                <text:p>41.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1.5">
                <text:p>41.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.1">
                <text:p>42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1.9">
                <text:p>41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1.8">
                <text:p>41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1.7">
                <text:p>41.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1.6">
                <text:p>41.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.4">
                <text:p>42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1.8">
                <text:p>41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1.7">
                <text:p>41.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">
                <text:p>4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1.8">
                <text:p>41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2.1">
                <text:p>42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1.7">
                <text:p>41.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1.8">
                <text:p>41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1.8">
                <text:p>41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1.8">
                <text:p>41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1.6">
                <text:p>41.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1.9">
                <text:p>41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1.9">
                <text:p>41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1.9">
                <text:p>41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1.9">
                <text:p>41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1.8">
                <text:p>41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1.7">
                <text:p>41.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1.9">
                <text:p>41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.1">
                <text:p>42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">
                <text:p>4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1.9">
                <text:p>41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1.9">
                <text:p>41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1.7">
                <text:p>41.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1.7">
                <text:p>41.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2">
                <text:p>4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1.8">
                <text:p>41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1.9">
                <text:p>41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1.9">
                <text:p>41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1.9">
                <text:p>41.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2">
                <text:p>4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2.1">
                <text:p>42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1.9">
                <text:p>41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1.9">
                <text:p>41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2.1">
                <text:p>42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2.2">
                <text:p>42.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2.2">
                <text:p>42.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2.2">
                <text:p>42.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2">
                <text:p>4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2.3">
                <text:p>42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2.1">
                <text:p>42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2.4">
                <text:p>42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2.2">
                <text:p>42.2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2.6">
                <text:p>42.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2.1">
                <text:p>42.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2.5">
                <text:p>42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2.2">
                <text:p>42.2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2.3">
                <text:p>42.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2.4">
                <text:p>42.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2.7">
                <text:p>42.7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2.3">
                <text:p>42.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2.5">
                <text:p>42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.7">
                <text:p>42.7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.8">
                <text:p>42.8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2.7">
                <text:p>42.7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.9">
                <text:p>42.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.9">
                <text:p>42.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3.1">
                <text:p>43.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.9">
                <text:p>42.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.9">
                <text:p>42.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3">
                <text:p>4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3.4">
                <text:p>43.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">
                <text:p>4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">
                <text:p>4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">
                <text:p>4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3">
                <text:p>4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">
                <text:p>4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3">
                <text:p>4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">
                <text:p>4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.1">
                <text:p>43.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.1">
                <text:p>43.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.3">
                <text:p>43.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5">
                <text:p>43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4">
                <text:p>43.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4">
                <text:p>4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8">
                <text:p>43.8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8">
                <text:p>43.8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">
                <text:p>4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">
                <text:p>4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">
                <text:p>4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">
                <text:p>4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">
                <text:p>4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">
                <text:p>4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">
                <text:p>4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">
                <text:p>4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">
                <text:p>44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">
                <text:p>44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">
                <text:p>44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">
                <text:p>4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">
                <text:p>4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">
                <text:p>4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">
                <text:p>4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4">
                <text:p>4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4">
                <text:p>4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4">
                <text:p>4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4">
                <text:p>4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4">
                <text:p>4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3.9">
                <text:p>4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3.8">
                <text:p>43.8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3.8">
                <text:p>43.8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3.8">
                <text:p>43.8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3.8">
                <text:p>43.8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3.8">
                <text:p>43.8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3.8">
                <text:p>43.8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4.3">
                <text:p>44.3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3.8">
                <text:p>43.8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3.8">
                <text:p>43.8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3.8">
                <text:p>43.8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3.8">
                <text:p>43.8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3.8">
                <text:p>43.8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3.8">
                <text:p>43.8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3.8">
                <text:p>43.8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3.8">
                <text:p>43.8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3.8">
                <text:p>43.8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3.8">
                <text:p>43.8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3.8">
                <text:p>43.8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3.7">
                <text:p>43.7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3.7">
                <text:p>43.7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3.7">
                <text:p>43.7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3.7">
                <text:p>43.7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1">
                <text:p>41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3.1">
                <text:p>33.1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0.9">
                <text:p>40.9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5.7">
                <text:p>35.7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6">
                <text:p>36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7.6">
                <text:p>37.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7.5">
                <text:p>37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7.2">
                <text:p>37.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7.9">
                <text:p>37.9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7.6">
                <text:p>37.6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6.6">
                <text:p>36.6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6.3">
                <text:p>36.3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5.2">
                <text:p>35.2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5.2">
                <text:p>35.2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4.3">
                <text:p>34.3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2.5">
                <text:p>32.5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1.4">
                <text:p>31.4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0.2">
                <text:p>30.2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1.7">
                <text:p>31.7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2.2">
                <text:p>32.2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1.4">
                <text:p>31.4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0.3">
                <text:p>30.3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0.3">
                <text:p>30.3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0.1">
                <text:p>30.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9.5">
                <text:p>29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0.2">
                <text:p>30.2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0.3">
                <text:p>30.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9.7">
                <text:p>29.7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8.9">
                <text:p>28.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9.7">
                <text:p>29.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9.7">
                <text:p>29.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9.7">
                <text:p>29.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9.1">
                <text:p>29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9.7">
                <text:p>29.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9.2">
                <text:p>29.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9.5">
                <text:p>29.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9">
                <text:p>2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8.4">
                <text:p>28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.4">
                <text:p>27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8.3">
                <text:p>28.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8.6">
                <text:p>28.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8.6">
                <text:p>28.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7.3">
                <text:p>27.3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7.9">
                <text:p>27.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.4">
                <text:p>28.4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.5">
                <text:p>28.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7.5">
                <text:p>27.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7.9">
                <text:p>27.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7.8">
                <text:p>27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7.5">
                <text:p>27.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7.3">
                <text:p>27.3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.1">
                <text:p>28.1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7.7">
                <text:p>27.7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7.6">
                <text:p>27.6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7.6">
                <text:p>27.6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.1">
                <text:p>28.1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7">
                <text:p>27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7.4">
                <text:p>27.4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7.3">
                <text:p>27.3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6.7">
                <text:p>26.7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7.5">
                <text:p>27.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7.3">
                <text:p>27.3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7.2">
                <text:p>27.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6.8">
                <text:p>26.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6.7">
                <text:p>26.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6.9">
                <text:p>26.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6.9">
                <text:p>26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6.7">
                <text:p>26.7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6.9">
                <text:p>26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6.5">
                <text:p>26.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6.6">
                <text:p>26.6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6.7">
                <text:p>26.7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6.8">
                <text:p>26.8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6.8">
                <text:p>26.8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6">
                <text:p>26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6.4">
                <text:p>26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6.7">
                <text:p>26.7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6.3">
                <text:p>26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6.5">
                <text:p>26.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6.6">
                <text:p>26.6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6.2">
                <text:p>26.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6.4">
                <text:p>26.4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6.5">
                <text:p>26.5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5.6">
                <text:p>25.6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5.9">
                <text:p>25.9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6.4">
                <text:p>26.4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6">
                <text:p>26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6.1">
                <text:p>26.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6.4">
                <text:p>26.4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6.2">
                <text:p>26.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5.6">
                <text:p>25.6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5.5">
                <text:p>25.5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6.1">
                <text:p>26.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5.6">
                <text:p>25.6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5.4">
                <text:p>25.4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4.6">
                <text:p>24.6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4.9">
                <text:p>24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4.4">
                <text:p>24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4.4">
                <text:p>24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4.5">
                <text:p>24.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3.9">
                <text:p>23.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3.7">
                <text:p>23.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3.9">
                <text:p>23.9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3.6">
                <text:p>23.6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3.4">
                <text:p>23.4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3.4">
                <text:p>23.4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3.4">
                <text:p>23.4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3.3">
                <text:p>23.3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3.3">
                <text:p>23.3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5.1">
                <text:p>25.1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3.6">
                <text:p>23.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4.8">
                <text:p>24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5.7">
                <text:p>25.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5.2">
                <text:p>25.2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5.7">
                <text:p>25.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6.1">
                <text:p>26.1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6.4">
                <text:p>26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6.6">
                <text:p>26.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6.6">
                <text:p>26.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6.6">
                <text:p>26.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6.8">
                <text:p>26.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7.1">
                <text:p>27.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7">
                <text:p>2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7">
                <text:p>2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6.9">
                <text:p>26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7">
                <text:p>2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7.1">
                <text:p>27.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7.3">
                <text:p>27.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7.2">
                <text:p>27.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7.3">
                <text:p>27.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7.4">
                <text:p>27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7.4">
                <text:p>27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7.6">
                <text:p>27.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7.6">
                <text:p>27.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7.8">
                <text:p>27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7.8">
                <text:p>27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7.8">
                <text:p>27.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8.1">
                <text:p>28.1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8">
                <text:p>2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8">
                <text:p>2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8.1">
                <text:p>28.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8.1">
                <text:p>28.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8.2">
                <text:p>28.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8.3">
                <text:p>28.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8.3">
                <text:p>28.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8.4">
                <text:p>28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8.4">
                <text:p>28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8.5">
                <text:p>28.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8.5">
                <text:p>28.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8.6">
                <text:p>28.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8.7">
                <text:p>28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8.7">
                <text:p>28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8.7">
                <text:p>28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8.7">
                <text:p>28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8.5">
                <text:p>28.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8.5">
                <text:p>28.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7.9">
                <text:p>27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7.9">
                <text:p>27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7.9">
                <text:p>27.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7.9">
                <text:p>27.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.7">
                <text:p>27.7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8.1">
                <text:p>28.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8.2">
                <text:p>28.2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7.5">
                <text:p>27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7.7">
                <text:p>27.7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7.7">
                <text:p>27.7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7.5">
                <text:p>27.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7.4">
                <text:p>27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7.2">
                <text:p>27.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7.2">
                <text:p>27.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7.1">
                <text:p>27.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6.9">
                <text:p>26.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6.5">
                <text:p>26.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6.1">
                <text:p>26.1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6">
                <text:p>2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5.7">
                <text:p>25.7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5.8">
                <text:p>25.8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5.6">
                <text:p>25.6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5.2">
                <text:p>25.2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5.5">
                <text:p>25.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5.5">
                <text:p>25.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4.8">
                <text:p>24.8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4.8">
                <text:p>24.8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4.8">
                <text:p>24.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4.7">
                <text:p>24.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4.9">
                <text:p>24.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4.8">
                <text:p>24.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4.8">
                <text:p>24.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4.9">
                <text:p>24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4.7">
                <text:p>24.7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4.7">
                <text:p>24.7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4.5">
                <text:p>24.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4.6">
                <text:p>24.6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4.4">
                <text:p>24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4.4">
                <text:p>24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4.3">
                <text:p>24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4.7">
                <text:p>24.7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4.4">
                <text:p>24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4.5">
                <text:p>24.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4.4">
                <text:p>24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4.2">
                <text:p>24.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4.2">
                <text:p>24.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4.2">
                <text:p>24.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4.4">
                <text:p>24.4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4.3">
                <text:p>24.3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4.2">
                <text:p>24.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4.1">
                <text:p>24.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4.3">
                <text:p>24.3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4.1">
                <text:p>24.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4.2">
                <text:p>24.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4.2">
                <text:p>24.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4.1">
                <text:p>24.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4.1">
                <text:p>24.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4.1">
                <text:p>24.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4.2">
                <text:p>24.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4.1">
                <text:p>24.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4.4">
                <text:p>24.4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4.5">
                <text:p>24.5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4.4">
                <text:p>24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4.4">
                <text:p>24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4.4">
                <text:p>24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4.4">
                <text:p>24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4.5">
                <text:p>24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4.7">
                <text:p>24.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4.5">
                <text:p>24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4.2">
                <text:p>24.2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4.5">
                <text:p>24.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4.5">
                <text:p>24.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4.8">
                <text:p>24.8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4.6">
                <text:p>24.6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4.7">
                <text:p>24.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4.8">
                <text:p>24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4.8">
                <text:p>24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4.8">
                <text:p>24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5">
                <text:p>2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4.8">
                <text:p>24.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5.1">
                <text:p>25.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5">
                <text:p>2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5.3">
                <text:p>25.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5.4">
                <text:p>25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5.5">
                <text:p>25.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5.6">
                <text:p>25.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5.6">
                <text:p>25.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5.5">
                <text:p>25.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5.9">
                <text:p>25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6">
                <text:p>2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5.9">
                <text:p>25.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5.9">
                <text:p>25.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6.1">
                <text:p>26.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6.1">
                <text:p>26.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5.8">
                <text:p>25.8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6.1">
                <text:p>26.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6">
                <text:p>26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5.8">
                <text:p>25.8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5.4">
                <text:p>25.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4">
                <text:p>2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4.1">
                <text:p>24.1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4.1">
                <text:p>24.1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4.5">
                <text:p>24.5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4.2">
                <text:p>24.2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4.6">
                <text:p>24.6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4.3">
                <text:p>24.3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4.1">
                <text:p>24.1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4.1">
                <text:p>24.1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4.5">
                <text:p>24.5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4.6">
                <text:p>24.6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4.1">
                <text:p>24.1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4.6">
                <text:p>24.6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4.6">
                <text:p>24.6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6">
                <text:p>26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5.8">
                <text:p>25.8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5.8">
                <text:p>25.8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5.6">
                <text:p>25.6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5.5">
                <text:p>25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5.4">
                <text:p>25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4.8">
                <text:p>24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4.7">
                <text:p>24.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5.3">
                <text:p>25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4.6">
                <text:p>24.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4.5">
                <text:p>24.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5">
                <text:p>2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5.1">
                <text:p>25.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4.3">
                <text:p>24.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4.4">
                <text:p>24.4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4.7">
                <text:p>24.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4.6">
                <text:p>24.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4.7">
                <text:p>24.7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4.4">
                <text:p>24.4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4.7">
                <text:p>24.7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4.1">
                <text:p>24.1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4">
                <text:p>24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3.9">
                <text:p>23.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4.2">
                <text:p>24.2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4.1">
                <text:p>24.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4.4">
                <text:p>24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4.4">
                <text:p>24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4.6">
                <text:p>24.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4.2">
                <text:p>24.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3.6">
                <text:p>23.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5">
                <text:p>2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4.3">
                <text:p>24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4.1">
                <text:p>24.1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4.2">
                <text:p>24.2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4.7">
                <text:p>24.7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4.4">
                <text:p>24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4.1">
                <text:p>24.1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4">
                <text:p>2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4.1">
                <text:p>24.1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4">
                <text:p>2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4.4">
                <text:p>24.4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4.2">
                <text:p>24.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4.7">
                <text:p>24.7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4.2">
                <text:p>24.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4.1">
                <text:p>24.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4.2">
                <text:p>24.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3.8">
                <text:p>23.8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3.6">
                <text:p>23.6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3.9">
                <text:p>23.9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4.8">
                <text:p>24.8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4.6">
                <text:p>24.6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4.3">
                <text:p>24.3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4.4">
                <text:p>24.4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3.7">
                <text:p>23.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4.2">
                <text:p>24.2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4.1">
                <text:p>24.1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4.1">
                <text:p>24.1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3.7">
                <text:p>23.7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4.1">
                <text:p>24.1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4">
                <text:p>24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4">
                <text:p>24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4.2">
                <text:p>24.2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3.3">
                <text:p>23.3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4.1">
                <text:p>24.1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3.1">
                <text:p>23.1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2.5">
                <text:p>22.5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2.1">
                <text:p>22.1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2.1">
                <text:p>22.1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2.3">
                <text:p>22.3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1.8">
                <text:p>21.8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2.1">
                <text:p>22.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2.1">
                <text:p>22.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2.9">
                <text:p>22.9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3.1">
                <text:p>23.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3">
                <text:p>23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4">
                <text:p>24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3.4">
                <text:p>23.4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4.1">
                <text:p>24.1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2.8">
                <text:p>22.8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4">
                <text:p>2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2.5">
                <text:p>22.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3.1">
                <text:p>23.1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4.7">
                <text:p>24.7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4.9">
                <text:p>24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4.7">
                <text:p>24.7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5.6">
                <text:p>25.6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5.2">
                <text:p>25.2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4.4">
                <text:p>24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5.1">
                <text:p>25.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4.9">
                <text:p>24.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5.3">
                <text:p>25.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5.3">
                <text:p>25.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5.6">
                <text:p>25.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5.4">
                <text:p>25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5.3">
                <text:p>25.3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5.3">
                <text:p>25.3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4.8">
                <text:p>24.8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5.5">
                <text:p>25.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5.5">
                <text:p>25.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5.5">
                <text:p>25.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5.7">
                <text:p>25.7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5.6">
                <text:p>25.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5">
                <text:p>2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3.5">
                <text:p>23.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5.4">
                <text:p>25.4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5.9">
                <text:p>25.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5.5">
                <text:p>25.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5.4">
                <text:p>25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5.4">
                <text:p>25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5.6">
                <text:p>25.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5">
                <text:p>2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4.5">
                <text:p>24.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4">
                <text:p>2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4.1">
                <text:p>24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4.7">
                <text:p>24.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3.4">
                <text:p>23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3.1">
                <text:p>23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3.8">
                <text:p>23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4.6">
                <text:p>24.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4.8">
                <text:p>24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4.2">
                <text:p>24.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4.5">
                <text:p>24.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4.1">
                <text:p>24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4.5">
                <text:p>24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6.1">
                <text:p>26.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4.9">
                <text:p>24.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3.9">
                <text:p>23.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3.8">
                <text:p>23.8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4.3">
                <text:p>24.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3.8">
                <text:p>23.8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3.5">
                <text:p>23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4.1">
                <text:p>24.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4.5">
                <text:p>24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3.8">
                <text:p>23.8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4.3">
                <text:p>24.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3.3">
                <text:p>23.3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3.6">
                <text:p>23.6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3.7">
                <text:p>23.7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3.7">
                <text:p>23.7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3.9">
                <text:p>2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4.1">
                <text:p>24.1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3">
                <text:p>23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3.6">
                <text:p>23.6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3.9">
                <text:p>23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3.5">
                <text:p>23.5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3.6">
                <text:p>23.6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3.1">
                <text:p>23.1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4.6">
                <text:p>24.6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4.1">
                <text:p>24.1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4.3">
                <text:p>24.3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4.1">
                <text:p>24.1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4.2">
                <text:p>24.2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4">
                <text:p>24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4.1">
                <text:p>24.1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3.8">
                <text:p>23.8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4.8">
                <text:p>24.8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4.5">
                <text:p>24.5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3.9">
                <text:p>23.9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5.6">
                <text:p>25.6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4">
                <text:p>24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3.9">
                <text:p>23.9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4.1">
                <text:p>24.1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4.4">
                <text:p>24.4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4.1">
                <text:p>24.1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4.3">
                <text:p>24.3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6.3">
                <text:p>26.3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5.9">
                <text:p>25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5.8">
                <text:p>25.8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5.7">
                <text:p>25.7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9" chart:maximum="27" chart:origin="0" chart:interval-major="0.5" chart:interval-minor-divisor="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3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0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579d1c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052cm" svg:height="15.699cm" xlink:href=".." xlink:type="simple" chart:class="chart:line" chart:style-name="ch1">
        <chart:title svg:x="10.075cm" svg:y="0.449cm" chart:style-name="ch2">
          <text:p>Humidity &amp; Temperature</text:p>
        </chart:title>
        <chart:legend chart:legend-position="bottom" svg:x="7.16cm" svg:y="14.916cm" style:legend-expansion="wide" chart:style-name="ch3"/>
        <chart:plot-area chart:style-name="ch4" table:cell-range-address="'Weather - Salon'.A1:'Weather - Salon'.C250" chart:data-source-has-labels="both" svg:x="1.512cm" svg:y="1.567cm" svg:width="23.039cm" svg:height="12.055cm">
          <chartooo:coordinate-region svg:x="2.59cm" svg:y="1.567cm" svg:width="21.961cm" svg:height="10.39cm"/>
          <chart:axis chart:dimension="x" chart:name="primary-x" chart:style-name="ch5" chartooo:axis-type="text">
            <chart:title svg:x="11.413cm" svg:y="13.935cm" chart:style-name="ch6">
              <text:p>Celcius &amp; Percentage</text:p>
            </chart:title>
            <chart:categories table:cell-range-address="'Weather - Salon'.A2:'Weather - Salon'.A250"/>
          </chart:axis>
          <chart:axis chart:dimension="y" chart:name="primary-y" chart:style-name="ch7">
            <chart:title svg:x="0.451cm" svg:y="7.995cm" chart:style-name="ch8">
              <text:p>Date</text:p>
            </chart:title>
            <chart:grid chart:style-name="ch9" chart:class="major"/>
          </chart:axis>
          <chart:series chart:style-name="ch10" chart:values-cell-range-address="'Weather - Salon'.B2:'Weather - Salon'.B250" chart:label-cell-address="'Weather - Salon'.B1:'Weather - Salon'.B1" chart:class="chart:line">
            <chart:regression-curve chart:style-name="ch11"/>
            <chart:data-point chart:repeated="249"/>
          </chart:series>
          <chart:series chart:style-name="ch12" chart:values-cell-range-address="'Weather - Salon'.C2:'Weather - Salon'.C250" chart:label-cell-address="'Weather - Salon'.C1:'Weather - Salon'.C1" chart:class="chart:line">
            <chart:data-point chart:repeated="24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umidity</text:p>
                <draw:g>
                  <svg:desc>'Weather - Salon'.B1:'Weather - Salon'.B1</svg:desc>
                </draw:g>
              </table:table-cell>
              <table:table-cell office:value-type="string">
                <text:p>Temperature</text:p>
                <draw:g>
                  <svg:desc>'Weather - Salon'.C1:'Weather - Salon'.C1</svg:desc>
                </draw:g>
              </table:table-cell>
            </table:table-row>
          </table:table-header-rows>
          <table:table-rows>
            <table:table-row>
              <table:table-cell office:value-type="float" office:value="42430.8021180556">
                <text:p>42430</text:p>
                <draw:g>
                  <svg:desc>'Weather - Salon'.A2:'Weather - Salon'.A250</svg:desc>
                </draw:g>
              </table:table-cell>
              <table:table-cell office:value-type="float" office:value="19.9">
                <text:p>19.9</text:p>
                <draw:g>
                  <svg:desc>'Weather - Salon'.B2:'Weather - Salon'.B250</svg:desc>
                </draw:g>
              </table:table-cell>
              <table:table-cell office:value-type="float" office:value="21.7">
                <text:p>21.7</text:p>
                <draw:g>
                  <svg:desc>'Weather - Salon'.C2:'Weather - Salon'.C250</svg:desc>
                </draw:g>
              </table:table-cell>
            </table:table-row>
            <table:table-row>
              <table:table-cell office:value-type="float" office:value="42430.8024652778">
                <text:p>42430</text:p>
              </table:table-cell>
              <table:table-cell office:value-type="float" office:value="20.6">
                <text:p>20.6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028125">
                <text:p>42430</text:p>
              </table:table-cell>
              <table:table-cell office:value-type="float" office:value="20.3">
                <text:p>20.3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031712963">
                <text:p>42430</text:p>
              </table:table-cell>
              <table:table-cell office:value-type="float" office:value="20.7">
                <text:p>20.7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035185185">
                <text:p>42430</text:p>
              </table:table-cell>
              <table:table-cell office:value-type="float" office:value="20.3">
                <text:p>20.3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038657407">
                <text:p>42430</text:p>
              </table:table-cell>
              <table:table-cell office:value-type="float" office:value="20.4">
                <text:p>20.4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04212963">
                <text:p>42430</text:p>
              </table:table-cell>
              <table:table-cell office:value-type="float" office:value="20.4">
                <text:p>20.4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048032407">
                <text:p>42430</text:p>
              </table:table-cell>
              <table:table-cell office:value-type="float" office:value="20.5">
                <text:p>20.5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05150463">
                <text:p>42430</text:p>
              </table:table-cell>
              <table:table-cell office:value-type="float" office:value="20.5">
                <text:p>20.5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054976852">
                <text:p>42430</text:p>
              </table:table-cell>
              <table:table-cell office:value-type="float" office:value="20.4">
                <text:p>20.4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058449074">
                <text:p>42430</text:p>
              </table:table-cell>
              <table:table-cell office:value-type="float" office:value="20.4">
                <text:p>20.4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062037037">
                <text:p>42430</text:p>
              </table:table-cell>
              <table:table-cell office:value-type="float" office:value="20.4">
                <text:p>20.4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065509259">
                <text:p>42430</text:p>
              </table:table-cell>
              <table:table-cell office:value-type="float" office:value="20.4">
                <text:p>20.4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068981482">
                <text:p>42430</text:p>
              </table:table-cell>
              <table:table-cell office:value-type="float" office:value="20.6">
                <text:p>20.6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072453704">
                <text:p>42430</text:p>
              </table:table-cell>
              <table:table-cell office:value-type="float" office:value="20.4">
                <text:p>20.4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076041667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079513889">
                <text:p>42430</text:p>
              </table:table-cell>
              <table:table-cell office:value-type="float" office:value="20.3">
                <text:p>20.3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121412037">
                <text:p>42430</text:p>
              </table:table-cell>
              <table:table-cell office:value-type="float" office:value="21.1">
                <text:p>21.1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2430.8124884259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42430.8128472222">
                <text:p>42430</text:p>
              </table:table-cell>
              <table:table-cell office:value-type="float" office:value="19.9">
                <text:p>19.9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42430.8131944444">
                <text:p>4243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430.8135416667">
                <text:p>42430</text:p>
              </table:table-cell>
              <table:table-cell office:value-type="float" office:value="19.8">
                <text:p>19.8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42430.8138888889">
                <text:p>42430</text:p>
              </table:table-cell>
              <table:table-cell office:value-type="float" office:value="19.9">
                <text:p>19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42430.8142476852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42430.8145949074">
                <text:p>42430</text:p>
              </table:table-cell>
              <table:table-cell office:value-type="float" office:value="20.1">
                <text:p>20.1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42430.8149421296">
                <text:p>42430</text:p>
              </table:table-cell>
              <table:table-cell office:value-type="float" office:value="19.9">
                <text:p>19.9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42430.8152893518">
                <text:p>42430</text:p>
              </table:table-cell>
              <table:table-cell office:value-type="float" office:value="20.1">
                <text:p>20.1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42430.8156365741">
                <text:p>42430</text:p>
              </table:table-cell>
              <table:table-cell office:value-type="float" office:value="20.4">
                <text:p>20.4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42430.8159953704">
                <text:p>42430</text:p>
              </table:table-cell>
              <table:table-cell office:value-type="float" office:value="20.4">
                <text:p>20.4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42430.8163425926">
                <text:p>42430</text:p>
              </table:table-cell>
              <table:table-cell office:value-type="float" office:value="22.4">
                <text:p>22.4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42430.8166898148">
                <text:p>42430</text:p>
              </table:table-cell>
              <table:table-cell office:value-type="float" office:value="22.4">
                <text:p>22.4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42430.817037037">
                <text:p>42430</text:p>
              </table:table-cell>
              <table:table-cell office:value-type="float" office:value="22.3">
                <text:p>22.3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173842593">
                <text:p>42430</text:p>
              </table:table-cell>
              <table:table-cell office:value-type="float" office:value="22.2">
                <text:p>22.2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177430556">
                <text:p>42430</text:p>
              </table:table-cell>
              <table:table-cell office:value-type="float" office:value="22.7">
                <text:p>22.7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42430.8180902778">
                <text:p>42430</text:p>
              </table:table-cell>
              <table:table-cell office:value-type="float" office:value="22.3">
                <text:p>22.3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184375">
                <text:p>42430</text:p>
              </table:table-cell>
              <table:table-cell office:value-type="float" office:value="22.4">
                <text:p>22.4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187847222">
                <text:p>42430</text:p>
              </table:table-cell>
              <table:table-cell office:value-type="float" office:value="22.1">
                <text:p>22.1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191435185">
                <text:p>42430</text:p>
              </table:table-cell>
              <table:table-cell office:value-type="float" office:value="22.3">
                <text:p>22.3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194907407">
                <text:p>42430</text:p>
              </table:table-cell>
              <table:table-cell office:value-type="float" office:value="22.4">
                <text:p>22.4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19837963">
                <text:p>42430</text:p>
              </table:table-cell>
              <table:table-cell office:value-type="float" office:value="22.3">
                <text:p>22.3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201851852">
                <text:p>42430</text:p>
              </table:table-cell>
              <table:table-cell office:value-type="float" office:value="22.1">
                <text:p>22.1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205324074">
                <text:p>42430</text:p>
              </table:table-cell>
              <table:table-cell office:value-type="float" office:value="22.2">
                <text:p>22.2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208912037">
                <text:p>42430</text:p>
              </table:table-cell>
              <table:table-cell office:value-type="float" office:value="22.2">
                <text:p>22.2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212384259">
                <text:p>42430</text:p>
              </table:table-cell>
              <table:table-cell office:value-type="float" office:value="21.9">
                <text:p>21.9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215856482">
                <text:p>42430</text:p>
              </table:table-cell>
              <table:table-cell office:value-type="float" office:value="21.8">
                <text:p>21.8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219328704">
                <text:p>42430</text:p>
              </table:table-cell>
              <table:table-cell office:value-type="float" office:value="21.9">
                <text:p>21.9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226388889">
                <text:p>42430</text:p>
              </table:table-cell>
              <table:table-cell office:value-type="float" office:value="22.2">
                <text:p>22.2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42430.8229861111">
                <text:p>42430</text:p>
              </table:table-cell>
              <table:table-cell office:value-type="float" office:value="22.1">
                <text:p>22.1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42430.8233333333">
                <text:p>42430</text:p>
              </table:table-cell>
              <table:table-cell office:value-type="float" office:value="21.8">
                <text:p>21.8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42430.8236805556">
                <text:p>42430</text:p>
              </table:table-cell>
              <table:table-cell office:value-type="float" office:value="21.7">
                <text:p>21.7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42430.8240277778">
                <text:p>42430</text:p>
              </table:table-cell>
              <table:table-cell office:value-type="float" office:value="22.2">
                <text:p>22.2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42430.8243865741">
                <text:p>42430</text:p>
              </table:table-cell>
              <table:table-cell office:value-type="float" office:value="21.9">
                <text:p>21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42430.8247337963">
                <text:p>42430</text:p>
              </table:table-cell>
              <table:table-cell office:value-type="float" office:value="21.9">
                <text:p>21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42430.8250810185">
                <text:p>42430</text:p>
              </table:table-cell>
              <table:table-cell office:value-type="float" office:value="22.1">
                <text:p>22.1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42430.8254282407">
                <text:p>42430</text:p>
              </table:table-cell>
              <table:table-cell office:value-type="float" office:value="21.8">
                <text:p>21.8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42430.825787037">
                <text:p>42430</text:p>
              </table:table-cell>
              <table:table-cell office:value-type="float" office:value="21.9">
                <text:p>21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42430.8261342593">
                <text:p>42430</text:p>
              </table:table-cell>
              <table:table-cell office:value-type="float" office:value="22.5">
                <text:p>22.5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42430.8264814815">
                <text:p>42430</text:p>
              </table:table-cell>
              <table:table-cell office:value-type="float" office:value="21.6">
                <text:p>21.6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42430.8268287037">
                <text:p>42430</text:p>
              </table:table-cell>
              <table:table-cell office:value-type="float" office:value="22.3">
                <text:p>22.3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42430.8271759259">
                <text:p>42430</text:p>
              </table:table-cell>
              <table:table-cell office:value-type="float" office:value="22.1">
                <text:p>22.1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42430.8275347222">
                <text:p>42430</text:p>
              </table:table-cell>
              <table:table-cell office:value-type="float" office:value="21.8">
                <text:p>21.8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42430.8278819444">
                <text:p>42430</text:p>
              </table:table-cell>
              <table:table-cell office:value-type="float" office:value="21.9">
                <text:p>21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42430.8282291667">
                <text:p>42430</text:p>
              </table:table-cell>
              <table:table-cell office:value-type="float" office:value="21.9">
                <text:p>21.9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42430.8285763889">
                <text:p>42430</text:p>
              </table:table-cell>
              <table:table-cell office:value-type="float" office:value="22.1">
                <text:p>22.1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42430.8289236111">
                <text:p>42430</text:p>
              </table:table-cell>
              <table:table-cell office:value-type="float" office:value="21.8">
                <text:p>21.8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42430.8292824074">
                <text:p>42430</text:p>
              </table:table-cell>
              <table:table-cell office:value-type="float" office:value="22.3">
                <text:p>22.3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42430.8296296296">
                <text:p>42430</text:p>
              </table:table-cell>
              <table:table-cell office:value-type="float" office:value="22.1">
                <text:p>22.1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42430.8299768519">
                <text:p>42430</text:p>
              </table:table-cell>
              <table:table-cell office:value-type="float" office:value="22.4">
                <text:p>22.4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42430.8303240741">
                <text:p>42430</text:p>
              </table:table-cell>
              <table:table-cell office:value-type="float" office:value="22.2">
                <text:p>22.2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42430.8306828704">
                <text:p>42430</text:p>
              </table:table-cell>
              <table:table-cell office:value-type="float" office:value="22.7">
                <text:p>22.7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42430.8310300926">
                <text:p>42430</text:p>
              </table:table-cell>
              <table:table-cell office:value-type="float" office:value="22.7">
                <text:p>22.7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42430.8313773148">
                <text:p>42430</text:p>
              </table:table-cell>
              <table:table-cell office:value-type="float" office:value="22.7">
                <text:p>22.7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42430.831724537">
                <text:p>42430</text:p>
              </table:table-cell>
              <table:table-cell office:value-type="float" office:value="22.6">
                <text:p>22.6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42430.8320717593">
                <text:p>42430</text:p>
              </table:table-cell>
              <table:table-cell office:value-type="float" office:value="22.7">
                <text:p>22.7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42430.8324305556">
                <text:p>42430</text:p>
              </table:table-cell>
              <table:table-cell office:value-type="float" office:value="22.7">
                <text:p>22.7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327777778">
                <text:p>42430</text:p>
              </table:table-cell>
              <table:table-cell office:value-type="float" office:value="22.7">
                <text:p>22.7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33125">
                <text:p>42430</text:p>
              </table:table-cell>
              <table:table-cell office:value-type="float" office:value="22.7">
                <text:p>22.7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334722222">
                <text:p>42430</text:p>
              </table:table-cell>
              <table:table-cell office:value-type="float" office:value="22.8">
                <text:p>22.8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42430.8338194444">
                <text:p>42430</text:p>
              </table:table-cell>
              <table:table-cell office:value-type="float" office:value="22.5">
                <text:p>22.5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341782407">
                <text:p>42430</text:p>
              </table:table-cell>
              <table:table-cell office:value-type="float" office:value="22.1">
                <text:p>22.1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34525463">
                <text:p>42430</text:p>
              </table:table-cell>
              <table:table-cell office:value-type="float" office:value="22.6">
                <text:p>22.6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348726852">
                <text:p>42430</text:p>
              </table:table-cell>
              <table:table-cell office:value-type="float" office:value="22.4">
                <text:p>22.4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352199074">
                <text:p>42430</text:p>
              </table:table-cell>
              <table:table-cell office:value-type="float" office:value="22.4">
                <text:p>22.4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355671296">
                <text:p>42430</text:p>
              </table:table-cell>
              <table:table-cell office:value-type="float" office:value="22.6">
                <text:p>22.6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359259259">
                <text:p>42430</text:p>
              </table:table-cell>
              <table:table-cell office:value-type="float" office:value="22.4">
                <text:p>22.4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362731482">
                <text:p>42430</text:p>
              </table:table-cell>
              <table:table-cell office:value-type="float" office:value="21.9">
                <text:p>21.9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366203704">
                <text:p>42430</text:p>
              </table:table-cell>
              <table:table-cell office:value-type="float" office:value="22.2">
                <text:p>22.2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369675926">
                <text:p>42430</text:p>
              </table:table-cell>
              <table:table-cell office:value-type="float" office:value="22.3">
                <text:p>22.3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373263889">
                <text:p>42430</text:p>
              </table:table-cell>
              <table:table-cell office:value-type="float" office:value="22.7">
                <text:p>22.7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376736111">
                <text:p>42430</text:p>
              </table:table-cell>
              <table:table-cell office:value-type="float" office:value="22.2">
                <text:p>22.2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380208333">
                <text:p>42430</text:p>
              </table:table-cell>
              <table:table-cell office:value-type="float" office:value="22.1">
                <text:p>22.1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383680556">
                <text:p>42430</text:p>
              </table:table-cell>
              <table:table-cell office:value-type="float" office:value="22.2">
                <text:p>22.2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387152778">
                <text:p>42430</text:p>
              </table:table-cell>
              <table:table-cell office:value-type="float" office:value="22.4">
                <text:p>22.4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390740741">
                <text:p>42430</text:p>
              </table:table-cell>
              <table:table-cell office:value-type="float" office:value="21.9">
                <text:p>21.9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394212963">
                <text:p>42430</text:p>
              </table:table-cell>
              <table:table-cell office:value-type="float" office:value="22.4">
                <text:p>22.4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397685185">
                <text:p>42430</text:p>
              </table:table-cell>
              <table:table-cell office:value-type="float" office:value="21.8">
                <text:p>21.8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401157407">
                <text:p>42430</text:p>
              </table:table-cell>
              <table:table-cell office:value-type="float" office:value="22">
                <text:p>22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40462963">
                <text:p>42430</text:p>
              </table:table-cell>
              <table:table-cell office:value-type="float" office:value="22.2">
                <text:p>22.2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408217593">
                <text:p>42430</text:p>
              </table:table-cell>
              <table:table-cell office:value-type="float" office:value="22.5">
                <text:p>22.5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411689815">
                <text:p>42430</text:p>
              </table:table-cell>
              <table:table-cell office:value-type="float" office:value="22.4">
                <text:p>22.4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415162037">
                <text:p>42430</text:p>
              </table:table-cell>
              <table:table-cell office:value-type="float" office:value="21.7">
                <text:p>21.7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418634259">
                <text:p>42430</text:p>
              </table:table-cell>
              <table:table-cell office:value-type="float" office:value="22">
                <text:p>22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422222222">
                <text:p>42430</text:p>
              </table:table-cell>
              <table:table-cell office:value-type="float" office:value="21.6">
                <text:p>21.6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425694445">
                <text:p>42430</text:p>
              </table:table-cell>
              <table:table-cell office:value-type="float" office:value="21.6">
                <text:p>21.6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429166667">
                <text:p>42430</text:p>
              </table:table-cell>
              <table:table-cell office:value-type="float" office:value="21.3">
                <text:p>21.3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432638889">
                <text:p>42430</text:p>
              </table:table-cell>
              <table:table-cell office:value-type="float" office:value="21.2">
                <text:p>21.2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436111111">
                <text:p>42430</text:p>
              </table:table-cell>
              <table:table-cell office:value-type="float" office:value="21.2">
                <text:p>21.2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439699074">
                <text:p>42430</text:p>
              </table:table-cell>
              <table:table-cell office:value-type="float" office:value="21.2">
                <text:p>21.2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443171296">
                <text:p>42430</text:p>
              </table:table-cell>
              <table:table-cell office:value-type="float" office:value="21.2">
                <text:p>21.2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446643519">
                <text:p>42430</text:p>
              </table:table-cell>
              <table:table-cell office:value-type="float" office:value="21">
                <text:p>21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450115741">
                <text:p>42430</text:p>
              </table:table-cell>
              <table:table-cell office:value-type="float" office:value="21.2">
                <text:p>21.2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453587963">
                <text:p>42430</text:p>
              </table:table-cell>
              <table:table-cell office:value-type="float" office:value="21.1">
                <text:p>21.1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457175926">
                <text:p>42430</text:p>
              </table:table-cell>
              <table:table-cell office:value-type="float" office:value="21.2">
                <text:p>21.2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460648148">
                <text:p>42430</text:p>
              </table:table-cell>
              <table:table-cell office:value-type="float" office:value="21.1">
                <text:p>21.1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46412037">
                <text:p>42430</text:p>
              </table:table-cell>
              <table:table-cell office:value-type="float" office:value="21">
                <text:p>21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467592593">
                <text:p>42430</text:p>
              </table:table-cell>
              <table:table-cell office:value-type="float" office:value="21.2">
                <text:p>21.2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471064815">
                <text:p>42430</text:p>
              </table:table-cell>
              <table:table-cell office:value-type="float" office:value="21.2">
                <text:p>21.2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474652778">
                <text:p>42430</text:p>
              </table:table-cell>
              <table:table-cell office:value-type="float" office:value="21.2">
                <text:p>21.2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478125">
                <text:p>42430</text:p>
              </table:table-cell>
              <table:table-cell office:value-type="float" office:value="21.2">
                <text:p>21.2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481597222">
                <text:p>42430</text:p>
              </table:table-cell>
              <table:table-cell office:value-type="float" office:value="21.2">
                <text:p>21.2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485069444">
                <text:p>42430</text:p>
              </table:table-cell>
              <table:table-cell office:value-type="float" office:value="21.1">
                <text:p>21.1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488657407">
                <text:p>42430</text:p>
              </table:table-cell>
              <table:table-cell office:value-type="float" office:value="21">
                <text:p>21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495601852">
                <text:p>42430</text:p>
              </table:table-cell>
              <table:table-cell office:value-type="float" office:value="21">
                <text:p>21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499074074">
                <text:p>42430</text:p>
              </table:table-cell>
              <table:table-cell office:value-type="float" office:value="20.8">
                <text:p>20.8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502546296">
                <text:p>42430</text:p>
              </table:table-cell>
              <table:table-cell office:value-type="float" office:value="20.8">
                <text:p>20.8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506134259">
                <text:p>42430</text:p>
              </table:table-cell>
              <table:table-cell office:value-type="float" office:value="20.8">
                <text:p>20.8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509606481">
                <text:p>42430</text:p>
              </table:table-cell>
              <table:table-cell office:value-type="float" office:value="20.8">
                <text:p>20.8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513078704">
                <text:p>42430</text:p>
              </table:table-cell>
              <table:table-cell office:value-type="float" office:value="20.7">
                <text:p>20.7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516550926">
                <text:p>42430</text:p>
              </table:table-cell>
              <table:table-cell office:value-type="float" office:value="21">
                <text:p>21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520023148">
                <text:p>42430</text:p>
              </table:table-cell>
              <table:table-cell office:value-type="float" office:value="21.2">
                <text:p>21.2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523611111">
                <text:p>42430</text:p>
              </table:table-cell>
              <table:table-cell office:value-type="float" office:value="21">
                <text:p>21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527083333">
                <text:p>42430</text:p>
              </table:table-cell>
              <table:table-cell office:value-type="float" office:value="21.4">
                <text:p>21.4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530555556">
                <text:p>42430</text:p>
              </table:table-cell>
              <table:table-cell office:value-type="float" office:value="20.8">
                <text:p>20.8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534027778">
                <text:p>42430</text:p>
              </table:table-cell>
              <table:table-cell office:value-type="float" office:value="20.5">
                <text:p>20.5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5375">
                <text:p>42430</text:p>
              </table:table-cell>
              <table:table-cell office:value-type="float" office:value="20.8">
                <text:p>20.8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541087963">
                <text:p>42430</text:p>
              </table:table-cell>
              <table:table-cell office:value-type="float" office:value="20.8">
                <text:p>20.8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544560185">
                <text:p>42430</text:p>
              </table:table-cell>
              <table:table-cell office:value-type="float" office:value="20.9">
                <text:p>20.9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548032407">
                <text:p>42430</text:p>
              </table:table-cell>
              <table:table-cell office:value-type="float" office:value="20.7">
                <text:p>20.7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55150463">
                <text:p>42430</text:p>
              </table:table-cell>
              <table:table-cell office:value-type="float" office:value="21">
                <text:p>21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555092593">
                <text:p>42430</text:p>
              </table:table-cell>
              <table:table-cell office:value-type="float" office:value="20.7">
                <text:p>20.7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558564815">
                <text:p>42430</text:p>
              </table:table-cell>
              <table:table-cell office:value-type="float" office:value="20.8">
                <text:p>20.8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562037037">
                <text:p>42430</text:p>
              </table:table-cell>
              <table:table-cell office:value-type="float" office:value="20.6">
                <text:p>20.6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2430.8565509259">
                <text:p>42430</text:p>
              </table:table-cell>
              <table:table-cell office:value-type="float" office:value="20.7">
                <text:p>20.7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430.8708912037">
                <text:p>42430</text:p>
              </table:table-cell>
              <table:table-cell office:value-type="float" office:value="20.6">
                <text:p>20.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712384259">
                <text:p>42430</text:p>
              </table:table-cell>
              <table:table-cell office:value-type="float" office:value="20.8">
                <text:p>20.8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715856481">
                <text:p>42430</text:p>
              </table:table-cell>
              <table:table-cell office:value-type="float" office:value="20.5">
                <text:p>20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719328704">
                <text:p>42430</text:p>
              </table:table-cell>
              <table:table-cell office:value-type="float" office:value="20.5">
                <text:p>20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722916667">
                <text:p>42430</text:p>
              </table:table-cell>
              <table:table-cell office:value-type="float" office:value="20.4">
                <text:p>20.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726388889">
                <text:p>42430</text:p>
              </table:table-cell>
              <table:table-cell office:value-type="float" office:value="20.5">
                <text:p>20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729861111">
                <text:p>42430</text:p>
              </table:table-cell>
              <table:table-cell office:value-type="float" office:value="20.7">
                <text:p>20.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733333333">
                <text:p>42430</text:p>
              </table:table-cell>
              <table:table-cell office:value-type="float" office:value="20.8">
                <text:p>20.8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736921296">
                <text:p>42430</text:p>
              </table:table-cell>
              <table:table-cell office:value-type="float" office:value="20.6">
                <text:p>20.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740393519">
                <text:p>42430</text:p>
              </table:table-cell>
              <table:table-cell office:value-type="float" office:value="20.6">
                <text:p>20.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743865741">
                <text:p>42430</text:p>
              </table:table-cell>
              <table:table-cell office:value-type="float" office:value="20.6">
                <text:p>20.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747337963">
                <text:p>42430</text:p>
              </table:table-cell>
              <table:table-cell office:value-type="float" office:value="20.6">
                <text:p>20.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750810185">
                <text:p>42430</text:p>
              </table:table-cell>
              <table:table-cell office:value-type="float" office:value="20.6">
                <text:p>20.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754398148">
                <text:p>42430</text:p>
              </table:table-cell>
              <table:table-cell office:value-type="float" office:value="20.7">
                <text:p>20.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75787037">
                <text:p>42430</text:p>
              </table:table-cell>
              <table:table-cell office:value-type="float" office:value="20.7">
                <text:p>20.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761342593">
                <text:p>42430</text:p>
              </table:table-cell>
              <table:table-cell office:value-type="float" office:value="20.7">
                <text:p>20.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764814815">
                <text:p>42430</text:p>
              </table:table-cell>
              <table:table-cell office:value-type="float" office:value="20.5">
                <text:p>20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768287037">
                <text:p>42430</text:p>
              </table:table-cell>
              <table:table-cell office:value-type="float" office:value="20.7">
                <text:p>20.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771875">
                <text:p>42430</text:p>
              </table:table-cell>
              <table:table-cell office:value-type="float" office:value="20.5">
                <text:p>20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775347222">
                <text:p>42430</text:p>
              </table:table-cell>
              <table:table-cell office:value-type="float" office:value="20.6">
                <text:p>20.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778819444">
                <text:p>42430</text:p>
              </table:table-cell>
              <table:table-cell office:value-type="float" office:value="20.4">
                <text:p>20.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782291667">
                <text:p>42430</text:p>
              </table:table-cell>
              <table:table-cell office:value-type="float" office:value="20.4">
                <text:p>20.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78587963">
                <text:p>42430</text:p>
              </table:table-cell>
              <table:table-cell office:value-type="float" office:value="20.5">
                <text:p>20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789351852">
                <text:p>42430</text:p>
              </table:table-cell>
              <table:table-cell office:value-type="float" office:value="20.4">
                <text:p>20.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792824074">
                <text:p>42430</text:p>
              </table:table-cell>
              <table:table-cell office:value-type="float" office:value="20.4">
                <text:p>20.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796296296">
                <text:p>42430</text:p>
              </table:table-cell>
              <table:table-cell office:value-type="float" office:value="20.6">
                <text:p>20.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799768519">
                <text:p>42430</text:p>
              </table:table-cell>
              <table:table-cell office:value-type="float" office:value="20.6">
                <text:p>20.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803356482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806828704">
                <text:p>42430</text:p>
              </table:table-cell>
              <table:table-cell office:value-type="float" office:value="20.6">
                <text:p>20.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810300926">
                <text:p>42430</text:p>
              </table:table-cell>
              <table:table-cell office:value-type="float" office:value="20.4">
                <text:p>20.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813773148">
                <text:p>42430</text:p>
              </table:table-cell>
              <table:table-cell office:value-type="float" office:value="20.4">
                <text:p>20.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81724537">
                <text:p>42430</text:p>
              </table:table-cell>
              <table:table-cell office:value-type="float" office:value="20.5">
                <text:p>20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820833333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824305556">
                <text:p>42430</text:p>
              </table:table-cell>
              <table:table-cell office:value-type="float" office:value="20.4">
                <text:p>20.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827777778">
                <text:p>42430</text:p>
              </table:table-cell>
              <table:table-cell office:value-type="float" office:value="20.7">
                <text:p>20.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83125">
                <text:p>42430</text:p>
              </table:table-cell>
              <table:table-cell office:value-type="float" office:value="20.4">
                <text:p>20.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834722222">
                <text:p>42430</text:p>
              </table:table-cell>
              <table:table-cell office:value-type="float" office:value="20.5">
                <text:p>20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838310185">
                <text:p>42430</text:p>
              </table:table-cell>
              <table:table-cell office:value-type="float" office:value="20.4">
                <text:p>20.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841782407">
                <text:p>42430</text:p>
              </table:table-cell>
              <table:table-cell office:value-type="float" office:value="20.5">
                <text:p>20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84525463">
                <text:p>42430</text:p>
              </table:table-cell>
              <table:table-cell office:value-type="float" office:value="20.5">
                <text:p>20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848726852">
                <text:p>42430</text:p>
              </table:table-cell>
              <table:table-cell office:value-type="float" office:value="20.4">
                <text:p>20.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852314815">
                <text:p>42430</text:p>
              </table:table-cell>
              <table:table-cell office:value-type="float" office:value="20.3">
                <text:p>20.3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430.8855787037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859259259">
                <text:p>42430</text:p>
              </table:table-cell>
              <table:table-cell office:value-type="float" office:value="20.3">
                <text:p>20.3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862731481">
                <text:p>42430</text:p>
              </table:table-cell>
              <table:table-cell office:value-type="float" office:value="20.3">
                <text:p>20.3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866203704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869791667">
                <text:p>42430</text:p>
              </table:table-cell>
              <table:table-cell office:value-type="float" office:value="20.1">
                <text:p>20.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873263889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876736111">
                <text:p>42430</text:p>
              </table:table-cell>
              <table:table-cell office:value-type="float" office:value="20.5">
                <text:p>20.5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880208333">
                <text:p>42430</text:p>
              </table:table-cell>
              <table:table-cell office:value-type="float" office:value="20.3">
                <text:p>20.3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883680556">
                <text:p>42430</text:p>
              </table:table-cell>
              <table:table-cell office:value-type="float" office:value="20.3">
                <text:p>20.3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887268519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890740741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894212963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897685185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901157407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90474537">
                <text:p>42430</text:p>
              </table:table-cell>
              <table:table-cell office:value-type="float" office:value="20.1">
                <text:p>20.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908217593">
                <text:p>42430</text:p>
              </table:table-cell>
              <table:table-cell office:value-type="float" office:value="20.1">
                <text:p>20.1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42430.8911689815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915162037">
                <text:p>42430</text:p>
              </table:table-cell>
              <table:table-cell office:value-type="float" office:value="20.3">
                <text:p>20.3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91875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42430.8922222222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42430.8925694445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42430.8929166667">
                <text:p>42430</text:p>
              </table:table-cell>
              <table:table-cell office:value-type="float" office:value="20.3">
                <text:p>20.3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932638889">
                <text:p>42430</text:p>
              </table:table-cell>
              <table:table-cell office:value-type="float" office:value="20.3">
                <text:p>20.3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936226852">
                <text:p>42430</text:p>
              </table:table-cell>
              <table:table-cell office:value-type="float" office:value="20.3">
                <text:p>20.3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939699074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943171296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946643519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950115741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953703704">
                <text:p>42430</text:p>
              </table:table-cell>
              <table:table-cell office:value-type="float" office:value="20.1">
                <text:p>20.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957175926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960648148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96412037">
                <text:p>42430</text:p>
              </table:table-cell>
              <table:table-cell office:value-type="float" office:value="20.1">
                <text:p>20.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967708333">
                <text:p>42430</text:p>
              </table:table-cell>
              <table:table-cell office:value-type="float" office:value="20.1">
                <text:p>20.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971180556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974652778">
                <text:p>42430</text:p>
              </table:table-cell>
              <table:table-cell office:value-type="float" office:value="20.1">
                <text:p>20.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978125">
                <text:p>42430</text:p>
              </table:table-cell>
              <table:table-cell office:value-type="float" office:value="20.1">
                <text:p>20.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981597222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985185185">
                <text:p>42430</text:p>
              </table:table-cell>
              <table:table-cell office:value-type="float" office:value="20.1">
                <text:p>20.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988657407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99212963">
                <text:p>42430</text:p>
              </table:table-cell>
              <table:table-cell office:value-type="float" office:value="20.1">
                <text:p>20.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2430.8999074074">
                <text:p>42430</text:p>
              </table:table-cell>
              <table:table-cell office:value-type="float" office:value="20.1">
                <text:p>20.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9" chart:maximum="27" chart:origin="0" chart:interval-major="0.5" chart:interval-minor-divisor="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3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0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579d1c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052cm" svg:height="15.699cm" xlink:href=".." xlink:type="simple" chart:class="chart:line" chart:style-name="ch1">
        <chart:title svg:x="10.075cm" svg:y="0.449cm" chart:style-name="ch2">
          <text:p>Humidity &amp; Temperature</text:p>
        </chart:title>
        <chart:legend chart:legend-position="bottom" svg:x="7.16cm" svg:y="14.916cm" style:legend-expansion="wide" chart:style-name="ch3"/>
        <chart:plot-area chart:style-name="ch4" table:cell-range-address="'Weather - SaD'.A1:'Weather - SaD'.C250" chart:data-source-has-labels="both" svg:x="1.512cm" svg:y="1.567cm" svg:width="23.039cm" svg:height="12.055cm">
          <chartooo:coordinate-region svg:x="2.59cm" svg:y="1.567cm" svg:width="21.961cm" svg:height="10.39cm"/>
          <chart:axis chart:dimension="x" chart:name="primary-x" chart:style-name="ch5" chartooo:axis-type="text">
            <chart:title svg:x="11.413cm" svg:y="13.935cm" chart:style-name="ch6">
              <text:p>Celcius &amp; Percentage</text:p>
            </chart:title>
            <chart:categories table:cell-range-address="'Weather - SaD'.A2:'Weather - SaD'.A250"/>
          </chart:axis>
          <chart:axis chart:dimension="y" chart:name="primary-y" chart:style-name="ch7">
            <chart:title svg:x="0.451cm" svg:y="7.995cm" chart:style-name="ch8">
              <text:p>Date</text:p>
            </chart:title>
            <chart:grid chart:style-name="ch9" chart:class="major"/>
          </chart:axis>
          <chart:series chart:style-name="ch10" chart:values-cell-range-address="'Weather - SaD'.B2:'Weather - SaD'.B250" chart:label-cell-address="'Weather - SaD'.B1:'Weather - SaD'.B1" chart:class="chart:line">
            <chart:regression-curve chart:style-name="ch11"/>
            <chart:data-point chart:repeated="249"/>
          </chart:series>
          <chart:series chart:style-name="ch12" chart:values-cell-range-address="'Weather - SaD'.C2:'Weather - SaD'.C250" chart:label-cell-address="'Weather - SaD'.C1:'Weather - SaD'.C1" chart:class="chart:line">
            <chart:data-point chart:repeated="24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umidity</text:p>
                <draw:g>
                  <svg:desc>'Weather - SaD'.B1:'Weather - SaD'.B1</svg:desc>
                </draw:g>
              </table:table-cell>
              <table:table-cell office:value-type="string">
                <text:p>Temperature</text:p>
                <draw:g>
                  <svg:desc>'Weather - SaD'.C1:'Weather - SaD'.C1</svg:desc>
                </draw:g>
              </table:table-cell>
            </table:table-row>
          </table:table-header-rows>
          <table:table-rows>
            <table:table-row>
              <table:table-cell office:value-type="float" office:value="42431.4653009259">
                <text:p>42430</text:p>
                <draw:g>
                  <svg:desc>'Weather - SaD'.A2:'Weather - SaD'.A250</svg:desc>
                </draw:g>
              </table:table-cell>
              <table:table-cell office:value-type="float" office:value="20.2">
                <text:p>20.2</text:p>
                <draw:g>
                  <svg:desc>'Weather - SaD'.B2:'Weather - SaD'.B250</svg:desc>
                </draw:g>
              </table:table-cell>
              <table:table-cell office:value-type="float" office:value="22.3">
                <text:p>22.3</text:p>
                <draw:g>
                  <svg:desc>'Weather - SaD'.C2:'Weather - SaD'.C250</svg:desc>
                </draw:g>
              </table:table-cell>
            </table:table-row>
            <table:table-row>
              <table:table-cell office:value-type="float" office:value="42431.4656481482">
                <text:p>42430</text:p>
              </table:table-cell>
              <table:table-cell office:value-type="float" office:value="20">
                <text:p>20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660069445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663541667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667013889">
                <text:p>42430</text:p>
              </table:table-cell>
              <table:table-cell office:value-type="float" office:value="20.3">
                <text:p>20.3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670486111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673958333">
                <text:p>42430</text:p>
              </table:table-cell>
              <table:table-cell office:value-type="float" office:value="20.2">
                <text:p>20.2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677546296">
                <text:p>42430</text:p>
              </table:table-cell>
              <table:table-cell office:value-type="float" office:value="20.4">
                <text:p>20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681018519">
                <text:p>42430</text:p>
              </table:table-cell>
              <table:table-cell office:value-type="float" office:value="20.5">
                <text:p>20.5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684490741">
                <text:p>42430</text:p>
              </table:table-cell>
              <table:table-cell office:value-type="float" office:value="20.4">
                <text:p>20.4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2431.4687962963">
                <text:p>42430</text:p>
              </table:table-cell>
              <table:table-cell office:value-type="float" office:value="20.7">
                <text:p>20.7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691550926">
                <text:p>42430</text:p>
              </table:table-cell>
              <table:table-cell office:value-type="float" office:value="20.5">
                <text:p>20.5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695023148">
                <text:p>42430</text:p>
              </table:table-cell>
              <table:table-cell office:value-type="float" office:value="20.6">
                <text:p>20.6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69849537">
                <text:p>42430</text:p>
              </table:table-cell>
              <table:table-cell office:value-type="float" office:value="20.7">
                <text:p>20.7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01967593">
                <text:p>42430</text:p>
              </table:table-cell>
              <table:table-cell office:value-type="float" office:value="20.7">
                <text:p>20.7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05439815">
                <text:p>42430</text:p>
              </table:table-cell>
              <table:table-cell office:value-type="float" office:value="20.8">
                <text:p>20.8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09027778">
                <text:p>42430</text:p>
              </table:table-cell>
              <table:table-cell office:value-type="float" office:value="20.8">
                <text:p>20.8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125">
                <text:p>42430</text:p>
              </table:table-cell>
              <table:table-cell office:value-type="float" office:value="20.8">
                <text:p>20.8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15972222">
                <text:p>42430</text:p>
              </table:table-cell>
              <table:table-cell office:value-type="float" office:value="20.9">
                <text:p>20.9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19444444">
                <text:p>42430</text:p>
              </table:table-cell>
              <table:table-cell office:value-type="float" office:value="21">
                <text:p>21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22916667">
                <text:p>42430</text:p>
              </table:table-cell>
              <table:table-cell office:value-type="float" office:value="20.6">
                <text:p>20.6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2650463">
                <text:p>42430</text:p>
              </table:table-cell>
              <table:table-cell office:value-type="float" office:value="20.4">
                <text:p>20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29976852">
                <text:p>42430</text:p>
              </table:table-cell>
              <table:table-cell office:value-type="float" office:value="20.7">
                <text:p>20.7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33449074">
                <text:p>42430</text:p>
              </table:table-cell>
              <table:table-cell office:value-type="float" office:value="20.5">
                <text:p>20.5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36921296">
                <text:p>42430</text:p>
              </table:table-cell>
              <table:table-cell office:value-type="float" office:value="20.7">
                <text:p>20.7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40393519">
                <text:p>42430</text:p>
              </table:table-cell>
              <table:table-cell office:value-type="float" office:value="20.6">
                <text:p>20.6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43981482">
                <text:p>42430</text:p>
              </table:table-cell>
              <table:table-cell office:value-type="float" office:value="20.8">
                <text:p>20.8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47453704">
                <text:p>42430</text:p>
              </table:table-cell>
              <table:table-cell office:value-type="float" office:value="20.7">
                <text:p>20.7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50925926">
                <text:p>42430</text:p>
              </table:table-cell>
              <table:table-cell office:value-type="float" office:value="20.8">
                <text:p>20.8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54398148">
                <text:p>42430</text:p>
              </table:table-cell>
              <table:table-cell office:value-type="float" office:value="20.6">
                <text:p>20.6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57986111">
                <text:p>42430</text:p>
              </table:table-cell>
              <table:table-cell office:value-type="float" office:value="20.4">
                <text:p>20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61458333">
                <text:p>42430</text:p>
              </table:table-cell>
              <table:table-cell office:value-type="float" office:value="20.6">
                <text:p>20.6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64930556">
                <text:p>42430</text:p>
              </table:table-cell>
              <table:table-cell office:value-type="float" office:value="20.7">
                <text:p>20.7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68402778">
                <text:p>42430</text:p>
              </table:table-cell>
              <table:table-cell office:value-type="float" office:value="20.7">
                <text:p>20.7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71875">
                <text:p>42430</text:p>
              </table:table-cell>
              <table:table-cell office:value-type="float" office:value="20.6">
                <text:p>20.6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75462963">
                <text:p>42430</text:p>
              </table:table-cell>
              <table:table-cell office:value-type="float" office:value="20.6">
                <text:p>20.6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78935185">
                <text:p>42430</text:p>
              </table:table-cell>
              <table:table-cell office:value-type="float" office:value="20.4">
                <text:p>20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82407407">
                <text:p>42430</text:p>
              </table:table-cell>
              <table:table-cell office:value-type="float" office:value="20.5">
                <text:p>20.5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8587963">
                <text:p>42430</text:p>
              </table:table-cell>
              <table:table-cell office:value-type="float" office:value="20.5">
                <text:p>20.5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89467593">
                <text:p>42430</text:p>
              </table:table-cell>
              <table:table-cell office:value-type="float" office:value="20.5">
                <text:p>20.5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92939815">
                <text:p>42430</text:p>
              </table:table-cell>
              <table:table-cell office:value-type="float" office:value="20.7">
                <text:p>20.7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96412037">
                <text:p>42430</text:p>
              </table:table-cell>
              <table:table-cell office:value-type="float" office:value="20.5">
                <text:p>20.5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799884259">
                <text:p>42430</text:p>
              </table:table-cell>
              <table:table-cell office:value-type="float" office:value="20.4">
                <text:p>20.4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2431.4803356481">
                <text:p>42430</text:p>
              </table:table-cell>
              <table:table-cell office:value-type="float" office:value="20.6">
                <text:p>20.6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806944444">
                <text:p>42430</text:p>
              </table:table-cell>
              <table:table-cell office:value-type="float" office:value="20.8">
                <text:p>20.8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810416667">
                <text:p>42430</text:p>
              </table:table-cell>
              <table:table-cell office:value-type="float" office:value="20.7">
                <text:p>20.7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431.4813888889">
                <text:p>42430</text:p>
              </table:table-cell>
              <table:table-cell office:value-type="float" office:value="20.7">
                <text:p>20.7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2431.4817361111">
                <text:p>42430</text:p>
              </table:table-cell>
              <table:table-cell office:value-type="float" office:value="20.7">
                <text:p>20.7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2431.4820833333">
                <text:p>42430</text:p>
              </table:table-cell>
              <table:table-cell office:value-type="float" office:value="20.6">
                <text:p>20.6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2431.4824421296">
                <text:p>42430</text:p>
              </table:table-cell>
              <table:table-cell office:value-type="float" office:value="20.6">
                <text:p>20.6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2431.4827893519">
                <text:p>42430</text:p>
              </table:table-cell>
              <table:table-cell office:value-type="float" office:value="20.8">
                <text:p>20.8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2431.4831365741">
                <text:p>42430</text:p>
              </table:table-cell>
              <table:table-cell office:value-type="float" office:value="21">
                <text:p>21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2431.4834837963">
                <text:p>42430</text:p>
              </table:table-cell>
              <table:table-cell office:value-type="float" office:value="21">
                <text:p>21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2431.4838310185">
                <text:p>42430</text:p>
              </table:table-cell>
              <table:table-cell office:value-type="float" office:value="21">
                <text:p>21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2431.4841898148">
                <text:p>42430</text:p>
              </table:table-cell>
              <table:table-cell office:value-type="float" office:value="21.1">
                <text:p>21.1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2431.484537037">
                <text:p>42430</text:p>
              </table:table-cell>
              <table:table-cell office:value-type="float" office:value="21.1">
                <text:p>21.1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2431.4848842593">
                <text:p>42430</text:p>
              </table:table-cell>
              <table:table-cell office:value-type="float" office:value="21.1">
                <text:p>21.1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2431.4852314815">
                <text:p>42430</text:p>
              </table:table-cell>
              <table:table-cell office:value-type="float" office:value="21.2">
                <text:p>21.2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2431.4855902778">
                <text:p>42430</text:p>
              </table:table-cell>
              <table:table-cell office:value-type="float" office:value="21.2">
                <text:p>21.2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2431.4859375">
                <text:p>42430</text:p>
              </table:table-cell>
              <table:table-cell office:value-type="float" office:value="21.3">
                <text:p>21.3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2431.4862847222">
                <text:p>42430</text:p>
              </table:table-cell>
              <table:table-cell office:value-type="float" office:value="21.3">
                <text:p>21.3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2431.4866319444">
                <text:p>42430</text:p>
              </table:table-cell>
              <table:table-cell office:value-type="float" office:value="21.2">
                <text:p>21.2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2431.4869791667">
                <text:p>42430</text:p>
              </table:table-cell>
              <table:table-cell office:value-type="float" office:value="21.2">
                <text:p>21.2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2431.487337963">
                <text:p>42430</text:p>
              </table:table-cell>
              <table:table-cell office:value-type="float" office:value="21.2">
                <text:p>21.2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2431.4876851852">
                <text:p>42430</text:p>
              </table:table-cell>
              <table:table-cell office:value-type="float" office:value="21.2">
                <text:p>21.2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2431.4880324074">
                <text:p>42430</text:p>
              </table:table-cell>
              <table:table-cell office:value-type="float" office:value="21.3">
                <text:p>21.3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2431.4883796296">
                <text:p>42430</text:p>
              </table:table-cell>
              <table:table-cell office:value-type="float" office:value="21.4">
                <text:p>21.4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2431.4887268519">
                <text:p>42430</text:p>
              </table:table-cell>
              <table:table-cell office:value-type="float" office:value="21.2">
                <text:p>21.2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2431.4890856482">
                <text:p>42430</text:p>
              </table:table-cell>
              <table:table-cell office:value-type="float" office:value="21.1">
                <text:p>21.1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42431.4894328704">
                <text:p>42430</text:p>
              </table:table-cell>
              <table:table-cell office:value-type="float" office:value="21.2">
                <text:p>21.2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42431.4897800926">
                <text:p>42430</text:p>
              </table:table-cell>
              <table:table-cell office:value-type="float" office:value="21.1">
                <text:p>21.1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42431.4901273148">
                <text:p>42430</text:p>
              </table:table-cell>
              <table:table-cell office:value-type="float" office:value="21">
                <text:p>21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42431.4904861111">
                <text:p>42430</text:p>
              </table:table-cell>
              <table:table-cell office:value-type="float" office:value="21.2">
                <text:p>21.2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42431.4908333333">
                <text:p>42430</text:p>
              </table:table-cell>
              <table:table-cell office:value-type="float" office:value="21">
                <text:p>21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42431.4911805556">
                <text:p>42430</text:p>
              </table:table-cell>
              <table:table-cell office:value-type="float" office:value="21">
                <text:p>21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42431.4915277778">
                <text:p>42430</text:p>
              </table:table-cell>
              <table:table-cell office:value-type="float" office:value="21">
                <text:p>21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42431.491875">
                <text:p>42430</text:p>
              </table:table-cell>
              <table:table-cell office:value-type="float" office:value="21.3">
                <text:p>21.3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42431.4922337963">
                <text:p>42430</text:p>
              </table:table-cell>
              <table:table-cell office:value-type="float" office:value="21.4">
                <text:p>21.4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42431.4925810185">
                <text:p>42430</text:p>
              </table:table-cell>
              <table:table-cell office:value-type="float" office:value="21.3">
                <text:p>21.3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42431.4929282407">
                <text:p>42430</text:p>
              </table:table-cell>
              <table:table-cell office:value-type="float" office:value="21.2">
                <text:p>21.2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42431.493275463">
                <text:p>42430</text:p>
              </table:table-cell>
              <table:table-cell office:value-type="float" office:value="21.2">
                <text:p>21.2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42431.4936226852">
                <text:p>42430</text:p>
              </table:table-cell>
              <table:table-cell office:value-type="float" office:value="21.2">
                <text:p>21.2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42431.4939814815">
                <text:p>42430</text:p>
              </table:table-cell>
              <table:table-cell office:value-type="float" office:value="22">
                <text:p>22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42431.4943287037">
                <text:p>42430</text:p>
              </table:table-cell>
              <table:table-cell office:value-type="float" office:value="21.3">
                <text:p>21.3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42431.4946759259">
                <text:p>42430</text:p>
              </table:table-cell>
              <table:table-cell office:value-type="float" office:value="21.2">
                <text:p>21.2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42431.4950231481">
                <text:p>42430</text:p>
              </table:table-cell>
              <table:table-cell office:value-type="float" office:value="21.7">
                <text:p>21.7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42431.4953703704">
                <text:p>42430</text:p>
              </table:table-cell>
              <table:table-cell office:value-type="float" office:value="21.5">
                <text:p>21.5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42431.4957291667">
                <text:p>42430</text:p>
              </table:table-cell>
              <table:table-cell office:value-type="float" office:value="21.5">
                <text:p>21.5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42431.4960763889">
                <text:p>42430</text:p>
              </table:table-cell>
              <table:table-cell office:value-type="float" office:value="21.4">
                <text:p>21.4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42431.4964236111">
                <text:p>42430</text:p>
              </table:table-cell>
              <table:table-cell office:value-type="float" office:value="21.6">
                <text:p>21.6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9" chart:maximum="30" chart:origin="0" chart:interval-major="0.5" chart:interval-minor-divisor="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3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0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579d1c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052cm" svg:height="15.699cm" xlink:href=".." xlink:type="simple" chart:class="chart:line" chart:style-name="ch1">
        <chart:title svg:x="10.075cm" svg:y="0.449cm" chart:style-name="ch2">
          <text:p>Humidity &amp; Temperature</text:p>
        </chart:title>
        <chart:legend chart:legend-position="bottom" svg:x="7.16cm" svg:y="14.916cm" style:legend-expansion="wide" chart:style-name="ch3"/>
        <chart:plot-area chart:style-name="ch4" table:cell-range-address="'Weather - Bureau 2-3-2016'.A1:'Weather - Bureau 2-3-2016'.C600" chart:data-source-has-labels="both" svg:x="1.512cm" svg:y="1.567cm" svg:width="23.039cm" svg:height="12.055cm">
          <chartooo:coordinate-region svg:x="2.553cm" svg:y="1.567cm" svg:width="21.998cm" svg:height="10.39cm"/>
          <chart:axis chart:dimension="x" chart:name="primary-x" chart:style-name="ch5" chartooo:axis-type="text">
            <chart:title svg:x="11.413cm" svg:y="13.935cm" chart:style-name="ch6">
              <text:p>Celcius &amp; Percentage</text:p>
            </chart:title>
            <chart:categories table:cell-range-address="'Weather - Bureau 2-3-2016'.A2:'Weather - Bureau 2-3-2016'.A600"/>
          </chart:axis>
          <chart:axis chart:dimension="y" chart:name="primary-y" chart:style-name="ch7">
            <chart:title svg:x="0.451cm" svg:y="7.995cm" chart:style-name="ch8">
              <text:p>Date</text:p>
            </chart:title>
            <chart:grid chart:style-name="ch9" chart:class="major"/>
          </chart:axis>
          <chart:series chart:style-name="ch10" chart:values-cell-range-address="'Weather - Bureau 2-3-2016'.B2:'Weather - Bureau 2-3-2016'.B600" chart:label-cell-address="'Weather - Bureau 2-3-2016'.B1:'Weather - Bureau 2-3-2016'.B1" chart:class="chart:line">
            <chart:regression-curve chart:style-name="ch11"/>
            <chart:data-point chart:repeated="599"/>
          </chart:series>
          <chart:series chart:style-name="ch12" chart:values-cell-range-address="'Weather - Bureau 2-3-2016'.C2:'Weather - Bureau 2-3-2016'.C600" chart:label-cell-address="'Weather - Bureau 2-3-2016'.C1:'Weather - Bureau 2-3-2016'.C1" chart:class="chart:line">
            <chart:data-point chart:repeated="5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umidity</text:p>
                <draw:g>
                  <svg:desc>'Weather - Bureau 2-3-2016'.B1:'Weather - Bureau 2-3-2016'.B1</svg:desc>
                </draw:g>
              </table:table-cell>
              <table:table-cell office:value-type="string">
                <text:p>Temperature</text:p>
                <draw:g>
                  <svg:desc>'Weather - Bureau 2-3-2016'.C1:'Weather - Bureau 2-3-2016'.C1</svg:desc>
                </draw:g>
              </table:table-cell>
            </table:table-row>
          </table:table-header-rows>
          <table:table-rows>
            <table:table-row>
              <table:table-cell office:value-type="float" office:value="42431.5008101852">
                <text:p>42430</text:p>
                <draw:g>
                  <svg:desc>'Weather - Bureau 2-3-2016'.A2:'Weather - Bureau 2-3-2016'.A600</svg:desc>
                </draw:g>
              </table:table-cell>
              <table:table-cell office:value-type="float" office:value="25.6">
                <text:p>25.6</text:p>
                <draw:g>
                  <svg:desc>'Weather - Bureau 2-3-2016'.B2:'Weather - Bureau 2-3-2016'.B600</svg:desc>
                </draw:g>
              </table:table-cell>
              <table:table-cell office:value-type="float" office:value="23.2">
                <text:p>23.2</text:p>
                <draw:g>
                  <svg:desc>'Weather - Bureau 2-3-2016'.C2:'Weather - Bureau 2-3-2016'.C600</svg:desc>
                </draw:g>
              </table:table-cell>
            </table:table-row>
            <table:table-row>
              <table:table-cell office:value-type="float" office:value="42431.5011574074">
                <text:p>42430</text:p>
              </table:table-cell>
              <table:table-cell office:value-type="float" office:value="25.5">
                <text:p>25.5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2431.5015046296">
                <text:p>42430</text:p>
              </table:table-cell>
              <table:table-cell office:value-type="float" office:value="25.6">
                <text:p>25.6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42431.5018634259">
                <text:p>42430</text:p>
              </table:table-cell>
              <table:table-cell office:value-type="float" office:value="25">
                <text:p>25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42431.5022106481">
                <text:p>42430</text:p>
              </table:table-cell>
              <table:table-cell office:value-type="float" office:value="24.9">
                <text:p>24.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431.5025578704">
                <text:p>42430</text:p>
              </table:table-cell>
              <table:table-cell office:value-type="float" office:value="24.9">
                <text:p>24.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431.5029050926">
                <text:p>42430</text:p>
              </table:table-cell>
              <table:table-cell office:value-type="float" office:value="24.6">
                <text:p>24.6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431.5036111111">
                <text:p>42430</text:p>
              </table:table-cell>
              <table:table-cell office:value-type="float" office:value="24.5">
                <text:p>24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431.5043055556">
                <text:p>42430</text:p>
              </table:table-cell>
              <table:table-cell office:value-type="float" office:value="24.4">
                <text:p>24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42431.5046527778">
                <text:p>42430</text:p>
              </table:table-cell>
              <table:table-cell office:value-type="float" office:value="24.7">
                <text:p>24.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42431.5053587963">
                <text:p>42430</text:p>
              </table:table-cell>
              <table:table-cell office:value-type="float" office:value="24.8">
                <text:p>24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42431.5057060185">
                <text:p>42430</text:p>
              </table:table-cell>
              <table:table-cell office:value-type="float" office:value="25">
                <text:p>2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42431.5060532407">
                <text:p>42430</text:p>
              </table:table-cell>
              <table:table-cell office:value-type="float" office:value="26.3">
                <text:p>26.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float" office:value="42431.506400463">
                <text:p>42430</text:p>
              </table:table-cell>
              <table:table-cell office:value-type="float" office:value="26.6">
                <text:p>26.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067592593">
                <text:p>42430</text:p>
              </table:table-cell>
              <table:table-cell office:value-type="float" office:value="25.6">
                <text:p>25.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074537037">
                <text:p>42430</text:p>
              </table:table-cell>
              <table:table-cell office:value-type="float" office:value="26.1">
                <text:p>26.1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078009259">
                <text:p>42430</text:p>
              </table:table-cell>
              <table:table-cell office:value-type="float" office:value="25.6">
                <text:p>25.6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081481482">
                <text:p>42430</text:p>
              </table:table-cell>
              <table:table-cell office:value-type="float" office:value="25.2">
                <text:p>25.2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085069444">
                <text:p>42430</text:p>
              </table:table-cell>
              <table:table-cell office:value-type="float" office:value="25">
                <text:p>2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088541667">
                <text:p>42430</text:p>
              </table:table-cell>
              <table:table-cell office:value-type="float" office:value="24.6">
                <text:p>24.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5092013889">
                <text:p>42430</text:p>
              </table:table-cell>
              <table:table-cell office:value-type="float" office:value="24.7">
                <text:p>24.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5095486111">
                <text:p>42430</text:p>
              </table:table-cell>
              <table:table-cell office:value-type="float" office:value="24.8">
                <text:p>24.8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5098958333">
                <text:p>42430</text:p>
              </table:table-cell>
              <table:table-cell office:value-type="float" office:value="24.5">
                <text:p>24.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5102546296">
                <text:p>42430</text:p>
              </table:table-cell>
              <table:table-cell office:value-type="float" office:value="24.5">
                <text:p>24.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5106018519">
                <text:p>42430</text:p>
              </table:table-cell>
              <table:table-cell office:value-type="float" office:value="25.1">
                <text:p>25.1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5109490741">
                <text:p>42430</text:p>
              </table:table-cell>
              <table:table-cell office:value-type="float" office:value="25.1">
                <text:p>25.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5112962963">
                <text:p>42430</text:p>
              </table:table-cell>
              <table:table-cell office:value-type="float" office:value="24.7">
                <text:p>24.7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5116550926">
                <text:p>42430</text:p>
              </table:table-cell>
              <table:table-cell office:value-type="float" office:value="24.2">
                <text:p>24.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5120023148">
                <text:p>42430</text:p>
              </table:table-cell>
              <table:table-cell office:value-type="float" office:value="24.3">
                <text:p>24.3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512349537">
                <text:p>42430</text:p>
              </table:table-cell>
              <table:table-cell office:value-type="float" office:value="24.9">
                <text:p>24.9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42431.5126967593">
                <text:p>42430</text:p>
              </table:table-cell>
              <table:table-cell office:value-type="float" office:value="24.6">
                <text:p>24.6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42431.5130439815">
                <text:p>42430</text:p>
              </table:table-cell>
              <table:table-cell office:value-type="float" office:value="24.8">
                <text:p>24.8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42431.5134027778">
                <text:p>42430</text:p>
              </table:table-cell>
              <table:table-cell office:value-type="float" office:value="25.3">
                <text:p>25.3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42431.51375">
                <text:p>42430</text:p>
              </table:table-cell>
              <table:table-cell office:value-type="float" office:value="24.6">
                <text:p>24.6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42431.5140972222">
                <text:p>42430</text:p>
              </table:table-cell>
              <table:table-cell office:value-type="float" office:value="24.5">
                <text:p>24.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431.5144444445">
                <text:p>42430</text:p>
              </table:table-cell>
              <table:table-cell office:value-type="float" office:value="24.3">
                <text:p>24.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431.5147916667">
                <text:p>42430</text:p>
              </table:table-cell>
              <table:table-cell office:value-type="float" office:value="25">
                <text:p>2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431.515150463">
                <text:p>42430</text:p>
              </table:table-cell>
              <table:table-cell office:value-type="float" office:value="24.8">
                <text:p>24.8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5154976852">
                <text:p>42430</text:p>
              </table:table-cell>
              <table:table-cell office:value-type="float" office:value="24.8">
                <text:p>24.8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5158449074">
                <text:p>42430</text:p>
              </table:table-cell>
              <table:table-cell office:value-type="float" office:value="24.7">
                <text:p>24.7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5161921296">
                <text:p>42430</text:p>
              </table:table-cell>
              <table:table-cell office:value-type="float" office:value="24.3">
                <text:p>24.3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5165509259">
                <text:p>42430</text:p>
              </table:table-cell>
              <table:table-cell office:value-type="float" office:value="24.5">
                <text:p>24.5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5168981482">
                <text:p>42430</text:p>
              </table:table-cell>
              <table:table-cell office:value-type="float" office:value="24.2">
                <text:p>24.2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42431.5172453704">
                <text:p>42430</text:p>
              </table:table-cell>
              <table:table-cell office:value-type="float" office:value="24.8">
                <text:p>24.8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42431.5175925926">
                <text:p>42430</text:p>
              </table:table-cell>
              <table:table-cell office:value-type="float" office:value="24.3">
                <text:p>24.3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42431.5179398148">
                <text:p>42430</text:p>
              </table:table-cell>
              <table:table-cell office:value-type="float" office:value="24.2">
                <text:p>24.2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42431.5182986111">
                <text:p>42430</text:p>
              </table:table-cell>
              <table:table-cell office:value-type="float" office:value="24.6">
                <text:p>24.6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42431.5186458333">
                <text:p>42430</text:p>
              </table:table-cell>
              <table:table-cell office:value-type="float" office:value="24.6">
                <text:p>24.6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5189930556">
                <text:p>42430</text:p>
              </table:table-cell>
              <table:table-cell office:value-type="float" office:value="25">
                <text:p>25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5193402778">
                <text:p>42430</text:p>
              </table:table-cell>
              <table:table-cell office:value-type="float" office:value="24.4">
                <text:p>24.4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5196875">
                <text:p>42430</text:p>
              </table:table-cell>
              <table:table-cell office:value-type="float" office:value="24.2">
                <text:p>24.2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5200462963">
                <text:p>42430</text:p>
              </table:table-cell>
              <table:table-cell office:value-type="float" office:value="24.1">
                <text:p>24.1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5203935185">
                <text:p>42430</text:p>
              </table:table-cell>
              <table:table-cell office:value-type="float" office:value="23.8">
                <text:p>23.8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5207407407">
                <text:p>42430</text:p>
              </table:table-cell>
              <table:table-cell office:value-type="float" office:value="24.5">
                <text:p>24.5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521087963">
                <text:p>42430</text:p>
              </table:table-cell>
              <table:table-cell office:value-type="float" office:value="24.3">
                <text:p>24.3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5214467593">
                <text:p>42430</text:p>
              </table:table-cell>
              <table:table-cell office:value-type="float" office:value="24.4">
                <text:p>24.4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5217939815">
                <text:p>42430</text:p>
              </table:table-cell>
              <table:table-cell office:value-type="float" office:value="24.4">
                <text:p>24.4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5221412037">
                <text:p>42430</text:p>
              </table:table-cell>
              <table:table-cell office:value-type="float" office:value="24.2">
                <text:p>24.2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5224884259">
                <text:p>42430</text:p>
              </table:table-cell>
              <table:table-cell office:value-type="float" office:value="24.5">
                <text:p>24.5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5228356481">
                <text:p>42430</text:p>
              </table:table-cell>
              <table:table-cell office:value-type="float" office:value="24.2">
                <text:p>24.2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5231944444">
                <text:p>42430</text:p>
              </table:table-cell>
              <table:table-cell office:value-type="float" office:value="24.5">
                <text:p>24.5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5235416667">
                <text:p>42430</text:p>
              </table:table-cell>
              <table:table-cell office:value-type="float" office:value="24.4">
                <text:p>24.4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5238888889">
                <text:p>42430</text:p>
              </table:table-cell>
              <table:table-cell office:value-type="float" office:value="24.2">
                <text:p>24.2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5242361111">
                <text:p>42430</text:p>
              </table:table-cell>
              <table:table-cell office:value-type="float" office:value="24.7">
                <text:p>24.7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5245833333">
                <text:p>42430</text:p>
              </table:table-cell>
              <table:table-cell office:value-type="float" office:value="24.4">
                <text:p>24.4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42431.5249421296">
                <text:p>42430</text:p>
              </table:table-cell>
              <table:table-cell office:value-type="float" office:value="24.1">
                <text:p>24.1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42431.5252893519">
                <text:p>42430</text:p>
              </table:table-cell>
              <table:table-cell office:value-type="float" office:value="24.1">
                <text:p>24.1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42431.5256365741">
                <text:p>42430</text:p>
              </table:table-cell>
              <table:table-cell office:value-type="float" office:value="24.2">
                <text:p>24.2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5259837963">
                <text:p>42430</text:p>
              </table:table-cell>
              <table:table-cell office:value-type="float" office:value="24.3">
                <text:p>24.3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42431.5263425926">
                <text:p>42430</text:p>
              </table:table-cell>
              <table:table-cell office:value-type="float" office:value="24.5">
                <text:p>24.5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5266898148">
                <text:p>42430</text:p>
              </table:table-cell>
              <table:table-cell office:value-type="float" office:value="24.6">
                <text:p>24.6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42431.527037037">
                <text:p>42430</text:p>
              </table:table-cell>
              <table:table-cell office:value-type="float" office:value="25.3">
                <text:p>25.3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5273842593">
                <text:p>42430</text:p>
              </table:table-cell>
              <table:table-cell office:value-type="float" office:value="24.8">
                <text:p>24.8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5277314815">
                <text:p>42430</text:p>
              </table:table-cell>
              <table:table-cell office:value-type="float" office:value="24.8">
                <text:p>24.8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5280902778">
                <text:p>42430</text:p>
              </table:table-cell>
              <table:table-cell office:value-type="float" office:value="25.7">
                <text:p>25.7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5284375">
                <text:p>42430</text:p>
              </table:table-cell>
              <table:table-cell office:value-type="float" office:value="24.8">
                <text:p>24.8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5287847222">
                <text:p>42430</text:p>
              </table:table-cell>
              <table:table-cell office:value-type="float" office:value="25">
                <text:p>25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5291319445">
                <text:p>42430</text:p>
              </table:table-cell>
              <table:table-cell office:value-type="float" office:value="25.6">
                <text:p>25.6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5294791667">
                <text:p>42430</text:p>
              </table:table-cell>
              <table:table-cell office:value-type="float" office:value="24.6">
                <text:p>24.6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529837963">
                <text:p>42430</text:p>
              </table:table-cell>
              <table:table-cell office:value-type="float" office:value="26.1">
                <text:p>26.1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5301851852">
                <text:p>42430</text:p>
              </table:table-cell>
              <table:table-cell office:value-type="float" office:value="26.5">
                <text:p>26.5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5305324074">
                <text:p>42430</text:p>
              </table:table-cell>
              <table:table-cell office:value-type="float" office:value="26.6">
                <text:p>26.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431.5308796296">
                <text:p>42430</text:p>
              </table:table-cell>
              <table:table-cell office:value-type="float" office:value="26.6">
                <text:p>26.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431.5312268519">
                <text:p>42430</text:p>
              </table:table-cell>
              <table:table-cell office:value-type="float" office:value="25.9">
                <text:p>25.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431.5315856482">
                <text:p>42430</text:p>
              </table:table-cell>
              <table:table-cell office:value-type="float" office:value="26.7">
                <text:p>26.7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431.5319328704">
                <text:p>42430</text:p>
              </table:table-cell>
              <table:table-cell office:value-type="float" office:value="26.7">
                <text:p>26.7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431.5322800926">
                <text:p>42430</text:p>
              </table:table-cell>
              <table:table-cell office:value-type="float" office:value="26.4">
                <text:p>26.4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431.5326273148">
                <text:p>42430</text:p>
              </table:table-cell>
              <table:table-cell office:value-type="float" office:value="26.6">
                <text:p>26.6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42431.5329861111">
                <text:p>42430</text:p>
              </table:table-cell>
              <table:table-cell office:value-type="float" office:value="26.5">
                <text:p>26.5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42431.5333333333">
                <text:p>42430</text:p>
              </table:table-cell>
              <table:table-cell office:value-type="float" office:value="26.5">
                <text:p>26.5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42431.5336805556">
                <text:p>42430</text:p>
              </table:table-cell>
              <table:table-cell office:value-type="float" office:value="26.7">
                <text:p>26.7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42431.5340277778">
                <text:p>42430</text:p>
              </table:table-cell>
              <table:table-cell office:value-type="float" office:value="26.5">
                <text:p>26.5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42431.534375">
                <text:p>42430</text:p>
              </table:table-cell>
              <table:table-cell office:value-type="float" office:value="25.8">
                <text:p>25.8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42431.5347337963">
                <text:p>42430</text:p>
              </table:table-cell>
              <table:table-cell office:value-type="float" office:value="26.5">
                <text:p>26.5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42431.5350810185">
                <text:p>42430</text:p>
              </table:table-cell>
              <table:table-cell office:value-type="float" office:value="26.3">
                <text:p>26.3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42431.5354282407">
                <text:p>42430</text:p>
              </table:table-cell>
              <table:table-cell office:value-type="float" office:value="26.3">
                <text:p>26.3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42431.535775463">
                <text:p>42430</text:p>
              </table:table-cell>
              <table:table-cell office:value-type="float" office:value="26.1">
                <text:p>26.1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42431.5361226852">
                <text:p>42430</text:p>
              </table:table-cell>
              <table:table-cell office:value-type="float" office:value="25.2">
                <text:p>25.2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42431.5364814815">
                <text:p>42430</text:p>
              </table:table-cell>
              <table:table-cell office:value-type="float" office:value="25.8">
                <text:p>25.8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42431.5368287037">
                <text:p>42430</text:p>
              </table:table-cell>
              <table:table-cell office:value-type="float" office:value="24.4">
                <text:p>24.4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42431.5371759259">
                <text:p>42430</text:p>
              </table:table-cell>
              <table:table-cell office:value-type="float" office:value="25.9">
                <text:p>25.9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42431.5375231481">
                <text:p>42430</text:p>
              </table:table-cell>
              <table:table-cell office:value-type="float" office:value="24.7">
                <text:p>24.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42431.5378819444">
                <text:p>42430</text:p>
              </table:table-cell>
              <table:table-cell office:value-type="float" office:value="24.9">
                <text:p>24.9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42431.5382291667">
                <text:p>42430</text:p>
              </table:table-cell>
              <table:table-cell office:value-type="float" office:value="24.8">
                <text:p>24.8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5385763889">
                <text:p>42430</text:p>
              </table:table-cell>
              <table:table-cell office:value-type="float" office:value="25">
                <text:p>25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42431.5389236111">
                <text:p>42430</text:p>
              </table:table-cell>
              <table:table-cell office:value-type="float" office:value="25.3">
                <text:p>25.3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42431.5392708333">
                <text:p>42430</text:p>
              </table:table-cell>
              <table:table-cell office:value-type="float" office:value="24.1">
                <text:p>24.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5396296296">
                <text:p>42430</text:p>
              </table:table-cell>
              <table:table-cell office:value-type="float" office:value="25">
                <text:p>25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5399768519">
                <text:p>42430</text:p>
              </table:table-cell>
              <table:table-cell office:value-type="float" office:value="25.3">
                <text:p>25.3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5403240741">
                <text:p>42430</text:p>
              </table:table-cell>
              <table:table-cell office:value-type="float" office:value="25.6">
                <text:p>25.6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5406712963">
                <text:p>42430</text:p>
              </table:table-cell>
              <table:table-cell office:value-type="float" office:value="25">
                <text:p>25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5410185185">
                <text:p>42430</text:p>
              </table:table-cell>
              <table:table-cell office:value-type="float" office:value="24.6">
                <text:p>24.6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5413773148">
                <text:p>42430</text:p>
              </table:table-cell>
              <table:table-cell office:value-type="float" office:value="25.6">
                <text:p>25.6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541724537">
                <text:p>42430</text:p>
              </table:table-cell>
              <table:table-cell office:value-type="float" office:value="26">
                <text:p>26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5420717593">
                <text:p>42430</text:p>
              </table:table-cell>
              <table:table-cell office:value-type="float" office:value="26">
                <text:p>26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5424189815">
                <text:p>42430</text:p>
              </table:table-cell>
              <table:table-cell office:value-type="float" office:value="25.9">
                <text:p>25.9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5427777778">
                <text:p>42430</text:p>
              </table:table-cell>
              <table:table-cell office:value-type="float" office:value="25.9">
                <text:p>25.9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543125">
                <text:p>42430</text:p>
              </table:table-cell>
              <table:table-cell office:value-type="float" office:value="26.2">
                <text:p>26.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5434722222">
                <text:p>42430</text:p>
              </table:table-cell>
              <table:table-cell office:value-type="float" office:value="26.7">
                <text:p>26.7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5438194444">
                <text:p>42430</text:p>
              </table:table-cell>
              <table:table-cell office:value-type="float" office:value="26.8">
                <text:p>26.8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5441666667">
                <text:p>42430</text:p>
              </table:table-cell>
              <table:table-cell office:value-type="float" office:value="26.5">
                <text:p>26.5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544525463">
                <text:p>42430</text:p>
              </table:table-cell>
              <table:table-cell office:value-type="float" office:value="25.9">
                <text:p>25.9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5448726852">
                <text:p>42430</text:p>
              </table:table-cell>
              <table:table-cell office:value-type="float" office:value="25">
                <text:p>25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5452199074">
                <text:p>42430</text:p>
              </table:table-cell>
              <table:table-cell office:value-type="float" office:value="25.1">
                <text:p>25.1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5455671296">
                <text:p>42430</text:p>
              </table:table-cell>
              <table:table-cell office:value-type="float" office:value="25">
                <text:p>2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5459143519">
                <text:p>42430</text:p>
              </table:table-cell>
              <table:table-cell office:value-type="float" office:value="24.8">
                <text:p>24.8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5462731482">
                <text:p>42430</text:p>
              </table:table-cell>
              <table:table-cell office:value-type="float" office:value="24.4">
                <text:p>24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5466203704">
                <text:p>42430</text:p>
              </table:table-cell>
              <table:table-cell office:value-type="float" office:value="25.1">
                <text:p>25.1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5469675926">
                <text:p>42430</text:p>
              </table:table-cell>
              <table:table-cell office:value-type="float" office:value="25">
                <text:p>2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5473148148">
                <text:p>42430</text:p>
              </table:table-cell>
              <table:table-cell office:value-type="float" office:value="25">
                <text:p>2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547662037">
                <text:p>42430</text:p>
              </table:table-cell>
              <table:table-cell office:value-type="float" office:value="25.2">
                <text:p>25.2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5480208333">
                <text:p>42430</text:p>
              </table:table-cell>
              <table:table-cell office:value-type="float" office:value="25.4">
                <text:p>25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5483680556">
                <text:p>42430</text:p>
              </table:table-cell>
              <table:table-cell office:value-type="float" office:value="25.9">
                <text:p>25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5487152778">
                <text:p>42430</text:p>
              </table:table-cell>
              <table:table-cell office:value-type="float" office:value="25">
                <text:p>2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5490625">
                <text:p>42430</text:p>
              </table:table-cell>
              <table:table-cell office:value-type="float" office:value="24.6">
                <text:p>24.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5494212963">
                <text:p>42430</text:p>
              </table:table-cell>
              <table:table-cell office:value-type="float" office:value="24.8">
                <text:p>24.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5497685185">
                <text:p>42430</text:p>
              </table:table-cell>
              <table:table-cell office:value-type="float" office:value="24.3">
                <text:p>24.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5501157407">
                <text:p>42430</text:p>
              </table:table-cell>
              <table:table-cell office:value-type="float" office:value="24.1">
                <text:p>24.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550462963">
                <text:p>42430</text:p>
              </table:table-cell>
              <table:table-cell office:value-type="float" office:value="24.8">
                <text:p>24.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5508101852">
                <text:p>42430</text:p>
              </table:table-cell>
              <table:table-cell office:value-type="float" office:value="25.6">
                <text:p>25.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5511689815">
                <text:p>42430</text:p>
              </table:table-cell>
              <table:table-cell office:value-type="float" office:value="25.3">
                <text:p>25.3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515162037">
                <text:p>42430</text:p>
              </table:table-cell>
              <table:table-cell office:value-type="float" office:value="25.8">
                <text:p>25.8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518634259">
                <text:p>42430</text:p>
              </table:table-cell>
              <table:table-cell office:value-type="float" office:value="25.5">
                <text:p>25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5522106482">
                <text:p>42430</text:p>
              </table:table-cell>
              <table:table-cell office:value-type="float" office:value="26.1">
                <text:p>26.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5525578704">
                <text:p>42430</text:p>
              </table:table-cell>
              <table:table-cell office:value-type="float" office:value="25.9">
                <text:p>25.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5529166667">
                <text:p>42430</text:p>
              </table:table-cell>
              <table:table-cell office:value-type="float" office:value="26.4">
                <text:p>26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5532638889">
                <text:p>42430</text:p>
              </table:table-cell>
              <table:table-cell office:value-type="float" office:value="25.6">
                <text:p>25.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5536111111">
                <text:p>42430</text:p>
              </table:table-cell>
              <table:table-cell office:value-type="float" office:value="26.6">
                <text:p>26.6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539583333">
                <text:p>42430</text:p>
              </table:table-cell>
              <table:table-cell office:value-type="float" office:value="26.2">
                <text:p>26.2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543171296">
                <text:p>42430</text:p>
              </table:table-cell>
              <table:table-cell office:value-type="float" office:value="26.6">
                <text:p>26.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5546643519">
                <text:p>42430</text:p>
              </table:table-cell>
              <table:table-cell office:value-type="float" office:value="26.4">
                <text:p>26.4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550115741">
                <text:p>42430</text:p>
              </table:table-cell>
              <table:table-cell office:value-type="float" office:value="26.5">
                <text:p>26.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553587963">
                <text:p>42430</text:p>
              </table:table-cell>
              <table:table-cell office:value-type="float" office:value="26.8">
                <text:p>26.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5557060185">
                <text:p>42430</text:p>
              </table:table-cell>
              <table:table-cell office:value-type="float" office:value="26.7">
                <text:p>26.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5560648148">
                <text:p>42430</text:p>
              </table:table-cell>
              <table:table-cell office:value-type="float" office:value="26.6">
                <text:p>26.6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56412037">
                <text:p>42430</text:p>
              </table:table-cell>
              <table:table-cell office:value-type="float" office:value="26.7">
                <text:p>26.7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567592593">
                <text:p>42430</text:p>
              </table:table-cell>
              <table:table-cell office:value-type="float" office:value="26.7">
                <text:p>26.7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571064815">
                <text:p>42430</text:p>
              </table:table-cell>
              <table:table-cell office:value-type="float" office:value="26">
                <text:p>26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574537037">
                <text:p>42430</text:p>
              </table:table-cell>
              <table:table-cell office:value-type="float" office:value="25.7">
                <text:p>25.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5578125">
                <text:p>42430</text:p>
              </table:table-cell>
              <table:table-cell office:value-type="float" office:value="26.5">
                <text:p>26.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581597222">
                <text:p>42430</text:p>
              </table:table-cell>
              <table:table-cell office:value-type="float" office:value="26.7">
                <text:p>26.7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585069444">
                <text:p>42430</text:p>
              </table:table-cell>
              <table:table-cell office:value-type="float" office:value="26.6">
                <text:p>26.6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588541667">
                <text:p>42430</text:p>
              </table:table-cell>
              <table:table-cell office:value-type="float" office:value="26.4">
                <text:p>26.4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59212963">
                <text:p>42430</text:p>
              </table:table-cell>
              <table:table-cell office:value-type="float" office:value="26.3">
                <text:p>26.3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595601852">
                <text:p>42430</text:p>
              </table:table-cell>
              <table:table-cell office:value-type="float" office:value="26">
                <text:p>26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599074074">
                <text:p>42430</text:p>
              </table:table-cell>
              <table:table-cell office:value-type="float" office:value="26">
                <text:p>26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602546296">
                <text:p>42430</text:p>
              </table:table-cell>
              <table:table-cell office:value-type="float" office:value="25.9">
                <text:p>25.9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606018519">
                <text:p>42430</text:p>
              </table:table-cell>
              <table:table-cell office:value-type="float" office:value="24.3">
                <text:p>24.3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609606482">
                <text:p>42430</text:p>
              </table:table-cell>
              <table:table-cell office:value-type="float" office:value="26.2">
                <text:p>26.2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613078704">
                <text:p>42430</text:p>
              </table:table-cell>
              <table:table-cell office:value-type="float" office:value="25.8">
                <text:p>25.8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616550926">
                <text:p>42430</text:p>
              </table:table-cell>
              <table:table-cell office:value-type="float" office:value="26.1">
                <text:p>26.1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620023148">
                <text:p>42430</text:p>
              </table:table-cell>
              <table:table-cell office:value-type="float" office:value="25.3">
                <text:p>25.3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62349537">
                <text:p>42430</text:p>
              </table:table-cell>
              <table:table-cell office:value-type="float" office:value="26.2">
                <text:p>26.2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627083333">
                <text:p>42430</text:p>
              </table:table-cell>
              <table:table-cell office:value-type="float" office:value="26.7">
                <text:p>26.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630555556">
                <text:p>42430</text:p>
              </table:table-cell>
              <table:table-cell office:value-type="float" office:value="26.7">
                <text:p>26.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634027778">
                <text:p>42430</text:p>
              </table:table-cell>
              <table:table-cell office:value-type="float" office:value="26.7">
                <text:p>26.7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6375">
                <text:p>42430</text:p>
              </table:table-cell>
              <table:table-cell office:value-type="float" office:value="26.7">
                <text:p>26.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641087963">
                <text:p>42430</text:p>
              </table:table-cell>
              <table:table-cell office:value-type="float" office:value="26.7">
                <text:p>26.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644560185">
                <text:p>42430</text:p>
              </table:table-cell>
              <table:table-cell office:value-type="float" office:value="26.6">
                <text:p>26.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648032407">
                <text:p>42430</text:p>
              </table:table-cell>
              <table:table-cell office:value-type="float" office:value="25.7">
                <text:p>25.7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65150463">
                <text:p>42430</text:p>
              </table:table-cell>
              <table:table-cell office:value-type="float" office:value="26.5">
                <text:p>26.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654976852">
                <text:p>42430</text:p>
              </table:table-cell>
              <table:table-cell office:value-type="float" office:value="26.7">
                <text:p>26.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658564815">
                <text:p>42430</text:p>
              </table:table-cell>
              <table:table-cell office:value-type="float" office:value="26.6">
                <text:p>26.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662037037">
                <text:p>42430</text:p>
              </table:table-cell>
              <table:table-cell office:value-type="float" office:value="26.7">
                <text:p>26.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665509259">
                <text:p>42430</text:p>
              </table:table-cell>
              <table:table-cell office:value-type="float" office:value="26.8">
                <text:p>26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668981482">
                <text:p>42430</text:p>
              </table:table-cell>
              <table:table-cell office:value-type="float" office:value="26.8">
                <text:p>26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672453704">
                <text:p>42430</text:p>
              </table:table-cell>
              <table:table-cell office:value-type="float" office:value="26.8">
                <text:p>26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676041667">
                <text:p>42430</text:p>
              </table:table-cell>
              <table:table-cell office:value-type="float" office:value="26.8">
                <text:p>26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679513889">
                <text:p>42430</text:p>
              </table:table-cell>
              <table:table-cell office:value-type="float" office:value="26.8">
                <text:p>26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682986111">
                <text:p>42430</text:p>
              </table:table-cell>
              <table:table-cell office:value-type="float" office:value="26.8">
                <text:p>26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686458333">
                <text:p>42430</text:p>
              </table:table-cell>
              <table:table-cell office:value-type="float" office:value="26.8">
                <text:p>26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689930556">
                <text:p>42430</text:p>
              </table:table-cell>
              <table:table-cell office:value-type="float" office:value="26.9">
                <text:p>26.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693518519">
                <text:p>42430</text:p>
              </table:table-cell>
              <table:table-cell office:value-type="float" office:value="26.9">
                <text:p>26.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696990741">
                <text:p>42430</text:p>
              </table:table-cell>
              <table:table-cell office:value-type="float" office:value="26.9">
                <text:p>26.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00462963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03935185">
                <text:p>42430</text:p>
              </table:table-cell>
              <table:table-cell office:value-type="float" office:value="26.9">
                <text:p>26.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07523148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1099537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14467593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17939815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21412037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25">
                <text:p>42430</text:p>
              </table:table-cell>
              <table:table-cell office:value-type="float" office:value="26.9">
                <text:p>26.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28472222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31944444">
                <text:p>42430</text:p>
              </table:table-cell>
              <table:table-cell office:value-type="float" office:value="27.1">
                <text:p>27.1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35416667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38888889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42476852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45949074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49421296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52893519">
                <text:p>42430</text:p>
              </table:table-cell>
              <table:table-cell office:value-type="float" office:value="27.1">
                <text:p>27.1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56481482">
                <text:p>42430</text:p>
              </table:table-cell>
              <table:table-cell office:value-type="float" office:value="27.1">
                <text:p>27.1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59953704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63425926">
                <text:p>42430</text:p>
              </table:table-cell>
              <table:table-cell office:value-type="float" office:value="27.1">
                <text:p>27.1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66898148">
                <text:p>42430</text:p>
              </table:table-cell>
              <table:table-cell office:value-type="float" office:value="27.1">
                <text:p>27.1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7037037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73958333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77430556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80902778">
                <text:p>42430</text:p>
              </table:table-cell>
              <table:table-cell office:value-type="float" office:value="27.1">
                <text:p>27.1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84375">
                <text:p>42430</text:p>
              </table:table-cell>
              <table:table-cell office:value-type="float" office:value="27.1">
                <text:p>27.1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87847222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91435185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94907407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79837963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01851852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05324074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08912037">
                <text:p>42430</text:p>
              </table:table-cell>
              <table:table-cell office:value-type="float" office:value="26.9">
                <text:p>26.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12384259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15856482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19328704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22916667">
                <text:p>42430</text:p>
              </table:table-cell>
              <table:table-cell office:value-type="float" office:value="26.9">
                <text:p>26.9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5826388889">
                <text:p>42430</text:p>
              </table:table-cell>
              <table:table-cell office:value-type="float" office:value="26.9">
                <text:p>26.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29861111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33333333">
                <text:p>42430</text:p>
              </table:table-cell>
              <table:table-cell office:value-type="float" office:value="26.9">
                <text:p>26.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36805556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40393519">
                <text:p>42430</text:p>
              </table:table-cell>
              <table:table-cell office:value-type="float" office:value="26.9">
                <text:p>26.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43865741">
                <text:p>42430</text:p>
              </table:table-cell>
              <table:table-cell office:value-type="float" office:value="26.9">
                <text:p>26.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47337963">
                <text:p>42430</text:p>
              </table:table-cell>
              <table:table-cell office:value-type="float" office:value="26.8">
                <text:p>26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50810185">
                <text:p>42430</text:p>
              </table:table-cell>
              <table:table-cell office:value-type="float" office:value="26.9">
                <text:p>26.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54282407">
                <text:p>42430</text:p>
              </table:table-cell>
              <table:table-cell office:value-type="float" office:value="26.9">
                <text:p>26.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5787037">
                <text:p>42430</text:p>
              </table:table-cell>
              <table:table-cell office:value-type="float" office:value="26.5">
                <text:p>26.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61342593">
                <text:p>42430</text:p>
              </table:table-cell>
              <table:table-cell office:value-type="float" office:value="26.8">
                <text:p>26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64814815">
                <text:p>42430</text:p>
              </table:table-cell>
              <table:table-cell office:value-type="float" office:value="25.3">
                <text:p>25.3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68287037">
                <text:p>42430</text:p>
              </table:table-cell>
              <table:table-cell office:value-type="float" office:value="26.8">
                <text:p>26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71875">
                <text:p>42430</text:p>
              </table:table-cell>
              <table:table-cell office:value-type="float" office:value="26.9">
                <text:p>26.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75347222">
                <text:p>42430</text:p>
              </table:table-cell>
              <table:table-cell office:value-type="float" office:value="26.6">
                <text:p>26.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78819445">
                <text:p>42430</text:p>
              </table:table-cell>
              <table:table-cell office:value-type="float" office:value="26.8">
                <text:p>26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82291667">
                <text:p>42430</text:p>
              </table:table-cell>
              <table:table-cell office:value-type="float" office:value="26.8">
                <text:p>26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85763889">
                <text:p>42430</text:p>
              </table:table-cell>
              <table:table-cell office:value-type="float" office:value="26.8">
                <text:p>26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89351852">
                <text:p>42430</text:p>
              </table:table-cell>
              <table:table-cell office:value-type="float" office:value="26.9">
                <text:p>26.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92824074">
                <text:p>42430</text:p>
              </table:table-cell>
              <table:table-cell office:value-type="float" office:value="26.8">
                <text:p>26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96296296">
                <text:p>42430</text:p>
              </table:table-cell>
              <table:table-cell office:value-type="float" office:value="26.8">
                <text:p>26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899768519">
                <text:p>42430</text:p>
              </table:table-cell>
              <table:table-cell office:value-type="float" office:value="26.9">
                <text:p>26.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903240741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906828704">
                <text:p>42430</text:p>
              </table:table-cell>
              <table:table-cell office:value-type="float" office:value="26.9">
                <text:p>26.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float" office:value="42431.5910300926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float" office:value="42431.5913773148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591724537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float" office:value="42431.5920833333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float" office:value="42431.5924305556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float" office:value="42431.5927777778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float" office:value="42431.593125">
                <text:p>42430</text:p>
              </table:table-cell>
              <table:table-cell office:value-type="float" office:value="27.1">
                <text:p>27.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float" office:value="42431.5934722222">
                <text:p>42430</text:p>
              </table:table-cell>
              <table:table-cell office:value-type="float" office:value="27.1">
                <text:p>27.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float" office:value="42431.5938310185">
                <text:p>42430</text:p>
              </table:table-cell>
              <table:table-cell office:value-type="float" office:value="26.8">
                <text:p>26.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float" office:value="42431.5941782407">
                <text:p>42430</text:p>
              </table:table-cell>
              <table:table-cell office:value-type="float" office:value="26.9">
                <text:p>26.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float" office:value="42431.594525463">
                <text:p>42430</text:p>
              </table:table-cell>
              <table:table-cell office:value-type="float" office:value="27.2">
                <text:p>27.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float" office:value="42431.5948726852">
                <text:p>42430</text:p>
              </table:table-cell>
              <table:table-cell office:value-type="float" office:value="27.3">
                <text:p>27.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float" office:value="42431.5952199074">
                <text:p>42430</text:p>
              </table:table-cell>
              <table:table-cell office:value-type="float" office:value="27.3">
                <text:p>27.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float" office:value="42431.5955787037">
                <text:p>42430</text:p>
              </table:table-cell>
              <table:table-cell office:value-type="float" office:value="27.1">
                <text:p>27.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float" office:value="42431.5959259259">
                <text:p>42430</text:p>
              </table:table-cell>
              <table:table-cell office:value-type="float" office:value="27.3">
                <text:p>27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42431.5962731481">
                <text:p>42430</text:p>
              </table:table-cell>
              <table:table-cell office:value-type="float" office:value="27.3">
                <text:p>27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42431.5966203704">
                <text:p>42430</text:p>
              </table:table-cell>
              <table:table-cell office:value-type="float" office:value="26.6">
                <text:p>26.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42431.5969675926">
                <text:p>42430</text:p>
              </table:table-cell>
              <table:table-cell office:value-type="float" office:value="27.1">
                <text:p>27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42431.5973263889">
                <text:p>42430</text:p>
              </table:table-cell>
              <table:table-cell office:value-type="float" office:value="27.3">
                <text:p>27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42431.5976736111">
                <text:p>42430</text:p>
              </table:table-cell>
              <table:table-cell office:value-type="float" office:value="27.2">
                <text:p>27.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42431.5980208333">
                <text:p>42430</text:p>
              </table:table-cell>
              <table:table-cell office:value-type="float" office:value="26.8">
                <text:p>26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42431.5983680556">
                <text:p>42430</text:p>
              </table:table-cell>
              <table:table-cell office:value-type="float" office:value="27.3">
                <text:p>27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42431.5987268519">
                <text:p>42430</text:p>
              </table:table-cell>
              <table:table-cell office:value-type="float" office:value="27.4">
                <text:p>27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42431.5990740741">
                <text:p>42430</text:p>
              </table:table-cell>
              <table:table-cell office:value-type="float" office:value="27.4">
                <text:p>27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42431.5994212963">
                <text:p>42430</text:p>
              </table:table-cell>
              <table:table-cell office:value-type="float" office:value="27.5">
                <text:p>27.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42431.5997685185">
                <text:p>42430</text:p>
              </table:table-cell>
              <table:table-cell office:value-type="float" office:value="27.5">
                <text:p>27.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42431.6001157407">
                <text:p>42430</text:p>
              </table:table-cell>
              <table:table-cell office:value-type="float" office:value="27.5">
                <text:p>27.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42431.600474537">
                <text:p>42430</text:p>
              </table:table-cell>
              <table:table-cell office:value-type="float" office:value="27.3">
                <text:p>27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42431.6008217593">
                <text:p>42430</text:p>
              </table:table-cell>
              <table:table-cell office:value-type="float" office:value="27.5">
                <text:p>27.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42431.6011689815">
                <text:p>42430</text:p>
              </table:table-cell>
              <table:table-cell office:value-type="float" office:value="27.4">
                <text:p>27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42431.6015162037">
                <text:p>42430</text:p>
              </table:table-cell>
              <table:table-cell office:value-type="float" office:value="27.4">
                <text:p>27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float" office:value="42431.6018634259">
                <text:p>42430</text:p>
              </table:table-cell>
              <table:table-cell office:value-type="float" office:value="27.1">
                <text:p>27.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float" office:value="42431.6022222222">
                <text:p>42430</text:p>
              </table:table-cell>
              <table:table-cell office:value-type="float" office:value="26.7">
                <text:p>26.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6025694445">
                <text:p>42430</text:p>
              </table:table-cell>
              <table:table-cell office:value-type="float" office:value="27.4">
                <text:p>27.4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6029166667">
                <text:p>42430</text:p>
              </table:table-cell>
              <table:table-cell office:value-type="float" office:value="27.5">
                <text:p>27.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6032638889">
                <text:p>42430</text:p>
              </table:table-cell>
              <table:table-cell office:value-type="float" office:value="26.9">
                <text:p>26.9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6036226852">
                <text:p>42430</text:p>
              </table:table-cell>
              <table:table-cell office:value-type="float" office:value="26.1">
                <text:p>26.1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6039699074">
                <text:p>42430</text:p>
              </table:table-cell>
              <table:table-cell office:value-type="float" office:value="25.6">
                <text:p>25.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043171296">
                <text:p>42430</text:p>
              </table:table-cell>
              <table:table-cell office:value-type="float" office:value="25.8">
                <text:p>25.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046643519">
                <text:p>42430</text:p>
              </table:table-cell>
              <table:table-cell office:value-type="float" office:value="26.1">
                <text:p>26.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050115741">
                <text:p>42430</text:p>
              </table:table-cell>
              <table:table-cell office:value-type="float" office:value="26.1">
                <text:p>26.1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053703704">
                <text:p>42430</text:p>
              </table:table-cell>
              <table:table-cell office:value-type="float" office:value="25.8">
                <text:p>25.8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057175926">
                <text:p>42430</text:p>
              </table:table-cell>
              <table:table-cell office:value-type="float" office:value="24.8">
                <text:p>24.8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060648148">
                <text:p>42430</text:p>
              </table:table-cell>
              <table:table-cell office:value-type="float" office:value="25.9">
                <text:p>25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06412037">
                <text:p>42430</text:p>
              </table:table-cell>
              <table:table-cell office:value-type="float" office:value="25.5">
                <text:p>25.5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6067592593">
                <text:p>42430</text:p>
              </table:table-cell>
              <table:table-cell office:value-type="float" office:value="25.8">
                <text:p>25.8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6071180556">
                <text:p>42430</text:p>
              </table:table-cell>
              <table:table-cell office:value-type="float" office:value="25.6">
                <text:p>25.6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6074652778">
                <text:p>42430</text:p>
              </table:table-cell>
              <table:table-cell office:value-type="float" office:value="26">
                <text:p>26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42431.6078125">
                <text:p>42430</text:p>
              </table:table-cell>
              <table:table-cell office:value-type="float" office:value="25.7">
                <text:p>25.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42431.6081597222">
                <text:p>42430</text:p>
              </table:table-cell>
              <table:table-cell office:value-type="float" office:value="25.6">
                <text:p>25.6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42431.6085185185">
                <text:p>42430</text:p>
              </table:table-cell>
              <table:table-cell office:value-type="float" office:value="25.4">
                <text:p>25.4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42431.6088657407">
                <text:p>42430</text:p>
              </table:table-cell>
              <table:table-cell office:value-type="float" office:value="25.4">
                <text:p>25.4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42431.609212963">
                <text:p>42430</text:p>
              </table:table-cell>
              <table:table-cell office:value-type="float" office:value="25.3">
                <text:p>25.3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42431.6095601852">
                <text:p>42430</text:p>
              </table:table-cell>
              <table:table-cell office:value-type="float" office:value="25.5">
                <text:p>25.5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42431.6099074074">
                <text:p>42430</text:p>
              </table:table-cell>
              <table:table-cell office:value-type="float" office:value="25.6">
                <text:p>25.6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42431.6102662037">
                <text:p>42430</text:p>
              </table:table-cell>
              <table:table-cell office:value-type="float" office:value="25.4">
                <text:p>25.4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431.6106134259">
                <text:p>42430</text:p>
              </table:table-cell>
              <table:table-cell office:value-type="float" office:value="25.9">
                <text:p>25.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431.6109606481">
                <text:p>42430</text:p>
              </table:table-cell>
              <table:table-cell office:value-type="float" office:value="25.1">
                <text:p>25.1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431.6113078704">
                <text:p>42430</text:p>
              </table:table-cell>
              <table:table-cell office:value-type="float" office:value="25.8">
                <text:p>25.8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6116550926">
                <text:p>42430</text:p>
              </table:table-cell>
              <table:table-cell office:value-type="float" office:value="26.1">
                <text:p>26.1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6120138889">
                <text:p>42430</text:p>
              </table:table-cell>
              <table:table-cell office:value-type="float" office:value="25.8">
                <text:p>25.8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6123611111">
                <text:p>42430</text:p>
              </table:table-cell>
              <table:table-cell office:value-type="float" office:value="25.6">
                <text:p>25.6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6127083333">
                <text:p>42430</text:p>
              </table:table-cell>
              <table:table-cell office:value-type="float" office:value="25.5">
                <text:p>25.5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6130555556">
                <text:p>42430</text:p>
              </table:table-cell>
              <table:table-cell office:value-type="float" office:value="25.2">
                <text:p>25.2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6134143519">
                <text:p>42430</text:p>
              </table:table-cell>
              <table:table-cell office:value-type="float" office:value="25.6">
                <text:p>25.6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6137615741">
                <text:p>42430</text:p>
              </table:table-cell>
              <table:table-cell office:value-type="float" office:value="25.8">
                <text:p>25.8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42431.6141087963">
                <text:p>42430</text:p>
              </table:table-cell>
              <table:table-cell office:value-type="float" office:value="25.9">
                <text:p>25.9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42431.6144560185">
                <text:p>42430</text:p>
              </table:table-cell>
              <table:table-cell office:value-type="float" office:value="26">
                <text:p>26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42431.6148032407">
                <text:p>42430</text:p>
              </table:table-cell>
              <table:table-cell office:value-type="float" office:value="25.9">
                <text:p>25.9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615162037">
                <text:p>42430</text:p>
              </table:table-cell>
              <table:table-cell office:value-type="float" office:value="25.9">
                <text:p>25.9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6155092593">
                <text:p>42430</text:p>
              </table:table-cell>
              <table:table-cell office:value-type="float" office:value="25.6">
                <text:p>25.6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6158564815">
                <text:p>42430</text:p>
              </table:table-cell>
              <table:table-cell office:value-type="float" office:value="26.1">
                <text:p>26.1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6162037037">
                <text:p>42430</text:p>
              </table:table-cell>
              <table:table-cell office:value-type="float" office:value="26.2">
                <text:p>26.2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6165509259">
                <text:p>42430</text:p>
              </table:table-cell>
              <table:table-cell office:value-type="float" office:value="26.2">
                <text:p>26.2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6169097222">
                <text:p>42430</text:p>
              </table:table-cell>
              <table:table-cell office:value-type="float" office:value="25.9">
                <text:p>25.9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6172569445">
                <text:p>42430</text:p>
              </table:table-cell>
              <table:table-cell office:value-type="float" office:value="26">
                <text:p>26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6176041667">
                <text:p>42430</text:p>
              </table:table-cell>
              <table:table-cell office:value-type="float" office:value="26">
                <text:p>26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6179513889">
                <text:p>42430</text:p>
              </table:table-cell>
              <table:table-cell office:value-type="float" office:value="25.4">
                <text:p>25.4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6182986111">
                <text:p>42430</text:p>
              </table:table-cell>
              <table:table-cell office:value-type="float" office:value="26.7">
                <text:p>26.7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6186574074">
                <text:p>42430</text:p>
              </table:table-cell>
              <table:table-cell office:value-type="float" office:value="26.1">
                <text:p>26.1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6190046296">
                <text:p>42430</text:p>
              </table:table-cell>
              <table:table-cell office:value-type="float" office:value="26.4">
                <text:p>26.4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6193518519">
                <text:p>42430</text:p>
              </table:table-cell>
              <table:table-cell office:value-type="float" office:value="26.7">
                <text:p>26.7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6196990741">
                <text:p>42430</text:p>
              </table:table-cell>
              <table:table-cell office:value-type="float" office:value="26.2">
                <text:p>26.2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6200578704">
                <text:p>42430</text:p>
              </table:table-cell>
              <table:table-cell office:value-type="float" office:value="26">
                <text:p>26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2431.6204050926">
                <text:p>42430</text:p>
              </table:table-cell>
              <table:table-cell office:value-type="float" office:value="25.8">
                <text:p>25.8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42431.6207523148">
                <text:p>42430</text:p>
              </table:table-cell>
              <table:table-cell office:value-type="float" office:value="26">
                <text:p>26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42431.621099537">
                <text:p>42430</text:p>
              </table:table-cell>
              <table:table-cell office:value-type="float" office:value="26.1">
                <text:p>26.1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42431.6218055556">
                <text:p>42430</text:p>
              </table:table-cell>
              <table:table-cell office:value-type="float" office:value="25.4">
                <text:p>25.4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42431.6221527778">
                <text:p>42430</text:p>
              </table:table-cell>
              <table:table-cell office:value-type="float" office:value="25.8">
                <text:p>25.8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42431.6225">
                <text:p>42430</text:p>
              </table:table-cell>
              <table:table-cell office:value-type="float" office:value="25.4">
                <text:p>25.4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6228472222">
                <text:p>42430</text:p>
              </table:table-cell>
              <table:table-cell office:value-type="float" office:value="25.4">
                <text:p>25.4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6231944444">
                <text:p>42430</text:p>
              </table:table-cell>
              <table:table-cell office:value-type="float" office:value="25.8">
                <text:p>25.8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6235532407">
                <text:p>42430</text:p>
              </table:table-cell>
              <table:table-cell office:value-type="float" office:value="25">
                <text:p>25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623900463">
                <text:p>42430</text:p>
              </table:table-cell>
              <table:table-cell office:value-type="float" office:value="25.5">
                <text:p>25.5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6242476852">
                <text:p>42430</text:p>
              </table:table-cell>
              <table:table-cell office:value-type="float" office:value="25.4">
                <text:p>25.4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6245949074">
                <text:p>42430</text:p>
              </table:table-cell>
              <table:table-cell office:value-type="float" office:value="25.7">
                <text:p>25.7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2431.6249537037">
                <text:p>42430</text:p>
              </table:table-cell>
              <table:table-cell office:value-type="float" office:value="25.6">
                <text:p>25.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431.6253009259">
                <text:p>42430</text:p>
              </table:table-cell>
              <table:table-cell office:value-type="float" office:value="25.5">
                <text:p>25.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431.6256481481">
                <text:p>42430</text:p>
              </table:table-cell>
              <table:table-cell office:value-type="float" office:value="25.4">
                <text:p>25.4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431.6259953704">
                <text:p>42430</text:p>
              </table:table-cell>
              <table:table-cell office:value-type="float" office:value="25.7">
                <text:p>25.7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431.6263425926">
                <text:p>42430</text:p>
              </table:table-cell>
              <table:table-cell office:value-type="float" office:value="25.9">
                <text:p>25.9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42431.6267013889">
                <text:p>42430</text:p>
              </table:table-cell>
              <table:table-cell office:value-type="float" office:value="26">
                <text:p>26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42431.6270486111">
                <text:p>42430</text:p>
              </table:table-cell>
              <table:table-cell office:value-type="float" office:value="25.7">
                <text:p>25.7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42431.6273958333">
                <text:p>42430</text:p>
              </table:table-cell>
              <table:table-cell office:value-type="float" office:value="26.1">
                <text:p>26.1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42431.6277430556">
                <text:p>42430</text:p>
              </table:table-cell>
              <table:table-cell office:value-type="float" office:value="26">
                <text:p>26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42431.6280902778">
                <text:p>42430</text:p>
              </table:table-cell>
              <table:table-cell office:value-type="float" office:value="26.2">
                <text:p>26.2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42431.6284490741">
                <text:p>42430</text:p>
              </table:table-cell>
              <table:table-cell office:value-type="float" office:value="26.6">
                <text:p>26.6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42431.6287962963">
                <text:p>42430</text:p>
              </table:table-cell>
              <table:table-cell office:value-type="float" office:value="26.5">
                <text:p>26.5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42431.6291435185">
                <text:p>42430</text:p>
              </table:table-cell>
              <table:table-cell office:value-type="float" office:value="26">
                <text:p>26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42431.6294907407">
                <text:p>42430</text:p>
              </table:table-cell>
              <table:table-cell office:value-type="float" office:value="25.9">
                <text:p>25.9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42431.629849537">
                <text:p>42430</text:p>
              </table:table-cell>
              <table:table-cell office:value-type="float" office:value="26">
                <text:p>26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42431.6301967593">
                <text:p>42430</text:p>
              </table:table-cell>
              <table:table-cell office:value-type="float" office:value="26">
                <text:p>26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42431.6305439815">
                <text:p>42430</text:p>
              </table:table-cell>
              <table:table-cell office:value-type="float" office:value="25.6">
                <text:p>25.6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42431.6308912037">
                <text:p>42430</text:p>
              </table:table-cell>
              <table:table-cell office:value-type="float" office:value="26.1">
                <text:p>26.1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42431.6312384259">
                <text:p>42430</text:p>
              </table:table-cell>
              <table:table-cell office:value-type="float" office:value="26.4">
                <text:p>26.4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42431.6315972222">
                <text:p>42430</text:p>
              </table:table-cell>
              <table:table-cell office:value-type="float" office:value="26.1">
                <text:p>26.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6319444444">
                <text:p>42430</text:p>
              </table:table-cell>
              <table:table-cell office:value-type="float" office:value="25.8">
                <text:p>25.8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6322916667">
                <text:p>42430</text:p>
              </table:table-cell>
              <table:table-cell office:value-type="float" office:value="25.4">
                <text:p>25.4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6326388889">
                <text:p>42430</text:p>
              </table:table-cell>
              <table:table-cell office:value-type="float" office:value="25.1">
                <text:p>25.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6329861111">
                <text:p>42430</text:p>
              </table:table-cell>
              <table:table-cell office:value-type="float" office:value="25.4">
                <text:p>25.4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6333449074">
                <text:p>42430</text:p>
              </table:table-cell>
              <table:table-cell office:value-type="float" office:value="26">
                <text:p>26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6336921296">
                <text:p>42430</text:p>
              </table:table-cell>
              <table:table-cell office:value-type="float" office:value="26">
                <text:p>26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6340393519">
                <text:p>42430</text:p>
              </table:table-cell>
              <table:table-cell office:value-type="float" office:value="25.9">
                <text:p>25.9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6343865741">
                <text:p>42430</text:p>
              </table:table-cell>
              <table:table-cell office:value-type="float" office:value="26.1">
                <text:p>26.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6347337963">
                <text:p>42430</text:p>
              </table:table-cell>
              <table:table-cell office:value-type="float" office:value="25.6">
                <text:p>25.6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6350925926">
                <text:p>42430</text:p>
              </table:table-cell>
              <table:table-cell office:value-type="float" office:value="25.5">
                <text:p>25.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354398148">
                <text:p>42430</text:p>
              </table:table-cell>
              <table:table-cell office:value-type="float" office:value="25.9">
                <text:p>25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35787037">
                <text:p>42430</text:p>
              </table:table-cell>
              <table:table-cell office:value-type="float" office:value="25.8">
                <text:p>25.8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361342593">
                <text:p>42430</text:p>
              </table:table-cell>
              <table:table-cell office:value-type="float" office:value="25.4">
                <text:p>25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364930556">
                <text:p>42430</text:p>
              </table:table-cell>
              <table:table-cell office:value-type="float" office:value="26.1">
                <text:p>26.1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368402778">
                <text:p>42430</text:p>
              </table:table-cell>
              <table:table-cell office:value-type="float" office:value="26.2">
                <text:p>26.2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371875">
                <text:p>42430</text:p>
              </table:table-cell>
              <table:table-cell office:value-type="float" office:value="25.6">
                <text:p>25.6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375347222">
                <text:p>42430</text:p>
              </table:table-cell>
              <table:table-cell office:value-type="float" office:value="25.9">
                <text:p>25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378819444">
                <text:p>42430</text:p>
              </table:table-cell>
              <table:table-cell office:value-type="float" office:value="25.9">
                <text:p>25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382407408">
                <text:p>42430</text:p>
              </table:table-cell>
              <table:table-cell office:value-type="float" office:value="26.1">
                <text:p>26.1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38587963">
                <text:p>42430</text:p>
              </table:table-cell>
              <table:table-cell office:value-type="float" office:value="26.1">
                <text:p>26.1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389351852">
                <text:p>42430</text:p>
              </table:table-cell>
              <table:table-cell office:value-type="float" office:value="26.4">
                <text:p>26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392824074">
                <text:p>42430</text:p>
              </table:table-cell>
              <table:table-cell office:value-type="float" office:value="26.5">
                <text:p>26.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396296296">
                <text:p>42430</text:p>
              </table:table-cell>
              <table:table-cell office:value-type="float" office:value="26.6">
                <text:p>26.6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399884259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403356481">
                <text:p>42430</text:p>
              </table:table-cell>
              <table:table-cell office:value-type="float" office:value="26.8">
                <text:p>26.8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406828704">
                <text:p>42430</text:p>
              </table:table-cell>
              <table:table-cell office:value-type="float" office:value="27.5">
                <text:p>27.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410300926">
                <text:p>42430</text:p>
              </table:table-cell>
              <table:table-cell office:value-type="float" office:value="27.9">
                <text:p>27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413888889">
                <text:p>42430</text:p>
              </table:table-cell>
              <table:table-cell office:value-type="float" office:value="28.1">
                <text:p>28.1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417361111">
                <text:p>42430</text:p>
              </table:table-cell>
              <table:table-cell office:value-type="float" office:value="27.9">
                <text:p>27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420833333">
                <text:p>42430</text:p>
              </table:table-cell>
              <table:table-cell office:value-type="float" office:value="27.6">
                <text:p>27.6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424305556">
                <text:p>42430</text:p>
              </table:table-cell>
              <table:table-cell office:value-type="float" office:value="27.6">
                <text:p>27.6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427777778">
                <text:p>42430</text:p>
              </table:table-cell>
              <table:table-cell office:value-type="float" office:value="27.8">
                <text:p>27.8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431365741">
                <text:p>42430</text:p>
              </table:table-cell>
              <table:table-cell office:value-type="float" office:value="28.1">
                <text:p>28.1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434837963">
                <text:p>42430</text:p>
              </table:table-cell>
              <table:table-cell office:value-type="float" office:value="27.1">
                <text:p>27.1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438310185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441782407">
                <text:p>42430</text:p>
              </table:table-cell>
              <table:table-cell office:value-type="float" office:value="28.4">
                <text:p>28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44525463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448842593">
                <text:p>42430</text:p>
              </table:table-cell>
              <table:table-cell office:value-type="float" office:value="27.7">
                <text:p>27.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452314815">
                <text:p>42430</text:p>
              </table:table-cell>
              <table:table-cell office:value-type="float" office:value="27.5">
                <text:p>27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455787037">
                <text:p>42430</text:p>
              </table:table-cell>
              <table:table-cell office:value-type="float" office:value="27.7">
                <text:p>27.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459259259">
                <text:p>42430</text:p>
              </table:table-cell>
              <table:table-cell office:value-type="float" office:value="27.8">
                <text:p>27.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462847222">
                <text:p>42430</text:p>
              </table:table-cell>
              <table:table-cell office:value-type="float" office:value="28.4">
                <text:p>28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466319444">
                <text:p>42430</text:p>
              </table:table-cell>
              <table:table-cell office:value-type="float" office:value="28.4">
                <text:p>28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469791667">
                <text:p>42430</text:p>
              </table:table-cell>
              <table:table-cell office:value-type="float" office:value="28.5">
                <text:p>28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473263889">
                <text:p>42430</text:p>
              </table:table-cell>
              <table:table-cell office:value-type="float" office:value="28.5">
                <text:p>28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476736111">
                <text:p>42430</text:p>
              </table:table-cell>
              <table:table-cell office:value-type="float" office:value="28.5">
                <text:p>28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480324074">
                <text:p>42430</text:p>
              </table:table-cell>
              <table:table-cell office:value-type="float" office:value="28.4">
                <text:p>28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483796296">
                <text:p>42430</text:p>
              </table:table-cell>
              <table:table-cell office:value-type="float" office:value="28.6">
                <text:p>28.6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487268519">
                <text:p>42430</text:p>
              </table:table-cell>
              <table:table-cell office:value-type="float" office:value="28.5">
                <text:p>28.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490740741">
                <text:p>42430</text:p>
              </table:table-cell>
              <table:table-cell office:value-type="float" office:value="28.5">
                <text:p>28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494212963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497800926">
                <text:p>42430</text:p>
              </table:table-cell>
              <table:table-cell office:value-type="float" office:value="28.5">
                <text:p>28.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501273148">
                <text:p>42430</text:p>
              </table:table-cell>
              <table:table-cell office:value-type="float" office:value="28.4">
                <text:p>28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50474537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508217593">
                <text:p>42430</text:p>
              </table:table-cell>
              <table:table-cell office:value-type="float" office:value="28.5">
                <text:p>28.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511689815">
                <text:p>42430</text:p>
              </table:table-cell>
              <table:table-cell office:value-type="float" office:value="28.5">
                <text:p>28.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515277778">
                <text:p>42430</text:p>
              </table:table-cell>
              <table:table-cell office:value-type="float" office:value="28.5">
                <text:p>28.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51875">
                <text:p>42430</text:p>
              </table:table-cell>
              <table:table-cell office:value-type="float" office:value="28.4">
                <text:p>28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522222222">
                <text:p>42430</text:p>
              </table:table-cell>
              <table:table-cell office:value-type="float" office:value="28.4">
                <text:p>28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525694445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529282407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53275463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536226852">
                <text:p>42430</text:p>
              </table:table-cell>
              <table:table-cell office:value-type="float" office:value="27.8">
                <text:p>27.8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539699074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543171296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546759259">
                <text:p>42430</text:p>
              </table:table-cell>
              <table:table-cell office:value-type="float" office:value="28.1">
                <text:p>28.1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550231482">
                <text:p>42430</text:p>
              </table:table-cell>
              <table:table-cell office:value-type="float" office:value="28.1">
                <text:p>28.1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553703704">
                <text:p>42430</text:p>
              </table:table-cell>
              <table:table-cell office:value-type="float" office:value="28.1">
                <text:p>28.1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599189815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602662037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606134259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609606482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6613194444">
                <text:p>42430</text:p>
              </table:table-cell>
              <table:table-cell office:value-type="float" office:value="28.1">
                <text:p>28.1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616666667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620138889">
                <text:p>42430</text:p>
              </table:table-cell>
              <table:table-cell office:value-type="float" office:value="27.8">
                <text:p>27.8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623611111">
                <text:p>42430</text:p>
              </table:table-cell>
              <table:table-cell office:value-type="float" office:value="28.1">
                <text:p>28.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6627199074">
                <text:p>42430</text:p>
              </table:table-cell>
              <table:table-cell office:value-type="float" office:value="27.5">
                <text:p>27.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630671296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6634143519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6637615741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6641087963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6644675926">
                <text:p>42430</text:p>
              </table:table-cell>
              <table:table-cell office:value-type="float" office:value="28.1">
                <text:p>28.1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648148148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65162037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2431.6655092593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658564815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662152778">
                <text:p>42430</text:p>
              </table:table-cell>
              <table:table-cell office:value-type="float" office:value="28">
                <text:p>28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665625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669097222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672569444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676157407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67962963">
                <text:p>42430</text:p>
              </table:table-cell>
              <table:table-cell office:value-type="float" office:value="28.4">
                <text:p>28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683101852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686574074">
                <text:p>42430</text:p>
              </table:table-cell>
              <table:table-cell office:value-type="float" office:value="28.4">
                <text:p>28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690046296">
                <text:p>42430</text:p>
              </table:table-cell>
              <table:table-cell office:value-type="float" office:value="28.4">
                <text:p>28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693634259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697106482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00578704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04050926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07523148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11111111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14583333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18055556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21527778">
                <text:p>42430</text:p>
              </table:table-cell>
              <table:table-cell office:value-type="float" office:value="27.9">
                <text:p>27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25">
                <text:p>42430</text:p>
              </table:table-cell>
              <table:table-cell office:value-type="float" office:value="27.9">
                <text:p>27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28587963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32060185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35532407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3900463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42592593">
                <text:p>42430</text:p>
              </table:table-cell>
              <table:table-cell office:value-type="float" office:value="28">
                <text:p>28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46064815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49537037">
                <text:p>42430</text:p>
              </table:table-cell>
              <table:table-cell office:value-type="float" office:value="27.8">
                <text:p>27.8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53009259">
                <text:p>42430</text:p>
              </table:table-cell>
              <table:table-cell office:value-type="float" office:value="26.6">
                <text:p>26.6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56481482">
                <text:p>42430</text:p>
              </table:table-cell>
              <table:table-cell office:value-type="float" office:value="27.5">
                <text:p>27.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60069444">
                <text:p>42430</text:p>
              </table:table-cell>
              <table:table-cell office:value-type="float" office:value="28.1">
                <text:p>28.1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63541667">
                <text:p>42430</text:p>
              </table:table-cell>
              <table:table-cell office:value-type="float" office:value="27.5">
                <text:p>27.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67013889">
                <text:p>42430</text:p>
              </table:table-cell>
              <table:table-cell office:value-type="float" office:value="27.9">
                <text:p>27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70486111">
                <text:p>42430</text:p>
              </table:table-cell>
              <table:table-cell office:value-type="float" office:value="27.2">
                <text:p>27.2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73958333">
                <text:p>42430</text:p>
              </table:table-cell>
              <table:table-cell office:value-type="float" office:value="27.6">
                <text:p>27.6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77546296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81018519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84490741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87962963">
                <text:p>42430</text:p>
              </table:table-cell>
              <table:table-cell office:value-type="float" office:value="28.1">
                <text:p>28.1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91550926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95023148">
                <text:p>42430</text:p>
              </table:table-cell>
              <table:table-cell office:value-type="float" office:value="27.7">
                <text:p>27.7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79849537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801967593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805439815">
                <text:p>42430</text:p>
              </table:table-cell>
              <table:table-cell office:value-type="float" office:value="28.4">
                <text:p>28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809027778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8125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815972222">
                <text:p>42430</text:p>
              </table:table-cell>
              <table:table-cell office:value-type="float" office:value="28.4">
                <text:p>28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819444444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822916667">
                <text:p>42430</text:p>
              </table:table-cell>
              <table:table-cell office:value-type="float" office:value="28.1">
                <text:p>28.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82650463">
                <text:p>42430</text:p>
              </table:table-cell>
              <table:table-cell office:value-type="float" office:value="28.4">
                <text:p>28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829976852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833449074">
                <text:p>42430</text:p>
              </table:table-cell>
              <table:table-cell office:value-type="float" office:value="28.4">
                <text:p>28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836921296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840509259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843981482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847453704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850925926">
                <text:p>42430</text:p>
              </table:table-cell>
              <table:table-cell office:value-type="float" office:value="28.3">
                <text:p>28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42431.6857986111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861458333">
                <text:p>42430</text:p>
              </table:table-cell>
              <table:table-cell office:value-type="float" office:value="28.4">
                <text:p>28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864930556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868402778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871875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875462963">
                <text:p>42430</text:p>
              </table:table-cell>
              <table:table-cell office:value-type="float" office:value="27.4">
                <text:p>27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878935185">
                <text:p>42430</text:p>
              </table:table-cell>
              <table:table-cell office:value-type="float" office:value="27.9">
                <text:p>27.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882407407">
                <text:p>42430</text:p>
              </table:table-cell>
              <table:table-cell office:value-type="float" office:value="28.1">
                <text:p>28.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88587963">
                <text:p>42430</text:p>
              </table:table-cell>
              <table:table-cell office:value-type="float" office:value="26.7">
                <text:p>26.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889351852">
                <text:p>42430</text:p>
              </table:table-cell>
              <table:table-cell office:value-type="float" office:value="26.8">
                <text:p>26.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892939815">
                <text:p>42430</text:p>
              </table:table-cell>
              <table:table-cell office:value-type="float" office:value="27.9">
                <text:p>27.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896412037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899884259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903356482">
                <text:p>42430</text:p>
              </table:table-cell>
              <table:table-cell office:value-type="float" office:value="27.5">
                <text:p>27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906944444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6910416667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6913888889">
                <text:p>42430</text:p>
              </table:table-cell>
              <table:table-cell office:value-type="float" office:value="28.2">
                <text:p>28.2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6917361111">
                <text:p>42430</text:p>
              </table:table-cell>
              <table:table-cell office:value-type="float" office:value="28.4">
                <text:p>28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431.7039814815">
                <text:p>42430</text:p>
              </table:table-cell>
              <table:table-cell office:value-type="float" office:value="26.6">
                <text:p>26.6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42431.7043287037">
                <text:p>42430</text:p>
              </table:table-cell>
              <table:table-cell office:value-type="float" office:value="25.9">
                <text:p>25.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7046759259">
                <text:p>42430</text:p>
              </table:table-cell>
              <table:table-cell office:value-type="float" office:value="26.3">
                <text:p>26.3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7050231482">
                <text:p>42430</text:p>
              </table:table-cell>
              <table:table-cell office:value-type="float" office:value="26.5">
                <text:p>26.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7053703704">
                <text:p>42430</text:p>
              </table:table-cell>
              <table:table-cell office:value-type="float" office:value="25.6">
                <text:p>25.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7057291667">
                <text:p>42430</text:p>
              </table:table-cell>
              <table:table-cell office:value-type="float" office:value="26">
                <text:p>2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7060763889">
                <text:p>42430</text:p>
              </table:table-cell>
              <table:table-cell office:value-type="float" office:value="26.1">
                <text:p>26.1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7064236111">
                <text:p>42430</text:p>
              </table:table-cell>
              <table:table-cell office:value-type="float" office:value="25.9">
                <text:p>25.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7067708333">
                <text:p>42430</text:p>
              </table:table-cell>
              <table:table-cell office:value-type="float" office:value="26.4">
                <text:p>26.4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7071296296">
                <text:p>42430</text:p>
              </table:table-cell>
              <table:table-cell office:value-type="float" office:value="26.8">
                <text:p>26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7074768519">
                <text:p>42430</text:p>
              </table:table-cell>
              <table:table-cell office:value-type="float" office:value="27.6">
                <text:p>27.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2431.7085185185">
                <text:p>42430</text:p>
              </table:table-cell>
              <table:table-cell office:value-type="float" office:value="26.8">
                <text:p>26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